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office:value-type="date" office:date-value="2019-11-11T09:46:58" calcext:value-type="date">
            <text:p>11/11/19 09:46 AM</text:p>
          </table:table-cell>
          <table:table-cell office:value-type="float" office:value="14404420" calcext:value-type="float">
            <text:p>144044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942296" calcext:value-type="float">
            <text:p>6942296</text:p>
          </table:table-cell>
          <table:table-cell office:value-type="float" office:value="34244" calcext:value-type="float">
            <text:p>34244</text:p>
          </table:table-cell>
          <table:table-cell office:value-type="float" office:value="10428" calcext:value-type="float">
            <text:p>10428</text:p>
          </table:table-cell>
          <table:table-cell office:value-type="float" office:value="23816" calcext:value-type="float">
            <text:p>23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807" calcext:value-type="float">
            <text:p>1807</text:p>
          </table:table-cell>
          <table:table-cell office:value-type="float" office:value="4480" calcext:value-type="float">
            <text:p>4480</text:p>
          </table:table-cell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date" office:date-value="2019-11-11T09:46:59" calcext:value-type="date">
            <text:p>11/11/19 09:46 AM</text:p>
          </table:table-cell>
          <table:table-cell office:value-type="float" office:value="14224256" calcext:value-type="float">
            <text:p>14224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4084" calcext:value-type="float">
            <text:p>7554084</text:p>
          </table:table-cell>
          <table:table-cell office:value-type="float" office:value="226720" calcext:value-type="float">
            <text:p>226720</text:p>
          </table:table-cell>
          <table:table-cell office:value-type="float" office:value="190464" calcext:value-type="float">
            <text:p>190464</text:p>
          </table:table-cell>
          <table:table-cell office:value-type="float" office:value="36256" calcext:value-type="float">
            <text:p>3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8048" calcext:value-type="float">
            <text:p>258048</text:p>
          </table:table-cell>
          <table:table-cell office:value-type="float" office:value="57161" calcext:value-type="float">
            <text:p>57161</text:p>
          </table:table-cell>
          <table:table-cell office:value-type="float" office:value="14592" calcext:value-type="float">
            <text:p>14592</text:p>
          </table:table-cell>
          <table:table-cell office:value-type="float" office:value="12541" calcext:value-type="float">
            <text:p>12541</text:p>
          </table:table-cell>
          <table:table-cell office:value-type="float" office:value="1536" calcext:value-type="float">
            <text:p>1536</text:p>
          </table:table-cell>
          <table:table-cell office:value-type="float" office:value="1302" calcext:value-type="float">
            <text:p>1302</text:p>
          </table:table-cell>
          <table:table-cell office:value-type="float" office:value="21296" calcext:value-type="float">
            <text:p>21296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672" calcext:value-type="float">
            <text:p>266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0" calcext:value-type="date">
            <text:p>11/11/19 09:47 AM</text:p>
          </table:table-cell>
          <table:table-cell office:value-type="float" office:value="14302376" calcext:value-type="float">
            <text:p>1430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4084" calcext:value-type="float">
            <text:p>7554084</text:p>
          </table:table-cell>
          <table:table-cell office:value-type="float" office:value="148496" calcext:value-type="float">
            <text:p>148496</text:p>
          </table:table-cell>
          <table:table-cell office:value-type="float" office:value="112176" calcext:value-type="float">
            <text:p>112176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621" calcext:value-type="float">
            <text:p>4621</text:p>
          </table:table-cell>
          <table:table-cell office:value-type="float" office:value="14848" calcext:value-type="float">
            <text:p>14848</text:p>
          </table:table-cell>
          <table:table-cell office:value-type="float" office:value="12968" calcext:value-type="float">
            <text:p>12968</text:p>
          </table:table-cell>
          <table:table-cell office:value-type="float" office:value="1536" calcext:value-type="float">
            <text:p>1536</text:p>
          </table:table-cell>
          <table:table-cell office:value-type="float" office:value="1302" calcext:value-type="float">
            <text:p>1302</text:p>
          </table:table-cell>
          <table:table-cell office:value-type="float" office:value="24748" calcext:value-type="float">
            <text:p>24748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1" calcext:value-type="date">
            <text:p>11/11/19 09:47 AM</text:p>
          </table:table-cell>
          <table:table-cell office:value-type="float" office:value="14302376" calcext:value-type="float">
            <text:p>1430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4084" calcext:value-type="float">
            <text:p>7554084</text:p>
          </table:table-cell>
          <table:table-cell office:value-type="float" office:value="148496" calcext:value-type="float">
            <text:p>148496</text:p>
          </table:table-cell>
          <table:table-cell office:value-type="float" office:value="112176" calcext:value-type="float">
            <text:p>11217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621" calcext:value-type="float">
            <text:p>4621</text:p>
          </table:table-cell>
          <table:table-cell office:value-type="float" office:value="14848" calcext:value-type="float">
            <text:p>14848</text:p>
          </table:table-cell>
          <table:table-cell office:value-type="float" office:value="12968" calcext:value-type="float">
            <text:p>12968</text:p>
          </table:table-cell>
          <table:table-cell office:value-type="float" office:value="1536" calcext:value-type="float">
            <text:p>1536</text:p>
          </table:table-cell>
          <table:table-cell office:value-type="float" office:value="1302" calcext:value-type="float">
            <text:p>1302</text:p>
          </table:table-cell>
          <table:table-cell office:value-type="float" office:value="24748" calcext:value-type="float">
            <text:p>24748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2" calcext:value-type="date">
            <text:p>11/11/19 09:47 AM</text:p>
          </table:table-cell>
          <table:table-cell office:value-type="float" office:value="14302252" calcext:value-type="float">
            <text:p>14302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4084" calcext:value-type="float">
            <text:p>7554084</text:p>
          </table:table-cell>
          <table:table-cell office:value-type="float" office:value="148496" calcext:value-type="float">
            <text:p>148496</text:p>
          </table:table-cell>
          <table:table-cell office:value-type="float" office:value="112176" calcext:value-type="float">
            <text:p>11217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621" calcext:value-type="float">
            <text:p>4621</text:p>
          </table:table-cell>
          <table:table-cell office:value-type="float" office:value="14848" calcext:value-type="float">
            <text:p>14848</text:p>
          </table:table-cell>
          <table:table-cell office:value-type="float" office:value="12968" calcext:value-type="float">
            <text:p>12968</text:p>
          </table:table-cell>
          <table:table-cell office:value-type="float" office:value="1536" calcext:value-type="float">
            <text:p>1536</text:p>
          </table:table-cell>
          <table:table-cell office:value-type="float" office:value="1302" calcext:value-type="float">
            <text:p>1302</text:p>
          </table:table-cell>
          <table:table-cell office:value-type="float" office:value="24748" calcext:value-type="float">
            <text:p>24748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3" calcext:value-type="date">
            <text:p>11/11/19 09:47 AM</text:p>
          </table:table-cell>
          <table:table-cell office:value-type="float" office:value="14302128" calcext:value-type="float">
            <text:p>1430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4084" calcext:value-type="float">
            <text:p>7554084</text:p>
          </table:table-cell>
          <table:table-cell office:value-type="float" office:value="148496" calcext:value-type="float">
            <text:p>148496</text:p>
          </table:table-cell>
          <table:table-cell office:value-type="float" office:value="112176" calcext:value-type="float">
            <text:p>11217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621" calcext:value-type="float">
            <text:p>4621</text:p>
          </table:table-cell>
          <table:table-cell office:value-type="float" office:value="14848" calcext:value-type="float">
            <text:p>14848</text:p>
          </table:table-cell>
          <table:table-cell office:value-type="float" office:value="12968" calcext:value-type="float">
            <text:p>12968</text:p>
          </table:table-cell>
          <table:table-cell office:value-type="float" office:value="1536" calcext:value-type="float">
            <text:p>1536</text:p>
          </table:table-cell>
          <table:table-cell office:value-type="float" office:value="1302" calcext:value-type="float">
            <text:p>1302</text:p>
          </table:table-cell>
          <table:table-cell office:value-type="float" office:value="24748" calcext:value-type="float">
            <text:p>24748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4" calcext:value-type="date">
            <text:p>11/11/19 09:47 AM</text:p>
          </table:table-cell>
          <table:table-cell office:value-type="float" office:value="14281748" calcext:value-type="float">
            <text:p>1428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82756" calcext:value-type="float">
            <text:p>7582756</text:p>
          </table:table-cell>
          <table:table-cell office:value-type="float" office:value="169372" calcext:value-type="float">
            <text:p>169372</text:p>
          </table:table-cell>
          <table:table-cell office:value-type="float" office:value="133052" calcext:value-type="float">
            <text:p>133052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7158" calcext:value-type="float">
            <text:p>7158</text:p>
          </table:table-cell>
          <table:table-cell office:value-type="float" office:value="46968" calcext:value-type="float">
            <text:p>46968</text:p>
          </table:table-cell>
          <table:table-cell office:value-type="float" office:value="43318" calcext:value-type="float">
            <text:p>43318</text:p>
          </table:table-cell>
          <table:table-cell office:value-type="float" office:value="4480" calcext:value-type="float">
            <text:p>4480</text:p>
          </table:table-cell>
          <table:table-cell office:value-type="float" office:value="3484" calcext:value-type="float">
            <text:p>3484</text:p>
          </table:table-cell>
          <table:table-cell office:value-type="float" office:value="71328" calcext:value-type="float">
            <text:p>7132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5795" calcext:value-type="float">
            <text:p>5795</text:p>
          </table:table-cell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5" calcext:value-type="date">
            <text:p>11/11/19 09:47 AM</text:p>
          </table:table-cell>
          <table:table-cell office:value-type="float" office:value="14151052" calcext:value-type="float">
            <text:p>14151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3348" calcext:value-type="float">
            <text:p>7693348</text:p>
          </table:table-cell>
          <table:table-cell office:value-type="float" office:value="300096" calcext:value-type="float">
            <text:p>300096</text:p>
          </table:table-cell>
          <table:table-cell office:value-type="float" office:value="263776" calcext:value-type="float">
            <text:p>263776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9108" calcext:value-type="float">
            <text:p>9108</text:p>
          </table:table-cell>
          <table:table-cell office:value-type="float" office:value="167444" calcext:value-type="float">
            <text:p>167444</text:p>
          </table:table-cell>
          <table:table-cell office:value-type="float" office:value="157147" calcext:value-type="float">
            <text:p>157147</text:p>
          </table:table-cell>
          <table:table-cell office:value-type="float" office:value="15488" calcext:value-type="float">
            <text:p>15488</text:p>
          </table:table-cell>
          <table:table-cell office:value-type="float" office:value="11671" calcext:value-type="float">
            <text:p>11671</text:p>
          </table:table-cell>
          <table:table-cell office:value-type="float" office:value="273316" calcext:value-type="float">
            <text:p>273316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40" calcext:value-type="float">
            <text:p>25640</text:p>
          </table:table-cell>
          <table:table-cell office:value-type="float" office:value="345" calcext:value-type="float">
            <text:p>345</text:p>
          </table:table-cell>
          <table:table-cell office:value-type="float" office:value="208" calcext:value-type="float">
            <text:p>208</text:p>
          </table:table-cell>
          <table:table-cell office:value-type="float" office:value="16333" calcext:value-type="float">
            <text:p>16333</text:p>
          </table:table-cell>
          <table:table-cell office:value-type="float" office:value="10538" calcext:value-type="float">
            <text:p>10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6" calcext:value-type="date">
            <text:p>11/11/19 09:47 AM</text:p>
          </table:table-cell>
          <table:table-cell office:value-type="float" office:value="14031144" calcext:value-type="float">
            <text:p>14031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5988" calcext:value-type="float">
            <text:p>7805988</text:p>
          </table:table-cell>
          <table:table-cell office:value-type="float" office:value="420240" calcext:value-type="float">
            <text:p>420240</text:p>
          </table:table-cell>
          <table:table-cell office:value-type="float" office:value="383920" calcext:value-type="float">
            <text:p>383920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13117" calcext:value-type="float">
            <text:p>13117</text:p>
          </table:table-cell>
          <table:table-cell office:value-type="float" office:value="291604" calcext:value-type="float">
            <text:p>291604</text:p>
          </table:table-cell>
          <table:table-cell office:value-type="float" office:value="274364" calcext:value-type="float">
            <text:p>274364</text:p>
          </table:table-cell>
          <table:table-cell office:value-type="float" office:value="26752" calcext:value-type="float">
            <text:p>26752</text:p>
          </table:table-cell>
          <table:table-cell office:value-type="float" office:value="20100" calcext:value-type="float">
            <text:p>20100</text:p>
          </table:table-cell>
          <table:table-cell office:value-type="float" office:value="309580" calcext:value-type="float">
            <text:p>3095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3" calcext:value-type="float">
            <text:p>453</text:p>
          </table:table-cell>
          <table:table-cell office:value-type="float" office:value="208" calcext:value-type="float">
            <text:p>208</text:p>
          </table:table-cell>
          <table:table-cell office:value-type="float" office:value="27184" calcext:value-type="float">
            <text:p>27184</text:p>
          </table:table-cell>
          <table:table-cell office:value-type="float" office:value="10851" calcext:value-type="float">
            <text:p>1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7" calcext:value-type="date">
            <text:p>11/11/19 09:47 AM</text:p>
          </table:table-cell>
          <table:table-cell office:value-type="float" office:value="13904292" calcext:value-type="float">
            <text:p>13904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0436" calcext:value-type="float">
            <text:p>7910436</text:p>
          </table:table-cell>
          <table:table-cell office:value-type="float" office:value="545880" calcext:value-type="float">
            <text:p>545880</text:p>
          </table:table-cell>
          <table:table-cell office:value-type="float" office:value="509560" calcext:value-type="float">
            <text:p>509560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26468" calcext:value-type="float">
            <text:p>26468</text:p>
          </table:table-cell>
          <table:table-cell office:value-type="float" office:value="405652" calcext:value-type="float">
            <text:p>405652</text:p>
          </table:table-cell>
          <table:table-cell office:value-type="float" office:value="382178" calcext:value-type="float">
            <text:p>382178</text:p>
          </table:table-cell>
          <table:table-cell office:value-type="float" office:value="37120" calcext:value-type="float">
            <text:p>37120</text:p>
          </table:table-cell>
          <table:table-cell office:value-type="float" office:value="27853" calcext:value-type="float">
            <text:p>27853</text:p>
          </table:table-cell>
          <table:table-cell office:value-type="float" office:value="622540" calcext:value-type="float">
            <text:p>62254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53" calcext:value-type="float">
            <text:p>553</text:p>
          </table:table-cell>
          <table:table-cell office:value-type="float" office:value="208" calcext:value-type="float">
            <text:p>208</text:p>
          </table:table-cell>
          <table:table-cell office:value-type="float" office:value="37165" calcext:value-type="float">
            <text:p>37165</text:p>
          </table:table-cell>
          <table:table-cell office:value-type="float" office:value="9981" calcext:value-type="float">
            <text:p>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8" calcext:value-type="date">
            <text:p>11/11/19 09:47 AM</text:p>
          </table:table-cell>
          <table:table-cell office:value-type="float" office:value="13833312" calcext:value-type="float">
            <text:p>1383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5822" calcext:value-type="float">
            <text:p>5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09" calcext:value-type="date">
            <text:p>11/11/19 09:47 AM</text:p>
          </table:table-cell>
          <table:table-cell office:value-type="float" office:value="13833488" calcext:value-type="float">
            <text:p>138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0" calcext:value-type="date">
            <text:p>11/11/19 09:47 AM</text:p>
          </table:table-cell>
          <table:table-cell office:value-type="float" office:value="13833488" calcext:value-type="float">
            <text:p>138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1" calcext:value-type="date">
            <text:p>11/11/19 09:47 AM</text:p>
          </table:table-cell>
          <table:table-cell office:value-type="float" office:value="13833488" calcext:value-type="float">
            <text:p>138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2" calcext:value-type="date">
            <text:p>11/11/19 09:47 AM</text:p>
          </table:table-cell>
          <table:table-cell office:value-type="float" office:value="13833488" calcext:value-type="float">
            <text:p>138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3" calcext:value-type="date">
            <text:p>11/11/19 09:47 AM</text:p>
          </table:table-cell>
          <table:table-cell office:value-type="float" office:value="13833488" calcext:value-type="float">
            <text:p>138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4" calcext:value-type="date">
            <text:p>11/11/19 09:47 AM</text:p>
          </table:table-cell>
          <table:table-cell office:value-type="float" office:value="13833252" calcext:value-type="float">
            <text:p>13833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5" calcext:value-type="date">
            <text:p>11/11/19 09:47 AM</text:p>
          </table:table-cell>
          <table:table-cell office:value-type="float" office:value="13833252" calcext:value-type="float">
            <text:p>13833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6304" calcext:value-type="float">
            <text:p>616304</text:p>
          </table:table-cell>
          <table:table-cell office:value-type="float" office:value="579984" calcext:value-type="float">
            <text:p>57998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2" calcext:value-type="float">
            <text:p>12192</text:p>
          </table:table-cell>
          <table:table-cell office:value-type="float" office:value="472468" calcext:value-type="float">
            <text:p>472468</text:p>
          </table:table-cell>
          <table:table-cell office:value-type="float" office:value="445067" calcext:value-type="float">
            <text:p>445067</text:p>
          </table:table-cell>
          <table:table-cell office:value-type="float" office:value="43264" calcext:value-type="float">
            <text:p>43264</text:p>
          </table:table-cell>
          <table:table-cell office:value-type="float" office:value="32377" calcext:value-type="float">
            <text:p>3237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6" calcext:value-type="date">
            <text:p>11/11/19 09:47 AM</text:p>
          </table:table-cell>
          <table:table-cell office:value-type="float" office:value="13837148" calcext:value-type="float">
            <text:p>1383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7:17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8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19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0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1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2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3" calcext:value-type="date">
            <text:p>11/11/19 09:47 AM</text:p>
          </table:table-cell>
          <table:table-cell office:value-type="float" office:value="13837096" calcext:value-type="float">
            <text:p>1383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9828" calcext:value-type="float">
            <text:p>7969828</text:p>
          </table:table-cell>
          <table:table-cell office:value-type="float" office:value="612648" calcext:value-type="float">
            <text:p>612648</text:p>
          </table:table-cell>
          <table:table-cell office:value-type="float" office:value="576328" calcext:value-type="float">
            <text:p>5763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1" calcext:value-type="float">
            <text:p>10731</text:p>
          </table:table-cell>
          <table:table-cell office:value-type="float" office:value="472468" calcext:value-type="float">
            <text:p>472468</text:p>
          </table:table-cell>
          <table:table-cell office:value-type="float" office:value="358654" calcext:value-type="float">
            <text:p>358654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2" calcext:value-type="float">
            <text:p>2616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4" calcext:value-type="date">
            <text:p>11/11/19 09:47 AM</text:p>
          </table:table-cell>
          <table:table-cell office:value-type="float" office:value="13844116" calcext:value-type="float">
            <text:p>1384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1" calcext:value-type="float">
            <text:p>27224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7:25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1" calcext:value-type="float">
            <text:p>27224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6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1" calcext:value-type="float">
            <text:p>27224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7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1" calcext:value-type="float">
            <text:p>272241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8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2" calcext:value-type="float">
            <text:p>272242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29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2" calcext:value-type="float">
            <text:p>272242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0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2" calcext:value-type="float">
            <text:p>272242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1" calcext:value-type="date">
            <text:p>11/11/19 09:47 AM</text:p>
          </table:table-cell>
          <table:table-cell office:value-type="float" office:value="13844172" calcext:value-type="float">
            <text:p>1384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732" calcext:value-type="float">
            <text:p>7965732</text:p>
          </table:table-cell>
          <table:table-cell office:value-type="float" office:value="605564" calcext:value-type="float">
            <text:p>605564</text:p>
          </table:table-cell>
          <table:table-cell office:value-type="float" office:value="569244" calcext:value-type="float">
            <text:p>56924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269" calcext:value-type="float">
            <text:p>9269</text:p>
          </table:table-cell>
          <table:table-cell office:value-type="float" office:value="468372" calcext:value-type="float">
            <text:p>468372</text:p>
          </table:table-cell>
          <table:table-cell office:value-type="float" office:value="272242" calcext:value-type="float">
            <text:p>272242</text:p>
          </table:table-cell>
          <table:table-cell office:value-type="float" office:value="43264" calcext:value-type="float">
            <text:p>43264</text:p>
          </table:table-cell>
          <table:table-cell office:value-type="float" office:value="19947" calcext:value-type="float">
            <text:p>1994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2" calcext:value-type="date">
            <text:p>11/11/19 09:47 AM</text:p>
          </table:table-cell>
          <table:table-cell office:value-type="float" office:value="13889960" calcext:value-type="float">
            <text:p>13889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7:33" calcext:value-type="date">
            <text:p>11/11/19 09:47 AM</text:p>
          </table:table-cell>
          <table:table-cell office:value-type="float" office:value="13889960" calcext:value-type="float">
            <text:p>13889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4" calcext:value-type="date">
            <text:p>11/11/19 09:47 AM</text:p>
          </table:table-cell>
          <table:table-cell office:value-type="float" office:value="13890056" calcext:value-type="float">
            <text:p>1389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5" calcext:value-type="date">
            <text:p>11/11/19 09:47 AM</text:p>
          </table:table-cell>
          <table:table-cell office:value-type="float" office:value="13890056" calcext:value-type="float">
            <text:p>1389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6" calcext:value-type="date">
            <text:p>11/11/19 09:47 AM</text:p>
          </table:table-cell>
          <table:table-cell office:value-type="float" office:value="13890056" calcext:value-type="float">
            <text:p>1389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7" calcext:value-type="date">
            <text:p>11/11/19 09:47 AM</text:p>
          </table:table-cell>
          <table:table-cell office:value-type="float" office:value="13890056" calcext:value-type="float">
            <text:p>1389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8" calcext:value-type="date">
            <text:p>11/11/19 09:47 AM</text:p>
          </table:table-cell>
          <table:table-cell office:value-type="float" office:value="13890056" calcext:value-type="float">
            <text:p>1389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39" calcext:value-type="date">
            <text:p>11/11/19 09:47 AM</text:p>
          </table:table-cell>
          <table:table-cell office:value-type="float" office:value="13890056" calcext:value-type="float">
            <text:p>1389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4772" calcext:value-type="float">
            <text:p>7924772</text:p>
          </table:table-cell>
          <table:table-cell office:value-type="float" office:value="558724" calcext:value-type="float">
            <text:p>558724</text:p>
          </table:table-cell>
          <table:table-cell office:value-type="float" office:value="522404" calcext:value-type="float">
            <text:p>52240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768" calcext:value-type="float">
            <text:p>7768</text:p>
          </table:table-cell>
          <table:table-cell office:value-type="float" office:value="427412" calcext:value-type="float">
            <text:p>427412</text:p>
          </table:table-cell>
          <table:table-cell office:value-type="float" office:value="185829" calcext:value-type="float">
            <text:p>185829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2" calcext:value-type="float">
            <text:p>13732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0" calcext:value-type="date">
            <text:p>11/11/19 09:47 AM</text:p>
          </table:table-cell>
          <table:table-cell office:value-type="float" office:value="13940772" calcext:value-type="float">
            <text:p>1394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7:41" calcext:value-type="date">
            <text:p>11/11/19 09:47 AM</text:p>
          </table:table-cell>
          <table:table-cell office:value-type="float" office:value="13940772" calcext:value-type="float">
            <text:p>1394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2" calcext:value-type="date">
            <text:p>11/11/19 09:47 AM</text:p>
          </table:table-cell>
          <table:table-cell office:value-type="float" office:value="13940772" calcext:value-type="float">
            <text:p>1394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3" calcext:value-type="date">
            <text:p>11/11/19 09:47 AM</text:p>
          </table:table-cell>
          <table:table-cell office:value-type="float" office:value="13940772" calcext:value-type="float">
            <text:p>1394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4" calcext:value-type="date">
            <text:p>11/11/19 09:47 AM</text:p>
          </table:table-cell>
          <table:table-cell office:value-type="float" office:value="13940772" calcext:value-type="float">
            <text:p>13940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5" calcext:value-type="date">
            <text:p>11/11/19 09:47 AM</text:p>
          </table:table-cell>
          <table:table-cell office:value-type="float" office:value="13940648" calcext:value-type="float">
            <text:p>13940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6" calcext:value-type="date">
            <text:p>11/11/19 09:47 AM</text:p>
          </table:table-cell>
          <table:table-cell office:value-type="float" office:value="13940648" calcext:value-type="float">
            <text:p>13940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7" calcext:value-type="date">
            <text:p>11/11/19 09:47 AM</text:p>
          </table:table-cell>
          <table:table-cell office:value-type="float" office:value="13940648" calcext:value-type="float">
            <text:p>13940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8" calcext:value-type="date">
            <text:p>11/11/19 09:47 AM</text:p>
          </table:table-cell>
          <table:table-cell office:value-type="float" office:value="13940648" calcext:value-type="float">
            <text:p>13940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49" calcext:value-type="date">
            <text:p>11/11/19 09:47 AM</text:p>
          </table:table-cell>
          <table:table-cell office:value-type="float" office:value="13940664" calcext:value-type="float">
            <text:p>1394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0" calcext:value-type="date">
            <text:p>11/11/19 09:47 AM</text:p>
          </table:table-cell>
          <table:table-cell office:value-type="float" office:value="13940664" calcext:value-type="float">
            <text:p>1394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1" calcext:value-type="date">
            <text:p>11/11/19 09:47 AM</text:p>
          </table:table-cell>
          <table:table-cell office:value-type="float" office:value="13940664" calcext:value-type="float">
            <text:p>13940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2" calcext:value-type="date">
            <text:p>11/11/19 09:47 AM</text:p>
          </table:table-cell>
          <table:table-cell office:value-type="float" office:value="13940180" calcext:value-type="float">
            <text:p>13940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3" calcext:value-type="date">
            <text:p>11/11/19 09:47 AM</text:p>
          </table:table-cell>
          <table:table-cell office:value-type="float" office:value="13940180" calcext:value-type="float">
            <text:p>13940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4" calcext:value-type="date">
            <text:p>11/11/19 09:47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5" calcext:value-type="date">
            <text:p>11/11/19 09:47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6" calcext:value-type="date">
            <text:p>11/11/19 09:47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7" calcext:value-type="date">
            <text:p>11/11/19 09:47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8" calcext:value-type="date">
            <text:p>11/11/19 09:47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7:59" calcext:value-type="date">
            <text:p>11/11/19 09:47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0" calcext:value-type="date">
            <text:p>11/11/19 09:48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1" calcext:value-type="date">
            <text:p>11/11/19 09:48 AM</text:p>
          </table:table-cell>
          <table:table-cell office:value-type="float" office:value="13940292" calcext:value-type="float">
            <text:p>1394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2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3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4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5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6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7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8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09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0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1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2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3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4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5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6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7" calcext:value-type="date">
            <text:p>11/11/19 09:48 AM</text:p>
          </table:table-cell>
          <table:table-cell office:value-type="float" office:value="13940312" calcext:value-type="float">
            <text:p>1394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8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19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0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1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2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3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4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5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6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7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8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29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0" calcext:value-type="date">
            <text:p>11/11/19 09:48 AM</text:p>
          </table:table-cell>
          <table:table-cell office:value-type="float" office:value="13940324" calcext:value-type="float">
            <text:p>13940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1" calcext:value-type="date">
            <text:p>11/11/19 09:48 AM</text:p>
          </table:table-cell>
          <table:table-cell office:value-type="float" office:value="13940328" calcext:value-type="float">
            <text:p>13940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2" calcext:value-type="date">
            <text:p>11/11/19 09:48 AM</text:p>
          </table:table-cell>
          <table:table-cell office:value-type="float" office:value="13940328" calcext:value-type="float">
            <text:p>13940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3" calcext:value-type="date">
            <text:p>11/11/19 09:48 AM</text:p>
          </table:table-cell>
          <table:table-cell office:value-type="float" office:value="13940328" calcext:value-type="float">
            <text:p>13940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4" calcext:value-type="date">
            <text:p>11/11/19 09:48 AM</text:p>
          </table:table-cell>
          <table:table-cell office:value-type="float" office:value="13940328" calcext:value-type="float">
            <text:p>13940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5" calcext:value-type="date">
            <text:p>11/11/19 09:48 AM</text:p>
          </table:table-cell>
          <table:table-cell office:value-type="float" office:value="13940336" calcext:value-type="float">
            <text:p>13940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6" calcext:value-type="date">
            <text:p>11/11/19 09:48 AM</text:p>
          </table:table-cell>
          <table:table-cell office:value-type="float" office:value="13940336" calcext:value-type="float">
            <text:p>13940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7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8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39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0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1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2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3" calcext:value-type="date">
            <text:p>11/11/19 09:48 AM</text:p>
          </table:table-cell>
          <table:table-cell office:value-type="float" office:value="13940348" calcext:value-type="float">
            <text:p>13940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180" calcext:value-type="float">
            <text:p>508180</text:p>
          </table:table-cell>
          <table:table-cell office:value-type="float" office:value="471860" calcext:value-type="float">
            <text:p>4718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6307" calcext:value-type="float">
            <text:p>6307</text:p>
          </table:table-cell>
          <table:table-cell office:value-type="float" office:value="378260" calcext:value-type="float">
            <text:p>378260</text:p>
          </table:table-cell>
          <table:table-cell office:value-type="float" office:value="99416" calcext:value-type="float">
            <text:p>99416</text:p>
          </table:table-cell>
          <table:table-cell office:value-type="float" office:value="43264" calcext:value-type="float">
            <text:p>43264</text:p>
          </table:table-cell>
          <table:table-cell office:value-type="float" office:value="7517" calcext:value-type="float">
            <text:p>7517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4" calcext:value-type="date">
            <text:p>11/11/19 09:48 AM</text:p>
          </table:table-cell>
          <table:table-cell office:value-type="float" office:value="13939976" calcext:value-type="float">
            <text:p>13939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08696" calcext:value-type="float">
            <text:p>508696</text:p>
          </table:table-cell>
          <table:table-cell office:value-type="float" office:value="472376" calcext:value-type="float">
            <text:p>472376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17576" calcext:value-type="float">
            <text:p>17576</text:p>
          </table:table-cell>
          <table:table-cell office:value-type="float" office:value="378260" calcext:value-type="float">
            <text:p>378260</text:p>
          </table:table-cell>
          <table:table-cell office:value-type="float" office:value="122307" calcext:value-type="float">
            <text:p>122307</text:p>
          </table:table-cell>
          <table:table-cell office:value-type="float" office:value="43264" calcext:value-type="float">
            <text:p>43264</text:p>
          </table:table-cell>
          <table:table-cell office:value-type="float" office:value="9164" calcext:value-type="float">
            <text:p>9164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13" calcext:value-type="float">
            <text:p>313</text:p>
          </table:table-cell>
          <table:table-cell office:value-type="float" office:value="208" calcext:value-type="float">
            <text:p>208</text:p>
          </table:table-cell>
          <table:table-cell office:value-type="float" office:value="13106" calcext:value-type="float">
            <text:p>13106</text:p>
          </table:table-cell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5" calcext:value-type="date">
            <text:p>11/11/19 09:48 AM</text:p>
          </table:table-cell>
          <table:table-cell office:value-type="float" office:value="13936504" calcext:value-type="float">
            <text:p>1393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620" calcext:value-type="float">
            <text:p>7875620</text:p>
          </table:table-cell>
          <table:table-cell office:value-type="float" office:value="512128" calcext:value-type="float">
            <text:p>512128</text:p>
          </table:table-cell>
          <table:table-cell office:value-type="float" office:value="475808" calcext:value-type="float">
            <text:p>475808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16855" calcext:value-type="float">
            <text:p>16855</text:p>
          </table:table-cell>
          <table:table-cell office:value-type="float" office:value="378260" calcext:value-type="float">
            <text:p>378260</text:p>
          </table:table-cell>
          <table:table-cell office:value-type="float" office:value="246092" calcext:value-type="float">
            <text:p>246092</text:p>
          </table:table-cell>
          <table:table-cell office:value-type="float" office:value="43264" calcext:value-type="float">
            <text:p>43264</text:p>
          </table:table-cell>
          <table:table-cell office:value-type="float" office:value="18066" calcext:value-type="float">
            <text:p>18066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27" calcext:value-type="float">
            <text:p>427</text:p>
          </table:table-cell>
          <table:table-cell office:value-type="float" office:value="208" calcext:value-type="float">
            <text:p>208</text:p>
          </table:table-cell>
          <table:table-cell office:value-type="float" office:value="24566" calcext:value-type="float">
            <text:p>24566</text:p>
          </table:table-cell>
          <table:table-cell office:value-type="float" office:value="11460" calcext:value-type="float">
            <text:p>1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6" calcext:value-type="date">
            <text:p>11/11/19 09:48 AM</text:p>
          </table:table-cell>
          <table:table-cell office:value-type="float" office:value="13916540" calcext:value-type="float">
            <text:p>13916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2004" calcext:value-type="float">
            <text:p>7892004</text:p>
          </table:table-cell>
          <table:table-cell office:value-type="float" office:value="531748" calcext:value-type="float">
            <text:p>531748</text:p>
          </table:table-cell>
          <table:table-cell office:value-type="float" office:value="495428" calcext:value-type="float">
            <text:p>495428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648" calcext:value-type="float">
            <text:p>27648</text:p>
          </table:table-cell>
          <table:table-cell office:value-type="float" office:value="18230" calcext:value-type="float">
            <text:p>18230</text:p>
          </table:table-cell>
          <table:table-cell office:value-type="float" office:value="394644" calcext:value-type="float">
            <text:p>394644</text:p>
          </table:table-cell>
          <table:table-cell office:value-type="float" office:value="364039" calcext:value-type="float">
            <text:p>364039</text:p>
          </table:table-cell>
          <table:table-cell office:value-type="float" office:value="43264" calcext:value-type="float">
            <text:p>43264</text:p>
          </table:table-cell>
          <table:table-cell office:value-type="float" office:value="26549" calcext:value-type="float">
            <text:p>26549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6" calcext:value-type="float">
            <text:p>536</text:p>
          </table:table-cell>
          <table:table-cell office:value-type="float" office:value="208" calcext:value-type="float">
            <text:p>208</text:p>
          </table:table-cell>
          <table:table-cell office:value-type="float" office:value="35486" calcext:value-type="float">
            <text:p>35486</text:p>
          </table:table-cell>
          <table:table-cell office:value-type="float" office:value="10920" calcext:value-type="float">
            <text:p>10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7" calcext:value-type="date">
            <text:p>11/11/19 09:48 AM</text:p>
          </table:table-cell>
          <table:table-cell office:value-type="float" office:value="13801344" calcext:value-type="float">
            <text:p>138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4644" calcext:value-type="float">
            <text:p>8004644</text:p>
          </table:table-cell>
          <table:table-cell office:value-type="float" office:value="646968" calcext:value-type="float">
            <text:p>646968</text:p>
          </table:table-cell>
          <table:table-cell office:value-type="float" office:value="610648" calcext:value-type="float">
            <text:p>610648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696" calcext:value-type="float">
            <text:p>29696</text:p>
          </table:table-cell>
          <table:table-cell office:value-type="float" office:value="17933" calcext:value-type="float">
            <text:p>17933</text:p>
          </table:table-cell>
          <table:table-cell office:value-type="float" office:value="510740" calcext:value-type="float">
            <text:p>510740</text:p>
          </table:table-cell>
          <table:table-cell office:value-type="float" office:value="481207" calcext:value-type="float">
            <text:p>481207</text:p>
          </table:table-cell>
          <table:table-cell office:value-type="float" office:value="46720" calcext:value-type="float">
            <text:p>46720</text:p>
          </table:table-cell>
          <table:table-cell office:value-type="float" office:value="34976" calcext:value-type="float">
            <text:p>34976</text:p>
          </table:table-cell>
          <table:table-cell office:value-type="float" office:value="813688" calcext:value-type="float">
            <text:p>81368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45" calcext:value-type="float">
            <text:p>645</text:p>
          </table:table-cell>
          <table:table-cell office:value-type="float" office:value="208" calcext:value-type="float">
            <text:p>208</text:p>
          </table:table-cell>
          <table:table-cell office:value-type="float" office:value="46333" calcext:value-type="float">
            <text:p>46333</text:p>
          </table:table-cell>
          <table:table-cell office:value-type="float" office:value="10847" calcext:value-type="float">
            <text:p>1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8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4654" calcext:value-type="float">
            <text:p>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49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0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1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2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3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4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5" calcext:value-type="date">
            <text:p>11/11/19 09:48 AM</text:p>
          </table:table-cell>
          <table:table-cell office:value-type="float" office:value="13749392" calcext:value-type="float">
            <text:p>1374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52" calcext:value-type="float">
            <text:p>698452</text:p>
          </table:table-cell>
          <table:table-cell office:value-type="float" office:value="662132" calcext:value-type="float">
            <text:p>66213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8" calcext:value-type="float">
            <text:p>13698</text:p>
          </table:table-cell>
          <table:table-cell office:value-type="float" office:value="563988" calcext:value-type="float">
            <text:p>563988</text:p>
          </table:table-cell>
          <table:table-cell office:value-type="float" office:value="531484" calcext:value-type="float">
            <text:p>531484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2" calcext:value-type="float">
            <text:p>3859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6" calcext:value-type="date">
            <text:p>11/11/19 09:48 AM</text:p>
          </table:table-cell>
          <table:table-cell office:value-type="float" office:value="13749520" calcext:value-type="float">
            <text:p>1374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8:57" calcext:value-type="date">
            <text:p>11/11/19 09:48 AM</text:p>
          </table:table-cell>
          <table:table-cell office:value-type="float" office:value="13749520" calcext:value-type="float">
            <text:p>1374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8" calcext:value-type="date">
            <text:p>11/11/19 09:48 AM</text:p>
          </table:table-cell>
          <table:table-cell office:value-type="float" office:value="13749520" calcext:value-type="float">
            <text:p>1374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8:59" calcext:value-type="date">
            <text:p>11/11/19 09:48 AM</text:p>
          </table:table-cell>
          <table:table-cell office:value-type="float" office:value="13749520" calcext:value-type="float">
            <text:p>1374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0" calcext:value-type="date">
            <text:p>11/11/19 09:49 AM</text:p>
          </table:table-cell>
          <table:table-cell office:value-type="float" office:value="13749396" calcext:value-type="float">
            <text:p>13749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1" calcext:value-type="date">
            <text:p>11/11/19 09:49 AM</text:p>
          </table:table-cell>
          <table:table-cell office:value-type="float" office:value="13749396" calcext:value-type="float">
            <text:p>13749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2" calcext:value-type="date">
            <text:p>11/11/19 09:49 AM</text:p>
          </table:table-cell>
          <table:table-cell office:value-type="float" office:value="13749280" calcext:value-type="float">
            <text:p>13749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3" calcext:value-type="date">
            <text:p>11/11/19 09:49 AM</text:p>
          </table:table-cell>
          <table:table-cell office:value-type="float" office:value="13749280" calcext:value-type="float">
            <text:p>13749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580" calcext:value-type="float">
            <text:p>698580</text:p>
          </table:table-cell>
          <table:table-cell office:value-type="float" office:value="662260" calcext:value-type="float">
            <text:p>662260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5056" calcext:value-type="float">
            <text:p>45056</text:p>
          </table:table-cell>
          <table:table-cell office:value-type="float" office:value="12250" calcext:value-type="float">
            <text:p>12250</text:p>
          </table:table-cell>
          <table:table-cell office:value-type="float" office:value="563988" calcext:value-type="float">
            <text:p>563988</text:p>
          </table:table-cell>
          <table:table-cell office:value-type="float" office:value="445071" calcext:value-type="float">
            <text:p>445071</text:p>
          </table:table-cell>
          <table:table-cell office:value-type="float" office:value="51584" calcext:value-type="float">
            <text:p>51584</text:p>
          </table:table-cell>
          <table:table-cell office:value-type="float" office:value="32377" calcext:value-type="float">
            <text:p>3237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4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9:05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6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7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8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09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0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1" calcext:value-type="date">
            <text:p>11/11/19 09:49 AM</text:p>
          </table:table-cell>
          <table:table-cell office:value-type="float" office:value="13749156" calcext:value-type="float">
            <text:p>1374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3796" calcext:value-type="float">
            <text:p>8053796</text:p>
          </table:table-cell>
          <table:table-cell office:value-type="float" office:value="698492" calcext:value-type="float">
            <text:p>698492</text:p>
          </table:table-cell>
          <table:table-cell office:value-type="float" office:value="662172" calcext:value-type="float">
            <text:p>662172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563988" calcext:value-type="float">
            <text:p>563988</text:p>
          </table:table-cell>
          <table:table-cell office:value-type="float" office:value="358658" calcext:value-type="float">
            <text:p>358658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2" calcext:value-type="float">
            <text:p>2616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2" calcext:value-type="date">
            <text:p>11/11/19 09:49 AM</text:p>
          </table:table-cell>
          <table:table-cell office:value-type="float" office:value="13770476" calcext:value-type="float">
            <text:p>1377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5" calcext:value-type="float">
            <text:p>272245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9:13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5" calcext:value-type="float">
            <text:p>272245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4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5" calcext:value-type="float">
            <text:p>272245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5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5" calcext:value-type="float">
            <text:p>272245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6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6" calcext:value-type="float">
            <text:p>272246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7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6" calcext:value-type="float">
            <text:p>272246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8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6" calcext:value-type="float">
            <text:p>272246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19" calcext:value-type="date">
            <text:p>11/11/19 09:49 AM</text:p>
          </table:table-cell>
          <table:table-cell office:value-type="float" office:value="13770248" calcext:value-type="float">
            <text:p>1377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268" calcext:value-type="float">
            <text:p>8031268</text:p>
          </table:table-cell>
          <table:table-cell office:value-type="float" office:value="676956" calcext:value-type="float">
            <text:p>676956</text:p>
          </table:table-cell>
          <table:table-cell office:value-type="float" office:value="640636" calcext:value-type="float">
            <text:p>640636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888" calcext:value-type="float">
            <text:p>37888</text:p>
          </table:table-cell>
          <table:table-cell office:value-type="float" office:value="9325" calcext:value-type="float">
            <text:p>9325</text:p>
          </table:table-cell>
          <table:table-cell office:value-type="float" office:value="541460" calcext:value-type="float">
            <text:p>541460</text:p>
          </table:table-cell>
          <table:table-cell office:value-type="float" office:value="272246" calcext:value-type="float">
            <text:p>272246</text:p>
          </table:table-cell>
          <table:table-cell office:value-type="float" office:value="51584" calcext:value-type="float">
            <text:p>51584</text:p>
          </table:table-cell>
          <table:table-cell office:value-type="float" office:value="19947" calcext:value-type="float">
            <text:p>19947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0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9:21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2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3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4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5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6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7" calcext:value-type="date">
            <text:p>11/11/19 09:49 AM</text:p>
          </table:table-cell>
          <table:table-cell office:value-type="float" office:value="13792084" calcext:value-type="float">
            <text:p>1379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8740" calcext:value-type="float">
            <text:p>8008740</text:p>
          </table:table-cell>
          <table:table-cell office:value-type="float" office:value="655284" calcext:value-type="float">
            <text:p>655284</text:p>
          </table:table-cell>
          <table:table-cell office:value-type="float" office:value="618964" calcext:value-type="float">
            <text:p>618964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720" calcext:value-type="float">
            <text:p>30720</text:p>
          </table:table-cell>
          <table:table-cell office:value-type="float" office:value="7822" calcext:value-type="float">
            <text:p>7822</text:p>
          </table:table-cell>
          <table:table-cell office:value-type="float" office:value="518932" calcext:value-type="float">
            <text:p>518932</text:p>
          </table:table-cell>
          <table:table-cell office:value-type="float" office:value="185842" calcext:value-type="float">
            <text:p>185842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2" calcext:value-type="float">
            <text:p>13732</text:p>
          </table:table-cell>
          <table:table-cell office:value-type="float" office:value="939980" calcext:value-type="float">
            <text:p>939980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28" calcext:value-type="date">
            <text:p>11/11/19 09:49 AM</text:p>
          </table:table-cell>
          <table:table-cell office:value-type="float" office:value="14242824" calcext:value-type="float">
            <text:p>1424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6132" calcext:value-type="float">
            <text:p>7556132</text:p>
          </table:table-cell>
          <table:table-cell office:value-type="float" office:value="205448" calcext:value-type="float">
            <text:p>205448</text:p>
          </table:table-cell>
          <table:table-cell office:value-type="float" office:value="169128" calcext:value-type="float">
            <text:p>169128</text:p>
          </table:table-cell>
          <table:table-cell office:value-type="float" office:value="36320" calcext:value-type="float">
            <text:p>36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4912" calcext:value-type="float">
            <text:p>4912</text:p>
          </table:table-cell>
          <table:table-cell office:value-type="float" office:value="66432" calcext:value-type="float">
            <text:p>66432</text:p>
          </table:table-cell>
          <table:table-cell office:value-type="float" office:value="13015" calcext:value-type="float">
            <text:p>13015</text:p>
          </table:table-cell>
          <table:table-cell office:value-type="float" office:value="51584" calcext:value-type="float">
            <text:p>51584</text:p>
          </table:table-cell>
          <table:table-cell office:value-type="float" office:value="1302" calcext:value-type="float">
            <text:p>1302</text:p>
          </table:table-cell>
          <table:table-cell office:value-type="float" office:value="868128" calcext:value-type="float">
            <text:p>86812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9-11-11T09:49:29" calcext:value-type="date">
            <text:p>11/11/19 09:49 AM</text:p>
          </table:table-cell>
          <table:table-cell office:value-type="float" office:value="14242824" calcext:value-type="float">
            <text:p>1424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6132" calcext:value-type="float">
            <text:p>7556132</text:p>
          </table:table-cell>
          <table:table-cell office:value-type="float" office:value="205448" calcext:value-type="float">
            <text:p>205448</text:p>
          </table:table-cell>
          <table:table-cell office:value-type="float" office:value="169128" calcext:value-type="float">
            <text:p>1691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4912" calcext:value-type="float">
            <text:p>4912</text:p>
          </table:table-cell>
          <table:table-cell office:value-type="float" office:value="66432" calcext:value-type="float">
            <text:p>66432</text:p>
          </table:table-cell>
          <table:table-cell office:value-type="float" office:value="13015" calcext:value-type="float">
            <text:p>13015</text:p>
          </table:table-cell>
          <table:table-cell office:value-type="float" office:value="51584" calcext:value-type="float">
            <text:p>51584</text:p>
          </table:table-cell>
          <table:table-cell office:value-type="float" office:value="1302" calcext:value-type="float">
            <text:p>1302</text:p>
          </table:table-cell>
          <table:table-cell office:value-type="float" office:value="868128" calcext:value-type="float">
            <text:p>86812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30" calcext:value-type="date">
            <text:p>11/11/19 09:49 AM</text:p>
          </table:table-cell>
          <table:table-cell office:value-type="float" office:value="14242824" calcext:value-type="float">
            <text:p>1424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6132" calcext:value-type="float">
            <text:p>7556132</text:p>
          </table:table-cell>
          <table:table-cell office:value-type="float" office:value="205448" calcext:value-type="float">
            <text:p>205448</text:p>
          </table:table-cell>
          <table:table-cell office:value-type="float" office:value="169128" calcext:value-type="float">
            <text:p>1691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4912" calcext:value-type="float">
            <text:p>4912</text:p>
          </table:table-cell>
          <table:table-cell office:value-type="float" office:value="66432" calcext:value-type="float">
            <text:p>66432</text:p>
          </table:table-cell>
          <table:table-cell office:value-type="float" office:value="13015" calcext:value-type="float">
            <text:p>13015</text:p>
          </table:table-cell>
          <table:table-cell office:value-type="float" office:value="51584" calcext:value-type="float">
            <text:p>51584</text:p>
          </table:table-cell>
          <table:table-cell office:value-type="float" office:value="1302" calcext:value-type="float">
            <text:p>1302</text:p>
          </table:table-cell>
          <table:table-cell office:value-type="float" office:value="868128" calcext:value-type="float">
            <text:p>86812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9:31" calcext:value-type="date">
            <text:p>11/11/19 09:49 AM</text:p>
          </table:table-cell>
          <table:table-cell office:value-type="float" office:value="14242824" calcext:value-type="float">
            <text:p>1424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6132" calcext:value-type="float">
            <text:p>7556132</text:p>
          </table:table-cell>
          <table:table-cell office:value-type="float" office:value="205448" calcext:value-type="float">
            <text:p>205448</text:p>
          </table:table-cell>
          <table:table-cell office:value-type="float" office:value="169128" calcext:value-type="float">
            <text:p>169128</text:p>
          </table:table-cell>
          <table:table-cell office:value-type="float" office:value="36320" calcext:value-type="float">
            <text:p>36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576" calcext:value-type="float">
            <text:p>24576</text:p>
          </table:table-cell>
          <table:table-cell office:value-type="float" office:value="4912" calcext:value-type="float">
            <text:p>4912</text:p>
          </table:table-cell>
          <table:table-cell office:value-type="float" office:value="66432" calcext:value-type="float">
            <text:p>66432</text:p>
          </table:table-cell>
          <table:table-cell office:value-type="float" office:value="13015" calcext:value-type="float">
            <text:p>13015</text:p>
          </table:table-cell>
          <table:table-cell office:value-type="float" office:value="51584" calcext:value-type="float">
            <text:p>51584</text:p>
          </table:table-cell>
          <table:table-cell office:value-type="float" office:value="1302" calcext:value-type="float">
            <text:p>1302</text:p>
          </table:table-cell>
          <table:table-cell office:value-type="float" office:value="868128" calcext:value-type="float">
            <text:p>868128</text:p>
          </table:table-cell>
          <table:table-cell office:value-type="float" office:value="13504" calcext:value-type="float">
            <text:p>135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0" calcext:value-type="float">
            <text:p>256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</table:table>
      <table:table table:name="patched-nol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Default"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office:value-type="date" office:date-value="2019-11-11T09:41:49" calcext:value-type="date">
            <text:p>11/11/19 09:41 AM</text:p>
          </table:table-cell>
          <table:table-cell office:value-type="float" office:value="14406440" calcext:value-type="float">
            <text:p>14406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951220" calcext:value-type="float">
            <text:p>6951220</text:p>
          </table:table-cell>
          <table:table-cell office:value-type="float" office:value="34760" calcext:value-type="float">
            <text:p>34760</text:p>
          </table:table-cell>
          <table:table-cell office:value-type="float" office:value="10372" calcext:value-type="float">
            <text:p>10372</text:p>
          </table:table-cell>
          <table:table-cell office:value-type="float" office:value="24388" calcext:value-type="float">
            <text:p>24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807" calcext:value-type="float">
            <text:p>1807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date" office:date-value="2019-11-11T09:41:50" calcext:value-type="date">
            <text:p>11/11/19 09:41 AM</text:p>
          </table:table-cell>
          <table:table-cell office:value-type="float" office:value="14237352" calcext:value-type="float">
            <text:p>14237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214512" calcext:value-type="float">
            <text:p>214512</text:p>
          </table:table-cell>
          <table:table-cell office:value-type="float" office:value="178052" calcext:value-type="float">
            <text:p>178052</text:p>
          </table:table-cell>
          <table:table-cell office:value-type="float" office:value="36460" calcext:value-type="float">
            <text:p>36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8048" calcext:value-type="float">
            <text:p>258048</text:p>
          </table:table-cell>
          <table:table-cell office:value-type="float" office:value="34294" calcext:value-type="float">
            <text:p>34294</text:p>
          </table:table-cell>
          <table:table-cell office:value-type="float" office:value="12800" calcext:value-type="float">
            <text:p>12800</text:p>
          </table:table-cell>
          <table:table-cell office:value-type="float" office:value="12496" calcext:value-type="float">
            <text:p>12496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1392" calcext:value-type="float">
            <text:p>113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1" calcext:value-type="date">
            <text:p>11/11/19 09:41 AM</text:p>
          </table:table-cell>
          <table:table-cell office:value-type="float" office:value="14311752" calcext:value-type="float">
            <text:p>14311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9540" calcext:value-type="float">
            <text:p>139540</text:p>
          </table:table-cell>
          <table:table-cell office:value-type="float" office:value="103016" calcext:value-type="float">
            <text:p>103016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00" calcext:value-type="float">
            <text:p>4600</text:p>
          </table:table-cell>
          <table:table-cell office:value-type="float" office:value="13248" calcext:value-type="float">
            <text:p>13248</text:p>
          </table:table-cell>
          <table:table-cell office:value-type="float" office:value="12971" calcext:value-type="float">
            <text:p>1297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080" calcext:value-type="float">
            <text:p>22080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2" calcext:value-type="date">
            <text:p>11/11/19 09:41 AM</text:p>
          </table:table-cell>
          <table:table-cell office:value-type="float" office:value="14311628" calcext:value-type="float">
            <text:p>14311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9540" calcext:value-type="float">
            <text:p>139540</text:p>
          </table:table-cell>
          <table:table-cell office:value-type="float" office:value="103016" calcext:value-type="float">
            <text:p>1030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00" calcext:value-type="float">
            <text:p>4600</text:p>
          </table:table-cell>
          <table:table-cell office:value-type="float" office:value="13248" calcext:value-type="float">
            <text:p>13248</text:p>
          </table:table-cell>
          <table:table-cell office:value-type="float" office:value="12971" calcext:value-type="float">
            <text:p>1297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080" calcext:value-type="float">
            <text:p>22080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3" calcext:value-type="date">
            <text:p>11/11/19 09:41 AM</text:p>
          </table:table-cell>
          <table:table-cell office:value-type="float" office:value="14311632" calcext:value-type="float">
            <text:p>14311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9540" calcext:value-type="float">
            <text:p>139540</text:p>
          </table:table-cell>
          <table:table-cell office:value-type="float" office:value="103016" calcext:value-type="float">
            <text:p>1030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00" calcext:value-type="float">
            <text:p>4600</text:p>
          </table:table-cell>
          <table:table-cell office:value-type="float" office:value="13248" calcext:value-type="float">
            <text:p>13248</text:p>
          </table:table-cell>
          <table:table-cell office:value-type="float" office:value="12971" calcext:value-type="float">
            <text:p>1297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080" calcext:value-type="float">
            <text:p>22080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4" calcext:value-type="date">
            <text:p>11/11/19 09:41 AM</text:p>
          </table:table-cell>
          <table:table-cell office:value-type="float" office:value="14311516" calcext:value-type="float">
            <text:p>14311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9540" calcext:value-type="float">
            <text:p>139540</text:p>
          </table:table-cell>
          <table:table-cell office:value-type="float" office:value="103016" calcext:value-type="float">
            <text:p>1030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00" calcext:value-type="float">
            <text:p>4600</text:p>
          </table:table-cell>
          <table:table-cell office:value-type="float" office:value="13248" calcext:value-type="float">
            <text:p>13248</text:p>
          </table:table-cell>
          <table:table-cell office:value-type="float" office:value="12971" calcext:value-type="float">
            <text:p>12971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080" calcext:value-type="float">
            <text:p>22080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5" calcext:value-type="date">
            <text:p>11/11/19 09:41 AM</text:p>
          </table:table-cell>
          <table:table-cell office:value-type="float" office:value="14295896" calcext:value-type="float">
            <text:p>14295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48004" calcext:value-type="float">
            <text:p>7648004</text:p>
          </table:table-cell>
          <table:table-cell office:value-type="float" office:value="155204" calcext:value-type="float">
            <text:p>155204</text:p>
          </table:table-cell>
          <table:table-cell office:value-type="float" office:value="118680" calcext:value-type="float">
            <text:p>118680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9738" calcext:value-type="float">
            <text:p>9738</text:p>
          </table:table-cell>
          <table:table-cell office:value-type="float" office:value="32064" calcext:value-type="float">
            <text:p>32064</text:p>
          </table:table-cell>
          <table:table-cell office:value-type="float" office:value="31589" calcext:value-type="float">
            <text:p>31589</text:p>
          </table:table-cell>
          <table:table-cell office:value-type="float" office:value="2816" calcext:value-type="float">
            <text:p>2816</text:p>
          </table:table-cell>
          <table:table-cell office:value-type="float" office:value="2639" calcext:value-type="float">
            <text:p>2639</text:p>
          </table:table-cell>
          <table:table-cell office:value-type="float" office:value="37248" calcext:value-type="float">
            <text:p>37248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2" calcext:value-type="float">
            <text:p>27692</text:p>
          </table:table-cell>
          <table:table-cell office:value-type="float" office:value="229" calcext:value-type="float">
            <text:p>229</text:p>
          </table:table-cell>
          <table:table-cell office:value-type="float" office:value="208" calcext:value-type="float">
            <text:p>208</text:p>
          </table:table-cell>
          <table:table-cell office:value-type="float" office:value="4712" calcext:value-type="float">
            <text:p>4712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6" calcext:value-type="date">
            <text:p>11/11/19 09:41 AM</text:p>
          </table:table-cell>
          <table:table-cell office:value-type="float" office:value="14173756" calcext:value-type="float">
            <text:p>14173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4500" calcext:value-type="float">
            <text:p>7754500</text:p>
          </table:table-cell>
          <table:table-cell office:value-type="float" office:value="277212" calcext:value-type="float">
            <text:p>277212</text:p>
          </table:table-cell>
          <table:table-cell office:value-type="float" office:value="240688" calcext:value-type="float">
            <text:p>240688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10510" calcext:value-type="float">
            <text:p>10510</text:p>
          </table:table-cell>
          <table:table-cell office:value-type="float" office:value="142272" calcext:value-type="float">
            <text:p>142272</text:p>
          </table:table-cell>
          <table:table-cell office:value-type="float" office:value="140817" calcext:value-type="float">
            <text:p>140817</text:p>
          </table:table-cell>
          <table:table-cell office:value-type="float" office:value="10944" calcext:value-type="float">
            <text:p>10944</text:p>
          </table:table-cell>
          <table:table-cell office:value-type="float" office:value="10422" calcext:value-type="float">
            <text:p>10422</text:p>
          </table:table-cell>
          <table:table-cell office:value-type="float" office:value="148480" calcext:value-type="float">
            <text:p>148480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2" calcext:value-type="float">
            <text:p>27692</text:p>
          </table:table-cell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14840" calcext:value-type="float">
            <text:p>14840</text:p>
          </table:table-cell>
          <table:table-cell office:value-type="float" office:value="10128" calcext:value-type="float">
            <text:p>1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7" calcext:value-type="date">
            <text:p>11/11/19 09:41 AM</text:p>
          </table:table-cell>
          <table:table-cell office:value-type="float" office:value="14058560" calcext:value-type="float">
            <text:p>1405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2804" calcext:value-type="float">
            <text:p>7852804</text:p>
          </table:table-cell>
          <table:table-cell office:value-type="float" office:value="392284" calcext:value-type="float">
            <text:p>392284</text:p>
          </table:table-cell>
          <table:table-cell office:value-type="float" office:value="355760" calcext:value-type="float">
            <text:p>355760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13395" calcext:value-type="float">
            <text:p>13395</text:p>
          </table:table-cell>
          <table:table-cell office:value-type="float" office:value="255488" calcext:value-type="float">
            <text:p>255488</text:p>
          </table:table-cell>
          <table:table-cell office:value-type="float" office:value="253022" calcext:value-type="float">
            <text:p>253022</text:p>
          </table:table-cell>
          <table:table-cell office:value-type="float" office:value="19264" calcext:value-type="float">
            <text:p>19264</text:p>
          </table:table-cell>
          <table:table-cell office:value-type="float" office:value="18416" calcext:value-type="float">
            <text:p>18416</text:p>
          </table:table-cell>
          <table:table-cell office:value-type="float" office:value="282688" calcext:value-type="float">
            <text:p>282688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34" calcext:value-type="float">
            <text:p>434</text:p>
          </table:table-cell>
          <table:table-cell office:value-type="float" office:value="208" calcext:value-type="float">
            <text:p>208</text:p>
          </table:table-cell>
          <table:table-cell office:value-type="float" office:value="25244" calcext:value-type="float">
            <text:p>25244</text:p>
          </table:table-cell>
          <table:table-cell office:value-type="float" office:value="10404" calcext:value-type="float">
            <text:p>1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8" calcext:value-type="date">
            <text:p>11/11/19 09:41 AM</text:p>
          </table:table-cell>
          <table:table-cell office:value-type="float" office:value="13931380" calcext:value-type="float">
            <text:p>13931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9300" calcext:value-type="float">
            <text:p>7959300</text:p>
          </table:table-cell>
          <table:table-cell office:value-type="float" office:value="518356" calcext:value-type="float">
            <text:p>518356</text:p>
          </table:table-cell>
          <table:table-cell office:value-type="float" office:value="481832" calcext:value-type="float">
            <text:p>481832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8946" calcext:value-type="float">
            <text:p>18946</text:p>
          </table:table-cell>
          <table:table-cell office:value-type="float" office:value="362688" calcext:value-type="float">
            <text:p>362688</text:p>
          </table:table-cell>
          <table:table-cell office:value-type="float" office:value="359340" calcext:value-type="float">
            <text:p>359340</text:p>
          </table:table-cell>
          <table:table-cell office:value-type="float" office:value="27136" calcext:value-type="float">
            <text:p>27136</text:p>
          </table:table-cell>
          <table:table-cell office:value-type="float" office:value="25990" calcext:value-type="float">
            <text:p>25990</text:p>
          </table:table-cell>
          <table:table-cell office:value-type="float" office:value="496768" calcext:value-type="float">
            <text:p>49676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3" calcext:value-type="float">
            <text:p>533</text:p>
          </table:table-cell>
          <table:table-cell office:value-type="float" office:value="208" calcext:value-type="float">
            <text:p>208</text:p>
          </table:table-cell>
          <table:table-cell office:value-type="float" office:value="35102" calcext:value-type="float">
            <text:p>35102</text:p>
          </table:table-cell>
          <table:table-cell office:value-type="float" office:value="9858" calcext:value-type="float">
            <text:p>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1:59" calcext:value-type="date">
            <text:p>11/11/19 09:41 AM</text:p>
          </table:table-cell>
          <table:table-cell office:value-type="float" office:value="13842968" calcext:value-type="float">
            <text:p>1384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0" calcext:value-type="date">
            <text:p>11/11/19 09:42 AM</text:p>
          </table:table-cell>
          <table:table-cell office:value-type="float" office:value="13842844" calcext:value-type="float">
            <text:p>13842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1" calcext:value-type="date">
            <text:p>11/11/19 09:42 AM</text:p>
          </table:table-cell>
          <table:table-cell office:value-type="float" office:value="13842724" calcext:value-type="float">
            <text:p>1384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2" calcext:value-type="date">
            <text:p>11/11/19 09:42 AM</text:p>
          </table:table-cell>
          <table:table-cell office:value-type="float" office:value="13842724" calcext:value-type="float">
            <text:p>1384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3" calcext:value-type="date">
            <text:p>11/11/19 09:42 AM</text:p>
          </table:table-cell>
          <table:table-cell office:value-type="float" office:value="13842724" calcext:value-type="float">
            <text:p>1384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4" calcext:value-type="date">
            <text:p>11/11/19 09:42 AM</text:p>
          </table:table-cell>
          <table:table-cell office:value-type="float" office:value="13842724" calcext:value-type="float">
            <text:p>1384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5" calcext:value-type="date">
            <text:p>11/11/19 09:42 AM</text:p>
          </table:table-cell>
          <table:table-cell office:value-type="float" office:value="13842724" calcext:value-type="float">
            <text:p>1384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6" calcext:value-type="date">
            <text:p>11/11/19 09:42 AM</text:p>
          </table:table-cell>
          <table:table-cell office:value-type="float" office:value="13842724" calcext:value-type="float">
            <text:p>1384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606644" calcext:value-type="float">
            <text:p>606644</text:p>
          </table:table-cell>
          <table:table-cell office:value-type="float" office:value="570120" calcext:value-type="float">
            <text:p>5701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2143" calcext:value-type="float">
            <text:p>12143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4389" calcext:value-type="float">
            <text:p>444389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7" calcext:value-type="date">
            <text:p>11/11/19 09:42 AM</text:p>
          </table:table-cell>
          <table:table-cell office:value-type="float" office:value="13921404" calcext:value-type="float">
            <text:p>1392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2:08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09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0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1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2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3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4" calcext:value-type="date">
            <text:p>11/11/19 09:42 AM</text:p>
          </table:table-cell>
          <table:table-cell office:value-type="float" office:value="13921464" calcext:value-type="float">
            <text:p>1392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27572" calcext:value-type="float">
            <text:p>527572</text:p>
          </table:table-cell>
          <table:table-cell office:value-type="float" office:value="491048" calcext:value-type="float">
            <text:p>49104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42" calcext:value-type="float">
            <text:p>10742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8111" calcext:value-type="float">
            <text:p>3581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5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3" calcext:value-type="float">
            <text:p>271833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2:16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3" calcext:value-type="float">
            <text:p>271833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7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3" calcext:value-type="float">
            <text:p>271833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8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3" calcext:value-type="float">
            <text:p>271833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19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4" calcext:value-type="float">
            <text:p>27183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0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4" calcext:value-type="float">
            <text:p>27183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1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4" calcext:value-type="float">
            <text:p>27183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2" calcext:value-type="date">
            <text:p>11/11/19 09:42 AM</text:p>
          </table:table-cell>
          <table:table-cell office:value-type="float" office:value="14011116" calcext:value-type="float">
            <text:p>14011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37728" calcext:value-type="float">
            <text:p>437728</text:p>
          </table:table-cell>
          <table:table-cell office:value-type="float" office:value="401204" calcext:value-type="float">
            <text:p>40120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279" calcext:value-type="float">
            <text:p>9279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1834" calcext:value-type="float">
            <text:p>27183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3" calcext:value-type="date">
            <text:p>11/11/19 09:42 AM</text:p>
          </table:table-cell>
          <table:table-cell office:value-type="float" office:value="14100560" calcext:value-type="float">
            <text:p>14100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2:24" calcext:value-type="date">
            <text:p>11/11/19 09:42 AM</text:p>
          </table:table-cell>
          <table:table-cell office:value-type="float" office:value="14100436" calcext:value-type="float">
            <text:p>14100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5" calcext:value-type="date">
            <text:p>11/11/19 09:42 AM</text:p>
          </table:table-cell>
          <table:table-cell office:value-type="float" office:value="14100436" calcext:value-type="float">
            <text:p>14100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6" calcext:value-type="date">
            <text:p>11/11/19 09:42 AM</text:p>
          </table:table-cell>
          <table:table-cell office:value-type="float" office:value="14100436" calcext:value-type="float">
            <text:p>14100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7" calcext:value-type="date">
            <text:p>11/11/19 09:42 AM</text:p>
          </table:table-cell>
          <table:table-cell office:value-type="float" office:value="14100560" calcext:value-type="float">
            <text:p>14100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8" calcext:value-type="date">
            <text:p>11/11/19 09:42 AM</text:p>
          </table:table-cell>
          <table:table-cell office:value-type="float" office:value="14100564" calcext:value-type="float">
            <text:p>1410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29" calcext:value-type="date">
            <text:p>11/11/19 09:42 AM</text:p>
          </table:table-cell>
          <table:table-cell office:value-type="float" office:value="14100564" calcext:value-type="float">
            <text:p>1410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0" calcext:value-type="date">
            <text:p>11/11/19 09:42 AM</text:p>
          </table:table-cell>
          <table:table-cell office:value-type="float" office:value="14100564" calcext:value-type="float">
            <text:p>1410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48140" calcext:value-type="float">
            <text:p>348140</text:p>
          </table:table-cell>
          <table:table-cell office:value-type="float" office:value="311616" calcext:value-type="float">
            <text:p>311616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17" calcext:value-type="float">
            <text:p>7817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5556" calcext:value-type="float">
            <text:p>185556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1" calcext:value-type="date">
            <text:p>11/11/19 09:42 AM</text:p>
          </table:table-cell>
          <table:table-cell office:value-type="float" office:value="14194548" calcext:value-type="float">
            <text:p>14194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2:32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3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4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5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6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7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8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39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0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1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2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3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4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5" calcext:value-type="date">
            <text:p>11/11/19 09:42 AM</text:p>
          </table:table-cell>
          <table:table-cell office:value-type="float" office:value="14194928" calcext:value-type="float">
            <text:p>1419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6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7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8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49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0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1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2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3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4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5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6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7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8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2:59" calcext:value-type="date">
            <text:p>11/11/19 09:42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0" calcext:value-type="date">
            <text:p>11/11/19 09:43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1" calcext:value-type="date">
            <text:p>11/11/19 09:43 AM</text:p>
          </table:table-cell>
          <table:table-cell office:value-type="float" office:value="14194816" calcext:value-type="float">
            <text:p>1419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2" calcext:value-type="date">
            <text:p>11/11/19 09:43 AM</text:p>
          </table:table-cell>
          <table:table-cell office:value-type="float" office:value="14195688" calcext:value-type="float">
            <text:p>1419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3" calcext:value-type="date">
            <text:p>11/11/19 09:43 AM</text:p>
          </table:table-cell>
          <table:table-cell office:value-type="float" office:value="14195688" calcext:value-type="float">
            <text:p>1419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4" calcext:value-type="date">
            <text:p>11/11/19 09:43 AM</text:p>
          </table:table-cell>
          <table:table-cell office:value-type="float" office:value="14195688" calcext:value-type="float">
            <text:p>14195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5" calcext:value-type="date">
            <text:p>11/11/19 09:43 AM</text:p>
          </table:table-cell>
          <table:table-cell office:value-type="float" office:value="14195568" calcext:value-type="float">
            <text:p>14195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6" calcext:value-type="date">
            <text:p>11/11/19 09:43 AM</text:p>
          </table:table-cell>
          <table:table-cell office:value-type="float" office:value="14195568" calcext:value-type="float">
            <text:p>14195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7" calcext:value-type="date">
            <text:p>11/11/19 09:43 AM</text:p>
          </table:table-cell>
          <table:table-cell office:value-type="float" office:value="14195572" calcext:value-type="float">
            <text:p>14195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8" calcext:value-type="date">
            <text:p>11/11/19 09:43 AM</text:p>
          </table:table-cell>
          <table:table-cell office:value-type="float" office:value="14195572" calcext:value-type="float">
            <text:p>14195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09" calcext:value-type="date">
            <text:p>11/11/19 09:43 AM</text:p>
          </table:table-cell>
          <table:table-cell office:value-type="float" office:value="14195572" calcext:value-type="float">
            <text:p>14195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0" calcext:value-type="date">
            <text:p>11/11/19 09:43 AM</text:p>
          </table:table-cell>
          <table:table-cell office:value-type="float" office:value="14195572" calcext:value-type="float">
            <text:p>14195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1" calcext:value-type="date">
            <text:p>11/11/19 09:43 AM</text:p>
          </table:table-cell>
          <table:table-cell office:value-type="float" office:value="14195572" calcext:value-type="float">
            <text:p>14195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2" calcext:value-type="date">
            <text:p>11/11/19 09:43 AM</text:p>
          </table:table-cell>
          <table:table-cell office:value-type="float" office:value="14195572" calcext:value-type="float">
            <text:p>14195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3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4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5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6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7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8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19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0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1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2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3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4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5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6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7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8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29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0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1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2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3" calcext:value-type="date">
            <text:p>11/11/19 09:43 AM</text:p>
          </table:table-cell>
          <table:table-cell office:value-type="float" office:value="14195852" calcext:value-type="float">
            <text:p>14195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4" calcext:value-type="date">
            <text:p>11/11/19 09:43 AM</text:p>
          </table:table-cell>
          <table:table-cell office:value-type="float" office:value="14195732" calcext:value-type="float">
            <text:p>14195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4" calcext:value-type="float">
            <text:p>63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99279" calcext:value-type="float">
            <text:p>99279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5" calcext:value-type="date">
            <text:p>11/11/19 09:43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254104" calcext:value-type="float">
            <text:p>254104</text:p>
          </table:table-cell>
          <table:table-cell office:value-type="float" office:value="217580" calcext:value-type="float">
            <text:p>21758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343" calcext:value-type="float">
            <text:p>7343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1652" calcext:value-type="float">
            <text:p>101652</text:p>
          </table:table-cell>
          <table:table-cell office:value-type="float" office:value="11648" calcext:value-type="float">
            <text:p>11648</text:p>
          </table:table-cell>
          <table:table-cell office:value-type="float" office:value="7631" calcext:value-type="float">
            <text:p>763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4" calcext:value-type="float">
            <text:p>294</text:p>
          </table:table-cell>
          <table:table-cell office:value-type="float" office:value="208" calcext:value-type="float">
            <text:p>208</text:p>
          </table:table-cell>
          <table:table-cell office:value-type="float" office:value="11207" calcext:value-type="float">
            <text:p>11207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6" calcext:value-type="date">
            <text:p>11/11/19 09:43 AM</text:p>
          </table:table-cell>
          <table:table-cell office:value-type="float" office:value="14084520" calcext:value-type="float">
            <text:p>14084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365520" calcext:value-type="float">
            <text:p>365520</text:p>
          </table:table-cell>
          <table:table-cell office:value-type="float" office:value="328996" calcext:value-type="float">
            <text:p>328996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3391" calcext:value-type="float">
            <text:p>13391</text:p>
          </table:table-cell>
          <table:table-cell office:value-type="float" office:value="219520" calcext:value-type="float">
            <text:p>219520</text:p>
          </table:table-cell>
          <table:table-cell office:value-type="float" office:value="217405" calcext:value-type="float">
            <text:p>217405</text:p>
          </table:table-cell>
          <table:table-cell office:value-type="float" office:value="16640" calcext:value-type="float">
            <text:p>16640</text:p>
          </table:table-cell>
          <table:table-cell office:value-type="float" office:value="15878" calcext:value-type="float">
            <text:p>15878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01" calcext:value-type="float">
            <text:p>401</text:p>
          </table:table-cell>
          <table:table-cell office:value-type="float" office:value="208" calcext:value-type="float">
            <text:p>208</text:p>
          </table:table-cell>
          <table:table-cell office:value-type="float" office:value="21941" calcext:value-type="float">
            <text:p>21941</text:p>
          </table:table-cell>
          <table:table-cell office:value-type="float" office:value="10734" calcext:value-type="float">
            <text:p>1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7" calcext:value-type="date">
            <text:p>11/11/19 09:43 AM</text:p>
          </table:table-cell>
          <table:table-cell office:value-type="float" office:value="13971932" calcext:value-type="float">
            <text:p>13971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477980" calcext:value-type="float">
            <text:p>477980</text:p>
          </table:table-cell>
          <table:table-cell office:value-type="float" office:value="441456" calcext:value-type="float">
            <text:p>441456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8268" calcext:value-type="float">
            <text:p>18268</text:p>
          </table:table-cell>
          <table:table-cell office:value-type="float" office:value="332352" calcext:value-type="float">
            <text:p>332352</text:p>
          </table:table-cell>
          <table:table-cell office:value-type="float" office:value="329289" calcext:value-type="float">
            <text:p>329289</text:p>
          </table:table-cell>
          <table:table-cell office:value-type="float" office:value="24896" calcext:value-type="float">
            <text:p>24896</text:p>
          </table:table-cell>
          <table:table-cell office:value-type="float" office:value="23850" calcext:value-type="float">
            <text:p>23850</text:p>
          </table:table-cell>
          <table:table-cell office:value-type="float" office:value="359744" calcext:value-type="float">
            <text:p>3597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05" calcext:value-type="float">
            <text:p>505</text:p>
          </table:table-cell>
          <table:table-cell office:value-type="float" office:value="208" calcext:value-type="float">
            <text:p>208</text:p>
          </table:table-cell>
          <table:table-cell office:value-type="float" office:value="32315" calcext:value-type="float">
            <text:p>32315</text:p>
          </table:table-cell>
          <table:table-cell office:value-type="float" office:value="10374" calcext:value-type="float">
            <text:p>1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8" calcext:value-type="date">
            <text:p>11/11/19 09:43 AM</text:p>
          </table:table-cell>
          <table:table-cell office:value-type="float" office:value="13857112" calcext:value-type="float">
            <text:p>1385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3028" calcext:value-type="float">
            <text:p>8033028</text:p>
          </table:table-cell>
          <table:table-cell office:value-type="float" office:value="592436" calcext:value-type="float">
            <text:p>592436</text:p>
          </table:table-cell>
          <table:table-cell office:value-type="float" office:value="555912" calcext:value-type="float">
            <text:p>555912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3595" calcext:value-type="float">
            <text:p>13595</text:p>
          </table:table-cell>
          <table:table-cell office:value-type="float" office:value="447296" calcext:value-type="float">
            <text:p>447296</text:p>
          </table:table-cell>
          <table:table-cell office:value-type="float" office:value="443215" calcext:value-type="float">
            <text:p>443215</text:p>
          </table:table-cell>
          <table:table-cell office:value-type="float" office:value="33344" calcext:value-type="float">
            <text:p>33344</text:p>
          </table:table-cell>
          <table:table-cell office:value-type="float" office:value="31966" calcext:value-type="float">
            <text:p>31966</text:p>
          </table:table-cell>
          <table:table-cell office:value-type="float" office:value="742400" calcext:value-type="float">
            <text:p>742400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0" calcext:value-type="float">
            <text:p>610</text:p>
          </table:table-cell>
          <table:table-cell office:value-type="float" office:value="208" calcext:value-type="float">
            <text:p>208</text:p>
          </table:table-cell>
          <table:table-cell office:value-type="float" office:value="42878" calcext:value-type="float">
            <text:p>42878</text:p>
          </table:table-cell>
          <table:table-cell office:value-type="float" office:value="10563" calcext:value-type="float">
            <text:p>1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39" calcext:value-type="date">
            <text:p>11/11/19 09:43 AM</text:p>
          </table:table-cell>
          <table:table-cell office:value-type="float" office:value="13766716" calcext:value-type="float">
            <text:p>1376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8109" calcext:value-type="float">
            <text:p>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0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1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2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3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4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5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6" calcext:value-type="date">
            <text:p>11/11/19 09:43 AM</text:p>
          </table:table-cell>
          <table:table-cell office:value-type="float" office:value="13766592" calcext:value-type="float">
            <text:p>137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82456" calcext:value-type="float">
            <text:p>682456</text:p>
          </table:table-cell>
          <table:table-cell office:value-type="float" office:value="645932" calcext:value-type="float">
            <text:p>645932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5296" calcext:value-type="float">
            <text:p>55296</text:p>
          </table:table-cell>
          <table:table-cell office:value-type="float" office:value="13698" calcext:value-type="float">
            <text:p>13698</text:p>
          </table:table-cell>
          <table:table-cell office:value-type="float" office:value="535552" calcext:value-type="float">
            <text:p>535552</text:p>
          </table:table-cell>
          <table:table-cell office:value-type="float" office:value="530671" calcext:value-type="float">
            <text:p>530671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7" calcext:value-type="date">
            <text:p>11/11/19 09:43 AM</text:p>
          </table:table-cell>
          <table:table-cell office:value-type="float" office:value="13846672" calcext:value-type="float">
            <text:p>13846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3:48" calcext:value-type="date">
            <text:p>11/11/19 09:43 AM</text:p>
          </table:table-cell>
          <table:table-cell office:value-type="float" office:value="13846580" calcext:value-type="float">
            <text:p>13846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49" calcext:value-type="date">
            <text:p>11/11/19 09:43 AM</text:p>
          </table:table-cell>
          <table:table-cell office:value-type="float" office:value="13846580" calcext:value-type="float">
            <text:p>13846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0" calcext:value-type="date">
            <text:p>11/11/19 09:43 AM</text:p>
          </table:table-cell>
          <table:table-cell office:value-type="float" office:value="13846580" calcext:value-type="float">
            <text:p>13846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1" calcext:value-type="date">
            <text:p>11/11/19 09:43 AM</text:p>
          </table:table-cell>
          <table:table-cell office:value-type="float" office:value="13846580" calcext:value-type="float">
            <text:p>13846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2" calcext:value-type="date">
            <text:p>11/11/19 09:43 AM</text:p>
          </table:table-cell>
          <table:table-cell office:value-type="float" office:value="13846580" calcext:value-type="float">
            <text:p>13846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3" calcext:value-type="date">
            <text:p>11/11/19 09:43 AM</text:p>
          </table:table-cell>
          <table:table-cell office:value-type="float" office:value="13846580" calcext:value-type="float">
            <text:p>13846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4" calcext:value-type="date">
            <text:p>11/11/19 09:43 AM</text:p>
          </table:table-cell>
          <table:table-cell office:value-type="float" office:value="13846472" calcext:value-type="float">
            <text:p>13846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602268" calcext:value-type="float">
            <text:p>602268</text:p>
          </table:table-cell>
          <table:table-cell office:value-type="float" office:value="565744" calcext:value-type="float">
            <text:p>5657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9" calcext:value-type="float">
            <text:p>12249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4393" calcext:value-type="float">
            <text:p>444393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5" calcext:value-type="date">
            <text:p>11/11/19 09:43 AM</text:p>
          </table:table-cell>
          <table:table-cell office:value-type="float" office:value="13930848" calcext:value-type="float">
            <text:p>13930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3:56" calcext:value-type="date">
            <text:p>11/11/19 09:43 AM</text:p>
          </table:table-cell>
          <table:table-cell office:value-type="float" office:value="13930916" calcext:value-type="float">
            <text:p>13930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7" calcext:value-type="date">
            <text:p>11/11/19 09:43 AM</text:p>
          </table:table-cell>
          <table:table-cell office:value-type="float" office:value="13930916" calcext:value-type="float">
            <text:p>13930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8" calcext:value-type="date">
            <text:p>11/11/19 09:43 AM</text:p>
          </table:table-cell>
          <table:table-cell office:value-type="float" office:value="13930544" calcext:value-type="float">
            <text:p>13930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3:59" calcext:value-type="date">
            <text:p>11/11/19 09:43 AM</text:p>
          </table:table-cell>
          <table:table-cell office:value-type="float" office:value="13930544" calcext:value-type="float">
            <text:p>13930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0" calcext:value-type="date">
            <text:p>11/11/19 09:44 AM</text:p>
          </table:table-cell>
          <table:table-cell office:value-type="float" office:value="13930420" calcext:value-type="float">
            <text:p>1393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1" calcext:value-type="date">
            <text:p>11/11/19 09:44 AM</text:p>
          </table:table-cell>
          <table:table-cell office:value-type="float" office:value="13930296" calcext:value-type="float">
            <text:p>13930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2" calcext:value-type="date">
            <text:p>11/11/19 09:44 AM</text:p>
          </table:table-cell>
          <table:table-cell office:value-type="float" office:value="13930296" calcext:value-type="float">
            <text:p>13930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517068" calcext:value-type="float">
            <text:p>517068</text:p>
          </table:table-cell>
          <table:table-cell office:value-type="float" office:value="480544" calcext:value-type="float">
            <text:p>48054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7" calcext:value-type="float">
            <text:p>10787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8115" calcext:value-type="float">
            <text:p>3581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3" calcext:value-type="date">
            <text:p>11/11/19 09:44 AM</text:p>
          </table:table-cell>
          <table:table-cell office:value-type="float" office:value="14015316" calcext:value-type="float">
            <text:p>14015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7" calcext:value-type="float">
            <text:p>27183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4:04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7" calcext:value-type="float">
            <text:p>27183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5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7" calcext:value-type="float">
            <text:p>27183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6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7" calcext:value-type="float">
            <text:p>27183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7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8" calcext:value-type="float">
            <text:p>27183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8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8" calcext:value-type="float">
            <text:p>27183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09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8" calcext:value-type="float">
            <text:p>27183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0" calcext:value-type="date">
            <text:p>11/11/19 09:44 AM</text:p>
          </table:table-cell>
          <table:table-cell office:value-type="float" office:value="14015360" calcext:value-type="float">
            <text:p>140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432044" calcext:value-type="float">
            <text:p>432044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84" calcext:value-type="float">
            <text:p>928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71838" calcext:value-type="float">
            <text:p>271838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1" calcext:value-type="date">
            <text:p>11/11/19 09:44 AM</text:p>
          </table:table-cell>
          <table:table-cell office:value-type="float" office:value="14100120" calcext:value-type="float">
            <text:p>14100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498" calcext:value-type="float">
            <text:p>7498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1" calcext:value-type="float">
            <text:p>185561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4:12" calcext:value-type="date">
            <text:p>11/11/19 09:44 AM</text:p>
          </table:table-cell>
          <table:table-cell office:value-type="float" office:value="14100300" calcext:value-type="float">
            <text:p>14100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3" calcext:value-type="date">
            <text:p>11/11/19 09:44 AM</text:p>
          </table:table-cell>
          <table:table-cell office:value-type="float" office:value="14100300" calcext:value-type="float">
            <text:p>14100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4" calcext:value-type="date">
            <text:p>11/11/19 09:44 AM</text:p>
          </table:table-cell>
          <table:table-cell office:value-type="float" office:value="14099928" calcext:value-type="float">
            <text:p>14099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5" calcext:value-type="date">
            <text:p>11/11/19 09:44 AM</text:p>
          </table:table-cell>
          <table:table-cell office:value-type="float" office:value="14099928" calcext:value-type="float">
            <text:p>14099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6" calcext:value-type="date">
            <text:p>11/11/19 09:44 AM</text:p>
          </table:table-cell>
          <table:table-cell office:value-type="float" office:value="14099928" calcext:value-type="float">
            <text:p>14099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7" calcext:value-type="date">
            <text:p>11/11/19 09:44 AM</text:p>
          </table:table-cell>
          <table:table-cell office:value-type="float" office:value="14099932" calcext:value-type="float">
            <text:p>1409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8" calcext:value-type="date">
            <text:p>11/11/19 09:44 AM</text:p>
          </table:table-cell>
          <table:table-cell office:value-type="float" office:value="14099932" calcext:value-type="float">
            <text:p>1409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19" calcext:value-type="date">
            <text:p>11/11/19 09:44 AM</text:p>
          </table:table-cell>
          <table:table-cell office:value-type="float" office:value="14099932" calcext:value-type="float">
            <text:p>1409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948" calcext:value-type="float">
            <text:p>8114948</text:p>
          </table:table-cell>
          <table:table-cell office:value-type="float" office:value="347152" calcext:value-type="float">
            <text:p>347152</text:p>
          </table:table-cell>
          <table:table-cell office:value-type="float" office:value="310628" calcext:value-type="float">
            <text:p>310628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7862" calcext:value-type="float">
            <text:p>7862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0" calcext:value-type="date">
            <text:p>11/11/19 09:44 AM</text:p>
          </table:table-cell>
          <table:table-cell office:value-type="float" office:value="14290032" calcext:value-type="float">
            <text:p>1429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57888" calcext:value-type="float">
            <text:p>157888</text:p>
          </table:table-cell>
          <table:table-cell office:value-type="float" office:value="121364" calcext:value-type="float">
            <text:p>121364</text:p>
          </table:table-cell>
          <table:table-cell office:value-type="float" office:value="36524" calcext:value-type="float">
            <text:p>3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892" calcext:value-type="float">
            <text:p>4892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3" calcext:value-type="float">
            <text:p>13013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416" calcext:value-type="float">
            <text:p>444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9-11-11T09:44:21" calcext:value-type="date">
            <text:p>11/11/19 09:44 AM</text:p>
          </table:table-cell>
          <table:table-cell office:value-type="float" office:value="14290032" calcext:value-type="float">
            <text:p>1429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57888" calcext:value-type="float">
            <text:p>157888</text:p>
          </table:table-cell>
          <table:table-cell office:value-type="float" office:value="121364" calcext:value-type="float">
            <text:p>12136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892" calcext:value-type="float">
            <text:p>4892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3" calcext:value-type="float">
            <text:p>13013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416" calcext:value-type="float">
            <text:p>444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2" calcext:value-type="date">
            <text:p>11/11/19 09:44 AM</text:p>
          </table:table-cell>
          <table:table-cell office:value-type="float" office:value="14290032" calcext:value-type="float">
            <text:p>1429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57888" calcext:value-type="float">
            <text:p>157888</text:p>
          </table:table-cell>
          <table:table-cell office:value-type="float" office:value="121364" calcext:value-type="float">
            <text:p>12136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892" calcext:value-type="float">
            <text:p>4892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3" calcext:value-type="float">
            <text:p>13013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416" calcext:value-type="float">
            <text:p>444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3" calcext:value-type="date">
            <text:p>11/11/19 09:44 AM</text:p>
          </table:table-cell>
          <table:table-cell office:value-type="float" office:value="14290032" calcext:value-type="float">
            <text:p>1429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57888" calcext:value-type="float">
            <text:p>157888</text:p>
          </table:table-cell>
          <table:table-cell office:value-type="float" office:value="121364" calcext:value-type="float">
            <text:p>121364</text:p>
          </table:table-cell>
          <table:table-cell office:value-type="float" office:value="36524" calcext:value-type="float">
            <text:p>36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892" calcext:value-type="float">
            <text:p>4892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3" calcext:value-type="float">
            <text:p>13013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416" calcext:value-type="float">
            <text:p>44416</text:p>
          </table:table-cell>
          <table:table-cell office:value-type="float" office:value="13696" calcext:value-type="float">
            <text:p>136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</table:table>
      <table:table table:name="patched-lom" table:style-name="ta1">
        <table:table-column table:style-name="co29" table:default-cell-style-name="ce1"/>
        <table:table-column table:style-name="co29" table:number-columns-repeated="42" table:default-cell-style-name="Default"/>
        <table:table-row table:style-name="ro1">
          <table:table-cell table:style-name="Default"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 table:style-name="Default"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office:value-type="date" office:date-value="2019-11-11T09:44:23" calcext:value-type="date">
            <text:p>11/11/19 09:44 AM</text:p>
          </table:table-cell>
          <table:table-cell office:value-type="float" office:value="14404360" calcext:value-type="float">
            <text:p>14404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951220" calcext:value-type="float">
            <text:p>6951220</text:p>
          </table:table-cell>
          <table:table-cell office:value-type="float" office:value="34920" calcext:value-type="float">
            <text:p>34920</text:p>
          </table:table-cell>
          <table:table-cell office:value-type="float" office:value="10360" calcext:value-type="float">
            <text:p>10360</text:p>
          </table:table-cell>
          <table:table-cell office:value-type="float" office:value="24560" calcext:value-type="float">
            <text:p>24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807" calcext:value-type="float">
            <text:p>1807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date" office:date-value="2019-11-11T09:44:24" calcext:value-type="date">
            <text:p>11/11/19 09:44 AM</text:p>
          </table:table-cell>
          <table:table-cell office:value-type="float" office:value="14242736" calcext:value-type="float">
            <text:p>1424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208360" calcext:value-type="float">
            <text:p>208360</text:p>
          </table:table-cell>
          <table:table-cell office:value-type="float" office:value="171712" calcext:value-type="float">
            <text:p>171712</text:p>
          </table:table-cell>
          <table:table-cell office:value-type="float" office:value="36648" calcext:value-type="float">
            <text:p>3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8048" calcext:value-type="float">
            <text:p>258048</text:p>
          </table:table-cell>
          <table:table-cell office:value-type="float" office:value="14085" calcext:value-type="float">
            <text:p>14085</text:p>
          </table:table-cell>
          <table:table-cell office:value-type="float" office:value="12736" calcext:value-type="float">
            <text:p>12736</text:p>
          </table:table-cell>
          <table:table-cell office:value-type="float" office:value="12457" calcext:value-type="float">
            <text:p>12457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1248" calcext:value-type="float">
            <text:p>21248</text:p>
          </table:table-cell>
          <table:table-cell office:value-type="float" office:value="11776" calcext:value-type="float">
            <text:p>117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5" calcext:value-type="date">
            <text:p>11/11/19 09:44 AM</text:p>
          </table:table-cell>
          <table:table-cell office:value-type="float" office:value="14315048" calcext:value-type="float">
            <text:p>14315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6364" calcext:value-type="float">
            <text:p>136364</text:p>
          </table:table-cell>
          <table:table-cell office:value-type="float" office:value="99588" calcext:value-type="float">
            <text:p>9958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20" calcext:value-type="float">
            <text:p>462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0" calcext:value-type="float">
            <text:p>1301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3952" calcext:value-type="float">
            <text:p>139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6" calcext:value-type="date">
            <text:p>11/11/19 09:44 AM</text:p>
          </table:table-cell>
          <table:table-cell office:value-type="float" office:value="14314924" calcext:value-type="float">
            <text:p>14314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6364" calcext:value-type="float">
            <text:p>136364</text:p>
          </table:table-cell>
          <table:table-cell office:value-type="float" office:value="99588" calcext:value-type="float">
            <text:p>9958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20" calcext:value-type="float">
            <text:p>462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0" calcext:value-type="float">
            <text:p>1301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3952" calcext:value-type="float">
            <text:p>139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7" calcext:value-type="date">
            <text:p>11/11/19 09:44 AM</text:p>
          </table:table-cell>
          <table:table-cell office:value-type="float" office:value="14314924" calcext:value-type="float">
            <text:p>14314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6364" calcext:value-type="float">
            <text:p>136364</text:p>
          </table:table-cell>
          <table:table-cell office:value-type="float" office:value="99588" calcext:value-type="float">
            <text:p>9958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20" calcext:value-type="float">
            <text:p>462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0" calcext:value-type="float">
            <text:p>1301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3952" calcext:value-type="float">
            <text:p>139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8" calcext:value-type="date">
            <text:p>11/11/19 09:44 AM</text:p>
          </table:table-cell>
          <table:table-cell office:value-type="float" office:value="14314924" calcext:value-type="float">
            <text:p>14314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1620" calcext:value-type="float">
            <text:p>7631620</text:p>
          </table:table-cell>
          <table:table-cell office:value-type="float" office:value="136364" calcext:value-type="float">
            <text:p>136364</text:p>
          </table:table-cell>
          <table:table-cell office:value-type="float" office:value="99588" calcext:value-type="float">
            <text:p>9958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4620" calcext:value-type="float">
            <text:p>4620</text:p>
          </table:table-cell>
          <table:table-cell office:value-type="float" office:value="13312" calcext:value-type="float">
            <text:p>13312</text:p>
          </table:table-cell>
          <table:table-cell office:value-type="float" office:value="13010" calcext:value-type="float">
            <text:p>1301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22208" calcext:value-type="float">
            <text:p>22208</text:p>
          </table:table-cell>
          <table:table-cell office:value-type="float" office:value="13952" calcext:value-type="float">
            <text:p>139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29" calcext:value-type="date">
            <text:p>11/11/19 09:44 AM</text:p>
          </table:table-cell>
          <table:table-cell office:value-type="float" office:value="14313936" calcext:value-type="float">
            <text:p>14313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9812" calcext:value-type="float">
            <text:p>7639812</text:p>
          </table:table-cell>
          <table:table-cell office:value-type="float" office:value="137012" calcext:value-type="float">
            <text:p>137012</text:p>
          </table:table-cell>
          <table:table-cell office:value-type="float" office:value="100236" calcext:value-type="float">
            <text:p>100236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576" calcext:value-type="float">
            <text:p>24576</text:p>
          </table:table-cell>
          <table:table-cell office:value-type="float" office:value="6672" calcext:value-type="float">
            <text:p>6672</text:p>
          </table:table-cell>
          <table:table-cell office:value-type="float" office:value="17728" calcext:value-type="float">
            <text:p>17728</text:p>
          </table:table-cell>
          <table:table-cell office:value-type="float" office:value="17325" calcext:value-type="float">
            <text:p>17325</text:p>
          </table:table-cell>
          <table:table-cell office:value-type="float" office:value="1792" calcext:value-type="float">
            <text:p>1792</text:p>
          </table:table-cell>
          <table:table-cell office:value-type="float" office:value="1623" calcext:value-type="float">
            <text:p>1623</text:p>
          </table:table-cell>
          <table:table-cell office:value-type="float" office:value="22208" calcext:value-type="float">
            <text:p>22208</text:p>
          </table:table-cell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96" calcext:value-type="float">
            <text:p>27696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3389" calcext:value-type="float">
            <text:p>338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0" calcext:value-type="date">
            <text:p>11/11/19 09:44 AM</text:p>
          </table:table-cell>
          <table:table-cell office:value-type="float" office:value="14187832" calcext:value-type="float">
            <text:p>14187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4680" calcext:value-type="float">
            <text:p>7804680</text:p>
          </table:table-cell>
          <table:table-cell office:value-type="float" office:value="263724" calcext:value-type="float">
            <text:p>263724</text:p>
          </table:table-cell>
          <table:table-cell office:value-type="float" office:value="226948" calcext:value-type="float">
            <text:p>22694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8391" calcext:value-type="float">
            <text:p>8391</text:p>
          </table:table-cell>
          <table:table-cell office:value-type="float" office:value="128704" calcext:value-type="float">
            <text:p>128704</text:p>
          </table:table-cell>
          <table:table-cell office:value-type="float" office:value="126541" calcext:value-type="float">
            <text:p>126541</text:p>
          </table:table-cell>
          <table:table-cell office:value-type="float" office:value="9920" calcext:value-type="float">
            <text:p>9920</text:p>
          </table:table-cell>
          <table:table-cell office:value-type="float" office:value="9464" calcext:value-type="float">
            <text:p>9464</text:p>
          </table:table-cell>
          <table:table-cell office:value-type="float" office:value="208640" calcext:value-type="float">
            <text:p>208640</text:p>
          </table:table-cell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18" calcext:value-type="float">
            <text:p>318</text:p>
          </table:table-cell>
          <table:table-cell office:value-type="float" office:value="208" calcext:value-type="float">
            <text:p>208</text:p>
          </table:table-cell>
          <table:table-cell office:value-type="float" office:value="13594" calcext:value-type="float">
            <text:p>13594</text:p>
          </table:table-cell>
          <table:table-cell office:value-type="float" office:value="10205" calcext:value-type="float">
            <text:p>1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1" calcext:value-type="date">
            <text:p>11/11/19 09:44 AM</text:p>
          </table:table-cell>
          <table:table-cell office:value-type="float" office:value="14072636" calcext:value-type="float">
            <text:p>14072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1176" calcext:value-type="float">
            <text:p>7911176</text:p>
          </table:table-cell>
          <table:table-cell office:value-type="float" office:value="378620" calcext:value-type="float">
            <text:p>378620</text:p>
          </table:table-cell>
          <table:table-cell office:value-type="float" office:value="341844" calcext:value-type="float">
            <text:p>341844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15165" calcext:value-type="float">
            <text:p>15165</text:p>
          </table:table-cell>
          <table:table-cell office:value-type="float" office:value="242688" calcext:value-type="float">
            <text:p>242688</text:p>
          </table:table-cell>
          <table:table-cell office:value-type="float" office:value="238671" calcext:value-type="float">
            <text:p>238671</text:p>
          </table:table-cell>
          <table:table-cell office:value-type="float" office:value="18304" calcext:value-type="float">
            <text:p>18304</text:p>
          </table:table-cell>
          <table:table-cell office:value-type="float" office:value="17514" calcext:value-type="float">
            <text:p>17514</text:p>
          </table:table-cell>
          <table:table-cell office:value-type="float" office:value="383488" calcext:value-type="float">
            <text:p>383488</text:p>
          </table:table-cell>
          <table:table-cell office:value-type="float" office:value="14016" calcext:value-type="float">
            <text:p>140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22" calcext:value-type="float">
            <text:p>422</text:p>
          </table:table-cell>
          <table:table-cell office:value-type="float" office:value="208" calcext:value-type="float">
            <text:p>208</text:p>
          </table:table-cell>
          <table:table-cell office:value-type="float" office:value="24071" calcext:value-type="float">
            <text:p>24071</text:p>
          </table:table-cell>
          <table:table-cell office:value-type="float" office:value="10477" calcext:value-type="float">
            <text:p>1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2" calcext:value-type="date">
            <text:p>11/11/19 09:44 AM</text:p>
          </table:table-cell>
          <table:table-cell office:value-type="float" office:value="13962152" calcext:value-type="float">
            <text:p>1396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9480" calcext:value-type="float">
            <text:p>8009480</text:p>
          </table:table-cell>
          <table:table-cell office:value-type="float" office:value="488688" calcext:value-type="float">
            <text:p>488688</text:p>
          </table:table-cell>
          <table:table-cell office:value-type="float" office:value="451912" calcext:value-type="float">
            <text:p>451912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0288" calcext:value-type="float">
            <text:p>140288</text:p>
          </table:table-cell>
          <table:table-cell office:value-type="float" office:value="11225" calcext:value-type="float">
            <text:p>11225</text:p>
          </table:table-cell>
          <table:table-cell office:value-type="float" office:value="350016" calcext:value-type="float">
            <text:p>350016</text:p>
          </table:table-cell>
          <table:table-cell office:value-type="float" office:value="344252" calcext:value-type="float">
            <text:p>344252</text:p>
          </table:table-cell>
          <table:table-cell office:value-type="float" office:value="26240" calcext:value-type="float">
            <text:p>26240</text:p>
          </table:table-cell>
          <table:table-cell office:value-type="float" office:value="25095" calcext:value-type="float">
            <text:p>25095</text:p>
          </table:table-cell>
          <table:table-cell office:value-type="float" office:value="383488" calcext:value-type="float">
            <text:p>38348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21" calcext:value-type="float">
            <text:p>521</text:p>
          </table:table-cell>
          <table:table-cell office:value-type="float" office:value="208" calcext:value-type="float">
            <text:p>208</text:p>
          </table:table-cell>
          <table:table-cell office:value-type="float" office:value="33935" calcext:value-type="float">
            <text:p>33935</text:p>
          </table:table-cell>
          <table:table-cell office:value-type="float" office:value="9864" calcext:value-type="float">
            <text:p>9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3" calcext:value-type="date">
            <text:p>11/11/19 09:44 AM</text:p>
          </table:table-cell>
          <table:table-cell office:value-type="float" office:value="13842120" calcext:value-type="float">
            <text:p>13842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9052" calcext:value-type="float">
            <text:p>9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4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5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6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7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8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39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0" calcext:value-type="date">
            <text:p>11/11/19 09:44 AM</text:p>
          </table:table-cell>
          <table:table-cell office:value-type="float" office:value="13841748" calcext:value-type="float">
            <text:p>1384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608800" calcext:value-type="float">
            <text:p>608800</text:p>
          </table:table-cell>
          <table:table-cell office:value-type="float" office:value="572024" calcext:value-type="float">
            <text:p>57202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199" calcext:value-type="float">
            <text:p>12199</text:p>
          </table:table-cell>
          <table:table-cell office:value-type="float" office:value="448512" calcext:value-type="float">
            <text:p>448512</text:p>
          </table:table-cell>
          <table:table-cell office:value-type="float" office:value="441130" calcext:value-type="float">
            <text:p>441130</text:p>
          </table:table-cell>
          <table:table-cell office:value-type="float" office:value="33472" calcext:value-type="float">
            <text:p>33472</text:p>
          </table:table-cell>
          <table:table-cell office:value-type="float" office:value="32050" calcext:value-type="float">
            <text:p>32050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1" calcext:value-type="date">
            <text:p>11/11/19 09:44 AM</text:p>
          </table:table-cell>
          <table:table-cell office:value-type="float" office:value="13924316" calcext:value-type="float">
            <text:p>13924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4:42" calcext:value-type="date">
            <text:p>11/11/19 09:44 AM</text:p>
          </table:table-cell>
          <table:table-cell office:value-type="float" office:value="13924084" calcext:value-type="float">
            <text:p>1392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3" calcext:value-type="date">
            <text:p>11/11/19 09:44 AM</text:p>
          </table:table-cell>
          <table:table-cell office:value-type="float" office:value="13924084" calcext:value-type="float">
            <text:p>1392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4" calcext:value-type="date">
            <text:p>11/11/19 09:44 AM</text:p>
          </table:table-cell>
          <table:table-cell office:value-type="float" office:value="13924084" calcext:value-type="float">
            <text:p>1392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5" calcext:value-type="date">
            <text:p>11/11/19 09:44 AM</text:p>
          </table:table-cell>
          <table:table-cell office:value-type="float" office:value="13924084" calcext:value-type="float">
            <text:p>1392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6" calcext:value-type="date">
            <text:p>11/11/19 09:44 AM</text:p>
          </table:table-cell>
          <table:table-cell office:value-type="float" office:value="13924116" calcext:value-type="float">
            <text:p>1392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7" calcext:value-type="date">
            <text:p>11/11/19 09:44 AM</text:p>
          </table:table-cell>
          <table:table-cell office:value-type="float" office:value="13924116" calcext:value-type="float">
            <text:p>1392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8" calcext:value-type="date">
            <text:p>11/11/19 09:44 AM</text:p>
          </table:table-cell>
          <table:table-cell office:value-type="float" office:value="13923992" calcext:value-type="float">
            <text:p>13923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26244" calcext:value-type="float">
            <text:p>526244</text:p>
          </table:table-cell>
          <table:table-cell office:value-type="float" office:value="489468" calcext:value-type="float">
            <text:p>4894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37" calcext:value-type="float">
            <text:p>107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55511" calcext:value-type="float">
            <text:p>355511</text:p>
          </table:table-cell>
          <table:table-cell office:value-type="float" office:value="30848" calcext:value-type="float">
            <text:p>30848</text:p>
          </table:table-cell>
          <table:table-cell office:value-type="float" office:value="25903" calcext:value-type="float">
            <text:p>25903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49" calcext:value-type="date">
            <text:p>11/11/19 09:44 AM</text:p>
          </table:table-cell>
          <table:table-cell office:value-type="float" office:value="14015512" calcext:value-type="float">
            <text:p>14015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8873" calcext:value-type="float">
            <text:p>8873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2" calcext:value-type="float">
            <text:p>26989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4:50" calcext:value-type="date">
            <text:p>11/11/19 09:44 AM</text:p>
          </table:table-cell>
          <table:table-cell office:value-type="float" office:value="14015628" calcext:value-type="float">
            <text:p>1401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2" calcext:value-type="float">
            <text:p>26989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1" calcext:value-type="date">
            <text:p>11/11/19 09:44 AM</text:p>
          </table:table-cell>
          <table:table-cell office:value-type="float" office:value="14015628" calcext:value-type="float">
            <text:p>1401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2" calcext:value-type="float">
            <text:p>26989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2" calcext:value-type="date">
            <text:p>11/11/19 09:44 AM</text:p>
          </table:table-cell>
          <table:table-cell office:value-type="float" office:value="14015628" calcext:value-type="float">
            <text:p>1401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2" calcext:value-type="float">
            <text:p>26989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3" calcext:value-type="date">
            <text:p>11/11/19 09:44 AM</text:p>
          </table:table-cell>
          <table:table-cell office:value-type="float" office:value="14015628" calcext:value-type="float">
            <text:p>1401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2" calcext:value-type="float">
            <text:p>269892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4" calcext:value-type="date">
            <text:p>11/11/19 09:44 AM</text:p>
          </table:table-cell>
          <table:table-cell office:value-type="float" office:value="14015504" calcext:value-type="float">
            <text:p>14015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4" calcext:value-type="float">
            <text:p>26989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5" calcext:value-type="date">
            <text:p>11/11/19 09:44 AM</text:p>
          </table:table-cell>
          <table:table-cell office:value-type="float" office:value="14015504" calcext:value-type="float">
            <text:p>14015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4" calcext:value-type="float">
            <text:p>26989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6" calcext:value-type="date">
            <text:p>11/11/19 09:44 AM</text:p>
          </table:table-cell>
          <table:table-cell office:value-type="float" office:value="14015504" calcext:value-type="float">
            <text:p>14015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4" calcext:value-type="float">
            <text:p>26989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7" calcext:value-type="date">
            <text:p>11/11/19 09:44 AM</text:p>
          </table:table-cell>
          <table:table-cell office:value-type="float" office:value="14015504" calcext:value-type="float">
            <text:p>14015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33928" calcext:value-type="float">
            <text:p>433928</text:p>
          </table:table-cell>
          <table:table-cell office:value-type="float" office:value="397152" calcext:value-type="float">
            <text:p>3971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816" calcext:value-type="float">
            <text:p>34816</text:p>
          </table:table-cell>
          <table:table-cell office:value-type="float" office:value="9235" calcext:value-type="float">
            <text:p>9235</text:p>
          </table:table-cell>
          <table:table-cell office:value-type="float" office:value="281984" calcext:value-type="float">
            <text:p>281984</text:p>
          </table:table-cell>
          <table:table-cell office:value-type="float" office:value="269894" calcext:value-type="float">
            <text:p>269894</text:p>
          </table:table-cell>
          <table:table-cell office:value-type="float" office:value="24448" calcext:value-type="float">
            <text:p>24448</text:p>
          </table:table-cell>
          <table:table-cell office:value-type="float" office:value="19755" calcext:value-type="float">
            <text:p>19755</text:p>
          </table:table-cell>
          <table:table-cell office:value-type="float" office:value="747520" calcext:value-type="float">
            <text:p>747520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4:58" calcext:value-type="date">
            <text:p>11/11/19 09:44 AM</text:p>
          </table:table-cell>
          <table:table-cell office:value-type="float" office:value="14106024" calcext:value-type="float">
            <text:p>14106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4:59" calcext:value-type="date">
            <text:p>11/11/19 09:44 AM</text:p>
          </table:table-cell>
          <table:table-cell office:value-type="float" office:value="14106024" calcext:value-type="float">
            <text:p>14106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0" calcext:value-type="date">
            <text:p>11/11/19 09:45 AM</text:p>
          </table:table-cell>
          <table:table-cell office:value-type="float" office:value="14106024" calcext:value-type="float">
            <text:p>14106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1" calcext:value-type="date">
            <text:p>11/11/19 09:45 AM</text:p>
          </table:table-cell>
          <table:table-cell office:value-type="float" office:value="14106040" calcext:value-type="float">
            <text:p>14106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2" calcext:value-type="date">
            <text:p>11/11/19 09:45 AM</text:p>
          </table:table-cell>
          <table:table-cell office:value-type="float" office:value="14106040" calcext:value-type="float">
            <text:p>14106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3" calcext:value-type="date">
            <text:p>11/11/19 09:45 AM</text:p>
          </table:table-cell>
          <table:table-cell office:value-type="float" office:value="14105960" calcext:value-type="float">
            <text:p>14105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4" calcext:value-type="date">
            <text:p>11/11/19 09:45 AM</text:p>
          </table:table-cell>
          <table:table-cell office:value-type="float" office:value="14105948" calcext:value-type="float">
            <text:p>14105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5" calcext:value-type="date">
            <text:p>11/11/19 09:45 AM</text:p>
          </table:table-cell>
          <table:table-cell office:value-type="float" office:value="14105948" calcext:value-type="float">
            <text:p>14105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3684" calcext:value-type="float">
            <text:p>343684</text:p>
          </table:table-cell>
          <table:table-cell office:value-type="float" office:value="306908" calcext:value-type="float">
            <text:p>30690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773" calcext:value-type="float">
            <text:p>7773</text:p>
          </table:table-cell>
          <table:table-cell office:value-type="float" office:value="194944" calcext:value-type="float">
            <text:p>194944</text:p>
          </table:table-cell>
          <table:table-cell office:value-type="float" office:value="184275" calcext:value-type="float">
            <text:p>184275</text:p>
          </table:table-cell>
          <table:table-cell office:value-type="float" office:value="18048" calcext:value-type="float">
            <text:p>18048</text:p>
          </table:table-cell>
          <table:table-cell office:value-type="float" office:value="13608" calcext:value-type="float">
            <text:p>13608</text:p>
          </table:table-cell>
          <table:table-cell office:value-type="float" office:value="737792" calcext:value-type="float">
            <text:p>737792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6" calcext:value-type="date">
            <text:p>11/11/19 09:45 AM</text:p>
          </table:table-cell>
          <table:table-cell office:value-type="float" office:value="14194608" calcext:value-type="float">
            <text:p>1419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5:07" calcext:value-type="date">
            <text:p>11/11/19 09:45 AM</text:p>
          </table:table-cell>
          <table:table-cell office:value-type="float" office:value="14194856" calcext:value-type="float">
            <text:p>14194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8" calcext:value-type="date">
            <text:p>11/11/19 09:45 AM</text:p>
          </table:table-cell>
          <table:table-cell office:value-type="float" office:value="14194856" calcext:value-type="float">
            <text:p>14194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09" calcext:value-type="date">
            <text:p>11/11/19 09:45 AM</text:p>
          </table:table-cell>
          <table:table-cell office:value-type="float" office:value="14194856" calcext:value-type="float">
            <text:p>14194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0" calcext:value-type="date">
            <text:p>11/11/19 09:45 AM</text:p>
          </table:table-cell>
          <table:table-cell office:value-type="float" office:value="14194856" calcext:value-type="float">
            <text:p>14194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1" calcext:value-type="date">
            <text:p>11/11/19 09:45 AM</text:p>
          </table:table-cell>
          <table:table-cell office:value-type="float" office:value="14194856" calcext:value-type="float">
            <text:p>14194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2" calcext:value-type="date">
            <text:p>11/11/19 09:45 AM</text:p>
          </table:table-cell>
          <table:table-cell office:value-type="float" office:value="14194856" calcext:value-type="float">
            <text:p>14194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3" calcext:value-type="date">
            <text:p>11/11/19 09:45 AM</text:p>
          </table:table-cell>
          <table:table-cell office:value-type="float" office:value="14194988" calcext:value-type="float">
            <text:p>14194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4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5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6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7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8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19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0" calcext:value-type="date">
            <text:p>11/11/19 09:45 AM</text:p>
          </table:table-cell>
          <table:table-cell office:value-type="float" office:value="14194752" calcext:value-type="float">
            <text:p>14194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1" calcext:value-type="date">
            <text:p>11/11/19 09:45 AM</text:p>
          </table:table-cell>
          <table:table-cell office:value-type="float" office:value="14194688" calcext:value-type="float">
            <text:p>14194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2" calcext:value-type="date">
            <text:p>11/11/19 09:45 AM</text:p>
          </table:table-cell>
          <table:table-cell office:value-type="float" office:value="14194688" calcext:value-type="float">
            <text:p>14194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3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4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5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6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7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8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29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0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1" calcext:value-type="date">
            <text:p>11/11/19 09:45 AM</text:p>
          </table:table-cell>
          <table:table-cell office:value-type="float" office:value="14194720" calcext:value-type="float">
            <text:p>1419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2" calcext:value-type="date">
            <text:p>11/11/19 09:45 AM</text:p>
          </table:table-cell>
          <table:table-cell office:value-type="float" office:value="14195500" calcext:value-type="float">
            <text:p>14195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3" calcext:value-type="date">
            <text:p>11/11/19 09:45 AM</text:p>
          </table:table-cell>
          <table:table-cell office:value-type="float" office:value="14195508" calcext:value-type="float">
            <text:p>14195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4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5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6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7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8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39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0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1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2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3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4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5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6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7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8" calcext:value-type="date">
            <text:p>11/11/19 09:45 AM</text:p>
          </table:table-cell>
          <table:table-cell office:value-type="float" office:value="14195748" calcext:value-type="float">
            <text:p>14195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49" calcext:value-type="date">
            <text:p>11/11/19 09:45 AM</text:p>
          </table:table-cell>
          <table:table-cell office:value-type="float" office:value="14195624" calcext:value-type="float">
            <text:p>14195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0" calcext:value-type="date">
            <text:p>11/11/19 09:45 AM</text:p>
          </table:table-cell>
          <table:table-cell office:value-type="float" office:value="14195624" calcext:value-type="float">
            <text:p>14195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1" calcext:value-type="date">
            <text:p>11/11/19 09:45 AM</text:p>
          </table:table-cell>
          <table:table-cell office:value-type="float" office:value="14167624" calcext:value-type="float">
            <text:p>14167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2" calcext:value-type="date">
            <text:p>11/11/19 09:45 AM</text:p>
          </table:table-cell>
          <table:table-cell office:value-type="float" office:value="14167636" calcext:value-type="float">
            <text:p>14167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3" calcext:value-type="date">
            <text:p>11/11/19 09:45 AM</text:p>
          </table:table-cell>
          <table:table-cell office:value-type="float" office:value="14167636" calcext:value-type="float">
            <text:p>14167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4" calcext:value-type="date">
            <text:p>11/11/19 09:45 AM</text:p>
          </table:table-cell>
          <table:table-cell office:value-type="float" office:value="14167480" calcext:value-type="float">
            <text:p>14167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5" calcext:value-type="date">
            <text:p>11/11/19 09:45 AM</text:p>
          </table:table-cell>
          <table:table-cell office:value-type="float" office:value="14167356" calcext:value-type="float">
            <text:p>14167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6" calcext:value-type="date">
            <text:p>11/11/19 09:45 AM</text:p>
          </table:table-cell>
          <table:table-cell office:value-type="float" office:value="14167356" calcext:value-type="float">
            <text:p>14167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7" calcext:value-type="date">
            <text:p>11/11/19 09:45 AM</text:p>
          </table:table-cell>
          <table:table-cell office:value-type="float" office:value="14166492" calcext:value-type="float">
            <text:p>14166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8" calcext:value-type="date">
            <text:p>11/11/19 09:45 AM</text:p>
          </table:table-cell>
          <table:table-cell office:value-type="float" office:value="14166492" calcext:value-type="float">
            <text:p>14166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5:59" calcext:value-type="date">
            <text:p>11/11/19 09:45 AM</text:p>
          </table:table-cell>
          <table:table-cell office:value-type="float" office:value="14165996" calcext:value-type="float">
            <text:p>14165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0" calcext:value-type="date">
            <text:p>11/11/19 09:46 AM</text:p>
          </table:table-cell>
          <table:table-cell office:value-type="float" office:value="14166500" calcext:value-type="float">
            <text:p>14166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1" calcext:value-type="date">
            <text:p>11/11/19 09:46 AM</text:p>
          </table:table-cell>
          <table:table-cell office:value-type="float" office:value="14166504" calcext:value-type="float">
            <text:p>1416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2" calcext:value-type="date">
            <text:p>11/11/19 09:46 AM</text:p>
          </table:table-cell>
          <table:table-cell office:value-type="float" office:value="14166504" calcext:value-type="float">
            <text:p>1416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3" calcext:value-type="date">
            <text:p>11/11/19 09:46 AM</text:p>
          </table:table-cell>
          <table:table-cell office:value-type="float" office:value="14166504" calcext:value-type="float">
            <text:p>1416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4" calcext:value-type="date">
            <text:p>11/11/19 09:46 AM</text:p>
          </table:table-cell>
          <table:table-cell office:value-type="float" office:value="14166504" calcext:value-type="float">
            <text:p>1416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5" calcext:value-type="date">
            <text:p>11/11/19 09:46 AM</text:p>
          </table:table-cell>
          <table:table-cell office:value-type="float" office:value="14166504" calcext:value-type="float">
            <text:p>1416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6" calcext:value-type="date">
            <text:p>11/11/19 09:46 AM</text:p>
          </table:table-cell>
          <table:table-cell office:value-type="float" office:value="14176692" calcext:value-type="float">
            <text:p>14176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7" calcext:value-type="date">
            <text:p>11/11/19 09:46 AM</text:p>
          </table:table-cell>
          <table:table-cell office:value-type="float" office:value="14193056" calcext:value-type="float">
            <text:p>1419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8" calcext:value-type="date">
            <text:p>11/11/19 09:46 AM</text:p>
          </table:table-cell>
          <table:table-cell office:value-type="float" office:value="14193676" calcext:value-type="float">
            <text:p>14193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09" calcext:value-type="date">
            <text:p>11/11/19 09:46 AM</text:p>
          </table:table-cell>
          <table:table-cell office:value-type="float" office:value="14193676" calcext:value-type="float">
            <text:p>14193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254488" calcext:value-type="float">
            <text:p>254488</text:p>
          </table:table-cell>
          <table:table-cell office:value-type="float" office:value="217712" calcext:value-type="float">
            <text:p>21771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6311" calcext:value-type="float">
            <text:p>6311</text:p>
          </table:table-cell>
          <table:table-cell office:value-type="float" office:value="107904" calcext:value-type="float">
            <text:p>107904</text:p>
          </table:table-cell>
          <table:table-cell office:value-type="float" office:value="98656" calcext:value-type="float">
            <text:p>98656</text:p>
          </table:table-cell>
          <table:table-cell office:value-type="float" office:value="11648" calcext:value-type="float">
            <text:p>11648</text:p>
          </table:table-cell>
          <table:table-cell office:value-type="float" office:value="7461" calcext:value-type="float">
            <text:p>7461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7" calcext:value-type="float">
            <text:p>1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0" calcext:value-type="date">
            <text:p>11/11/19 09:46 AM</text:p>
          </table:table-cell>
          <table:table-cell office:value-type="float" office:value="14099312" calcext:value-type="float">
            <text:p>1409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349108" calcext:value-type="float">
            <text:p>349108</text:p>
          </table:table-cell>
          <table:table-cell office:value-type="float" office:value="312332" calcext:value-type="float">
            <text:p>312332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7165" calcext:value-type="float">
            <text:p>17165</text:p>
          </table:table-cell>
          <table:table-cell office:value-type="float" office:value="203008" calcext:value-type="float">
            <text:p>203008</text:p>
          </table:table-cell>
          <table:table-cell office:value-type="float" office:value="199602" calcext:value-type="float">
            <text:p>199602</text:p>
          </table:table-cell>
          <table:table-cell office:value-type="float" office:value="15424" calcext:value-type="float">
            <text:p>15424</text:p>
          </table:table-cell>
          <table:table-cell office:value-type="float" office:value="14710" calcext:value-type="float">
            <text:p>14710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86" calcext:value-type="float">
            <text:p>386</text:p>
          </table:table-cell>
          <table:table-cell office:value-type="float" office:value="208" calcext:value-type="float">
            <text:p>208</text:p>
          </table:table-cell>
          <table:table-cell office:value-type="float" office:value="20420" calcext:value-type="float">
            <text:p>20420</text:p>
          </table:table-cell>
          <table:table-cell office:value-type="float" office:value="9433" calcext:value-type="float">
            <text:p>9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1" calcext:value-type="date">
            <text:p>11/11/19 09:46 AM</text:p>
          </table:table-cell>
          <table:table-cell office:value-type="float" office:value="13988084" calcext:value-type="float">
            <text:p>1398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460540" calcext:value-type="float">
            <text:p>460540</text:p>
          </table:table-cell>
          <table:table-cell office:value-type="float" office:value="423764" calcext:value-type="float">
            <text:p>423764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455" calcext:value-type="float">
            <text:p>10455</text:p>
          </table:table-cell>
          <table:table-cell office:value-type="float" office:value="315648" calcext:value-type="float">
            <text:p>315648</text:p>
          </table:table-cell>
          <table:table-cell office:value-type="float" office:value="310465" calcext:value-type="float">
            <text:p>310465</text:p>
          </table:table-cell>
          <table:table-cell office:value-type="float" office:value="23680" calcext:value-type="float">
            <text:p>23680</text:p>
          </table:table-cell>
          <table:table-cell office:value-type="float" office:value="22668" calcext:value-type="float">
            <text:p>22668</text:p>
          </table:table-cell>
          <table:table-cell office:value-type="float" office:value="359744" calcext:value-type="float">
            <text:p>3597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89" calcext:value-type="float">
            <text:p>489</text:p>
          </table:table-cell>
          <table:table-cell office:value-type="float" office:value="208" calcext:value-type="float">
            <text:p>208</text:p>
          </table:table-cell>
          <table:table-cell office:value-type="float" office:value="30778" calcext:value-type="float">
            <text:p>30778</text:p>
          </table:table-cell>
          <table:table-cell office:value-type="float" office:value="10358" calcext:value-type="float">
            <text:p>1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2" calcext:value-type="date">
            <text:p>11/11/19 09:46 AM</text:p>
          </table:table-cell>
          <table:table-cell office:value-type="float" office:value="13875496" calcext:value-type="float">
            <text:p>13875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9592" calcext:value-type="float">
            <text:p>8099592</text:p>
          </table:table-cell>
          <table:table-cell office:value-type="float" office:value="572820" calcext:value-type="float">
            <text:p>572820</text:p>
          </table:table-cell>
          <table:table-cell office:value-type="float" office:value="536044" calcext:value-type="float">
            <text:p>536044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4454" calcext:value-type="float">
            <text:p>14454</text:p>
          </table:table-cell>
          <table:table-cell office:value-type="float" office:value="429056" calcext:value-type="float">
            <text:p>429056</text:p>
          </table:table-cell>
          <table:table-cell office:value-type="float" office:value="422042" calcext:value-type="float">
            <text:p>422042</text:p>
          </table:table-cell>
          <table:table-cell office:value-type="float" office:value="32000" calcext:value-type="float">
            <text:p>32000</text:p>
          </table:table-cell>
          <table:table-cell office:value-type="float" office:value="30680" calcext:value-type="float">
            <text:p>30680</text:p>
          </table:table-cell>
          <table:table-cell office:value-type="float" office:value="707328" calcext:value-type="float">
            <text:p>70732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94" calcext:value-type="float">
            <text:p>594</text:p>
          </table:table-cell>
          <table:table-cell office:value-type="float" office:value="208" calcext:value-type="float">
            <text:p>208</text:p>
          </table:table-cell>
          <table:table-cell office:value-type="float" office:value="41204" calcext:value-type="float">
            <text:p>41204</text:p>
          </table:table-cell>
          <table:table-cell office:value-type="float" office:value="10426" calcext:value-type="float">
            <text:p>1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3" calcext:value-type="date">
            <text:p>11/11/19 09:46 AM</text:p>
          </table:table-cell>
          <table:table-cell office:value-type="float" office:value="13767064" calcext:value-type="float">
            <text:p>13767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office:value-type="float" office:value="9783" calcext:value-type="float">
            <text:p>9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4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5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6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7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8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19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0" calcext:value-type="date">
            <text:p>11/11/19 09:46 AM</text:p>
          </table:table-cell>
          <table:table-cell office:value-type="float" office:value="13767248" calcext:value-type="float">
            <text:p>137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80644" calcext:value-type="float">
            <text:p>680644</text:p>
          </table:table-cell>
          <table:table-cell office:value-type="float" office:value="643868" calcext:value-type="float">
            <text:p>6438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13697" calcext:value-type="float">
            <text:p>13697</text:p>
          </table:table-cell>
          <table:table-cell office:value-type="float" office:value="535552" calcext:value-type="float">
            <text:p>535552</text:p>
          </table:table-cell>
          <table:table-cell office:value-type="float" office:value="526753" calcext:value-type="float">
            <text:p>526753</text:p>
          </table:table-cell>
          <table:table-cell office:value-type="float" office:value="39872" calcext:value-type="float">
            <text:p>39872</text:p>
          </table:table-cell>
          <table:table-cell office:value-type="float" office:value="38198" calcext:value-type="float">
            <text:p>3819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7" calcext:value-type="float">
            <text:p>5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1" calcext:value-type="date">
            <text:p>11/11/19 09:46 AM</text:p>
          </table:table-cell>
          <table:table-cell office:value-type="float" office:value="13846008" calcext:value-type="float">
            <text:p>13846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6:22" calcext:value-type="date">
            <text:p>11/11/19 09:46 AM</text:p>
          </table:table-cell>
          <table:table-cell office:value-type="float" office:value="13846000" calcext:value-type="float">
            <text:p>1384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3" calcext:value-type="date">
            <text:p>11/11/19 09:46 AM</text:p>
          </table:table-cell>
          <table:table-cell office:value-type="float" office:value="13846000" calcext:value-type="float">
            <text:p>1384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4" calcext:value-type="date">
            <text:p>11/11/19 09:46 AM</text:p>
          </table:table-cell>
          <table:table-cell office:value-type="float" office:value="13846004" calcext:value-type="float">
            <text:p>13846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5" calcext:value-type="date">
            <text:p>11/11/19 09:46 AM</text:p>
          </table:table-cell>
          <table:table-cell office:value-type="float" office:value="13846004" calcext:value-type="float">
            <text:p>13846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6" calcext:value-type="date">
            <text:p>11/11/19 09:46 AM</text:p>
          </table:table-cell>
          <table:table-cell office:value-type="float" office:value="13846004" calcext:value-type="float">
            <text:p>13846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7" calcext:value-type="date">
            <text:p>11/11/19 09:46 AM</text:p>
          </table:table-cell>
          <table:table-cell office:value-type="float" office:value="13846004" calcext:value-type="float">
            <text:p>13846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8" calcext:value-type="date">
            <text:p>11/11/19 09:46 AM</text:p>
          </table:table-cell>
          <table:table-cell office:value-type="float" office:value="13845756" calcext:value-type="float">
            <text:p>13845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601944" calcext:value-type="float">
            <text:p>601944</text:p>
          </table:table-cell>
          <table:table-cell office:value-type="float" office:value="565168" calcext:value-type="float">
            <text:p>5651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5056" calcext:value-type="float">
            <text:p>45056</text:p>
          </table:table-cell>
          <table:table-cell office:value-type="float" office:value="12248" calcext:value-type="float">
            <text:p>12248</text:p>
          </table:table-cell>
          <table:table-cell office:value-type="float" office:value="456320" calcext:value-type="float">
            <text:p>456320</text:p>
          </table:table-cell>
          <table:table-cell office:value-type="float" office:value="441134" calcext:value-type="float">
            <text:p>441134</text:p>
          </table:table-cell>
          <table:table-cell office:value-type="float" office:value="37504" calcext:value-type="float">
            <text:p>37504</text:p>
          </table:table-cell>
          <table:table-cell office:value-type="float" office:value="32050" calcext:value-type="float">
            <text:p>32050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7" calcext:value-type="float">
            <text:p>4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29" calcext:value-type="date">
            <text:p>11/11/19 09:46 AM</text:p>
          </table:table-cell>
          <table:table-cell office:value-type="float" office:value="13929476" calcext:value-type="float">
            <text:p>1392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6:30" calcext:value-type="date">
            <text:p>11/11/19 09:46 AM</text:p>
          </table:table-cell>
          <table:table-cell office:value-type="float" office:value="13929736" calcext:value-type="float">
            <text:p>13929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1" calcext:value-type="date">
            <text:p>11/11/19 09:46 AM</text:p>
          </table:table-cell>
          <table:table-cell office:value-type="float" office:value="13929828" calcext:value-type="float">
            <text:p>13929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2" calcext:value-type="date">
            <text:p>11/11/19 09:46 AM</text:p>
          </table:table-cell>
          <table:table-cell office:value-type="float" office:value="13929828" calcext:value-type="float">
            <text:p>13929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3" calcext:value-type="date">
            <text:p>11/11/19 09:46 AM</text:p>
          </table:table-cell>
          <table:table-cell office:value-type="float" office:value="13929828" calcext:value-type="float">
            <text:p>13929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4" calcext:value-type="date">
            <text:p>11/11/19 09:46 AM</text:p>
          </table:table-cell>
          <table:table-cell office:value-type="float" office:value="13929832" calcext:value-type="float">
            <text:p>13929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5" calcext:value-type="date">
            <text:p>11/11/19 09:46 AM</text:p>
          </table:table-cell>
          <table:table-cell office:value-type="float" office:value="13929844" calcext:value-type="float">
            <text:p>1392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6" calcext:value-type="date">
            <text:p>11/11/19 09:46 AM</text:p>
          </table:table-cell>
          <table:table-cell office:value-type="float" office:value="13929844" calcext:value-type="float">
            <text:p>1392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517628" calcext:value-type="float">
            <text:p>517628</text:p>
          </table:table-cell>
          <table:table-cell office:value-type="float" office:value="480852" calcext:value-type="float">
            <text:p>480852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960" calcext:value-type="float">
            <text:p>40960</text:p>
          </table:table-cell>
          <table:table-cell office:value-type="float" office:value="10786" calcext:value-type="float">
            <text:p>10786</text:p>
          </table:table-cell>
          <table:table-cell office:value-type="float" office:value="370816" calcext:value-type="float">
            <text:p>370816</text:p>
          </table:table-cell>
          <table:table-cell office:value-type="float" office:value="355515" calcext:value-type="float">
            <text:p>355515</text:p>
          </table:table-cell>
          <table:table-cell office:value-type="float" office:value="31872" calcext:value-type="float">
            <text:p>31872</text:p>
          </table:table-cell>
          <table:table-cell office:value-type="float" office:value="25903" calcext:value-type="float">
            <text:p>25903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7" calcext:value-type="float">
            <text:p>3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7" calcext:value-type="date">
            <text:p>11/11/19 09:46 AM</text:p>
          </table:table-cell>
          <table:table-cell office:value-type="float" office:value="14013824" calcext:value-type="float">
            <text:p>1401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6" calcext:value-type="float">
            <text:p>26989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6:38" calcext:value-type="date">
            <text:p>11/11/19 09:46 AM</text:p>
          </table:table-cell>
          <table:table-cell office:value-type="float" office:value="14014164" calcext:value-type="float">
            <text:p>140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6" calcext:value-type="float">
            <text:p>26989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39" calcext:value-type="date">
            <text:p>11/11/19 09:46 AM</text:p>
          </table:table-cell>
          <table:table-cell office:value-type="float" office:value="14014164" calcext:value-type="float">
            <text:p>140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6" calcext:value-type="float">
            <text:p>26989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0" calcext:value-type="date">
            <text:p>11/11/19 09:46 AM</text:p>
          </table:table-cell>
          <table:table-cell office:value-type="float" office:value="14014164" calcext:value-type="float">
            <text:p>140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6" calcext:value-type="float">
            <text:p>269896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1" calcext:value-type="date">
            <text:p>11/11/19 09:46 AM</text:p>
          </table:table-cell>
          <table:table-cell office:value-type="float" office:value="14014288" calcext:value-type="float">
            <text:p>1401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7" calcext:value-type="float">
            <text:p>26989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2" calcext:value-type="date">
            <text:p>11/11/19 09:46 AM</text:p>
          </table:table-cell>
          <table:table-cell office:value-type="float" office:value="14014288" calcext:value-type="float">
            <text:p>1401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7" calcext:value-type="float">
            <text:p>26989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3" calcext:value-type="date">
            <text:p>11/11/19 09:46 AM</text:p>
          </table:table-cell>
          <table:table-cell office:value-type="float" office:value="14014288" calcext:value-type="float">
            <text:p>1401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7" calcext:value-type="float">
            <text:p>26989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4" calcext:value-type="date">
            <text:p>11/11/19 09:46 AM</text:p>
          </table:table-cell>
          <table:table-cell office:value-type="float" office:value="14014288" calcext:value-type="float">
            <text:p>1401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433240" calcext:value-type="float">
            <text:p>433240</text:p>
          </table:table-cell>
          <table:table-cell office:value-type="float" office:value="396464" calcext:value-type="float">
            <text:p>396464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888" calcext:value-type="float">
            <text:p>37888</text:p>
          </table:table-cell>
          <table:table-cell office:value-type="float" office:value="9324" calcext:value-type="float">
            <text:p>9324</text:p>
          </table:table-cell>
          <table:table-cell office:value-type="float" office:value="285504" calcext:value-type="float">
            <text:p>285504</text:p>
          </table:table-cell>
          <table:table-cell office:value-type="float" office:value="269897" calcext:value-type="float">
            <text:p>269897</text:p>
          </table:table-cell>
          <table:table-cell office:value-type="float" office:value="26240" calcext:value-type="float">
            <text:p>26240</text:p>
          </table:table-cell>
          <table:table-cell office:value-type="float" office:value="19756" calcext:value-type="float">
            <text:p>19756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7" calcext:value-type="float">
            <text:p>26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5" calcext:value-type="date">
            <text:p>11/11/19 09:46 AM</text:p>
          </table:table-cell>
          <table:table-cell office:value-type="float" office:value="14098148" calcext:value-type="float">
            <text:p>14098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880" calcext:value-type="float">
            <text:p>348880</text:p>
          </table:table-cell>
          <table:table-cell office:value-type="float" office:value="312104" calcext:value-type="float">
            <text:p>312104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497" calcext:value-type="float">
            <text:p>7497</text:p>
          </table:table-cell>
          <table:table-cell office:value-type="float" office:value="200256" calcext:value-type="float">
            <text:p>200256</text:p>
          </table:table-cell>
          <table:table-cell office:value-type="float" office:value="184279" calcext:value-type="float">
            <text:p>184279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92608" calcext:value-type="float">
            <text:p>892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date" office:date-value="2019-11-11T09:46:46" calcext:value-type="date">
            <text:p>11/11/19 09:46 AM</text:p>
          </table:table-cell>
          <table:table-cell office:value-type="float" office:value="14098616" calcext:value-type="float">
            <text:p>14098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7" calcext:value-type="date">
            <text:p>11/11/19 09:46 AM</text:p>
          </table:table-cell>
          <table:table-cell office:value-type="float" office:value="14098616" calcext:value-type="float">
            <text:p>14098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8" calcext:value-type="date">
            <text:p>11/11/19 09:46 AM</text:p>
          </table:table-cell>
          <table:table-cell office:value-type="float" office:value="14098740" calcext:value-type="float">
            <text:p>14098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49" calcext:value-type="date">
            <text:p>11/11/19 09:46 AM</text:p>
          </table:table-cell>
          <table:table-cell office:value-type="float" office:value="14098740" calcext:value-type="float">
            <text:p>14098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0" calcext:value-type="date">
            <text:p>11/11/19 09:46 AM</text:p>
          </table:table-cell>
          <table:table-cell office:value-type="float" office:value="14098740" calcext:value-type="float">
            <text:p>14098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1" calcext:value-type="date">
            <text:p>11/11/19 09:46 AM</text:p>
          </table:table-cell>
          <table:table-cell office:value-type="float" office:value="14098740" calcext:value-type="float">
            <text:p>14098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2" calcext:value-type="date">
            <text:p>11/11/19 09:46 AM</text:p>
          </table:table-cell>
          <table:table-cell office:value-type="float" office:value="14098740" calcext:value-type="float">
            <text:p>14098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3" calcext:value-type="date">
            <text:p>11/11/19 09:46 AM</text:p>
          </table:table-cell>
          <table:table-cell office:value-type="float" office:value="14098740" calcext:value-type="float">
            <text:p>14098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1512" calcext:value-type="float">
            <text:p>8181512</text:p>
          </table:table-cell>
          <table:table-cell office:value-type="float" office:value="348756" calcext:value-type="float">
            <text:p>348756</text:p>
          </table:table-cell>
          <table:table-cell office:value-type="float" office:value="311980" calcext:value-type="float">
            <text:p>311980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720" calcext:value-type="float">
            <text:p>30720</text:p>
          </table:table-cell>
          <table:table-cell office:value-type="float" office:value="7821" calcext:value-type="float">
            <text:p>7821</text:p>
          </table:table-cell>
          <table:table-cell office:value-type="float" office:value="200320" calcext:value-type="float">
            <text:p>200320</text:p>
          </table:table-cell>
          <table:table-cell office:value-type="float" office:value="184288" calcext:value-type="float">
            <text:p>184288</text:p>
          </table:table-cell>
          <table:table-cell office:value-type="float" office:value="20608" calcext:value-type="float">
            <text:p>20608</text:p>
          </table:table-cell>
          <table:table-cell office:value-type="float" office:value="13608" calcext:value-type="float">
            <text:p>13608</text:p>
          </table:table-cell>
          <table:table-cell office:value-type="float" office:value="870144" calcext:value-type="float">
            <text:p>870144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7" calcext:value-type="float">
            <text:p>18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4" calcext:value-type="date">
            <text:p>11/11/19 09:46 AM</text:p>
          </table:table-cell>
          <table:table-cell office:value-type="float" office:value="14289204" calcext:value-type="float">
            <text:p>14289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8184" calcext:value-type="float">
            <text:p>7698184</text:p>
          </table:table-cell>
          <table:table-cell office:value-type="float" office:value="159144" calcext:value-type="float">
            <text:p>159144</text:p>
          </table:table-cell>
          <table:table-cell office:value-type="float" office:value="122368" calcext:value-type="float">
            <text:p>122368</text:p>
          </table:table-cell>
          <table:table-cell office:value-type="float" office:value="36776" calcext:value-type="float">
            <text:p>36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911" calcext:value-type="float">
            <text:p>4911</text:p>
          </table:table-cell>
          <table:table-cell office:value-type="float" office:value="13376" calcext:value-type="float">
            <text:p>13376</text:p>
          </table:table-cell>
          <table:table-cell office:value-type="float" office:value="13050" calcext:value-type="float">
            <text:p>1305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9-11-11T09:46:55" calcext:value-type="date">
            <text:p>11/11/19 09:46 AM</text:p>
          </table:table-cell>
          <table:table-cell office:value-type="float" office:value="14289208" calcext:value-type="float">
            <text:p>14289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8184" calcext:value-type="float">
            <text:p>7698184</text:p>
          </table:table-cell>
          <table:table-cell office:value-type="float" office:value="159144" calcext:value-type="float">
            <text:p>159144</text:p>
          </table:table-cell>
          <table:table-cell office:value-type="float" office:value="122368" calcext:value-type="float">
            <text:p>1223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911" calcext:value-type="float">
            <text:p>4911</text:p>
          </table:table-cell>
          <table:table-cell office:value-type="float" office:value="13376" calcext:value-type="float">
            <text:p>13376</text:p>
          </table:table-cell>
          <table:table-cell office:value-type="float" office:value="13050" calcext:value-type="float">
            <text:p>1305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6" calcext:value-type="date">
            <text:p>11/11/19 09:46 AM</text:p>
          </table:table-cell>
          <table:table-cell office:value-type="float" office:value="14289208" calcext:value-type="float">
            <text:p>14289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8184" calcext:value-type="float">
            <text:p>7698184</text:p>
          </table:table-cell>
          <table:table-cell office:value-type="float" office:value="159144" calcext:value-type="float">
            <text:p>159144</text:p>
          </table:table-cell>
          <table:table-cell office:value-type="float" office:value="122368" calcext:value-type="float">
            <text:p>1223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911" calcext:value-type="float">
            <text:p>4911</text:p>
          </table:table-cell>
          <table:table-cell office:value-type="float" office:value="13376" calcext:value-type="float">
            <text:p>13376</text:p>
          </table:table-cell>
          <table:table-cell office:value-type="float" office:value="13050" calcext:value-type="float">
            <text:p>1305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T09:46:57" calcext:value-type="date">
            <text:p>11/11/19 09:46 AM</text:p>
          </table:table-cell>
          <table:table-cell office:value-type="float" office:value="14289212" calcext:value-type="float">
            <text:p>14289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98184" calcext:value-type="float">
            <text:p>7698184</text:p>
          </table:table-cell>
          <table:table-cell office:value-type="float" office:value="159144" calcext:value-type="float">
            <text:p>159144</text:p>
          </table:table-cell>
          <table:table-cell office:value-type="float" office:value="122368" calcext:value-type="float">
            <text:p>122368</text:p>
          </table:table-cell>
          <table:table-cell office:value-type="float" office:value="36776" calcext:value-type="float">
            <text:p>36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4576" calcext:value-type="float">
            <text:p>24576</text:p>
          </table:table-cell>
          <table:table-cell office:value-type="float" office:value="4911" calcext:value-type="float">
            <text:p>4911</text:p>
          </table:table-cell>
          <table:table-cell office:value-type="float" office:value="13376" calcext:value-type="float">
            <text:p>13376</text:p>
          </table:table-cell>
          <table:table-cell office:value-type="float" office:value="13050" calcext:value-type="float">
            <text:p>13050</text:p>
          </table:table-cell>
          <table:table-cell office:value-type="float" office:value="1472" calcext:value-type="float">
            <text:p>1472</text:p>
          </table:table-cell>
          <table:table-cell office:value-type="float" office:value="1314" calcext:value-type="float">
            <text:p>1314</text:p>
          </table:table-cell>
          <table:table-cell office:value-type="float" office:value="44608" calcext:value-type="float">
            <text:p>4460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64" calcext:value-type="float">
            <text:p>266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42"/>
        </table:table-row>
        <table:table-row table:style-name="ro1">
          <table:table-cell table:style-name="Default"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table:style-name="Default" office:value-type="string" calcext:value-type="string">
            <text:p>(no records)</text:p>
          </table:table-cell>
          <table:table-cell table:number-columns-repeated="42"/>
        </table:table-row>
      </table:table>
      <table:table table:name="Sheet3" table:style-name="ta1">
        <table:shapes>
          <draw:frame draw:z-index="0" draw:style-name="gr1" draw:text-style-name="P1" svg:width="453.51pt" svg:height="255.09pt" svg:x="1076.46pt" svg:y="14.12pt">
            <loext:p draw:notify-on-update-of-ranges="Sheet3.A2:Sheet3.A3 Sheet3.A4:Sheet3.A180 Sheet3.D2:Sheet3.D3 Sheet3.D4:Sheet3.D180 Sheet3.G2:Sheet3.G3 Sheet3.G4:Sheet3.G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9.23pt" svg:height="326.81pt" svg:x="1079.12pt" svg:y="283.83pt">
            <loext:p draw:notify-on-update-of-ranges="Sheet3.B2:Sheet3.B3 Sheet3.B4:Sheet3.B180 Sheet3.E2:Sheet3.E3 Sheet3.E4:Sheet3.E180 Sheet3.H2:Sheet3.H3 Sheet3.H4:Sheet3.H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2"/>
        <table:table-column table:style-name="co30" table:number-columns-repeated="2" table:default-cell-style-name="Default"/>
        <table:table-column table:style-name="co31" table:number-columns-repeated="3" table:default-cell-style-name="ce2"/>
        <table:table-column table:style-name="co29" table:default-cell-style-name="ce2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office:value-type="string" calcext:value-type="string">
            <text:p>patched-nolom</text:p>
          </table:table-cell>
          <table:table-cell table:style-name="ce2" office:value-type="string" calcext:value-type="string">
            <text:p>Patched-nolom</text:p>
          </table:table-cell>
          <table:table-cell office:value-type="string" calcext:value-type="string">
            <text:p>Patched-nolom</text:p>
          </table:table-cell>
          <table:table-cell office:value-type="string" calcext:value-type="string">
            <text:p>patched-lom</text:p>
          </table:table-cell>
          <table:table-cell table:number-columns-repeated="2" office:value-type="string" calcext:value-type="string">
            <text:p>Patched-lom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nolom'.AB3]" office:value-type="string" office:string-value="meta-comm" calcext:value-type="string">
            <text:p>meta-comm</text:p>
          </table:table-cell>
          <table:table-cell table:formula="of:=['patched-nolom'.AC3]" office:value-type="string" office:string-value="meta-used" calcext:value-type="string">
            <text:p>meta-used</text:p>
          </table:table-cell>
          <table:table-cell table:formula="of:=['patched-nolom'.O3]" office:value-type="string" office:string-value="rss-all" calcext:value-type="string">
            <text:p>rss-all</text:p>
          </table:table-cell>
          <table:table-cell table:formula="of:=['patched-lom'.AB3]" office:value-type="string" office:string-value="meta-comm" calcext:value-type="string">
            <text:p>meta-comm</text:p>
          </table:table-cell>
          <table:table-cell table:formula="of:=['patched-lom'.AC3]" office:value-type="string" office:string-value="meta-used" calcext:value-type="string">
            <text:p>meta-used</text:p>
          </table:table-cell>
          <table:table-cell table:formula="of:=['patched-lom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nolom'.AB4]" office:value-type="float" office:value="0" calcext:value-type="float">
            <text:p>0</text:p>
          </table:table-cell>
          <table:table-cell table:formula="of:=['patched-nolom'.AC4]" office:value-type="float" office:value="0" calcext:value-type="float">
            <text:p>0</text:p>
          </table:table-cell>
          <table:table-cell table:formula="of:=['patched-nolom'.O4]" office:value-type="float" office:value="0" calcext:value-type="float">
            <text:p>0</text:p>
          </table:table-cell>
          <table:table-cell table:formula="of:=['patched-lom'.AB4]" office:value-type="float" office:value="0" calcext:value-type="float">
            <text:p>0</text:p>
          </table:table-cell>
          <table:table-cell table:formula="of:=['patched-lom'.AC4]" office:value-type="float" office:value="0" calcext:value-type="float">
            <text:p>0</text:p>
          </table:table-cell>
          <table:table-cell table:formula="of:=['patched-lom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8" calcext:value-type="float">
            <text:p>108</text:p>
          </table:table-cell>
          <table:table-cell table:formula="of:=[original.O5]" office:value-type="float" office:value="34244" calcext:value-type="float">
            <text:p>34244</text:p>
          </table:table-cell>
          <table:table-cell table:formula="of:=['patched-nolom'.AB5]" office:value-type="float" office:value="192" calcext:value-type="float">
            <text:p>192</text:p>
          </table:table-cell>
          <table:table-cell table:formula="of:=['patched-nolom'.AC5]" office:value-type="float" office:value="110" calcext:value-type="float">
            <text:p>110</text:p>
          </table:table-cell>
          <table:table-cell table:formula="of:=['patched-nolom'.O5]" office:value-type="float" office:value="34760" calcext:value-type="float">
            <text:p>34760</text:p>
          </table:table-cell>
          <table:table-cell table:formula="of:=['patched-lom'.AB5]" office:value-type="float" office:value="192" calcext:value-type="float">
            <text:p>192</text:p>
          </table:table-cell>
          <table:table-cell table:formula="of:=['patched-lom'.AC5]" office:value-type="float" office:value="110" calcext:value-type="float">
            <text:p>110</text:p>
          </table:table-cell>
          <table:table-cell table:formula="of:=['patched-lom'.O5]" office:value-type="float" office:value="34920" calcext:value-type="float">
            <text:p>34920</text:p>
          </table:table-cell>
        </table:table-row>
        <table:table-row table:style-name="ro1">
          <table:table-cell table:formula="of:=[original.AB6]" office:value-type="float" office:value="14592" calcext:value-type="float">
            <text:p>14592</text:p>
          </table:table-cell>
          <table:table-cell table:formula="of:=[original.AC6]" office:value-type="float" office:value="12541" calcext:value-type="float">
            <text:p>12541</text:p>
          </table:table-cell>
          <table:table-cell table:formula="of:=[original.O6]" office:value-type="float" office:value="226720" calcext:value-type="float">
            <text:p>226720</text:p>
          </table:table-cell>
          <table:table-cell table:formula="of:=['patched-nolom'.AB6]" office:value-type="float" office:value="12800" calcext:value-type="float">
            <text:p>12800</text:p>
          </table:table-cell>
          <table:table-cell table:formula="of:=['patched-nolom'.AC6]" office:value-type="float" office:value="12496" calcext:value-type="float">
            <text:p>12496</text:p>
          </table:table-cell>
          <table:table-cell table:formula="of:=['patched-nolom'.O6]" office:value-type="float" office:value="214512" calcext:value-type="float">
            <text:p>214512</text:p>
          </table:table-cell>
          <table:table-cell table:formula="of:=['patched-lom'.AB6]" office:value-type="float" office:value="12736" calcext:value-type="float">
            <text:p>12736</text:p>
          </table:table-cell>
          <table:table-cell table:formula="of:=['patched-lom'.AC6]" office:value-type="float" office:value="12457" calcext:value-type="float">
            <text:p>12457</text:p>
          </table:table-cell>
          <table:table-cell table:formula="of:=['patched-lom'.O6]" office:value-type="float" office:value="208360" calcext:value-type="float">
            <text:p>208360</text:p>
          </table:table-cell>
        </table:table-row>
        <table:table-row table:style-name="ro1">
          <table:table-cell table:formula="of:=[original.AB7]" office:value-type="float" office:value="14848" calcext:value-type="float">
            <text:p>14848</text:p>
          </table:table-cell>
          <table:table-cell table:formula="of:=[original.AC7]" office:value-type="float" office:value="12968" calcext:value-type="float">
            <text:p>12968</text:p>
          </table:table-cell>
          <table:table-cell table:formula="of:=[original.O7]" office:value-type="float" office:value="148496" calcext:value-type="float">
            <text:p>148496</text:p>
          </table:table-cell>
          <table:table-cell table:formula="of:=['patched-nolom'.AB7]" office:value-type="float" office:value="13248" calcext:value-type="float">
            <text:p>13248</text:p>
          </table:table-cell>
          <table:table-cell table:formula="of:=['patched-nolom'.AC7]" office:value-type="float" office:value="12971" calcext:value-type="float">
            <text:p>12971</text:p>
          </table:table-cell>
          <table:table-cell table:formula="of:=['patched-nolom'.O7]" office:value-type="float" office:value="139540" calcext:value-type="float">
            <text:p>139540</text:p>
          </table:table-cell>
          <table:table-cell table:formula="of:=['patched-lom'.AB7]" office:value-type="float" office:value="13312" calcext:value-type="float">
            <text:p>13312</text:p>
          </table:table-cell>
          <table:table-cell table:formula="of:=['patched-lom'.AC7]" office:value-type="float" office:value="13010" calcext:value-type="float">
            <text:p>13010</text:p>
          </table:table-cell>
          <table:table-cell table:formula="of:=['patched-lom'.O7]" office:value-type="float" office:value="136364" calcext:value-type="float">
            <text:p>136364</text:p>
          </table:table-cell>
        </table:table-row>
        <table:table-row table:style-name="ro1">
          <table:table-cell table:formula="of:=[original.AB8]" office:value-type="float" office:value="14848" calcext:value-type="float">
            <text:p>14848</text:p>
          </table:table-cell>
          <table:table-cell table:formula="of:=[original.AC8]" office:value-type="float" office:value="12968" calcext:value-type="float">
            <text:p>12968</text:p>
          </table:table-cell>
          <table:table-cell table:formula="of:=[original.O8]" office:value-type="float" office:value="148496" calcext:value-type="float">
            <text:p>148496</text:p>
          </table:table-cell>
          <table:table-cell table:formula="of:=['patched-nolom'.AB8]" office:value-type="float" office:value="13248" calcext:value-type="float">
            <text:p>13248</text:p>
          </table:table-cell>
          <table:table-cell table:formula="of:=['patched-nolom'.AC8]" office:value-type="float" office:value="12971" calcext:value-type="float">
            <text:p>12971</text:p>
          </table:table-cell>
          <table:table-cell table:formula="of:=['patched-nolom'.O8]" office:value-type="float" office:value="139540" calcext:value-type="float">
            <text:p>139540</text:p>
          </table:table-cell>
          <table:table-cell table:formula="of:=['patched-lom'.AB8]" office:value-type="float" office:value="13312" calcext:value-type="float">
            <text:p>13312</text:p>
          </table:table-cell>
          <table:table-cell table:formula="of:=['patched-lom'.AC8]" office:value-type="float" office:value="13010" calcext:value-type="float">
            <text:p>13010</text:p>
          </table:table-cell>
          <table:table-cell table:formula="of:=['patched-lom'.O8]" office:value-type="float" office:value="136364" calcext:value-type="float">
            <text:p>136364</text:p>
          </table:table-cell>
        </table:table-row>
        <table:table-row table:style-name="ro1">
          <table:table-cell table:formula="of:=[original.AB9]" office:value-type="float" office:value="14848" calcext:value-type="float">
            <text:p>14848</text:p>
          </table:table-cell>
          <table:table-cell table:formula="of:=[original.AC9]" office:value-type="float" office:value="12968" calcext:value-type="float">
            <text:p>12968</text:p>
          </table:table-cell>
          <table:table-cell table:formula="of:=[original.O9]" office:value-type="float" office:value="148496" calcext:value-type="float">
            <text:p>148496</text:p>
          </table:table-cell>
          <table:table-cell table:formula="of:=['patched-nolom'.AB9]" office:value-type="float" office:value="13248" calcext:value-type="float">
            <text:p>13248</text:p>
          </table:table-cell>
          <table:table-cell table:formula="of:=['patched-nolom'.AC9]" office:value-type="float" office:value="12971" calcext:value-type="float">
            <text:p>12971</text:p>
          </table:table-cell>
          <table:table-cell table:formula="of:=['patched-nolom'.O9]" office:value-type="float" office:value="139540" calcext:value-type="float">
            <text:p>139540</text:p>
          </table:table-cell>
          <table:table-cell table:formula="of:=['patched-lom'.AB9]" office:value-type="float" office:value="13312" calcext:value-type="float">
            <text:p>13312</text:p>
          </table:table-cell>
          <table:table-cell table:formula="of:=['patched-lom'.AC9]" office:value-type="float" office:value="13010" calcext:value-type="float">
            <text:p>13010</text:p>
          </table:table-cell>
          <table:table-cell table:formula="of:=['patched-lom'.O9]" office:value-type="float" office:value="136364" calcext:value-type="float">
            <text:p>136364</text:p>
          </table:table-cell>
        </table:table-row>
        <table:table-row table:style-name="ro1">
          <table:table-cell table:formula="of:=[original.AB10]" office:value-type="float" office:value="14848" calcext:value-type="float">
            <text:p>14848</text:p>
          </table:table-cell>
          <table:table-cell table:formula="of:=[original.AC10]" office:value-type="float" office:value="12968" calcext:value-type="float">
            <text:p>12968</text:p>
          </table:table-cell>
          <table:table-cell table:formula="of:=[original.O10]" office:value-type="float" office:value="148496" calcext:value-type="float">
            <text:p>148496</text:p>
          </table:table-cell>
          <table:table-cell table:formula="of:=['patched-nolom'.AB10]" office:value-type="float" office:value="13248" calcext:value-type="float">
            <text:p>13248</text:p>
          </table:table-cell>
          <table:table-cell table:formula="of:=['patched-nolom'.AC10]" office:value-type="float" office:value="12971" calcext:value-type="float">
            <text:p>12971</text:p>
          </table:table-cell>
          <table:table-cell table:formula="of:=['patched-nolom'.O10]" office:value-type="float" office:value="139540" calcext:value-type="float">
            <text:p>139540</text:p>
          </table:table-cell>
          <table:table-cell table:formula="of:=['patched-lom'.AB10]" office:value-type="float" office:value="13312" calcext:value-type="float">
            <text:p>13312</text:p>
          </table:table-cell>
          <table:table-cell table:formula="of:=['patched-lom'.AC10]" office:value-type="float" office:value="13010" calcext:value-type="float">
            <text:p>13010</text:p>
          </table:table-cell>
          <table:table-cell table:formula="of:=['patched-lom'.O10]" office:value-type="float" office:value="136364" calcext:value-type="float">
            <text:p>136364</text:p>
          </table:table-cell>
        </table:table-row>
        <table:table-row table:style-name="ro1">
          <table:table-cell table:formula="of:=[original.AB11]" office:value-type="float" office:value="46968" calcext:value-type="float">
            <text:p>46968</text:p>
          </table:table-cell>
          <table:table-cell table:formula="of:=[original.AC11]" office:value-type="float" office:value="43318" calcext:value-type="float">
            <text:p>43318</text:p>
          </table:table-cell>
          <table:table-cell table:formula="of:=[original.O11]" office:value-type="float" office:value="169372" calcext:value-type="float">
            <text:p>169372</text:p>
          </table:table-cell>
          <table:table-cell table:formula="of:=['patched-nolom'.AB11]" office:value-type="float" office:value="32064" calcext:value-type="float">
            <text:p>32064</text:p>
          </table:table-cell>
          <table:table-cell table:formula="of:=['patched-nolom'.AC11]" office:value-type="float" office:value="31589" calcext:value-type="float">
            <text:p>31589</text:p>
          </table:table-cell>
          <table:table-cell table:formula="of:=['patched-nolom'.O11]" office:value-type="float" office:value="155204" calcext:value-type="float">
            <text:p>155204</text:p>
          </table:table-cell>
          <table:table-cell table:formula="of:=['patched-lom'.AB11]" office:value-type="float" office:value="17728" calcext:value-type="float">
            <text:p>17728</text:p>
          </table:table-cell>
          <table:table-cell table:formula="of:=['patched-lom'.AC11]" office:value-type="float" office:value="17325" calcext:value-type="float">
            <text:p>17325</text:p>
          </table:table-cell>
          <table:table-cell table:formula="of:=['patched-lom'.O11]" office:value-type="float" office:value="137012" calcext:value-type="float">
            <text:p>137012</text:p>
          </table:table-cell>
        </table:table-row>
        <table:table-row table:style-name="ro1">
          <table:table-cell table:formula="of:=[original.AB12]" office:value-type="float" office:value="167444" calcext:value-type="float">
            <text:p>167444</text:p>
          </table:table-cell>
          <table:table-cell table:formula="of:=[original.AC12]" office:value-type="float" office:value="157147" calcext:value-type="float">
            <text:p>157147</text:p>
          </table:table-cell>
          <table:table-cell table:formula="of:=[original.O12]" office:value-type="float" office:value="300096" calcext:value-type="float">
            <text:p>300096</text:p>
          </table:table-cell>
          <table:table-cell table:formula="of:=['patched-nolom'.AB12]" office:value-type="float" office:value="142272" calcext:value-type="float">
            <text:p>142272</text:p>
          </table:table-cell>
          <table:table-cell table:formula="of:=['patched-nolom'.AC12]" office:value-type="float" office:value="140817" calcext:value-type="float">
            <text:p>140817</text:p>
          </table:table-cell>
          <table:table-cell table:formula="of:=['patched-nolom'.O12]" office:value-type="float" office:value="277212" calcext:value-type="float">
            <text:p>277212</text:p>
          </table:table-cell>
          <table:table-cell table:formula="of:=['patched-lom'.AB12]" office:value-type="float" office:value="128704" calcext:value-type="float">
            <text:p>128704</text:p>
          </table:table-cell>
          <table:table-cell table:formula="of:=['patched-lom'.AC12]" office:value-type="float" office:value="126541" calcext:value-type="float">
            <text:p>126541</text:p>
          </table:table-cell>
          <table:table-cell table:formula="of:=['patched-lom'.O12]" office:value-type="float" office:value="263724" calcext:value-type="float">
            <text:p>263724</text:p>
          </table:table-cell>
        </table:table-row>
        <table:table-row table:style-name="ro1">
          <table:table-cell table:formula="of:=[original.AB13]" office:value-type="float" office:value="291604" calcext:value-type="float">
            <text:p>291604</text:p>
          </table:table-cell>
          <table:table-cell table:formula="of:=[original.AC13]" office:value-type="float" office:value="274364" calcext:value-type="float">
            <text:p>274364</text:p>
          </table:table-cell>
          <table:table-cell table:formula="of:=[original.O13]" office:value-type="float" office:value="420240" calcext:value-type="float">
            <text:p>420240</text:p>
          </table:table-cell>
          <table:table-cell table:formula="of:=['patched-nolom'.AB13]" office:value-type="float" office:value="255488" calcext:value-type="float">
            <text:p>255488</text:p>
          </table:table-cell>
          <table:table-cell table:formula="of:=['patched-nolom'.AC13]" office:value-type="float" office:value="253022" calcext:value-type="float">
            <text:p>253022</text:p>
          </table:table-cell>
          <table:table-cell table:formula="of:=['patched-nolom'.O13]" office:value-type="float" office:value="392284" calcext:value-type="float">
            <text:p>392284</text:p>
          </table:table-cell>
          <table:table-cell table:formula="of:=['patched-lom'.AB13]" office:value-type="float" office:value="242688" calcext:value-type="float">
            <text:p>242688</text:p>
          </table:table-cell>
          <table:table-cell table:formula="of:=['patched-lom'.AC13]" office:value-type="float" office:value="238671" calcext:value-type="float">
            <text:p>238671</text:p>
          </table:table-cell>
          <table:table-cell table:formula="of:=['patched-lom'.O13]" office:value-type="float" office:value="378620" calcext:value-type="float">
            <text:p>378620</text:p>
          </table:table-cell>
        </table:table-row>
        <table:table-row table:style-name="ro1">
          <table:table-cell table:formula="of:=[original.AB14]" office:value-type="float" office:value="405652" calcext:value-type="float">
            <text:p>405652</text:p>
          </table:table-cell>
          <table:table-cell table:formula="of:=[original.AC14]" office:value-type="float" office:value="382178" calcext:value-type="float">
            <text:p>382178</text:p>
          </table:table-cell>
          <table:table-cell table:formula="of:=[original.O14]" office:value-type="float" office:value="545880" calcext:value-type="float">
            <text:p>545880</text:p>
          </table:table-cell>
          <table:table-cell table:formula="of:=['patched-nolom'.AB14]" office:value-type="float" office:value="362688" calcext:value-type="float">
            <text:p>362688</text:p>
          </table:table-cell>
          <table:table-cell table:formula="of:=['patched-nolom'.AC14]" office:value-type="float" office:value="359340" calcext:value-type="float">
            <text:p>359340</text:p>
          </table:table-cell>
          <table:table-cell table:formula="of:=['patched-nolom'.O14]" office:value-type="float" office:value="518356" calcext:value-type="float">
            <text:p>518356</text:p>
          </table:table-cell>
          <table:table-cell table:formula="of:=['patched-lom'.AB14]" office:value-type="float" office:value="350016" calcext:value-type="float">
            <text:p>350016</text:p>
          </table:table-cell>
          <table:table-cell table:formula="of:=['patched-lom'.AC14]" office:value-type="float" office:value="344252" calcext:value-type="float">
            <text:p>344252</text:p>
          </table:table-cell>
          <table:table-cell table:formula="of:=['patched-lom'.O14]" office:value-type="float" office:value="488688" calcext:value-type="float">
            <text:p>488688</text:p>
          </table:table-cell>
        </table:table-row>
        <table:table-row table:style-name="ro1">
          <table:table-cell table:formula="of:=[original.AB15]" office:value-type="float" office:value="472468" calcext:value-type="float">
            <text:p>472468</text:p>
          </table:table-cell>
          <table:table-cell table:formula="of:=[original.AC15]" office:value-type="float" office:value="445067" calcext:value-type="float">
            <text:p>445067</text:p>
          </table:table-cell>
          <table:table-cell table:formula="of:=[original.O15]" office:value-type="float" office:value="616304" calcext:value-type="float">
            <text:p>616304</text:p>
          </table:table-cell>
          <table:table-cell table:formula="of:=['patched-nolom'.AB15]" office:value-type="float" office:value="448512" calcext:value-type="float">
            <text:p>448512</text:p>
          </table:table-cell>
          <table:table-cell table:formula="of:=['patched-nolom'.AC15]" office:value-type="float" office:value="444389" calcext:value-type="float">
            <text:p>444389</text:p>
          </table:table-cell>
          <table:table-cell table:formula="of:=['patched-nolom'.O15]" office:value-type="float" office:value="606644" calcext:value-type="float">
            <text:p>606644</text:p>
          </table:table-cell>
          <table:table-cell table:formula="of:=['patched-lom'.AB15]" office:value-type="float" office:value="448512" calcext:value-type="float">
            <text:p>448512</text:p>
          </table:table-cell>
          <table:table-cell table:formula="of:=['patched-lom'.AC15]" office:value-type="float" office:value="441130" calcext:value-type="float">
            <text:p>441130</text:p>
          </table:table-cell>
          <table:table-cell table:formula="of:=['patched-lom'.O15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16]" office:value-type="float" office:value="472468" calcext:value-type="float">
            <text:p>472468</text:p>
          </table:table-cell>
          <table:table-cell table:formula="of:=[original.AC16]" office:value-type="float" office:value="445067" calcext:value-type="float">
            <text:p>445067</text:p>
          </table:table-cell>
          <table:table-cell table:formula="of:=[original.O16]" office:value-type="float" office:value="616304" calcext:value-type="float">
            <text:p>616304</text:p>
          </table:table-cell>
          <table:table-cell table:formula="of:=['patched-nolom'.AB16]" office:value-type="float" office:value="448512" calcext:value-type="float">
            <text:p>448512</text:p>
          </table:table-cell>
          <table:table-cell table:formula="of:=['patched-nolom'.AC16]" office:value-type="float" office:value="444389" calcext:value-type="float">
            <text:p>444389</text:p>
          </table:table-cell>
          <table:table-cell table:formula="of:=['patched-nolom'.O16]" office:value-type="float" office:value="606644" calcext:value-type="float">
            <text:p>606644</text:p>
          </table:table-cell>
          <table:table-cell table:formula="of:=['patched-lom'.AB16]" office:value-type="float" office:value="448512" calcext:value-type="float">
            <text:p>448512</text:p>
          </table:table-cell>
          <table:table-cell table:formula="of:=['patched-lom'.AC16]" office:value-type="float" office:value="441130" calcext:value-type="float">
            <text:p>441130</text:p>
          </table:table-cell>
          <table:table-cell table:formula="of:=['patched-lom'.O16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17]" office:value-type="float" office:value="472468" calcext:value-type="float">
            <text:p>472468</text:p>
          </table:table-cell>
          <table:table-cell table:formula="of:=[original.AC17]" office:value-type="float" office:value="445067" calcext:value-type="float">
            <text:p>445067</text:p>
          </table:table-cell>
          <table:table-cell table:formula="of:=[original.O17]" office:value-type="float" office:value="616304" calcext:value-type="float">
            <text:p>616304</text:p>
          </table:table-cell>
          <table:table-cell table:formula="of:=['patched-nolom'.AB17]" office:value-type="float" office:value="448512" calcext:value-type="float">
            <text:p>448512</text:p>
          </table:table-cell>
          <table:table-cell table:formula="of:=['patched-nolom'.AC17]" office:value-type="float" office:value="444389" calcext:value-type="float">
            <text:p>444389</text:p>
          </table:table-cell>
          <table:table-cell table:formula="of:=['patched-nolom'.O17]" office:value-type="float" office:value="606644" calcext:value-type="float">
            <text:p>606644</text:p>
          </table:table-cell>
          <table:table-cell table:formula="of:=['patched-lom'.AB17]" office:value-type="float" office:value="448512" calcext:value-type="float">
            <text:p>448512</text:p>
          </table:table-cell>
          <table:table-cell table:formula="of:=['patched-lom'.AC17]" office:value-type="float" office:value="441130" calcext:value-type="float">
            <text:p>441130</text:p>
          </table:table-cell>
          <table:table-cell table:formula="of:=['patched-lom'.O17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18]" office:value-type="float" office:value="472468" calcext:value-type="float">
            <text:p>472468</text:p>
          </table:table-cell>
          <table:table-cell table:formula="of:=[original.AC18]" office:value-type="float" office:value="445067" calcext:value-type="float">
            <text:p>445067</text:p>
          </table:table-cell>
          <table:table-cell table:formula="of:=[original.O18]" office:value-type="float" office:value="616304" calcext:value-type="float">
            <text:p>616304</text:p>
          </table:table-cell>
          <table:table-cell table:formula="of:=['patched-nolom'.AB18]" office:value-type="float" office:value="448512" calcext:value-type="float">
            <text:p>448512</text:p>
          </table:table-cell>
          <table:table-cell table:formula="of:=['patched-nolom'.AC18]" office:value-type="float" office:value="444389" calcext:value-type="float">
            <text:p>444389</text:p>
          </table:table-cell>
          <table:table-cell table:formula="of:=['patched-nolom'.O18]" office:value-type="float" office:value="606644" calcext:value-type="float">
            <text:p>606644</text:p>
          </table:table-cell>
          <table:table-cell table:formula="of:=['patched-lom'.AB18]" office:value-type="float" office:value="448512" calcext:value-type="float">
            <text:p>448512</text:p>
          </table:table-cell>
          <table:table-cell table:formula="of:=['patched-lom'.AC18]" office:value-type="float" office:value="441130" calcext:value-type="float">
            <text:p>441130</text:p>
          </table:table-cell>
          <table:table-cell table:formula="of:=['patched-lom'.O18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19]" office:value-type="float" office:value="472468" calcext:value-type="float">
            <text:p>472468</text:p>
          </table:table-cell>
          <table:table-cell table:formula="of:=[original.AC19]" office:value-type="float" office:value="445067" calcext:value-type="float">
            <text:p>445067</text:p>
          </table:table-cell>
          <table:table-cell table:formula="of:=[original.O19]" office:value-type="float" office:value="616304" calcext:value-type="float">
            <text:p>616304</text:p>
          </table:table-cell>
          <table:table-cell table:formula="of:=['patched-nolom'.AB19]" office:value-type="float" office:value="448512" calcext:value-type="float">
            <text:p>448512</text:p>
          </table:table-cell>
          <table:table-cell table:formula="of:=['patched-nolom'.AC19]" office:value-type="float" office:value="444389" calcext:value-type="float">
            <text:p>444389</text:p>
          </table:table-cell>
          <table:table-cell table:formula="of:=['patched-nolom'.O19]" office:value-type="float" office:value="606644" calcext:value-type="float">
            <text:p>606644</text:p>
          </table:table-cell>
          <table:table-cell table:formula="of:=['patched-lom'.AB19]" office:value-type="float" office:value="448512" calcext:value-type="float">
            <text:p>448512</text:p>
          </table:table-cell>
          <table:table-cell table:formula="of:=['patched-lom'.AC19]" office:value-type="float" office:value="441130" calcext:value-type="float">
            <text:p>441130</text:p>
          </table:table-cell>
          <table:table-cell table:formula="of:=['patched-lom'.O19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20]" office:value-type="float" office:value="472468" calcext:value-type="float">
            <text:p>472468</text:p>
          </table:table-cell>
          <table:table-cell table:formula="of:=[original.AC20]" office:value-type="float" office:value="445067" calcext:value-type="float">
            <text:p>445067</text:p>
          </table:table-cell>
          <table:table-cell table:formula="of:=[original.O20]" office:value-type="float" office:value="616304" calcext:value-type="float">
            <text:p>616304</text:p>
          </table:table-cell>
          <table:table-cell table:formula="of:=['patched-nolom'.AB20]" office:value-type="float" office:value="448512" calcext:value-type="float">
            <text:p>448512</text:p>
          </table:table-cell>
          <table:table-cell table:formula="of:=['patched-nolom'.AC20]" office:value-type="float" office:value="444389" calcext:value-type="float">
            <text:p>444389</text:p>
          </table:table-cell>
          <table:table-cell table:formula="of:=['patched-nolom'.O20]" office:value-type="float" office:value="606644" calcext:value-type="float">
            <text:p>606644</text:p>
          </table:table-cell>
          <table:table-cell table:formula="of:=['patched-lom'.AB20]" office:value-type="float" office:value="448512" calcext:value-type="float">
            <text:p>448512</text:p>
          </table:table-cell>
          <table:table-cell table:formula="of:=['patched-lom'.AC20]" office:value-type="float" office:value="441130" calcext:value-type="float">
            <text:p>441130</text:p>
          </table:table-cell>
          <table:table-cell table:formula="of:=['patched-lom'.O20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21]" office:value-type="float" office:value="472468" calcext:value-type="float">
            <text:p>472468</text:p>
          </table:table-cell>
          <table:table-cell table:formula="of:=[original.AC21]" office:value-type="float" office:value="445067" calcext:value-type="float">
            <text:p>445067</text:p>
          </table:table-cell>
          <table:table-cell table:formula="of:=[original.O21]" office:value-type="float" office:value="616304" calcext:value-type="float">
            <text:p>616304</text:p>
          </table:table-cell>
          <table:table-cell table:formula="of:=['patched-nolom'.AB21]" office:value-type="float" office:value="448512" calcext:value-type="float">
            <text:p>448512</text:p>
          </table:table-cell>
          <table:table-cell table:formula="of:=['patched-nolom'.AC21]" office:value-type="float" office:value="444389" calcext:value-type="float">
            <text:p>444389</text:p>
          </table:table-cell>
          <table:table-cell table:formula="of:=['patched-nolom'.O21]" office:value-type="float" office:value="606644" calcext:value-type="float">
            <text:p>606644</text:p>
          </table:table-cell>
          <table:table-cell table:formula="of:=['patched-lom'.AB21]" office:value-type="float" office:value="448512" calcext:value-type="float">
            <text:p>448512</text:p>
          </table:table-cell>
          <table:table-cell table:formula="of:=['patched-lom'.AC21]" office:value-type="float" office:value="441130" calcext:value-type="float">
            <text:p>441130</text:p>
          </table:table-cell>
          <table:table-cell table:formula="of:=['patched-lom'.O21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22]" office:value-type="float" office:value="472468" calcext:value-type="float">
            <text:p>472468</text:p>
          </table:table-cell>
          <table:table-cell table:formula="of:=[original.AC22]" office:value-type="float" office:value="445067" calcext:value-type="float">
            <text:p>445067</text:p>
          </table:table-cell>
          <table:table-cell table:formula="of:=[original.O22]" office:value-type="float" office:value="616304" calcext:value-type="float">
            <text:p>616304</text:p>
          </table:table-cell>
          <table:table-cell table:formula="of:=['patched-nolom'.AB22]" office:value-type="float" office:value="448512" calcext:value-type="float">
            <text:p>448512</text:p>
          </table:table-cell>
          <table:table-cell table:formula="of:=['patched-nolom'.AC22]" office:value-type="float" office:value="444389" calcext:value-type="float">
            <text:p>444389</text:p>
          </table:table-cell>
          <table:table-cell table:formula="of:=['patched-nolom'.O22]" office:value-type="float" office:value="606644" calcext:value-type="float">
            <text:p>606644</text:p>
          </table:table-cell>
          <table:table-cell table:formula="of:=['patched-lom'.AB22]" office:value-type="float" office:value="448512" calcext:value-type="float">
            <text:p>448512</text:p>
          </table:table-cell>
          <table:table-cell table:formula="of:=['patched-lom'.AC22]" office:value-type="float" office:value="441130" calcext:value-type="float">
            <text:p>441130</text:p>
          </table:table-cell>
          <table:table-cell table:formula="of:=['patched-lom'.O22]" office:value-type="float" office:value="608800" calcext:value-type="float">
            <text:p>608800</text:p>
          </table:table-cell>
        </table:table-row>
        <table:table-row table:style-name="ro1">
          <table:table-cell table:formula="of:=[original.AB23]" office:value-type="float" office:value="472468" calcext:value-type="float">
            <text:p>472468</text:p>
          </table:table-cell>
          <table:table-cell table:formula="of:=[original.AC23]" office:value-type="float" office:value="358654" calcext:value-type="float">
            <text:p>358654</text:p>
          </table:table-cell>
          <table:table-cell table:formula="of:=[original.O23]" office:value-type="float" office:value="612648" calcext:value-type="float">
            <text:p>612648</text:p>
          </table:table-cell>
          <table:table-cell table:formula="of:=['patched-nolom'.AB23]" office:value-type="float" office:value="369024" calcext:value-type="float">
            <text:p>369024</text:p>
          </table:table-cell>
          <table:table-cell table:formula="of:=['patched-nolom'.AC23]" office:value-type="float" office:value="358111" calcext:value-type="float">
            <text:p>358111</text:p>
          </table:table-cell>
          <table:table-cell table:formula="of:=['patched-nolom'.O23]" office:value-type="float" office:value="527572" calcext:value-type="float">
            <text:p>527572</text:p>
          </table:table-cell>
          <table:table-cell table:formula="of:=['patched-lom'.AB23]" office:value-type="float" office:value="369024" calcext:value-type="float">
            <text:p>369024</text:p>
          </table:table-cell>
          <table:table-cell table:formula="of:=['patched-lom'.AC23]" office:value-type="float" office:value="355511" calcext:value-type="float">
            <text:p>355511</text:p>
          </table:table-cell>
          <table:table-cell table:formula="of:=['patched-lom'.O23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24]" office:value-type="float" office:value="472468" calcext:value-type="float">
            <text:p>472468</text:p>
          </table:table-cell>
          <table:table-cell table:formula="of:=[original.AC24]" office:value-type="float" office:value="358654" calcext:value-type="float">
            <text:p>358654</text:p>
          </table:table-cell>
          <table:table-cell table:formula="of:=[original.O24]" office:value-type="float" office:value="612648" calcext:value-type="float">
            <text:p>612648</text:p>
          </table:table-cell>
          <table:table-cell table:formula="of:=['patched-nolom'.AB24]" office:value-type="float" office:value="369024" calcext:value-type="float">
            <text:p>369024</text:p>
          </table:table-cell>
          <table:table-cell table:formula="of:=['patched-nolom'.AC24]" office:value-type="float" office:value="358111" calcext:value-type="float">
            <text:p>358111</text:p>
          </table:table-cell>
          <table:table-cell table:formula="of:=['patched-nolom'.O24]" office:value-type="float" office:value="527572" calcext:value-type="float">
            <text:p>527572</text:p>
          </table:table-cell>
          <table:table-cell table:formula="of:=['patched-lom'.AB24]" office:value-type="float" office:value="369024" calcext:value-type="float">
            <text:p>369024</text:p>
          </table:table-cell>
          <table:table-cell table:formula="of:=['patched-lom'.AC24]" office:value-type="float" office:value="355511" calcext:value-type="float">
            <text:p>355511</text:p>
          </table:table-cell>
          <table:table-cell table:formula="of:=['patched-lom'.O24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25]" office:value-type="float" office:value="472468" calcext:value-type="float">
            <text:p>472468</text:p>
          </table:table-cell>
          <table:table-cell table:formula="of:=[original.AC25]" office:value-type="float" office:value="358654" calcext:value-type="float">
            <text:p>358654</text:p>
          </table:table-cell>
          <table:table-cell table:formula="of:=[original.O25]" office:value-type="float" office:value="612648" calcext:value-type="float">
            <text:p>612648</text:p>
          </table:table-cell>
          <table:table-cell table:formula="of:=['patched-nolom'.AB25]" office:value-type="float" office:value="369024" calcext:value-type="float">
            <text:p>369024</text:p>
          </table:table-cell>
          <table:table-cell table:formula="of:=['patched-nolom'.AC25]" office:value-type="float" office:value="358111" calcext:value-type="float">
            <text:p>358111</text:p>
          </table:table-cell>
          <table:table-cell table:formula="of:=['patched-nolom'.O25]" office:value-type="float" office:value="527572" calcext:value-type="float">
            <text:p>527572</text:p>
          </table:table-cell>
          <table:table-cell table:formula="of:=['patched-lom'.AB25]" office:value-type="float" office:value="369024" calcext:value-type="float">
            <text:p>369024</text:p>
          </table:table-cell>
          <table:table-cell table:formula="of:=['patched-lom'.AC25]" office:value-type="float" office:value="355511" calcext:value-type="float">
            <text:p>355511</text:p>
          </table:table-cell>
          <table:table-cell table:formula="of:=['patched-lom'.O25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26]" office:value-type="float" office:value="472468" calcext:value-type="float">
            <text:p>472468</text:p>
          </table:table-cell>
          <table:table-cell table:formula="of:=[original.AC26]" office:value-type="float" office:value="358654" calcext:value-type="float">
            <text:p>358654</text:p>
          </table:table-cell>
          <table:table-cell table:formula="of:=[original.O26]" office:value-type="float" office:value="612648" calcext:value-type="float">
            <text:p>612648</text:p>
          </table:table-cell>
          <table:table-cell table:formula="of:=['patched-nolom'.AB26]" office:value-type="float" office:value="369024" calcext:value-type="float">
            <text:p>369024</text:p>
          </table:table-cell>
          <table:table-cell table:formula="of:=['patched-nolom'.AC26]" office:value-type="float" office:value="358111" calcext:value-type="float">
            <text:p>358111</text:p>
          </table:table-cell>
          <table:table-cell table:formula="of:=['patched-nolom'.O26]" office:value-type="float" office:value="527572" calcext:value-type="float">
            <text:p>527572</text:p>
          </table:table-cell>
          <table:table-cell table:formula="of:=['patched-lom'.AB26]" office:value-type="float" office:value="369024" calcext:value-type="float">
            <text:p>369024</text:p>
          </table:table-cell>
          <table:table-cell table:formula="of:=['patched-lom'.AC26]" office:value-type="float" office:value="355511" calcext:value-type="float">
            <text:p>355511</text:p>
          </table:table-cell>
          <table:table-cell table:formula="of:=['patched-lom'.O26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27]" office:value-type="float" office:value="472468" calcext:value-type="float">
            <text:p>472468</text:p>
          </table:table-cell>
          <table:table-cell table:formula="of:=[original.AC27]" office:value-type="float" office:value="358654" calcext:value-type="float">
            <text:p>358654</text:p>
          </table:table-cell>
          <table:table-cell table:formula="of:=[original.O27]" office:value-type="float" office:value="612648" calcext:value-type="float">
            <text:p>612648</text:p>
          </table:table-cell>
          <table:table-cell table:formula="of:=['patched-nolom'.AB27]" office:value-type="float" office:value="369024" calcext:value-type="float">
            <text:p>369024</text:p>
          </table:table-cell>
          <table:table-cell table:formula="of:=['patched-nolom'.AC27]" office:value-type="float" office:value="358111" calcext:value-type="float">
            <text:p>358111</text:p>
          </table:table-cell>
          <table:table-cell table:formula="of:=['patched-nolom'.O27]" office:value-type="float" office:value="527572" calcext:value-type="float">
            <text:p>527572</text:p>
          </table:table-cell>
          <table:table-cell table:formula="of:=['patched-lom'.AB27]" office:value-type="float" office:value="369024" calcext:value-type="float">
            <text:p>369024</text:p>
          </table:table-cell>
          <table:table-cell table:formula="of:=['patched-lom'.AC27]" office:value-type="float" office:value="355511" calcext:value-type="float">
            <text:p>355511</text:p>
          </table:table-cell>
          <table:table-cell table:formula="of:=['patched-lom'.O27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28]" office:value-type="float" office:value="472468" calcext:value-type="float">
            <text:p>472468</text:p>
          </table:table-cell>
          <table:table-cell table:formula="of:=[original.AC28]" office:value-type="float" office:value="358654" calcext:value-type="float">
            <text:p>358654</text:p>
          </table:table-cell>
          <table:table-cell table:formula="of:=[original.O28]" office:value-type="float" office:value="612648" calcext:value-type="float">
            <text:p>612648</text:p>
          </table:table-cell>
          <table:table-cell table:formula="of:=['patched-nolom'.AB28]" office:value-type="float" office:value="369024" calcext:value-type="float">
            <text:p>369024</text:p>
          </table:table-cell>
          <table:table-cell table:formula="of:=['patched-nolom'.AC28]" office:value-type="float" office:value="358111" calcext:value-type="float">
            <text:p>358111</text:p>
          </table:table-cell>
          <table:table-cell table:formula="of:=['patched-nolom'.O28]" office:value-type="float" office:value="527572" calcext:value-type="float">
            <text:p>527572</text:p>
          </table:table-cell>
          <table:table-cell table:formula="of:=['patched-lom'.AB28]" office:value-type="float" office:value="369024" calcext:value-type="float">
            <text:p>369024</text:p>
          </table:table-cell>
          <table:table-cell table:formula="of:=['patched-lom'.AC28]" office:value-type="float" office:value="355511" calcext:value-type="float">
            <text:p>355511</text:p>
          </table:table-cell>
          <table:table-cell table:formula="of:=['patched-lom'.O28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29]" office:value-type="float" office:value="472468" calcext:value-type="float">
            <text:p>472468</text:p>
          </table:table-cell>
          <table:table-cell table:formula="of:=[original.AC29]" office:value-type="float" office:value="358654" calcext:value-type="float">
            <text:p>358654</text:p>
          </table:table-cell>
          <table:table-cell table:formula="of:=[original.O29]" office:value-type="float" office:value="612648" calcext:value-type="float">
            <text:p>612648</text:p>
          </table:table-cell>
          <table:table-cell table:formula="of:=['patched-nolom'.AB29]" office:value-type="float" office:value="369024" calcext:value-type="float">
            <text:p>369024</text:p>
          </table:table-cell>
          <table:table-cell table:formula="of:=['patched-nolom'.AC29]" office:value-type="float" office:value="358111" calcext:value-type="float">
            <text:p>358111</text:p>
          </table:table-cell>
          <table:table-cell table:formula="of:=['patched-nolom'.O29]" office:value-type="float" office:value="527572" calcext:value-type="float">
            <text:p>527572</text:p>
          </table:table-cell>
          <table:table-cell table:formula="of:=['patched-lom'.AB29]" office:value-type="float" office:value="369024" calcext:value-type="float">
            <text:p>369024</text:p>
          </table:table-cell>
          <table:table-cell table:formula="of:=['patched-lom'.AC29]" office:value-type="float" office:value="355511" calcext:value-type="float">
            <text:p>355511</text:p>
          </table:table-cell>
          <table:table-cell table:formula="of:=['patched-lom'.O29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30]" office:value-type="float" office:value="472468" calcext:value-type="float">
            <text:p>472468</text:p>
          </table:table-cell>
          <table:table-cell table:formula="of:=[original.AC30]" office:value-type="float" office:value="358654" calcext:value-type="float">
            <text:p>358654</text:p>
          </table:table-cell>
          <table:table-cell table:formula="of:=[original.O30]" office:value-type="float" office:value="612648" calcext:value-type="float">
            <text:p>612648</text:p>
          </table:table-cell>
          <table:table-cell table:formula="of:=['patched-nolom'.AB30]" office:value-type="float" office:value="369024" calcext:value-type="float">
            <text:p>369024</text:p>
          </table:table-cell>
          <table:table-cell table:formula="of:=['patched-nolom'.AC30]" office:value-type="float" office:value="358111" calcext:value-type="float">
            <text:p>358111</text:p>
          </table:table-cell>
          <table:table-cell table:formula="of:=['patched-nolom'.O30]" office:value-type="float" office:value="527572" calcext:value-type="float">
            <text:p>527572</text:p>
          </table:table-cell>
          <table:table-cell table:formula="of:=['patched-lom'.AB30]" office:value-type="float" office:value="369024" calcext:value-type="float">
            <text:p>369024</text:p>
          </table:table-cell>
          <table:table-cell table:formula="of:=['patched-lom'.AC30]" office:value-type="float" office:value="355511" calcext:value-type="float">
            <text:p>355511</text:p>
          </table:table-cell>
          <table:table-cell table:formula="of:=['patched-lom'.O30]" office:value-type="float" office:value="526244" calcext:value-type="float">
            <text:p>526244</text:p>
          </table:table-cell>
        </table:table-row>
        <table:table-row table:style-name="ro1">
          <table:table-cell table:formula="of:=[original.AB31]" office:value-type="float" office:value="468372" calcext:value-type="float">
            <text:p>468372</text:p>
          </table:table-cell>
          <table:table-cell table:formula="of:=[original.AC31]" office:value-type="float" office:value="272241" calcext:value-type="float">
            <text:p>272241</text:p>
          </table:table-cell>
          <table:table-cell table:formula="of:=[original.O31]" office:value-type="float" office:value="605564" calcext:value-type="float">
            <text:p>605564</text:p>
          </table:table-cell>
          <table:table-cell table:formula="of:=['patched-nolom'.AB31]" office:value-type="float" office:value="281984" calcext:value-type="float">
            <text:p>281984</text:p>
          </table:table-cell>
          <table:table-cell table:formula="of:=['patched-nolom'.AC31]" office:value-type="float" office:value="271833" calcext:value-type="float">
            <text:p>271833</text:p>
          </table:table-cell>
          <table:table-cell table:formula="of:=['patched-nolom'.O31]" office:value-type="float" office:value="437728" calcext:value-type="float">
            <text:p>437728</text:p>
          </table:table-cell>
          <table:table-cell table:formula="of:=['patched-lom'.AB31]" office:value-type="float" office:value="281984" calcext:value-type="float">
            <text:p>281984</text:p>
          </table:table-cell>
          <table:table-cell table:formula="of:=['patched-lom'.AC31]" office:value-type="float" office:value="269892" calcext:value-type="float">
            <text:p>269892</text:p>
          </table:table-cell>
          <table:table-cell table:formula="of:=['patched-lom'.O31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2]" office:value-type="float" office:value="468372" calcext:value-type="float">
            <text:p>468372</text:p>
          </table:table-cell>
          <table:table-cell table:formula="of:=[original.AC32]" office:value-type="float" office:value="272241" calcext:value-type="float">
            <text:p>272241</text:p>
          </table:table-cell>
          <table:table-cell table:formula="of:=[original.O32]" office:value-type="float" office:value="605564" calcext:value-type="float">
            <text:p>605564</text:p>
          </table:table-cell>
          <table:table-cell table:formula="of:=['patched-nolom'.AB32]" office:value-type="float" office:value="281984" calcext:value-type="float">
            <text:p>281984</text:p>
          </table:table-cell>
          <table:table-cell table:formula="of:=['patched-nolom'.AC32]" office:value-type="float" office:value="271833" calcext:value-type="float">
            <text:p>271833</text:p>
          </table:table-cell>
          <table:table-cell table:formula="of:=['patched-nolom'.O32]" office:value-type="float" office:value="437728" calcext:value-type="float">
            <text:p>437728</text:p>
          </table:table-cell>
          <table:table-cell table:formula="of:=['patched-lom'.AB32]" office:value-type="float" office:value="281984" calcext:value-type="float">
            <text:p>281984</text:p>
          </table:table-cell>
          <table:table-cell table:formula="of:=['patched-lom'.AC32]" office:value-type="float" office:value="269892" calcext:value-type="float">
            <text:p>269892</text:p>
          </table:table-cell>
          <table:table-cell table:formula="of:=['patched-lom'.O32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3]" office:value-type="float" office:value="468372" calcext:value-type="float">
            <text:p>468372</text:p>
          </table:table-cell>
          <table:table-cell table:formula="of:=[original.AC33]" office:value-type="float" office:value="272241" calcext:value-type="float">
            <text:p>272241</text:p>
          </table:table-cell>
          <table:table-cell table:formula="of:=[original.O33]" office:value-type="float" office:value="605564" calcext:value-type="float">
            <text:p>605564</text:p>
          </table:table-cell>
          <table:table-cell table:formula="of:=['patched-nolom'.AB33]" office:value-type="float" office:value="281984" calcext:value-type="float">
            <text:p>281984</text:p>
          </table:table-cell>
          <table:table-cell table:formula="of:=['patched-nolom'.AC33]" office:value-type="float" office:value="271833" calcext:value-type="float">
            <text:p>271833</text:p>
          </table:table-cell>
          <table:table-cell table:formula="of:=['patched-nolom'.O33]" office:value-type="float" office:value="437728" calcext:value-type="float">
            <text:p>437728</text:p>
          </table:table-cell>
          <table:table-cell table:formula="of:=['patched-lom'.AB33]" office:value-type="float" office:value="281984" calcext:value-type="float">
            <text:p>281984</text:p>
          </table:table-cell>
          <table:table-cell table:formula="of:=['patched-lom'.AC33]" office:value-type="float" office:value="269892" calcext:value-type="float">
            <text:p>269892</text:p>
          </table:table-cell>
          <table:table-cell table:formula="of:=['patched-lom'.O33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4]" office:value-type="float" office:value="468372" calcext:value-type="float">
            <text:p>468372</text:p>
          </table:table-cell>
          <table:table-cell table:formula="of:=[original.AC34]" office:value-type="float" office:value="272241" calcext:value-type="float">
            <text:p>272241</text:p>
          </table:table-cell>
          <table:table-cell table:formula="of:=[original.O34]" office:value-type="float" office:value="605564" calcext:value-type="float">
            <text:p>605564</text:p>
          </table:table-cell>
          <table:table-cell table:formula="of:=['patched-nolom'.AB34]" office:value-type="float" office:value="281984" calcext:value-type="float">
            <text:p>281984</text:p>
          </table:table-cell>
          <table:table-cell table:formula="of:=['patched-nolom'.AC34]" office:value-type="float" office:value="271833" calcext:value-type="float">
            <text:p>271833</text:p>
          </table:table-cell>
          <table:table-cell table:formula="of:=['patched-nolom'.O34]" office:value-type="float" office:value="437728" calcext:value-type="float">
            <text:p>437728</text:p>
          </table:table-cell>
          <table:table-cell table:formula="of:=['patched-lom'.AB34]" office:value-type="float" office:value="281984" calcext:value-type="float">
            <text:p>281984</text:p>
          </table:table-cell>
          <table:table-cell table:formula="of:=['patched-lom'.AC34]" office:value-type="float" office:value="269892" calcext:value-type="float">
            <text:p>269892</text:p>
          </table:table-cell>
          <table:table-cell table:formula="of:=['patched-lom'.O34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5]" office:value-type="float" office:value="468372" calcext:value-type="float">
            <text:p>468372</text:p>
          </table:table-cell>
          <table:table-cell table:formula="of:=[original.AC35]" office:value-type="float" office:value="272242" calcext:value-type="float">
            <text:p>272242</text:p>
          </table:table-cell>
          <table:table-cell table:formula="of:=[original.O35]" office:value-type="float" office:value="605564" calcext:value-type="float">
            <text:p>605564</text:p>
          </table:table-cell>
          <table:table-cell table:formula="of:=['patched-nolom'.AB35]" office:value-type="float" office:value="281984" calcext:value-type="float">
            <text:p>281984</text:p>
          </table:table-cell>
          <table:table-cell table:formula="of:=['patched-nolom'.AC35]" office:value-type="float" office:value="271834" calcext:value-type="float">
            <text:p>271834</text:p>
          </table:table-cell>
          <table:table-cell table:formula="of:=['patched-nolom'.O35]" office:value-type="float" office:value="437728" calcext:value-type="float">
            <text:p>437728</text:p>
          </table:table-cell>
          <table:table-cell table:formula="of:=['patched-lom'.AB35]" office:value-type="float" office:value="281984" calcext:value-type="float">
            <text:p>281984</text:p>
          </table:table-cell>
          <table:table-cell table:formula="of:=['patched-lom'.AC35]" office:value-type="float" office:value="269892" calcext:value-type="float">
            <text:p>269892</text:p>
          </table:table-cell>
          <table:table-cell table:formula="of:=['patched-lom'.O35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6]" office:value-type="float" office:value="468372" calcext:value-type="float">
            <text:p>468372</text:p>
          </table:table-cell>
          <table:table-cell table:formula="of:=[original.AC36]" office:value-type="float" office:value="272242" calcext:value-type="float">
            <text:p>272242</text:p>
          </table:table-cell>
          <table:table-cell table:formula="of:=[original.O36]" office:value-type="float" office:value="605564" calcext:value-type="float">
            <text:p>605564</text:p>
          </table:table-cell>
          <table:table-cell table:formula="of:=['patched-nolom'.AB36]" office:value-type="float" office:value="281984" calcext:value-type="float">
            <text:p>281984</text:p>
          </table:table-cell>
          <table:table-cell table:formula="of:=['patched-nolom'.AC36]" office:value-type="float" office:value="271834" calcext:value-type="float">
            <text:p>271834</text:p>
          </table:table-cell>
          <table:table-cell table:formula="of:=['patched-nolom'.O36]" office:value-type="float" office:value="437728" calcext:value-type="float">
            <text:p>437728</text:p>
          </table:table-cell>
          <table:table-cell table:formula="of:=['patched-lom'.AB36]" office:value-type="float" office:value="281984" calcext:value-type="float">
            <text:p>281984</text:p>
          </table:table-cell>
          <table:table-cell table:formula="of:=['patched-lom'.AC36]" office:value-type="float" office:value="269894" calcext:value-type="float">
            <text:p>269894</text:p>
          </table:table-cell>
          <table:table-cell table:formula="of:=['patched-lom'.O36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7]" office:value-type="float" office:value="468372" calcext:value-type="float">
            <text:p>468372</text:p>
          </table:table-cell>
          <table:table-cell table:formula="of:=[original.AC37]" office:value-type="float" office:value="272242" calcext:value-type="float">
            <text:p>272242</text:p>
          </table:table-cell>
          <table:table-cell table:formula="of:=[original.O37]" office:value-type="float" office:value="605564" calcext:value-type="float">
            <text:p>605564</text:p>
          </table:table-cell>
          <table:table-cell table:formula="of:=['patched-nolom'.AB37]" office:value-type="float" office:value="281984" calcext:value-type="float">
            <text:p>281984</text:p>
          </table:table-cell>
          <table:table-cell table:formula="of:=['patched-nolom'.AC37]" office:value-type="float" office:value="271834" calcext:value-type="float">
            <text:p>271834</text:p>
          </table:table-cell>
          <table:table-cell table:formula="of:=['patched-nolom'.O37]" office:value-type="float" office:value="437728" calcext:value-type="float">
            <text:p>437728</text:p>
          </table:table-cell>
          <table:table-cell table:formula="of:=['patched-lom'.AB37]" office:value-type="float" office:value="281984" calcext:value-type="float">
            <text:p>281984</text:p>
          </table:table-cell>
          <table:table-cell table:formula="of:=['patched-lom'.AC37]" office:value-type="float" office:value="269894" calcext:value-type="float">
            <text:p>269894</text:p>
          </table:table-cell>
          <table:table-cell table:formula="of:=['patched-lom'.O37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8]" office:value-type="float" office:value="468372" calcext:value-type="float">
            <text:p>468372</text:p>
          </table:table-cell>
          <table:table-cell table:formula="of:=[original.AC38]" office:value-type="float" office:value="272242" calcext:value-type="float">
            <text:p>272242</text:p>
          </table:table-cell>
          <table:table-cell table:formula="of:=[original.O38]" office:value-type="float" office:value="605564" calcext:value-type="float">
            <text:p>605564</text:p>
          </table:table-cell>
          <table:table-cell table:formula="of:=['patched-nolom'.AB38]" office:value-type="float" office:value="281984" calcext:value-type="float">
            <text:p>281984</text:p>
          </table:table-cell>
          <table:table-cell table:formula="of:=['patched-nolom'.AC38]" office:value-type="float" office:value="271834" calcext:value-type="float">
            <text:p>271834</text:p>
          </table:table-cell>
          <table:table-cell table:formula="of:=['patched-nolom'.O38]" office:value-type="float" office:value="437728" calcext:value-type="float">
            <text:p>437728</text:p>
          </table:table-cell>
          <table:table-cell table:formula="of:=['patched-lom'.AB38]" office:value-type="float" office:value="281984" calcext:value-type="float">
            <text:p>281984</text:p>
          </table:table-cell>
          <table:table-cell table:formula="of:=['patched-lom'.AC38]" office:value-type="float" office:value="269894" calcext:value-type="float">
            <text:p>269894</text:p>
          </table:table-cell>
          <table:table-cell table:formula="of:=['patched-lom'.O38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39]" office:value-type="float" office:value="427412" calcext:value-type="float">
            <text:p>427412</text:p>
          </table:table-cell>
          <table:table-cell table:formula="of:=[original.AC39]" office:value-type="float" office:value="185829" calcext:value-type="float">
            <text:p>185829</text:p>
          </table:table-cell>
          <table:table-cell table:formula="of:=[original.O39]" office:value-type="float" office:value="558724" calcext:value-type="float">
            <text:p>558724</text:p>
          </table:table-cell>
          <table:table-cell table:formula="of:=['patched-nolom'.AB39]" office:value-type="float" office:value="194944" calcext:value-type="float">
            <text:p>194944</text:p>
          </table:table-cell>
          <table:table-cell table:formula="of:=['patched-nolom'.AC39]" office:value-type="float" office:value="185556" calcext:value-type="float">
            <text:p>185556</text:p>
          </table:table-cell>
          <table:table-cell table:formula="of:=['patched-nolom'.O39]" office:value-type="float" office:value="348140" calcext:value-type="float">
            <text:p>348140</text:p>
          </table:table-cell>
          <table:table-cell table:formula="of:=['patched-lom'.AB39]" office:value-type="float" office:value="281984" calcext:value-type="float">
            <text:p>281984</text:p>
          </table:table-cell>
          <table:table-cell table:formula="of:=['patched-lom'.AC39]" office:value-type="float" office:value="269894" calcext:value-type="float">
            <text:p>269894</text:p>
          </table:table-cell>
          <table:table-cell table:formula="of:=['patched-lom'.O39]" office:value-type="float" office:value="433928" calcext:value-type="float">
            <text:p>433928</text:p>
          </table:table-cell>
        </table:table-row>
        <table:table-row table:style-name="ro1">
          <table:table-cell table:formula="of:=[original.AB40]" office:value-type="float" office:value="427412" calcext:value-type="float">
            <text:p>427412</text:p>
          </table:table-cell>
          <table:table-cell table:formula="of:=[original.AC40]" office:value-type="float" office:value="185829" calcext:value-type="float">
            <text:p>185829</text:p>
          </table:table-cell>
          <table:table-cell table:formula="of:=[original.O40]" office:value-type="float" office:value="558724" calcext:value-type="float">
            <text:p>558724</text:p>
          </table:table-cell>
          <table:table-cell table:formula="of:=['patched-nolom'.AB40]" office:value-type="float" office:value="194944" calcext:value-type="float">
            <text:p>194944</text:p>
          </table:table-cell>
          <table:table-cell table:formula="of:=['patched-nolom'.AC40]" office:value-type="float" office:value="185556" calcext:value-type="float">
            <text:p>185556</text:p>
          </table:table-cell>
          <table:table-cell table:formula="of:=['patched-nolom'.O40]" office:value-type="float" office:value="348140" calcext:value-type="float">
            <text:p>348140</text:p>
          </table:table-cell>
          <table:table-cell table:formula="of:=['patched-lom'.AB40]" office:value-type="float" office:value="194944" calcext:value-type="float">
            <text:p>194944</text:p>
          </table:table-cell>
          <table:table-cell table:formula="of:=['patched-lom'.AC40]" office:value-type="float" office:value="184275" calcext:value-type="float">
            <text:p>184275</text:p>
          </table:table-cell>
          <table:table-cell table:formula="of:=['patched-lom'.O40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1]" office:value-type="float" office:value="427412" calcext:value-type="float">
            <text:p>427412</text:p>
          </table:table-cell>
          <table:table-cell table:formula="of:=[original.AC41]" office:value-type="float" office:value="185829" calcext:value-type="float">
            <text:p>185829</text:p>
          </table:table-cell>
          <table:table-cell table:formula="of:=[original.O41]" office:value-type="float" office:value="558724" calcext:value-type="float">
            <text:p>558724</text:p>
          </table:table-cell>
          <table:table-cell table:formula="of:=['patched-nolom'.AB41]" office:value-type="float" office:value="194944" calcext:value-type="float">
            <text:p>194944</text:p>
          </table:table-cell>
          <table:table-cell table:formula="of:=['patched-nolom'.AC41]" office:value-type="float" office:value="185556" calcext:value-type="float">
            <text:p>185556</text:p>
          </table:table-cell>
          <table:table-cell table:formula="of:=['patched-nolom'.O41]" office:value-type="float" office:value="348140" calcext:value-type="float">
            <text:p>348140</text:p>
          </table:table-cell>
          <table:table-cell table:formula="of:=['patched-lom'.AB41]" office:value-type="float" office:value="194944" calcext:value-type="float">
            <text:p>194944</text:p>
          </table:table-cell>
          <table:table-cell table:formula="of:=['patched-lom'.AC41]" office:value-type="float" office:value="184275" calcext:value-type="float">
            <text:p>184275</text:p>
          </table:table-cell>
          <table:table-cell table:formula="of:=['patched-lom'.O41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2]" office:value-type="float" office:value="427412" calcext:value-type="float">
            <text:p>427412</text:p>
          </table:table-cell>
          <table:table-cell table:formula="of:=[original.AC42]" office:value-type="float" office:value="185829" calcext:value-type="float">
            <text:p>185829</text:p>
          </table:table-cell>
          <table:table-cell table:formula="of:=[original.O42]" office:value-type="float" office:value="558724" calcext:value-type="float">
            <text:p>558724</text:p>
          </table:table-cell>
          <table:table-cell table:formula="of:=['patched-nolom'.AB42]" office:value-type="float" office:value="194944" calcext:value-type="float">
            <text:p>194944</text:p>
          </table:table-cell>
          <table:table-cell table:formula="of:=['patched-nolom'.AC42]" office:value-type="float" office:value="185556" calcext:value-type="float">
            <text:p>185556</text:p>
          </table:table-cell>
          <table:table-cell table:formula="of:=['patched-nolom'.O42]" office:value-type="float" office:value="348140" calcext:value-type="float">
            <text:p>348140</text:p>
          </table:table-cell>
          <table:table-cell table:formula="of:=['patched-lom'.AB42]" office:value-type="float" office:value="194944" calcext:value-type="float">
            <text:p>194944</text:p>
          </table:table-cell>
          <table:table-cell table:formula="of:=['patched-lom'.AC42]" office:value-type="float" office:value="184275" calcext:value-type="float">
            <text:p>184275</text:p>
          </table:table-cell>
          <table:table-cell table:formula="of:=['patched-lom'.O42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3]" office:value-type="float" office:value="427412" calcext:value-type="float">
            <text:p>427412</text:p>
          </table:table-cell>
          <table:table-cell table:formula="of:=[original.AC43]" office:value-type="float" office:value="185829" calcext:value-type="float">
            <text:p>185829</text:p>
          </table:table-cell>
          <table:table-cell table:formula="of:=[original.O43]" office:value-type="float" office:value="558724" calcext:value-type="float">
            <text:p>558724</text:p>
          </table:table-cell>
          <table:table-cell table:formula="of:=['patched-nolom'.AB43]" office:value-type="float" office:value="194944" calcext:value-type="float">
            <text:p>194944</text:p>
          </table:table-cell>
          <table:table-cell table:formula="of:=['patched-nolom'.AC43]" office:value-type="float" office:value="185556" calcext:value-type="float">
            <text:p>185556</text:p>
          </table:table-cell>
          <table:table-cell table:formula="of:=['patched-nolom'.O43]" office:value-type="float" office:value="348140" calcext:value-type="float">
            <text:p>348140</text:p>
          </table:table-cell>
          <table:table-cell table:formula="of:=['patched-lom'.AB43]" office:value-type="float" office:value="194944" calcext:value-type="float">
            <text:p>194944</text:p>
          </table:table-cell>
          <table:table-cell table:formula="of:=['patched-lom'.AC43]" office:value-type="float" office:value="184275" calcext:value-type="float">
            <text:p>184275</text:p>
          </table:table-cell>
          <table:table-cell table:formula="of:=['patched-lom'.O43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4]" office:value-type="float" office:value="427412" calcext:value-type="float">
            <text:p>427412</text:p>
          </table:table-cell>
          <table:table-cell table:formula="of:=[original.AC44]" office:value-type="float" office:value="185829" calcext:value-type="float">
            <text:p>185829</text:p>
          </table:table-cell>
          <table:table-cell table:formula="of:=[original.O44]" office:value-type="float" office:value="558724" calcext:value-type="float">
            <text:p>558724</text:p>
          </table:table-cell>
          <table:table-cell table:formula="of:=['patched-nolom'.AB44]" office:value-type="float" office:value="194944" calcext:value-type="float">
            <text:p>194944</text:p>
          </table:table-cell>
          <table:table-cell table:formula="of:=['patched-nolom'.AC44]" office:value-type="float" office:value="185556" calcext:value-type="float">
            <text:p>185556</text:p>
          </table:table-cell>
          <table:table-cell table:formula="of:=['patched-nolom'.O44]" office:value-type="float" office:value="348140" calcext:value-type="float">
            <text:p>348140</text:p>
          </table:table-cell>
          <table:table-cell table:formula="of:=['patched-lom'.AB44]" office:value-type="float" office:value="194944" calcext:value-type="float">
            <text:p>194944</text:p>
          </table:table-cell>
          <table:table-cell table:formula="of:=['patched-lom'.AC44]" office:value-type="float" office:value="184275" calcext:value-type="float">
            <text:p>184275</text:p>
          </table:table-cell>
          <table:table-cell table:formula="of:=['patched-lom'.O44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5]" office:value-type="float" office:value="427412" calcext:value-type="float">
            <text:p>427412</text:p>
          </table:table-cell>
          <table:table-cell table:formula="of:=[original.AC45]" office:value-type="float" office:value="185829" calcext:value-type="float">
            <text:p>185829</text:p>
          </table:table-cell>
          <table:table-cell table:formula="of:=[original.O45]" office:value-type="float" office:value="558724" calcext:value-type="float">
            <text:p>558724</text:p>
          </table:table-cell>
          <table:table-cell table:formula="of:=['patched-nolom'.AB45]" office:value-type="float" office:value="194944" calcext:value-type="float">
            <text:p>194944</text:p>
          </table:table-cell>
          <table:table-cell table:formula="of:=['patched-nolom'.AC45]" office:value-type="float" office:value="185556" calcext:value-type="float">
            <text:p>185556</text:p>
          </table:table-cell>
          <table:table-cell table:formula="of:=['patched-nolom'.O45]" office:value-type="float" office:value="348140" calcext:value-type="float">
            <text:p>348140</text:p>
          </table:table-cell>
          <table:table-cell table:formula="of:=['patched-lom'.AB45]" office:value-type="float" office:value="194944" calcext:value-type="float">
            <text:p>194944</text:p>
          </table:table-cell>
          <table:table-cell table:formula="of:=['patched-lom'.AC45]" office:value-type="float" office:value="184275" calcext:value-type="float">
            <text:p>184275</text:p>
          </table:table-cell>
          <table:table-cell table:formula="of:=['patched-lom'.O45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6]" office:value-type="float" office:value="427412" calcext:value-type="float">
            <text:p>427412</text:p>
          </table:table-cell>
          <table:table-cell table:formula="of:=[original.AC46]" office:value-type="float" office:value="185829" calcext:value-type="float">
            <text:p>185829</text:p>
          </table:table-cell>
          <table:table-cell table:formula="of:=[original.O46]" office:value-type="float" office:value="558724" calcext:value-type="float">
            <text:p>558724</text:p>
          </table:table-cell>
          <table:table-cell table:formula="of:=['patched-nolom'.AB46]" office:value-type="float" office:value="194944" calcext:value-type="float">
            <text:p>194944</text:p>
          </table:table-cell>
          <table:table-cell table:formula="of:=['patched-nolom'.AC46]" office:value-type="float" office:value="185556" calcext:value-type="float">
            <text:p>185556</text:p>
          </table:table-cell>
          <table:table-cell table:formula="of:=['patched-nolom'.O46]" office:value-type="float" office:value="348140" calcext:value-type="float">
            <text:p>348140</text:p>
          </table:table-cell>
          <table:table-cell table:formula="of:=['patched-lom'.AB46]" office:value-type="float" office:value="194944" calcext:value-type="float">
            <text:p>194944</text:p>
          </table:table-cell>
          <table:table-cell table:formula="of:=['patched-lom'.AC46]" office:value-type="float" office:value="184275" calcext:value-type="float">
            <text:p>184275</text:p>
          </table:table-cell>
          <table:table-cell table:formula="of:=['patched-lom'.O46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7]" office:value-type="float" office:value="378260" calcext:value-type="float">
            <text:p>378260</text:p>
          </table:table-cell>
          <table:table-cell table:formula="of:=[original.AC47]" office:value-type="float" office:value="99416" calcext:value-type="float">
            <text:p>99416</text:p>
          </table:table-cell>
          <table:table-cell table:formula="of:=[original.O47]" office:value-type="float" office:value="508180" calcext:value-type="float">
            <text:p>508180</text:p>
          </table:table-cell>
          <table:table-cell table:formula="of:=['patched-nolom'.AB47]" office:value-type="float" office:value="107904" calcext:value-type="float">
            <text:p>107904</text:p>
          </table:table-cell>
          <table:table-cell table:formula="of:=['patched-nolom'.AC47]" office:value-type="float" office:value="99279" calcext:value-type="float">
            <text:p>99279</text:p>
          </table:table-cell>
          <table:table-cell table:formula="of:=['patched-nolom'.O47]" office:value-type="float" office:value="254104" calcext:value-type="float">
            <text:p>254104</text:p>
          </table:table-cell>
          <table:table-cell table:formula="of:=['patched-lom'.AB47]" office:value-type="float" office:value="194944" calcext:value-type="float">
            <text:p>194944</text:p>
          </table:table-cell>
          <table:table-cell table:formula="of:=['patched-lom'.AC47]" office:value-type="float" office:value="184275" calcext:value-type="float">
            <text:p>184275</text:p>
          </table:table-cell>
          <table:table-cell table:formula="of:=['patched-lom'.O47]" office:value-type="float" office:value="343684" calcext:value-type="float">
            <text:p>343684</text:p>
          </table:table-cell>
        </table:table-row>
        <table:table-row table:style-name="ro1">
          <table:table-cell table:formula="of:=[original.AB48]" office:value-type="float" office:value="378260" calcext:value-type="float">
            <text:p>378260</text:p>
          </table:table-cell>
          <table:table-cell table:formula="of:=[original.AC48]" office:value-type="float" office:value="99416" calcext:value-type="float">
            <text:p>99416</text:p>
          </table:table-cell>
          <table:table-cell table:formula="of:=[original.O48]" office:value-type="float" office:value="508180" calcext:value-type="float">
            <text:p>508180</text:p>
          </table:table-cell>
          <table:table-cell table:formula="of:=['patched-nolom'.AB48]" office:value-type="float" office:value="107904" calcext:value-type="float">
            <text:p>107904</text:p>
          </table:table-cell>
          <table:table-cell table:formula="of:=['patched-nolom'.AC48]" office:value-type="float" office:value="99279" calcext:value-type="float">
            <text:p>99279</text:p>
          </table:table-cell>
          <table:table-cell table:formula="of:=['patched-nolom'.O48]" office:value-type="float" office:value="254104" calcext:value-type="float">
            <text:p>254104</text:p>
          </table:table-cell>
          <table:table-cell table:formula="of:=['patched-lom'.AB48]" office:value-type="float" office:value="107904" calcext:value-type="float">
            <text:p>107904</text:p>
          </table:table-cell>
          <table:table-cell table:formula="of:=['patched-lom'.AC48]" office:value-type="float" office:value="98656" calcext:value-type="float">
            <text:p>98656</text:p>
          </table:table-cell>
          <table:table-cell table:formula="of:=['patched-lom'.O4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49]" office:value-type="float" office:value="378260" calcext:value-type="float">
            <text:p>378260</text:p>
          </table:table-cell>
          <table:table-cell table:formula="of:=[original.AC49]" office:value-type="float" office:value="99416" calcext:value-type="float">
            <text:p>99416</text:p>
          </table:table-cell>
          <table:table-cell table:formula="of:=[original.O49]" office:value-type="float" office:value="508180" calcext:value-type="float">
            <text:p>508180</text:p>
          </table:table-cell>
          <table:table-cell table:formula="of:=['patched-nolom'.AB49]" office:value-type="float" office:value="107904" calcext:value-type="float">
            <text:p>107904</text:p>
          </table:table-cell>
          <table:table-cell table:formula="of:=['patched-nolom'.AC49]" office:value-type="float" office:value="99279" calcext:value-type="float">
            <text:p>99279</text:p>
          </table:table-cell>
          <table:table-cell table:formula="of:=['patched-nolom'.O49]" office:value-type="float" office:value="254104" calcext:value-type="float">
            <text:p>254104</text:p>
          </table:table-cell>
          <table:table-cell table:formula="of:=['patched-lom'.AB49]" office:value-type="float" office:value="107904" calcext:value-type="float">
            <text:p>107904</text:p>
          </table:table-cell>
          <table:table-cell table:formula="of:=['patched-lom'.AC49]" office:value-type="float" office:value="98656" calcext:value-type="float">
            <text:p>98656</text:p>
          </table:table-cell>
          <table:table-cell table:formula="of:=['patched-lom'.O4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0]" office:value-type="float" office:value="378260" calcext:value-type="float">
            <text:p>378260</text:p>
          </table:table-cell>
          <table:table-cell table:formula="of:=[original.AC50]" office:value-type="float" office:value="99416" calcext:value-type="float">
            <text:p>99416</text:p>
          </table:table-cell>
          <table:table-cell table:formula="of:=[original.O50]" office:value-type="float" office:value="508180" calcext:value-type="float">
            <text:p>508180</text:p>
          </table:table-cell>
          <table:table-cell table:formula="of:=['patched-nolom'.AB50]" office:value-type="float" office:value="107904" calcext:value-type="float">
            <text:p>107904</text:p>
          </table:table-cell>
          <table:table-cell table:formula="of:=['patched-nolom'.AC50]" office:value-type="float" office:value="99279" calcext:value-type="float">
            <text:p>99279</text:p>
          </table:table-cell>
          <table:table-cell table:formula="of:=['patched-nolom'.O50]" office:value-type="float" office:value="254104" calcext:value-type="float">
            <text:p>254104</text:p>
          </table:table-cell>
          <table:table-cell table:formula="of:=['patched-lom'.AB50]" office:value-type="float" office:value="107904" calcext:value-type="float">
            <text:p>107904</text:p>
          </table:table-cell>
          <table:table-cell table:formula="of:=['patched-lom'.AC50]" office:value-type="float" office:value="98656" calcext:value-type="float">
            <text:p>98656</text:p>
          </table:table-cell>
          <table:table-cell table:formula="of:=['patched-lom'.O5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1]" office:value-type="float" office:value="378260" calcext:value-type="float">
            <text:p>378260</text:p>
          </table:table-cell>
          <table:table-cell table:formula="of:=[original.AC51]" office:value-type="float" office:value="99416" calcext:value-type="float">
            <text:p>99416</text:p>
          </table:table-cell>
          <table:table-cell table:formula="of:=[original.O51]" office:value-type="float" office:value="508180" calcext:value-type="float">
            <text:p>508180</text:p>
          </table:table-cell>
          <table:table-cell table:formula="of:=['patched-nolom'.AB51]" office:value-type="float" office:value="107904" calcext:value-type="float">
            <text:p>107904</text:p>
          </table:table-cell>
          <table:table-cell table:formula="of:=['patched-nolom'.AC51]" office:value-type="float" office:value="99279" calcext:value-type="float">
            <text:p>99279</text:p>
          </table:table-cell>
          <table:table-cell table:formula="of:=['patched-nolom'.O51]" office:value-type="float" office:value="254104" calcext:value-type="float">
            <text:p>254104</text:p>
          </table:table-cell>
          <table:table-cell table:formula="of:=['patched-lom'.AB51]" office:value-type="float" office:value="107904" calcext:value-type="float">
            <text:p>107904</text:p>
          </table:table-cell>
          <table:table-cell table:formula="of:=['patched-lom'.AC51]" office:value-type="float" office:value="98656" calcext:value-type="float">
            <text:p>98656</text:p>
          </table:table-cell>
          <table:table-cell table:formula="of:=['patched-lom'.O5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2]" office:value-type="float" office:value="378260" calcext:value-type="float">
            <text:p>378260</text:p>
          </table:table-cell>
          <table:table-cell table:formula="of:=[original.AC52]" office:value-type="float" office:value="99416" calcext:value-type="float">
            <text:p>99416</text:p>
          </table:table-cell>
          <table:table-cell table:formula="of:=[original.O52]" office:value-type="float" office:value="508180" calcext:value-type="float">
            <text:p>508180</text:p>
          </table:table-cell>
          <table:table-cell table:formula="of:=['patched-nolom'.AB52]" office:value-type="float" office:value="107904" calcext:value-type="float">
            <text:p>107904</text:p>
          </table:table-cell>
          <table:table-cell table:formula="of:=['patched-nolom'.AC52]" office:value-type="float" office:value="99279" calcext:value-type="float">
            <text:p>99279</text:p>
          </table:table-cell>
          <table:table-cell table:formula="of:=['patched-nolom'.O52]" office:value-type="float" office:value="254104" calcext:value-type="float">
            <text:p>254104</text:p>
          </table:table-cell>
          <table:table-cell table:formula="of:=['patched-lom'.AB52]" office:value-type="float" office:value="107904" calcext:value-type="float">
            <text:p>107904</text:p>
          </table:table-cell>
          <table:table-cell table:formula="of:=['patched-lom'.AC52]" office:value-type="float" office:value="98656" calcext:value-type="float">
            <text:p>98656</text:p>
          </table:table-cell>
          <table:table-cell table:formula="of:=['patched-lom'.O52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3]" office:value-type="float" office:value="378260" calcext:value-type="float">
            <text:p>378260</text:p>
          </table:table-cell>
          <table:table-cell table:formula="of:=[original.AC53]" office:value-type="float" office:value="99416" calcext:value-type="float">
            <text:p>99416</text:p>
          </table:table-cell>
          <table:table-cell table:formula="of:=[original.O53]" office:value-type="float" office:value="508180" calcext:value-type="float">
            <text:p>508180</text:p>
          </table:table-cell>
          <table:table-cell table:formula="of:=['patched-nolom'.AB53]" office:value-type="float" office:value="107904" calcext:value-type="float">
            <text:p>107904</text:p>
          </table:table-cell>
          <table:table-cell table:formula="of:=['patched-nolom'.AC53]" office:value-type="float" office:value="99279" calcext:value-type="float">
            <text:p>99279</text:p>
          </table:table-cell>
          <table:table-cell table:formula="of:=['patched-nolom'.O53]" office:value-type="float" office:value="254104" calcext:value-type="float">
            <text:p>254104</text:p>
          </table:table-cell>
          <table:table-cell table:formula="of:=['patched-lom'.AB53]" office:value-type="float" office:value="107904" calcext:value-type="float">
            <text:p>107904</text:p>
          </table:table-cell>
          <table:table-cell table:formula="of:=['patched-lom'.AC53]" office:value-type="float" office:value="98656" calcext:value-type="float">
            <text:p>98656</text:p>
          </table:table-cell>
          <table:table-cell table:formula="of:=['patched-lom'.O53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4]" office:value-type="float" office:value="378260" calcext:value-type="float">
            <text:p>378260</text:p>
          </table:table-cell>
          <table:table-cell table:formula="of:=[original.AC54]" office:value-type="float" office:value="99416" calcext:value-type="float">
            <text:p>99416</text:p>
          </table:table-cell>
          <table:table-cell table:formula="of:=[original.O54]" office:value-type="float" office:value="508180" calcext:value-type="float">
            <text:p>508180</text:p>
          </table:table-cell>
          <table:table-cell table:formula="of:=['patched-nolom'.AB54]" office:value-type="float" office:value="107904" calcext:value-type="float">
            <text:p>107904</text:p>
          </table:table-cell>
          <table:table-cell table:formula="of:=['patched-nolom'.AC54]" office:value-type="float" office:value="99279" calcext:value-type="float">
            <text:p>99279</text:p>
          </table:table-cell>
          <table:table-cell table:formula="of:=['patched-nolom'.O54]" office:value-type="float" office:value="254104" calcext:value-type="float">
            <text:p>254104</text:p>
          </table:table-cell>
          <table:table-cell table:formula="of:=['patched-lom'.AB54]" office:value-type="float" office:value="107904" calcext:value-type="float">
            <text:p>107904</text:p>
          </table:table-cell>
          <table:table-cell table:formula="of:=['patched-lom'.AC54]" office:value-type="float" office:value="98656" calcext:value-type="float">
            <text:p>98656</text:p>
          </table:table-cell>
          <table:table-cell table:formula="of:=['patched-lom'.O54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5]" office:value-type="float" office:value="378260" calcext:value-type="float">
            <text:p>378260</text:p>
          </table:table-cell>
          <table:table-cell table:formula="of:=[original.AC55]" office:value-type="float" office:value="99416" calcext:value-type="float">
            <text:p>99416</text:p>
          </table:table-cell>
          <table:table-cell table:formula="of:=[original.O55]" office:value-type="float" office:value="508180" calcext:value-type="float">
            <text:p>508180</text:p>
          </table:table-cell>
          <table:table-cell table:formula="of:=['patched-nolom'.AB55]" office:value-type="float" office:value="107904" calcext:value-type="float">
            <text:p>107904</text:p>
          </table:table-cell>
          <table:table-cell table:formula="of:=['patched-nolom'.AC55]" office:value-type="float" office:value="99279" calcext:value-type="float">
            <text:p>99279</text:p>
          </table:table-cell>
          <table:table-cell table:formula="of:=['patched-nolom'.O55]" office:value-type="float" office:value="254104" calcext:value-type="float">
            <text:p>254104</text:p>
          </table:table-cell>
          <table:table-cell table:formula="of:=['patched-lom'.AB55]" office:value-type="float" office:value="107904" calcext:value-type="float">
            <text:p>107904</text:p>
          </table:table-cell>
          <table:table-cell table:formula="of:=['patched-lom'.AC55]" office:value-type="float" office:value="98656" calcext:value-type="float">
            <text:p>98656</text:p>
          </table:table-cell>
          <table:table-cell table:formula="of:=['patched-lom'.O55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6]" office:value-type="float" office:value="378260" calcext:value-type="float">
            <text:p>378260</text:p>
          </table:table-cell>
          <table:table-cell table:formula="of:=[original.AC56]" office:value-type="float" office:value="99416" calcext:value-type="float">
            <text:p>99416</text:p>
          </table:table-cell>
          <table:table-cell table:formula="of:=[original.O56]" office:value-type="float" office:value="508180" calcext:value-type="float">
            <text:p>508180</text:p>
          </table:table-cell>
          <table:table-cell table:formula="of:=['patched-nolom'.AB56]" office:value-type="float" office:value="107904" calcext:value-type="float">
            <text:p>107904</text:p>
          </table:table-cell>
          <table:table-cell table:formula="of:=['patched-nolom'.AC56]" office:value-type="float" office:value="99279" calcext:value-type="float">
            <text:p>99279</text:p>
          </table:table-cell>
          <table:table-cell table:formula="of:=['patched-nolom'.O56]" office:value-type="float" office:value="254104" calcext:value-type="float">
            <text:p>254104</text:p>
          </table:table-cell>
          <table:table-cell table:formula="of:=['patched-lom'.AB56]" office:value-type="float" office:value="107904" calcext:value-type="float">
            <text:p>107904</text:p>
          </table:table-cell>
          <table:table-cell table:formula="of:=['patched-lom'.AC56]" office:value-type="float" office:value="98656" calcext:value-type="float">
            <text:p>98656</text:p>
          </table:table-cell>
          <table:table-cell table:formula="of:=['patched-lom'.O56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7]" office:value-type="float" office:value="378260" calcext:value-type="float">
            <text:p>378260</text:p>
          </table:table-cell>
          <table:table-cell table:formula="of:=[original.AC57]" office:value-type="float" office:value="99416" calcext:value-type="float">
            <text:p>99416</text:p>
          </table:table-cell>
          <table:table-cell table:formula="of:=[original.O57]" office:value-type="float" office:value="508180" calcext:value-type="float">
            <text:p>508180</text:p>
          </table:table-cell>
          <table:table-cell table:formula="of:=['patched-nolom'.AB57]" office:value-type="float" office:value="107904" calcext:value-type="float">
            <text:p>107904</text:p>
          </table:table-cell>
          <table:table-cell table:formula="of:=['patched-nolom'.AC57]" office:value-type="float" office:value="99279" calcext:value-type="float">
            <text:p>99279</text:p>
          </table:table-cell>
          <table:table-cell table:formula="of:=['patched-nolom'.O57]" office:value-type="float" office:value="254104" calcext:value-type="float">
            <text:p>254104</text:p>
          </table:table-cell>
          <table:table-cell table:formula="of:=['patched-lom'.AB57]" office:value-type="float" office:value="107904" calcext:value-type="float">
            <text:p>107904</text:p>
          </table:table-cell>
          <table:table-cell table:formula="of:=['patched-lom'.AC57]" office:value-type="float" office:value="98656" calcext:value-type="float">
            <text:p>98656</text:p>
          </table:table-cell>
          <table:table-cell table:formula="of:=['patched-lom'.O57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8]" office:value-type="float" office:value="378260" calcext:value-type="float">
            <text:p>378260</text:p>
          </table:table-cell>
          <table:table-cell table:formula="of:=[original.AC58]" office:value-type="float" office:value="99416" calcext:value-type="float">
            <text:p>99416</text:p>
          </table:table-cell>
          <table:table-cell table:formula="of:=[original.O58]" office:value-type="float" office:value="508180" calcext:value-type="float">
            <text:p>508180</text:p>
          </table:table-cell>
          <table:table-cell table:formula="of:=['patched-nolom'.AB58]" office:value-type="float" office:value="107904" calcext:value-type="float">
            <text:p>107904</text:p>
          </table:table-cell>
          <table:table-cell table:formula="of:=['patched-nolom'.AC58]" office:value-type="float" office:value="99279" calcext:value-type="float">
            <text:p>99279</text:p>
          </table:table-cell>
          <table:table-cell table:formula="of:=['patched-nolom'.O58]" office:value-type="float" office:value="254104" calcext:value-type="float">
            <text:p>254104</text:p>
          </table:table-cell>
          <table:table-cell table:formula="of:=['patched-lom'.AB58]" office:value-type="float" office:value="107904" calcext:value-type="float">
            <text:p>107904</text:p>
          </table:table-cell>
          <table:table-cell table:formula="of:=['patched-lom'.AC58]" office:value-type="float" office:value="98656" calcext:value-type="float">
            <text:p>98656</text:p>
          </table:table-cell>
          <table:table-cell table:formula="of:=['patched-lom'.O5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59]" office:value-type="float" office:value="378260" calcext:value-type="float">
            <text:p>378260</text:p>
          </table:table-cell>
          <table:table-cell table:formula="of:=[original.AC59]" office:value-type="float" office:value="99416" calcext:value-type="float">
            <text:p>99416</text:p>
          </table:table-cell>
          <table:table-cell table:formula="of:=[original.O59]" office:value-type="float" office:value="508180" calcext:value-type="float">
            <text:p>508180</text:p>
          </table:table-cell>
          <table:table-cell table:formula="of:=['patched-nolom'.AB59]" office:value-type="float" office:value="107904" calcext:value-type="float">
            <text:p>107904</text:p>
          </table:table-cell>
          <table:table-cell table:formula="of:=['patched-nolom'.AC59]" office:value-type="float" office:value="99279" calcext:value-type="float">
            <text:p>99279</text:p>
          </table:table-cell>
          <table:table-cell table:formula="of:=['patched-nolom'.O59]" office:value-type="float" office:value="254104" calcext:value-type="float">
            <text:p>254104</text:p>
          </table:table-cell>
          <table:table-cell table:formula="of:=['patched-lom'.AB59]" office:value-type="float" office:value="107904" calcext:value-type="float">
            <text:p>107904</text:p>
          </table:table-cell>
          <table:table-cell table:formula="of:=['patched-lom'.AC59]" office:value-type="float" office:value="98656" calcext:value-type="float">
            <text:p>98656</text:p>
          </table:table-cell>
          <table:table-cell table:formula="of:=['patched-lom'.O5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0]" office:value-type="float" office:value="378260" calcext:value-type="float">
            <text:p>378260</text:p>
          </table:table-cell>
          <table:table-cell table:formula="of:=[original.AC60]" office:value-type="float" office:value="99416" calcext:value-type="float">
            <text:p>99416</text:p>
          </table:table-cell>
          <table:table-cell table:formula="of:=[original.O60]" office:value-type="float" office:value="508180" calcext:value-type="float">
            <text:p>508180</text:p>
          </table:table-cell>
          <table:table-cell table:formula="of:=['patched-nolom'.AB60]" office:value-type="float" office:value="107904" calcext:value-type="float">
            <text:p>107904</text:p>
          </table:table-cell>
          <table:table-cell table:formula="of:=['patched-nolom'.AC60]" office:value-type="float" office:value="99279" calcext:value-type="float">
            <text:p>99279</text:p>
          </table:table-cell>
          <table:table-cell table:formula="of:=['patched-nolom'.O60]" office:value-type="float" office:value="254104" calcext:value-type="float">
            <text:p>254104</text:p>
          </table:table-cell>
          <table:table-cell table:formula="of:=['patched-lom'.AB60]" office:value-type="float" office:value="107904" calcext:value-type="float">
            <text:p>107904</text:p>
          </table:table-cell>
          <table:table-cell table:formula="of:=['patched-lom'.AC60]" office:value-type="float" office:value="98656" calcext:value-type="float">
            <text:p>98656</text:p>
          </table:table-cell>
          <table:table-cell table:formula="of:=['patched-lom'.O6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1]" office:value-type="float" office:value="378260" calcext:value-type="float">
            <text:p>378260</text:p>
          </table:table-cell>
          <table:table-cell table:formula="of:=[original.AC61]" office:value-type="float" office:value="99416" calcext:value-type="float">
            <text:p>99416</text:p>
          </table:table-cell>
          <table:table-cell table:formula="of:=[original.O61]" office:value-type="float" office:value="508180" calcext:value-type="float">
            <text:p>508180</text:p>
          </table:table-cell>
          <table:table-cell table:formula="of:=['patched-nolom'.AB61]" office:value-type="float" office:value="107904" calcext:value-type="float">
            <text:p>107904</text:p>
          </table:table-cell>
          <table:table-cell table:formula="of:=['patched-nolom'.AC61]" office:value-type="float" office:value="99279" calcext:value-type="float">
            <text:p>99279</text:p>
          </table:table-cell>
          <table:table-cell table:formula="of:=['patched-nolom'.O61]" office:value-type="float" office:value="254104" calcext:value-type="float">
            <text:p>254104</text:p>
          </table:table-cell>
          <table:table-cell table:formula="of:=['patched-lom'.AB61]" office:value-type="float" office:value="107904" calcext:value-type="float">
            <text:p>107904</text:p>
          </table:table-cell>
          <table:table-cell table:formula="of:=['patched-lom'.AC61]" office:value-type="float" office:value="98656" calcext:value-type="float">
            <text:p>98656</text:p>
          </table:table-cell>
          <table:table-cell table:formula="of:=['patched-lom'.O6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2]" office:value-type="float" office:value="378260" calcext:value-type="float">
            <text:p>378260</text:p>
          </table:table-cell>
          <table:table-cell table:formula="of:=[original.AC62]" office:value-type="float" office:value="99416" calcext:value-type="float">
            <text:p>99416</text:p>
          </table:table-cell>
          <table:table-cell table:formula="of:=[original.O62]" office:value-type="float" office:value="508180" calcext:value-type="float">
            <text:p>508180</text:p>
          </table:table-cell>
          <table:table-cell table:formula="of:=['patched-nolom'.AB62]" office:value-type="float" office:value="107904" calcext:value-type="float">
            <text:p>107904</text:p>
          </table:table-cell>
          <table:table-cell table:formula="of:=['patched-nolom'.AC62]" office:value-type="float" office:value="99279" calcext:value-type="float">
            <text:p>99279</text:p>
          </table:table-cell>
          <table:table-cell table:formula="of:=['patched-nolom'.O62]" office:value-type="float" office:value="254104" calcext:value-type="float">
            <text:p>254104</text:p>
          </table:table-cell>
          <table:table-cell table:formula="of:=['patched-lom'.AB62]" office:value-type="float" office:value="107904" calcext:value-type="float">
            <text:p>107904</text:p>
          </table:table-cell>
          <table:table-cell table:formula="of:=['patched-lom'.AC62]" office:value-type="float" office:value="98656" calcext:value-type="float">
            <text:p>98656</text:p>
          </table:table-cell>
          <table:table-cell table:formula="of:=['patched-lom'.O62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3]" office:value-type="float" office:value="378260" calcext:value-type="float">
            <text:p>378260</text:p>
          </table:table-cell>
          <table:table-cell table:formula="of:=[original.AC63]" office:value-type="float" office:value="99416" calcext:value-type="float">
            <text:p>99416</text:p>
          </table:table-cell>
          <table:table-cell table:formula="of:=[original.O63]" office:value-type="float" office:value="508180" calcext:value-type="float">
            <text:p>508180</text:p>
          </table:table-cell>
          <table:table-cell table:formula="of:=['patched-nolom'.AB63]" office:value-type="float" office:value="107904" calcext:value-type="float">
            <text:p>107904</text:p>
          </table:table-cell>
          <table:table-cell table:formula="of:=['patched-nolom'.AC63]" office:value-type="float" office:value="99279" calcext:value-type="float">
            <text:p>99279</text:p>
          </table:table-cell>
          <table:table-cell table:formula="of:=['patched-nolom'.O63]" office:value-type="float" office:value="254104" calcext:value-type="float">
            <text:p>254104</text:p>
          </table:table-cell>
          <table:table-cell table:formula="of:=['patched-lom'.AB63]" office:value-type="float" office:value="107904" calcext:value-type="float">
            <text:p>107904</text:p>
          </table:table-cell>
          <table:table-cell table:formula="of:=['patched-lom'.AC63]" office:value-type="float" office:value="98656" calcext:value-type="float">
            <text:p>98656</text:p>
          </table:table-cell>
          <table:table-cell table:formula="of:=['patched-lom'.O63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4]" office:value-type="float" office:value="378260" calcext:value-type="float">
            <text:p>378260</text:p>
          </table:table-cell>
          <table:table-cell table:formula="of:=[original.AC64]" office:value-type="float" office:value="99416" calcext:value-type="float">
            <text:p>99416</text:p>
          </table:table-cell>
          <table:table-cell table:formula="of:=[original.O64]" office:value-type="float" office:value="508180" calcext:value-type="float">
            <text:p>508180</text:p>
          </table:table-cell>
          <table:table-cell table:formula="of:=['patched-nolom'.AB64]" office:value-type="float" office:value="107904" calcext:value-type="float">
            <text:p>107904</text:p>
          </table:table-cell>
          <table:table-cell table:formula="of:=['patched-nolom'.AC64]" office:value-type="float" office:value="99279" calcext:value-type="float">
            <text:p>99279</text:p>
          </table:table-cell>
          <table:table-cell table:formula="of:=['patched-nolom'.O64]" office:value-type="float" office:value="254104" calcext:value-type="float">
            <text:p>254104</text:p>
          </table:table-cell>
          <table:table-cell table:formula="of:=['patched-lom'.AB64]" office:value-type="float" office:value="107904" calcext:value-type="float">
            <text:p>107904</text:p>
          </table:table-cell>
          <table:table-cell table:formula="of:=['patched-lom'.AC64]" office:value-type="float" office:value="98656" calcext:value-type="float">
            <text:p>98656</text:p>
          </table:table-cell>
          <table:table-cell table:formula="of:=['patched-lom'.O64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5]" office:value-type="float" office:value="378260" calcext:value-type="float">
            <text:p>378260</text:p>
          </table:table-cell>
          <table:table-cell table:formula="of:=[original.AC65]" office:value-type="float" office:value="99416" calcext:value-type="float">
            <text:p>99416</text:p>
          </table:table-cell>
          <table:table-cell table:formula="of:=[original.O65]" office:value-type="float" office:value="508180" calcext:value-type="float">
            <text:p>508180</text:p>
          </table:table-cell>
          <table:table-cell table:formula="of:=['patched-nolom'.AB65]" office:value-type="float" office:value="107904" calcext:value-type="float">
            <text:p>107904</text:p>
          </table:table-cell>
          <table:table-cell table:formula="of:=['patched-nolom'.AC65]" office:value-type="float" office:value="99279" calcext:value-type="float">
            <text:p>99279</text:p>
          </table:table-cell>
          <table:table-cell table:formula="of:=['patched-nolom'.O65]" office:value-type="float" office:value="254104" calcext:value-type="float">
            <text:p>254104</text:p>
          </table:table-cell>
          <table:table-cell table:formula="of:=['patched-lom'.AB65]" office:value-type="float" office:value="107904" calcext:value-type="float">
            <text:p>107904</text:p>
          </table:table-cell>
          <table:table-cell table:formula="of:=['patched-lom'.AC65]" office:value-type="float" office:value="98656" calcext:value-type="float">
            <text:p>98656</text:p>
          </table:table-cell>
          <table:table-cell table:formula="of:=['patched-lom'.O65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6]" office:value-type="float" office:value="378260" calcext:value-type="float">
            <text:p>378260</text:p>
          </table:table-cell>
          <table:table-cell table:formula="of:=[original.AC66]" office:value-type="float" office:value="99416" calcext:value-type="float">
            <text:p>99416</text:p>
          </table:table-cell>
          <table:table-cell table:formula="of:=[original.O66]" office:value-type="float" office:value="508180" calcext:value-type="float">
            <text:p>508180</text:p>
          </table:table-cell>
          <table:table-cell table:formula="of:=['patched-nolom'.AB66]" office:value-type="float" office:value="107904" calcext:value-type="float">
            <text:p>107904</text:p>
          </table:table-cell>
          <table:table-cell table:formula="of:=['patched-nolom'.AC66]" office:value-type="float" office:value="99279" calcext:value-type="float">
            <text:p>99279</text:p>
          </table:table-cell>
          <table:table-cell table:formula="of:=['patched-nolom'.O66]" office:value-type="float" office:value="254104" calcext:value-type="float">
            <text:p>254104</text:p>
          </table:table-cell>
          <table:table-cell table:formula="of:=['patched-lom'.AB66]" office:value-type="float" office:value="107904" calcext:value-type="float">
            <text:p>107904</text:p>
          </table:table-cell>
          <table:table-cell table:formula="of:=['patched-lom'.AC66]" office:value-type="float" office:value="98656" calcext:value-type="float">
            <text:p>98656</text:p>
          </table:table-cell>
          <table:table-cell table:formula="of:=['patched-lom'.O66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7]" office:value-type="float" office:value="378260" calcext:value-type="float">
            <text:p>378260</text:p>
          </table:table-cell>
          <table:table-cell table:formula="of:=[original.AC67]" office:value-type="float" office:value="99416" calcext:value-type="float">
            <text:p>99416</text:p>
          </table:table-cell>
          <table:table-cell table:formula="of:=[original.O67]" office:value-type="float" office:value="508180" calcext:value-type="float">
            <text:p>508180</text:p>
          </table:table-cell>
          <table:table-cell table:formula="of:=['patched-nolom'.AB67]" office:value-type="float" office:value="107904" calcext:value-type="float">
            <text:p>107904</text:p>
          </table:table-cell>
          <table:table-cell table:formula="of:=['patched-nolom'.AC67]" office:value-type="float" office:value="99279" calcext:value-type="float">
            <text:p>99279</text:p>
          </table:table-cell>
          <table:table-cell table:formula="of:=['patched-nolom'.O67]" office:value-type="float" office:value="254104" calcext:value-type="float">
            <text:p>254104</text:p>
          </table:table-cell>
          <table:table-cell table:formula="of:=['patched-lom'.AB67]" office:value-type="float" office:value="107904" calcext:value-type="float">
            <text:p>107904</text:p>
          </table:table-cell>
          <table:table-cell table:formula="of:=['patched-lom'.AC67]" office:value-type="float" office:value="98656" calcext:value-type="float">
            <text:p>98656</text:p>
          </table:table-cell>
          <table:table-cell table:formula="of:=['patched-lom'.O67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8]" office:value-type="float" office:value="378260" calcext:value-type="float">
            <text:p>378260</text:p>
          </table:table-cell>
          <table:table-cell table:formula="of:=[original.AC68]" office:value-type="float" office:value="99416" calcext:value-type="float">
            <text:p>99416</text:p>
          </table:table-cell>
          <table:table-cell table:formula="of:=[original.O68]" office:value-type="float" office:value="508180" calcext:value-type="float">
            <text:p>508180</text:p>
          </table:table-cell>
          <table:table-cell table:formula="of:=['patched-nolom'.AB68]" office:value-type="float" office:value="107904" calcext:value-type="float">
            <text:p>107904</text:p>
          </table:table-cell>
          <table:table-cell table:formula="of:=['patched-nolom'.AC68]" office:value-type="float" office:value="99279" calcext:value-type="float">
            <text:p>99279</text:p>
          </table:table-cell>
          <table:table-cell table:formula="of:=['patched-nolom'.O68]" office:value-type="float" office:value="254104" calcext:value-type="float">
            <text:p>254104</text:p>
          </table:table-cell>
          <table:table-cell table:formula="of:=['patched-lom'.AB68]" office:value-type="float" office:value="107904" calcext:value-type="float">
            <text:p>107904</text:p>
          </table:table-cell>
          <table:table-cell table:formula="of:=['patched-lom'.AC68]" office:value-type="float" office:value="98656" calcext:value-type="float">
            <text:p>98656</text:p>
          </table:table-cell>
          <table:table-cell table:formula="of:=['patched-lom'.O6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69]" office:value-type="float" office:value="378260" calcext:value-type="float">
            <text:p>378260</text:p>
          </table:table-cell>
          <table:table-cell table:formula="of:=[original.AC69]" office:value-type="float" office:value="99416" calcext:value-type="float">
            <text:p>99416</text:p>
          </table:table-cell>
          <table:table-cell table:formula="of:=[original.O69]" office:value-type="float" office:value="508180" calcext:value-type="float">
            <text:p>508180</text:p>
          </table:table-cell>
          <table:table-cell table:formula="of:=['patched-nolom'.AB69]" office:value-type="float" office:value="107904" calcext:value-type="float">
            <text:p>107904</text:p>
          </table:table-cell>
          <table:table-cell table:formula="of:=['patched-nolom'.AC69]" office:value-type="float" office:value="99279" calcext:value-type="float">
            <text:p>99279</text:p>
          </table:table-cell>
          <table:table-cell table:formula="of:=['patched-nolom'.O69]" office:value-type="float" office:value="254104" calcext:value-type="float">
            <text:p>254104</text:p>
          </table:table-cell>
          <table:table-cell table:formula="of:=['patched-lom'.AB69]" office:value-type="float" office:value="107904" calcext:value-type="float">
            <text:p>107904</text:p>
          </table:table-cell>
          <table:table-cell table:formula="of:=['patched-lom'.AC69]" office:value-type="float" office:value="98656" calcext:value-type="float">
            <text:p>98656</text:p>
          </table:table-cell>
          <table:table-cell table:formula="of:=['patched-lom'.O6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0]" office:value-type="float" office:value="378260" calcext:value-type="float">
            <text:p>378260</text:p>
          </table:table-cell>
          <table:table-cell table:formula="of:=[original.AC70]" office:value-type="float" office:value="99416" calcext:value-type="float">
            <text:p>99416</text:p>
          </table:table-cell>
          <table:table-cell table:formula="of:=[original.O70]" office:value-type="float" office:value="508180" calcext:value-type="float">
            <text:p>508180</text:p>
          </table:table-cell>
          <table:table-cell table:formula="of:=['patched-nolom'.AB70]" office:value-type="float" office:value="107904" calcext:value-type="float">
            <text:p>107904</text:p>
          </table:table-cell>
          <table:table-cell table:formula="of:=['patched-nolom'.AC70]" office:value-type="float" office:value="99279" calcext:value-type="float">
            <text:p>99279</text:p>
          </table:table-cell>
          <table:table-cell table:formula="of:=['patched-nolom'.O70]" office:value-type="float" office:value="254104" calcext:value-type="float">
            <text:p>254104</text:p>
          </table:table-cell>
          <table:table-cell table:formula="of:=['patched-lom'.AB70]" office:value-type="float" office:value="107904" calcext:value-type="float">
            <text:p>107904</text:p>
          </table:table-cell>
          <table:table-cell table:formula="of:=['patched-lom'.AC70]" office:value-type="float" office:value="98656" calcext:value-type="float">
            <text:p>98656</text:p>
          </table:table-cell>
          <table:table-cell table:formula="of:=['patched-lom'.O7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1]" office:value-type="float" office:value="378260" calcext:value-type="float">
            <text:p>378260</text:p>
          </table:table-cell>
          <table:table-cell table:formula="of:=[original.AC71]" office:value-type="float" office:value="99416" calcext:value-type="float">
            <text:p>99416</text:p>
          </table:table-cell>
          <table:table-cell table:formula="of:=[original.O71]" office:value-type="float" office:value="508180" calcext:value-type="float">
            <text:p>508180</text:p>
          </table:table-cell>
          <table:table-cell table:formula="of:=['patched-nolom'.AB71]" office:value-type="float" office:value="107904" calcext:value-type="float">
            <text:p>107904</text:p>
          </table:table-cell>
          <table:table-cell table:formula="of:=['patched-nolom'.AC71]" office:value-type="float" office:value="99279" calcext:value-type="float">
            <text:p>99279</text:p>
          </table:table-cell>
          <table:table-cell table:formula="of:=['patched-nolom'.O71]" office:value-type="float" office:value="254104" calcext:value-type="float">
            <text:p>254104</text:p>
          </table:table-cell>
          <table:table-cell table:formula="of:=['patched-lom'.AB71]" office:value-type="float" office:value="107904" calcext:value-type="float">
            <text:p>107904</text:p>
          </table:table-cell>
          <table:table-cell table:formula="of:=['patched-lom'.AC71]" office:value-type="float" office:value="98656" calcext:value-type="float">
            <text:p>98656</text:p>
          </table:table-cell>
          <table:table-cell table:formula="of:=['patched-lom'.O7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2]" office:value-type="float" office:value="378260" calcext:value-type="float">
            <text:p>378260</text:p>
          </table:table-cell>
          <table:table-cell table:formula="of:=[original.AC72]" office:value-type="float" office:value="99416" calcext:value-type="float">
            <text:p>99416</text:p>
          </table:table-cell>
          <table:table-cell table:formula="of:=[original.O72]" office:value-type="float" office:value="508180" calcext:value-type="float">
            <text:p>508180</text:p>
          </table:table-cell>
          <table:table-cell table:formula="of:=['patched-nolom'.AB72]" office:value-type="float" office:value="107904" calcext:value-type="float">
            <text:p>107904</text:p>
          </table:table-cell>
          <table:table-cell table:formula="of:=['patched-nolom'.AC72]" office:value-type="float" office:value="99279" calcext:value-type="float">
            <text:p>99279</text:p>
          </table:table-cell>
          <table:table-cell table:formula="of:=['patched-nolom'.O72]" office:value-type="float" office:value="254104" calcext:value-type="float">
            <text:p>254104</text:p>
          </table:table-cell>
          <table:table-cell table:formula="of:=['patched-lom'.AB72]" office:value-type="float" office:value="107904" calcext:value-type="float">
            <text:p>107904</text:p>
          </table:table-cell>
          <table:table-cell table:formula="of:=['patched-lom'.AC72]" office:value-type="float" office:value="98656" calcext:value-type="float">
            <text:p>98656</text:p>
          </table:table-cell>
          <table:table-cell table:formula="of:=['patched-lom'.O72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3]" office:value-type="float" office:value="378260" calcext:value-type="float">
            <text:p>378260</text:p>
          </table:table-cell>
          <table:table-cell table:formula="of:=[original.AC73]" office:value-type="float" office:value="99416" calcext:value-type="float">
            <text:p>99416</text:p>
          </table:table-cell>
          <table:table-cell table:formula="of:=[original.O73]" office:value-type="float" office:value="508180" calcext:value-type="float">
            <text:p>508180</text:p>
          </table:table-cell>
          <table:table-cell table:formula="of:=['patched-nolom'.AB73]" office:value-type="float" office:value="107904" calcext:value-type="float">
            <text:p>107904</text:p>
          </table:table-cell>
          <table:table-cell table:formula="of:=['patched-nolom'.AC73]" office:value-type="float" office:value="99279" calcext:value-type="float">
            <text:p>99279</text:p>
          </table:table-cell>
          <table:table-cell table:formula="of:=['patched-nolom'.O73]" office:value-type="float" office:value="254104" calcext:value-type="float">
            <text:p>254104</text:p>
          </table:table-cell>
          <table:table-cell table:formula="of:=['patched-lom'.AB73]" office:value-type="float" office:value="107904" calcext:value-type="float">
            <text:p>107904</text:p>
          </table:table-cell>
          <table:table-cell table:formula="of:=['patched-lom'.AC73]" office:value-type="float" office:value="98656" calcext:value-type="float">
            <text:p>98656</text:p>
          </table:table-cell>
          <table:table-cell table:formula="of:=['patched-lom'.O73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4]" office:value-type="float" office:value="378260" calcext:value-type="float">
            <text:p>378260</text:p>
          </table:table-cell>
          <table:table-cell table:formula="of:=[original.AC74]" office:value-type="float" office:value="99416" calcext:value-type="float">
            <text:p>99416</text:p>
          </table:table-cell>
          <table:table-cell table:formula="of:=[original.O74]" office:value-type="float" office:value="508180" calcext:value-type="float">
            <text:p>508180</text:p>
          </table:table-cell>
          <table:table-cell table:formula="of:=['patched-nolom'.AB74]" office:value-type="float" office:value="107904" calcext:value-type="float">
            <text:p>107904</text:p>
          </table:table-cell>
          <table:table-cell table:formula="of:=['patched-nolom'.AC74]" office:value-type="float" office:value="99279" calcext:value-type="float">
            <text:p>99279</text:p>
          </table:table-cell>
          <table:table-cell table:formula="of:=['patched-nolom'.O74]" office:value-type="float" office:value="254104" calcext:value-type="float">
            <text:p>254104</text:p>
          </table:table-cell>
          <table:table-cell table:formula="of:=['patched-lom'.AB74]" office:value-type="float" office:value="107904" calcext:value-type="float">
            <text:p>107904</text:p>
          </table:table-cell>
          <table:table-cell table:formula="of:=['patched-lom'.AC74]" office:value-type="float" office:value="98656" calcext:value-type="float">
            <text:p>98656</text:p>
          </table:table-cell>
          <table:table-cell table:formula="of:=['patched-lom'.O74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5]" office:value-type="float" office:value="378260" calcext:value-type="float">
            <text:p>378260</text:p>
          </table:table-cell>
          <table:table-cell table:formula="of:=[original.AC75]" office:value-type="float" office:value="99416" calcext:value-type="float">
            <text:p>99416</text:p>
          </table:table-cell>
          <table:table-cell table:formula="of:=[original.O75]" office:value-type="float" office:value="508180" calcext:value-type="float">
            <text:p>508180</text:p>
          </table:table-cell>
          <table:table-cell table:formula="of:=['patched-nolom'.AB75]" office:value-type="float" office:value="107904" calcext:value-type="float">
            <text:p>107904</text:p>
          </table:table-cell>
          <table:table-cell table:formula="of:=['patched-nolom'.AC75]" office:value-type="float" office:value="99279" calcext:value-type="float">
            <text:p>99279</text:p>
          </table:table-cell>
          <table:table-cell table:formula="of:=['patched-nolom'.O75]" office:value-type="float" office:value="254104" calcext:value-type="float">
            <text:p>254104</text:p>
          </table:table-cell>
          <table:table-cell table:formula="of:=['patched-lom'.AB75]" office:value-type="float" office:value="107904" calcext:value-type="float">
            <text:p>107904</text:p>
          </table:table-cell>
          <table:table-cell table:formula="of:=['patched-lom'.AC75]" office:value-type="float" office:value="98656" calcext:value-type="float">
            <text:p>98656</text:p>
          </table:table-cell>
          <table:table-cell table:formula="of:=['patched-lom'.O75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6]" office:value-type="float" office:value="378260" calcext:value-type="float">
            <text:p>378260</text:p>
          </table:table-cell>
          <table:table-cell table:formula="of:=[original.AC76]" office:value-type="float" office:value="99416" calcext:value-type="float">
            <text:p>99416</text:p>
          </table:table-cell>
          <table:table-cell table:formula="of:=[original.O76]" office:value-type="float" office:value="508180" calcext:value-type="float">
            <text:p>508180</text:p>
          </table:table-cell>
          <table:table-cell table:formula="of:=['patched-nolom'.AB76]" office:value-type="float" office:value="107904" calcext:value-type="float">
            <text:p>107904</text:p>
          </table:table-cell>
          <table:table-cell table:formula="of:=['patched-nolom'.AC76]" office:value-type="float" office:value="99279" calcext:value-type="float">
            <text:p>99279</text:p>
          </table:table-cell>
          <table:table-cell table:formula="of:=['patched-nolom'.O76]" office:value-type="float" office:value="254104" calcext:value-type="float">
            <text:p>254104</text:p>
          </table:table-cell>
          <table:table-cell table:formula="of:=['patched-lom'.AB76]" office:value-type="float" office:value="107904" calcext:value-type="float">
            <text:p>107904</text:p>
          </table:table-cell>
          <table:table-cell table:formula="of:=['patched-lom'.AC76]" office:value-type="float" office:value="98656" calcext:value-type="float">
            <text:p>98656</text:p>
          </table:table-cell>
          <table:table-cell table:formula="of:=['patched-lom'.O76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7]" office:value-type="float" office:value="378260" calcext:value-type="float">
            <text:p>378260</text:p>
          </table:table-cell>
          <table:table-cell table:formula="of:=[original.AC77]" office:value-type="float" office:value="99416" calcext:value-type="float">
            <text:p>99416</text:p>
          </table:table-cell>
          <table:table-cell table:formula="of:=[original.O77]" office:value-type="float" office:value="508180" calcext:value-type="float">
            <text:p>508180</text:p>
          </table:table-cell>
          <table:table-cell table:formula="of:=['patched-nolom'.AB77]" office:value-type="float" office:value="107904" calcext:value-type="float">
            <text:p>107904</text:p>
          </table:table-cell>
          <table:table-cell table:formula="of:=['patched-nolom'.AC77]" office:value-type="float" office:value="99279" calcext:value-type="float">
            <text:p>99279</text:p>
          </table:table-cell>
          <table:table-cell table:formula="of:=['patched-nolom'.O77]" office:value-type="float" office:value="254104" calcext:value-type="float">
            <text:p>254104</text:p>
          </table:table-cell>
          <table:table-cell table:formula="of:=['patched-lom'.AB77]" office:value-type="float" office:value="107904" calcext:value-type="float">
            <text:p>107904</text:p>
          </table:table-cell>
          <table:table-cell table:formula="of:=['patched-lom'.AC77]" office:value-type="float" office:value="98656" calcext:value-type="float">
            <text:p>98656</text:p>
          </table:table-cell>
          <table:table-cell table:formula="of:=['patched-lom'.O77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8]" office:value-type="float" office:value="378260" calcext:value-type="float">
            <text:p>378260</text:p>
          </table:table-cell>
          <table:table-cell table:formula="of:=[original.AC78]" office:value-type="float" office:value="99416" calcext:value-type="float">
            <text:p>99416</text:p>
          </table:table-cell>
          <table:table-cell table:formula="of:=[original.O78]" office:value-type="float" office:value="508180" calcext:value-type="float">
            <text:p>508180</text:p>
          </table:table-cell>
          <table:table-cell table:formula="of:=['patched-nolom'.AB78]" office:value-type="float" office:value="107904" calcext:value-type="float">
            <text:p>107904</text:p>
          </table:table-cell>
          <table:table-cell table:formula="of:=['patched-nolom'.AC78]" office:value-type="float" office:value="99279" calcext:value-type="float">
            <text:p>99279</text:p>
          </table:table-cell>
          <table:table-cell table:formula="of:=['patched-nolom'.O78]" office:value-type="float" office:value="254104" calcext:value-type="float">
            <text:p>254104</text:p>
          </table:table-cell>
          <table:table-cell table:formula="of:=['patched-lom'.AB78]" office:value-type="float" office:value="107904" calcext:value-type="float">
            <text:p>107904</text:p>
          </table:table-cell>
          <table:table-cell table:formula="of:=['patched-lom'.AC78]" office:value-type="float" office:value="98656" calcext:value-type="float">
            <text:p>98656</text:p>
          </table:table-cell>
          <table:table-cell table:formula="of:=['patched-lom'.O7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79]" office:value-type="float" office:value="378260" calcext:value-type="float">
            <text:p>378260</text:p>
          </table:table-cell>
          <table:table-cell table:formula="of:=[original.AC79]" office:value-type="float" office:value="99416" calcext:value-type="float">
            <text:p>99416</text:p>
          </table:table-cell>
          <table:table-cell table:formula="of:=[original.O79]" office:value-type="float" office:value="508180" calcext:value-type="float">
            <text:p>508180</text:p>
          </table:table-cell>
          <table:table-cell table:formula="of:=['patched-nolom'.AB79]" office:value-type="float" office:value="107904" calcext:value-type="float">
            <text:p>107904</text:p>
          </table:table-cell>
          <table:table-cell table:formula="of:=['patched-nolom'.AC79]" office:value-type="float" office:value="99279" calcext:value-type="float">
            <text:p>99279</text:p>
          </table:table-cell>
          <table:table-cell table:formula="of:=['patched-nolom'.O79]" office:value-type="float" office:value="254104" calcext:value-type="float">
            <text:p>254104</text:p>
          </table:table-cell>
          <table:table-cell table:formula="of:=['patched-lom'.AB79]" office:value-type="float" office:value="107904" calcext:value-type="float">
            <text:p>107904</text:p>
          </table:table-cell>
          <table:table-cell table:formula="of:=['patched-lom'.AC79]" office:value-type="float" office:value="98656" calcext:value-type="float">
            <text:p>98656</text:p>
          </table:table-cell>
          <table:table-cell table:formula="of:=['patched-lom'.O7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0]" office:value-type="float" office:value="378260" calcext:value-type="float">
            <text:p>378260</text:p>
          </table:table-cell>
          <table:table-cell table:formula="of:=[original.AC80]" office:value-type="float" office:value="99416" calcext:value-type="float">
            <text:p>99416</text:p>
          </table:table-cell>
          <table:table-cell table:formula="of:=[original.O80]" office:value-type="float" office:value="508180" calcext:value-type="float">
            <text:p>508180</text:p>
          </table:table-cell>
          <table:table-cell table:formula="of:=['patched-nolom'.AB80]" office:value-type="float" office:value="107904" calcext:value-type="float">
            <text:p>107904</text:p>
          </table:table-cell>
          <table:table-cell table:formula="of:=['patched-nolom'.AC80]" office:value-type="float" office:value="99279" calcext:value-type="float">
            <text:p>99279</text:p>
          </table:table-cell>
          <table:table-cell table:formula="of:=['patched-nolom'.O80]" office:value-type="float" office:value="254104" calcext:value-type="float">
            <text:p>254104</text:p>
          </table:table-cell>
          <table:table-cell table:formula="of:=['patched-lom'.AB80]" office:value-type="float" office:value="107904" calcext:value-type="float">
            <text:p>107904</text:p>
          </table:table-cell>
          <table:table-cell table:formula="of:=['patched-lom'.AC80]" office:value-type="float" office:value="98656" calcext:value-type="float">
            <text:p>98656</text:p>
          </table:table-cell>
          <table:table-cell table:formula="of:=['patched-lom'.O8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1]" office:value-type="float" office:value="378260" calcext:value-type="float">
            <text:p>378260</text:p>
          </table:table-cell>
          <table:table-cell table:formula="of:=[original.AC81]" office:value-type="float" office:value="99416" calcext:value-type="float">
            <text:p>99416</text:p>
          </table:table-cell>
          <table:table-cell table:formula="of:=[original.O81]" office:value-type="float" office:value="508180" calcext:value-type="float">
            <text:p>508180</text:p>
          </table:table-cell>
          <table:table-cell table:formula="of:=['patched-nolom'.AB81]" office:value-type="float" office:value="107904" calcext:value-type="float">
            <text:p>107904</text:p>
          </table:table-cell>
          <table:table-cell table:formula="of:=['patched-nolom'.AC81]" office:value-type="float" office:value="99279" calcext:value-type="float">
            <text:p>99279</text:p>
          </table:table-cell>
          <table:table-cell table:formula="of:=['patched-nolom'.O81]" office:value-type="float" office:value="254104" calcext:value-type="float">
            <text:p>254104</text:p>
          </table:table-cell>
          <table:table-cell table:formula="of:=['patched-lom'.AB81]" office:value-type="float" office:value="107904" calcext:value-type="float">
            <text:p>107904</text:p>
          </table:table-cell>
          <table:table-cell table:formula="of:=['patched-lom'.AC81]" office:value-type="float" office:value="98656" calcext:value-type="float">
            <text:p>98656</text:p>
          </table:table-cell>
          <table:table-cell table:formula="of:=['patched-lom'.O8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2]" office:value-type="float" office:value="378260" calcext:value-type="float">
            <text:p>378260</text:p>
          </table:table-cell>
          <table:table-cell table:formula="of:=[original.AC82]" office:value-type="float" office:value="99416" calcext:value-type="float">
            <text:p>99416</text:p>
          </table:table-cell>
          <table:table-cell table:formula="of:=[original.O82]" office:value-type="float" office:value="508180" calcext:value-type="float">
            <text:p>508180</text:p>
          </table:table-cell>
          <table:table-cell table:formula="of:=['patched-nolom'.AB82]" office:value-type="float" office:value="107904" calcext:value-type="float">
            <text:p>107904</text:p>
          </table:table-cell>
          <table:table-cell table:formula="of:=['patched-nolom'.AC82]" office:value-type="float" office:value="99279" calcext:value-type="float">
            <text:p>99279</text:p>
          </table:table-cell>
          <table:table-cell table:formula="of:=['patched-nolom'.O82]" office:value-type="float" office:value="254104" calcext:value-type="float">
            <text:p>254104</text:p>
          </table:table-cell>
          <table:table-cell table:formula="of:=['patched-lom'.AB82]" office:value-type="float" office:value="107904" calcext:value-type="float">
            <text:p>107904</text:p>
          </table:table-cell>
          <table:table-cell table:formula="of:=['patched-lom'.AC82]" office:value-type="float" office:value="98656" calcext:value-type="float">
            <text:p>98656</text:p>
          </table:table-cell>
          <table:table-cell table:formula="of:=['patched-lom'.O82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3]" office:value-type="float" office:value="378260" calcext:value-type="float">
            <text:p>378260</text:p>
          </table:table-cell>
          <table:table-cell table:formula="of:=[original.AC83]" office:value-type="float" office:value="99416" calcext:value-type="float">
            <text:p>99416</text:p>
          </table:table-cell>
          <table:table-cell table:formula="of:=[original.O83]" office:value-type="float" office:value="508180" calcext:value-type="float">
            <text:p>508180</text:p>
          </table:table-cell>
          <table:table-cell table:formula="of:=['patched-nolom'.AB83]" office:value-type="float" office:value="107904" calcext:value-type="float">
            <text:p>107904</text:p>
          </table:table-cell>
          <table:table-cell table:formula="of:=['patched-nolom'.AC83]" office:value-type="float" office:value="99279" calcext:value-type="float">
            <text:p>99279</text:p>
          </table:table-cell>
          <table:table-cell table:formula="of:=['patched-nolom'.O83]" office:value-type="float" office:value="254104" calcext:value-type="float">
            <text:p>254104</text:p>
          </table:table-cell>
          <table:table-cell table:formula="of:=['patched-lom'.AB83]" office:value-type="float" office:value="107904" calcext:value-type="float">
            <text:p>107904</text:p>
          </table:table-cell>
          <table:table-cell table:formula="of:=['patched-lom'.AC83]" office:value-type="float" office:value="98656" calcext:value-type="float">
            <text:p>98656</text:p>
          </table:table-cell>
          <table:table-cell table:formula="of:=['patched-lom'.O83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4]" office:value-type="float" office:value="378260" calcext:value-type="float">
            <text:p>378260</text:p>
          </table:table-cell>
          <table:table-cell table:formula="of:=[original.AC84]" office:value-type="float" office:value="99416" calcext:value-type="float">
            <text:p>99416</text:p>
          </table:table-cell>
          <table:table-cell table:formula="of:=[original.O84]" office:value-type="float" office:value="508180" calcext:value-type="float">
            <text:p>508180</text:p>
          </table:table-cell>
          <table:table-cell table:formula="of:=['patched-nolom'.AB84]" office:value-type="float" office:value="107904" calcext:value-type="float">
            <text:p>107904</text:p>
          </table:table-cell>
          <table:table-cell table:formula="of:=['patched-nolom'.AC84]" office:value-type="float" office:value="99279" calcext:value-type="float">
            <text:p>99279</text:p>
          </table:table-cell>
          <table:table-cell table:formula="of:=['patched-nolom'.O84]" office:value-type="float" office:value="254104" calcext:value-type="float">
            <text:p>254104</text:p>
          </table:table-cell>
          <table:table-cell table:formula="of:=['patched-lom'.AB84]" office:value-type="float" office:value="107904" calcext:value-type="float">
            <text:p>107904</text:p>
          </table:table-cell>
          <table:table-cell table:formula="of:=['patched-lom'.AC84]" office:value-type="float" office:value="98656" calcext:value-type="float">
            <text:p>98656</text:p>
          </table:table-cell>
          <table:table-cell table:formula="of:=['patched-lom'.O84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5]" office:value-type="float" office:value="378260" calcext:value-type="float">
            <text:p>378260</text:p>
          </table:table-cell>
          <table:table-cell table:formula="of:=[original.AC85]" office:value-type="float" office:value="99416" calcext:value-type="float">
            <text:p>99416</text:p>
          </table:table-cell>
          <table:table-cell table:formula="of:=[original.O85]" office:value-type="float" office:value="508180" calcext:value-type="float">
            <text:p>508180</text:p>
          </table:table-cell>
          <table:table-cell table:formula="of:=['patched-nolom'.AB85]" office:value-type="float" office:value="107904" calcext:value-type="float">
            <text:p>107904</text:p>
          </table:table-cell>
          <table:table-cell table:formula="of:=['patched-nolom'.AC85]" office:value-type="float" office:value="99279" calcext:value-type="float">
            <text:p>99279</text:p>
          </table:table-cell>
          <table:table-cell table:formula="of:=['patched-nolom'.O85]" office:value-type="float" office:value="254104" calcext:value-type="float">
            <text:p>254104</text:p>
          </table:table-cell>
          <table:table-cell table:formula="of:=['patched-lom'.AB85]" office:value-type="float" office:value="107904" calcext:value-type="float">
            <text:p>107904</text:p>
          </table:table-cell>
          <table:table-cell table:formula="of:=['patched-lom'.AC85]" office:value-type="float" office:value="98656" calcext:value-type="float">
            <text:p>98656</text:p>
          </table:table-cell>
          <table:table-cell table:formula="of:=['patched-lom'.O85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6]" office:value-type="float" office:value="378260" calcext:value-type="float">
            <text:p>378260</text:p>
          </table:table-cell>
          <table:table-cell table:formula="of:=[original.AC86]" office:value-type="float" office:value="99416" calcext:value-type="float">
            <text:p>99416</text:p>
          </table:table-cell>
          <table:table-cell table:formula="of:=[original.O86]" office:value-type="float" office:value="508180" calcext:value-type="float">
            <text:p>508180</text:p>
          </table:table-cell>
          <table:table-cell table:formula="of:=['patched-nolom'.AB86]" office:value-type="float" office:value="107904" calcext:value-type="float">
            <text:p>107904</text:p>
          </table:table-cell>
          <table:table-cell table:formula="of:=['patched-nolom'.AC86]" office:value-type="float" office:value="99279" calcext:value-type="float">
            <text:p>99279</text:p>
          </table:table-cell>
          <table:table-cell table:formula="of:=['patched-nolom'.O86]" office:value-type="float" office:value="254104" calcext:value-type="float">
            <text:p>254104</text:p>
          </table:table-cell>
          <table:table-cell table:formula="of:=['patched-lom'.AB86]" office:value-type="float" office:value="107904" calcext:value-type="float">
            <text:p>107904</text:p>
          </table:table-cell>
          <table:table-cell table:formula="of:=['patched-lom'.AC86]" office:value-type="float" office:value="98656" calcext:value-type="float">
            <text:p>98656</text:p>
          </table:table-cell>
          <table:table-cell table:formula="of:=['patched-lom'.O86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7]" office:value-type="float" office:value="378260" calcext:value-type="float">
            <text:p>378260</text:p>
          </table:table-cell>
          <table:table-cell table:formula="of:=[original.AC87]" office:value-type="float" office:value="99416" calcext:value-type="float">
            <text:p>99416</text:p>
          </table:table-cell>
          <table:table-cell table:formula="of:=[original.O87]" office:value-type="float" office:value="508180" calcext:value-type="float">
            <text:p>508180</text:p>
          </table:table-cell>
          <table:table-cell table:formula="of:=['patched-nolom'.AB87]" office:value-type="float" office:value="107904" calcext:value-type="float">
            <text:p>107904</text:p>
          </table:table-cell>
          <table:table-cell table:formula="of:=['patched-nolom'.AC87]" office:value-type="float" office:value="99279" calcext:value-type="float">
            <text:p>99279</text:p>
          </table:table-cell>
          <table:table-cell table:formula="of:=['patched-nolom'.O87]" office:value-type="float" office:value="254104" calcext:value-type="float">
            <text:p>254104</text:p>
          </table:table-cell>
          <table:table-cell table:formula="of:=['patched-lom'.AB87]" office:value-type="float" office:value="107904" calcext:value-type="float">
            <text:p>107904</text:p>
          </table:table-cell>
          <table:table-cell table:formula="of:=['patched-lom'.AC87]" office:value-type="float" office:value="98656" calcext:value-type="float">
            <text:p>98656</text:p>
          </table:table-cell>
          <table:table-cell table:formula="of:=['patched-lom'.O87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8]" office:value-type="float" office:value="378260" calcext:value-type="float">
            <text:p>378260</text:p>
          </table:table-cell>
          <table:table-cell table:formula="of:=[original.AC88]" office:value-type="float" office:value="99416" calcext:value-type="float">
            <text:p>99416</text:p>
          </table:table-cell>
          <table:table-cell table:formula="of:=[original.O88]" office:value-type="float" office:value="508180" calcext:value-type="float">
            <text:p>508180</text:p>
          </table:table-cell>
          <table:table-cell table:formula="of:=['patched-nolom'.AB88]" office:value-type="float" office:value="107904" calcext:value-type="float">
            <text:p>107904</text:p>
          </table:table-cell>
          <table:table-cell table:formula="of:=['patched-nolom'.AC88]" office:value-type="float" office:value="99279" calcext:value-type="float">
            <text:p>99279</text:p>
          </table:table-cell>
          <table:table-cell table:formula="of:=['patched-nolom'.O88]" office:value-type="float" office:value="254104" calcext:value-type="float">
            <text:p>254104</text:p>
          </table:table-cell>
          <table:table-cell table:formula="of:=['patched-lom'.AB88]" office:value-type="float" office:value="107904" calcext:value-type="float">
            <text:p>107904</text:p>
          </table:table-cell>
          <table:table-cell table:formula="of:=['patched-lom'.AC88]" office:value-type="float" office:value="98656" calcext:value-type="float">
            <text:p>98656</text:p>
          </table:table-cell>
          <table:table-cell table:formula="of:=['patched-lom'.O8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89]" office:value-type="float" office:value="378260" calcext:value-type="float">
            <text:p>378260</text:p>
          </table:table-cell>
          <table:table-cell table:formula="of:=[original.AC89]" office:value-type="float" office:value="99416" calcext:value-type="float">
            <text:p>99416</text:p>
          </table:table-cell>
          <table:table-cell table:formula="of:=[original.O89]" office:value-type="float" office:value="508180" calcext:value-type="float">
            <text:p>508180</text:p>
          </table:table-cell>
          <table:table-cell table:formula="of:=['patched-nolom'.AB89]" office:value-type="float" office:value="107904" calcext:value-type="float">
            <text:p>107904</text:p>
          </table:table-cell>
          <table:table-cell table:formula="of:=['patched-nolom'.AC89]" office:value-type="float" office:value="99279" calcext:value-type="float">
            <text:p>99279</text:p>
          </table:table-cell>
          <table:table-cell table:formula="of:=['patched-nolom'.O89]" office:value-type="float" office:value="254104" calcext:value-type="float">
            <text:p>254104</text:p>
          </table:table-cell>
          <table:table-cell table:formula="of:=['patched-lom'.AB89]" office:value-type="float" office:value="107904" calcext:value-type="float">
            <text:p>107904</text:p>
          </table:table-cell>
          <table:table-cell table:formula="of:=['patched-lom'.AC89]" office:value-type="float" office:value="98656" calcext:value-type="float">
            <text:p>98656</text:p>
          </table:table-cell>
          <table:table-cell table:formula="of:=['patched-lom'.O8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0]" office:value-type="float" office:value="378260" calcext:value-type="float">
            <text:p>378260</text:p>
          </table:table-cell>
          <table:table-cell table:formula="of:=[original.AC90]" office:value-type="float" office:value="99416" calcext:value-type="float">
            <text:p>99416</text:p>
          </table:table-cell>
          <table:table-cell table:formula="of:=[original.O90]" office:value-type="float" office:value="508180" calcext:value-type="float">
            <text:p>508180</text:p>
          </table:table-cell>
          <table:table-cell table:formula="of:=['patched-nolom'.AB90]" office:value-type="float" office:value="107904" calcext:value-type="float">
            <text:p>107904</text:p>
          </table:table-cell>
          <table:table-cell table:formula="of:=['patched-nolom'.AC90]" office:value-type="float" office:value="99279" calcext:value-type="float">
            <text:p>99279</text:p>
          </table:table-cell>
          <table:table-cell table:formula="of:=['patched-nolom'.O90]" office:value-type="float" office:value="254104" calcext:value-type="float">
            <text:p>254104</text:p>
          </table:table-cell>
          <table:table-cell table:formula="of:=['patched-lom'.AB90]" office:value-type="float" office:value="107904" calcext:value-type="float">
            <text:p>107904</text:p>
          </table:table-cell>
          <table:table-cell table:formula="of:=['patched-lom'.AC90]" office:value-type="float" office:value="98656" calcext:value-type="float">
            <text:p>98656</text:p>
          </table:table-cell>
          <table:table-cell table:formula="of:=['patched-lom'.O9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1]" office:value-type="float" office:value="378260" calcext:value-type="float">
            <text:p>378260</text:p>
          </table:table-cell>
          <table:table-cell table:formula="of:=[original.AC91]" office:value-type="float" office:value="99416" calcext:value-type="float">
            <text:p>99416</text:p>
          </table:table-cell>
          <table:table-cell table:formula="of:=[original.O91]" office:value-type="float" office:value="508180" calcext:value-type="float">
            <text:p>508180</text:p>
          </table:table-cell>
          <table:table-cell table:formula="of:=['patched-nolom'.AB91]" office:value-type="float" office:value="107904" calcext:value-type="float">
            <text:p>107904</text:p>
          </table:table-cell>
          <table:table-cell table:formula="of:=['patched-nolom'.AC91]" office:value-type="float" office:value="99279" calcext:value-type="float">
            <text:p>99279</text:p>
          </table:table-cell>
          <table:table-cell table:formula="of:=['patched-nolom'.O91]" office:value-type="float" office:value="254104" calcext:value-type="float">
            <text:p>254104</text:p>
          </table:table-cell>
          <table:table-cell table:formula="of:=['patched-lom'.AB91]" office:value-type="float" office:value="107904" calcext:value-type="float">
            <text:p>107904</text:p>
          </table:table-cell>
          <table:table-cell table:formula="of:=['patched-lom'.AC91]" office:value-type="float" office:value="98656" calcext:value-type="float">
            <text:p>98656</text:p>
          </table:table-cell>
          <table:table-cell table:formula="of:=['patched-lom'.O9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2]" office:value-type="float" office:value="378260" calcext:value-type="float">
            <text:p>378260</text:p>
          </table:table-cell>
          <table:table-cell table:formula="of:=[original.AC92]" office:value-type="float" office:value="99416" calcext:value-type="float">
            <text:p>99416</text:p>
          </table:table-cell>
          <table:table-cell table:formula="of:=[original.O92]" office:value-type="float" office:value="508180" calcext:value-type="float">
            <text:p>508180</text:p>
          </table:table-cell>
          <table:table-cell table:formula="of:=['patched-nolom'.AB92]" office:value-type="float" office:value="107904" calcext:value-type="float">
            <text:p>107904</text:p>
          </table:table-cell>
          <table:table-cell table:formula="of:=['patched-nolom'.AC92]" office:value-type="float" office:value="99279" calcext:value-type="float">
            <text:p>99279</text:p>
          </table:table-cell>
          <table:table-cell table:formula="of:=['patched-nolom'.O92]" office:value-type="float" office:value="254104" calcext:value-type="float">
            <text:p>254104</text:p>
          </table:table-cell>
          <table:table-cell table:formula="of:=['patched-lom'.AB92]" office:value-type="float" office:value="107904" calcext:value-type="float">
            <text:p>107904</text:p>
          </table:table-cell>
          <table:table-cell table:formula="of:=['patched-lom'.AC92]" office:value-type="float" office:value="98656" calcext:value-type="float">
            <text:p>98656</text:p>
          </table:table-cell>
          <table:table-cell table:formula="of:=['patched-lom'.O92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3]" office:value-type="float" office:value="378260" calcext:value-type="float">
            <text:p>378260</text:p>
          </table:table-cell>
          <table:table-cell table:formula="of:=[original.AC93]" office:value-type="float" office:value="99416" calcext:value-type="float">
            <text:p>99416</text:p>
          </table:table-cell>
          <table:table-cell table:formula="of:=[original.O93]" office:value-type="float" office:value="508180" calcext:value-type="float">
            <text:p>508180</text:p>
          </table:table-cell>
          <table:table-cell table:formula="of:=['patched-nolom'.AB93]" office:value-type="float" office:value="107904" calcext:value-type="float">
            <text:p>107904</text:p>
          </table:table-cell>
          <table:table-cell table:formula="of:=['patched-nolom'.AC93]" office:value-type="float" office:value="99279" calcext:value-type="float">
            <text:p>99279</text:p>
          </table:table-cell>
          <table:table-cell table:formula="of:=['patched-nolom'.O93]" office:value-type="float" office:value="254104" calcext:value-type="float">
            <text:p>254104</text:p>
          </table:table-cell>
          <table:table-cell table:formula="of:=['patched-lom'.AB93]" office:value-type="float" office:value="107904" calcext:value-type="float">
            <text:p>107904</text:p>
          </table:table-cell>
          <table:table-cell table:formula="of:=['patched-lom'.AC93]" office:value-type="float" office:value="98656" calcext:value-type="float">
            <text:p>98656</text:p>
          </table:table-cell>
          <table:table-cell table:formula="of:=['patched-lom'.O93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4]" office:value-type="float" office:value="378260" calcext:value-type="float">
            <text:p>378260</text:p>
          </table:table-cell>
          <table:table-cell table:formula="of:=[original.AC94]" office:value-type="float" office:value="99416" calcext:value-type="float">
            <text:p>99416</text:p>
          </table:table-cell>
          <table:table-cell table:formula="of:=[original.O94]" office:value-type="float" office:value="508180" calcext:value-type="float">
            <text:p>508180</text:p>
          </table:table-cell>
          <table:table-cell table:formula="of:=['patched-nolom'.AB94]" office:value-type="float" office:value="107904" calcext:value-type="float">
            <text:p>107904</text:p>
          </table:table-cell>
          <table:table-cell table:formula="of:=['patched-nolom'.AC94]" office:value-type="float" office:value="99279" calcext:value-type="float">
            <text:p>99279</text:p>
          </table:table-cell>
          <table:table-cell table:formula="of:=['patched-nolom'.O94]" office:value-type="float" office:value="254104" calcext:value-type="float">
            <text:p>254104</text:p>
          </table:table-cell>
          <table:table-cell table:formula="of:=['patched-lom'.AB94]" office:value-type="float" office:value="107904" calcext:value-type="float">
            <text:p>107904</text:p>
          </table:table-cell>
          <table:table-cell table:formula="of:=['patched-lom'.AC94]" office:value-type="float" office:value="98656" calcext:value-type="float">
            <text:p>98656</text:p>
          </table:table-cell>
          <table:table-cell table:formula="of:=['patched-lom'.O94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5]" office:value-type="float" office:value="378260" calcext:value-type="float">
            <text:p>378260</text:p>
          </table:table-cell>
          <table:table-cell table:formula="of:=[original.AC95]" office:value-type="float" office:value="99416" calcext:value-type="float">
            <text:p>99416</text:p>
          </table:table-cell>
          <table:table-cell table:formula="of:=[original.O95]" office:value-type="float" office:value="508180" calcext:value-type="float">
            <text:p>508180</text:p>
          </table:table-cell>
          <table:table-cell table:formula="of:=['patched-nolom'.AB95]" office:value-type="float" office:value="107904" calcext:value-type="float">
            <text:p>107904</text:p>
          </table:table-cell>
          <table:table-cell table:formula="of:=['patched-nolom'.AC95]" office:value-type="float" office:value="99279" calcext:value-type="float">
            <text:p>99279</text:p>
          </table:table-cell>
          <table:table-cell table:formula="of:=['patched-nolom'.O95]" office:value-type="float" office:value="254104" calcext:value-type="float">
            <text:p>254104</text:p>
          </table:table-cell>
          <table:table-cell table:formula="of:=['patched-lom'.AB95]" office:value-type="float" office:value="107904" calcext:value-type="float">
            <text:p>107904</text:p>
          </table:table-cell>
          <table:table-cell table:formula="of:=['patched-lom'.AC95]" office:value-type="float" office:value="98656" calcext:value-type="float">
            <text:p>98656</text:p>
          </table:table-cell>
          <table:table-cell table:formula="of:=['patched-lom'.O95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6]" office:value-type="float" office:value="378260" calcext:value-type="float">
            <text:p>378260</text:p>
          </table:table-cell>
          <table:table-cell table:formula="of:=[original.AC96]" office:value-type="float" office:value="99416" calcext:value-type="float">
            <text:p>99416</text:p>
          </table:table-cell>
          <table:table-cell table:formula="of:=[original.O96]" office:value-type="float" office:value="508180" calcext:value-type="float">
            <text:p>508180</text:p>
          </table:table-cell>
          <table:table-cell table:formula="of:=['patched-nolom'.AB96]" office:value-type="float" office:value="107904" calcext:value-type="float">
            <text:p>107904</text:p>
          </table:table-cell>
          <table:table-cell table:formula="of:=['patched-nolom'.AC96]" office:value-type="float" office:value="99279" calcext:value-type="float">
            <text:p>99279</text:p>
          </table:table-cell>
          <table:table-cell table:formula="of:=['patched-nolom'.O96]" office:value-type="float" office:value="254104" calcext:value-type="float">
            <text:p>254104</text:p>
          </table:table-cell>
          <table:table-cell table:formula="of:=['patched-lom'.AB96]" office:value-type="float" office:value="107904" calcext:value-type="float">
            <text:p>107904</text:p>
          </table:table-cell>
          <table:table-cell table:formula="of:=['patched-lom'.AC96]" office:value-type="float" office:value="98656" calcext:value-type="float">
            <text:p>98656</text:p>
          </table:table-cell>
          <table:table-cell table:formula="of:=['patched-lom'.O96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7]" office:value-type="float" office:value="378260" calcext:value-type="float">
            <text:p>378260</text:p>
          </table:table-cell>
          <table:table-cell table:formula="of:=[original.AC97]" office:value-type="float" office:value="99416" calcext:value-type="float">
            <text:p>99416</text:p>
          </table:table-cell>
          <table:table-cell table:formula="of:=[original.O97]" office:value-type="float" office:value="508180" calcext:value-type="float">
            <text:p>508180</text:p>
          </table:table-cell>
          <table:table-cell table:formula="of:=['patched-nolom'.AB97]" office:value-type="float" office:value="107904" calcext:value-type="float">
            <text:p>107904</text:p>
          </table:table-cell>
          <table:table-cell table:formula="of:=['patched-nolom'.AC97]" office:value-type="float" office:value="99279" calcext:value-type="float">
            <text:p>99279</text:p>
          </table:table-cell>
          <table:table-cell table:formula="of:=['patched-nolom'.O97]" office:value-type="float" office:value="254104" calcext:value-type="float">
            <text:p>254104</text:p>
          </table:table-cell>
          <table:table-cell table:formula="of:=['patched-lom'.AB97]" office:value-type="float" office:value="107904" calcext:value-type="float">
            <text:p>107904</text:p>
          </table:table-cell>
          <table:table-cell table:formula="of:=['patched-lom'.AC97]" office:value-type="float" office:value="98656" calcext:value-type="float">
            <text:p>98656</text:p>
          </table:table-cell>
          <table:table-cell table:formula="of:=['patched-lom'.O97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8]" office:value-type="float" office:value="378260" calcext:value-type="float">
            <text:p>378260</text:p>
          </table:table-cell>
          <table:table-cell table:formula="of:=[original.AC98]" office:value-type="float" office:value="99416" calcext:value-type="float">
            <text:p>99416</text:p>
          </table:table-cell>
          <table:table-cell table:formula="of:=[original.O98]" office:value-type="float" office:value="508180" calcext:value-type="float">
            <text:p>508180</text:p>
          </table:table-cell>
          <table:table-cell table:formula="of:=['patched-nolom'.AB98]" office:value-type="float" office:value="107904" calcext:value-type="float">
            <text:p>107904</text:p>
          </table:table-cell>
          <table:table-cell table:formula="of:=['patched-nolom'.AC98]" office:value-type="float" office:value="99279" calcext:value-type="float">
            <text:p>99279</text:p>
          </table:table-cell>
          <table:table-cell table:formula="of:=['patched-nolom'.O98]" office:value-type="float" office:value="254104" calcext:value-type="float">
            <text:p>254104</text:p>
          </table:table-cell>
          <table:table-cell table:formula="of:=['patched-lom'.AB98]" office:value-type="float" office:value="107904" calcext:value-type="float">
            <text:p>107904</text:p>
          </table:table-cell>
          <table:table-cell table:formula="of:=['patched-lom'.AC98]" office:value-type="float" office:value="98656" calcext:value-type="float">
            <text:p>98656</text:p>
          </table:table-cell>
          <table:table-cell table:formula="of:=['patched-lom'.O9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99]" office:value-type="float" office:value="378260" calcext:value-type="float">
            <text:p>378260</text:p>
          </table:table-cell>
          <table:table-cell table:formula="of:=[original.AC99]" office:value-type="float" office:value="99416" calcext:value-type="float">
            <text:p>99416</text:p>
          </table:table-cell>
          <table:table-cell table:formula="of:=[original.O99]" office:value-type="float" office:value="508180" calcext:value-type="float">
            <text:p>508180</text:p>
          </table:table-cell>
          <table:table-cell table:formula="of:=['patched-nolom'.AB99]" office:value-type="float" office:value="107904" calcext:value-type="float">
            <text:p>107904</text:p>
          </table:table-cell>
          <table:table-cell table:formula="of:=['patched-nolom'.AC99]" office:value-type="float" office:value="99279" calcext:value-type="float">
            <text:p>99279</text:p>
          </table:table-cell>
          <table:table-cell table:formula="of:=['patched-nolom'.O99]" office:value-type="float" office:value="254104" calcext:value-type="float">
            <text:p>254104</text:p>
          </table:table-cell>
          <table:table-cell table:formula="of:=['patched-lom'.AB99]" office:value-type="float" office:value="107904" calcext:value-type="float">
            <text:p>107904</text:p>
          </table:table-cell>
          <table:table-cell table:formula="of:=['patched-lom'.AC99]" office:value-type="float" office:value="98656" calcext:value-type="float">
            <text:p>98656</text:p>
          </table:table-cell>
          <table:table-cell table:formula="of:=['patched-lom'.O9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0]" office:value-type="float" office:value="378260" calcext:value-type="float">
            <text:p>378260</text:p>
          </table:table-cell>
          <table:table-cell table:formula="of:=[original.AC100]" office:value-type="float" office:value="99416" calcext:value-type="float">
            <text:p>99416</text:p>
          </table:table-cell>
          <table:table-cell table:formula="of:=[original.O100]" office:value-type="float" office:value="508180" calcext:value-type="float">
            <text:p>508180</text:p>
          </table:table-cell>
          <table:table-cell table:formula="of:=['patched-nolom'.AB100]" office:value-type="float" office:value="107904" calcext:value-type="float">
            <text:p>107904</text:p>
          </table:table-cell>
          <table:table-cell table:formula="of:=['patched-nolom'.AC100]" office:value-type="float" office:value="99279" calcext:value-type="float">
            <text:p>99279</text:p>
          </table:table-cell>
          <table:table-cell table:formula="of:=['patched-nolom'.O100]" office:value-type="float" office:value="254104" calcext:value-type="float">
            <text:p>254104</text:p>
          </table:table-cell>
          <table:table-cell table:formula="of:=['patched-lom'.AB100]" office:value-type="float" office:value="107904" calcext:value-type="float">
            <text:p>107904</text:p>
          </table:table-cell>
          <table:table-cell table:formula="of:=['patched-lom'.AC100]" office:value-type="float" office:value="98656" calcext:value-type="float">
            <text:p>98656</text:p>
          </table:table-cell>
          <table:table-cell table:formula="of:=['patched-lom'.O10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1]" office:value-type="float" office:value="378260" calcext:value-type="float">
            <text:p>378260</text:p>
          </table:table-cell>
          <table:table-cell table:formula="of:=[original.AC101]" office:value-type="float" office:value="99416" calcext:value-type="float">
            <text:p>99416</text:p>
          </table:table-cell>
          <table:table-cell table:formula="of:=[original.O101]" office:value-type="float" office:value="508180" calcext:value-type="float">
            <text:p>508180</text:p>
          </table:table-cell>
          <table:table-cell table:formula="of:=['patched-nolom'.AB101]" office:value-type="float" office:value="107904" calcext:value-type="float">
            <text:p>107904</text:p>
          </table:table-cell>
          <table:table-cell table:formula="of:=['patched-nolom'.AC101]" office:value-type="float" office:value="99279" calcext:value-type="float">
            <text:p>99279</text:p>
          </table:table-cell>
          <table:table-cell table:formula="of:=['patched-nolom'.O101]" office:value-type="float" office:value="254104" calcext:value-type="float">
            <text:p>254104</text:p>
          </table:table-cell>
          <table:table-cell table:formula="of:=['patched-lom'.AB101]" office:value-type="float" office:value="107904" calcext:value-type="float">
            <text:p>107904</text:p>
          </table:table-cell>
          <table:table-cell table:formula="of:=['patched-lom'.AC101]" office:value-type="float" office:value="98656" calcext:value-type="float">
            <text:p>98656</text:p>
          </table:table-cell>
          <table:table-cell table:formula="of:=['patched-lom'.O10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2]" office:value-type="float" office:value="378260" calcext:value-type="float">
            <text:p>378260</text:p>
          </table:table-cell>
          <table:table-cell table:formula="of:=[original.AC102]" office:value-type="float" office:value="99416" calcext:value-type="float">
            <text:p>99416</text:p>
          </table:table-cell>
          <table:table-cell table:formula="of:=[original.O102]" office:value-type="float" office:value="508180" calcext:value-type="float">
            <text:p>508180</text:p>
          </table:table-cell>
          <table:table-cell table:formula="of:=['patched-nolom'.AB102]" office:value-type="float" office:value="107904" calcext:value-type="float">
            <text:p>107904</text:p>
          </table:table-cell>
          <table:table-cell table:formula="of:=['patched-nolom'.AC102]" office:value-type="float" office:value="99279" calcext:value-type="float">
            <text:p>99279</text:p>
          </table:table-cell>
          <table:table-cell table:formula="of:=['patched-nolom'.O102]" office:value-type="float" office:value="254104" calcext:value-type="float">
            <text:p>254104</text:p>
          </table:table-cell>
          <table:table-cell table:formula="of:=['patched-lom'.AB102]" office:value-type="float" office:value="107904" calcext:value-type="float">
            <text:p>107904</text:p>
          </table:table-cell>
          <table:table-cell table:formula="of:=['patched-lom'.AC102]" office:value-type="float" office:value="98656" calcext:value-type="float">
            <text:p>98656</text:p>
          </table:table-cell>
          <table:table-cell table:formula="of:=['patched-lom'.O102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3]" office:value-type="float" office:value="378260" calcext:value-type="float">
            <text:p>378260</text:p>
          </table:table-cell>
          <table:table-cell table:formula="of:=[original.AC103]" office:value-type="float" office:value="99416" calcext:value-type="float">
            <text:p>99416</text:p>
          </table:table-cell>
          <table:table-cell table:formula="of:=[original.O103]" office:value-type="float" office:value="508180" calcext:value-type="float">
            <text:p>508180</text:p>
          </table:table-cell>
          <table:table-cell table:formula="of:=['patched-nolom'.AB103]" office:value-type="float" office:value="107904" calcext:value-type="float">
            <text:p>107904</text:p>
          </table:table-cell>
          <table:table-cell table:formula="of:=['patched-nolom'.AC103]" office:value-type="float" office:value="99279" calcext:value-type="float">
            <text:p>99279</text:p>
          </table:table-cell>
          <table:table-cell table:formula="of:=['patched-nolom'.O103]" office:value-type="float" office:value="254104" calcext:value-type="float">
            <text:p>254104</text:p>
          </table:table-cell>
          <table:table-cell table:formula="of:=['patched-lom'.AB103]" office:value-type="float" office:value="107904" calcext:value-type="float">
            <text:p>107904</text:p>
          </table:table-cell>
          <table:table-cell table:formula="of:=['patched-lom'.AC103]" office:value-type="float" office:value="98656" calcext:value-type="float">
            <text:p>98656</text:p>
          </table:table-cell>
          <table:table-cell table:formula="of:=['patched-lom'.O103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4]" office:value-type="float" office:value="378260" calcext:value-type="float">
            <text:p>378260</text:p>
          </table:table-cell>
          <table:table-cell table:formula="of:=[original.AC104]" office:value-type="float" office:value="99416" calcext:value-type="float">
            <text:p>99416</text:p>
          </table:table-cell>
          <table:table-cell table:formula="of:=[original.O104]" office:value-type="float" office:value="508180" calcext:value-type="float">
            <text:p>508180</text:p>
          </table:table-cell>
          <table:table-cell table:formula="of:=['patched-nolom'.AB104]" office:value-type="float" office:value="107904" calcext:value-type="float">
            <text:p>107904</text:p>
          </table:table-cell>
          <table:table-cell table:formula="of:=['patched-nolom'.AC104]" office:value-type="float" office:value="99279" calcext:value-type="float">
            <text:p>99279</text:p>
          </table:table-cell>
          <table:table-cell table:formula="of:=['patched-nolom'.O104]" office:value-type="float" office:value="254104" calcext:value-type="float">
            <text:p>254104</text:p>
          </table:table-cell>
          <table:table-cell table:formula="of:=['patched-lom'.AB104]" office:value-type="float" office:value="107904" calcext:value-type="float">
            <text:p>107904</text:p>
          </table:table-cell>
          <table:table-cell table:formula="of:=['patched-lom'.AC104]" office:value-type="float" office:value="98656" calcext:value-type="float">
            <text:p>98656</text:p>
          </table:table-cell>
          <table:table-cell table:formula="of:=['patched-lom'.O104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5]" office:value-type="float" office:value="378260" calcext:value-type="float">
            <text:p>378260</text:p>
          </table:table-cell>
          <table:table-cell table:formula="of:=[original.AC105]" office:value-type="float" office:value="99416" calcext:value-type="float">
            <text:p>99416</text:p>
          </table:table-cell>
          <table:table-cell table:formula="of:=[original.O105]" office:value-type="float" office:value="508180" calcext:value-type="float">
            <text:p>508180</text:p>
          </table:table-cell>
          <table:table-cell table:formula="of:=['patched-nolom'.AB105]" office:value-type="float" office:value="107904" calcext:value-type="float">
            <text:p>107904</text:p>
          </table:table-cell>
          <table:table-cell table:formula="of:=['patched-nolom'.AC105]" office:value-type="float" office:value="99279" calcext:value-type="float">
            <text:p>99279</text:p>
          </table:table-cell>
          <table:table-cell table:formula="of:=['patched-nolom'.O105]" office:value-type="float" office:value="254104" calcext:value-type="float">
            <text:p>254104</text:p>
          </table:table-cell>
          <table:table-cell table:formula="of:=['patched-lom'.AB105]" office:value-type="float" office:value="107904" calcext:value-type="float">
            <text:p>107904</text:p>
          </table:table-cell>
          <table:table-cell table:formula="of:=['patched-lom'.AC105]" office:value-type="float" office:value="98656" calcext:value-type="float">
            <text:p>98656</text:p>
          </table:table-cell>
          <table:table-cell table:formula="of:=['patched-lom'.O105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6]" office:value-type="float" office:value="378260" calcext:value-type="float">
            <text:p>378260</text:p>
          </table:table-cell>
          <table:table-cell table:formula="of:=[original.AC106]" office:value-type="float" office:value="99416" calcext:value-type="float">
            <text:p>99416</text:p>
          </table:table-cell>
          <table:table-cell table:formula="of:=[original.O106]" office:value-type="float" office:value="508180" calcext:value-type="float">
            <text:p>508180</text:p>
          </table:table-cell>
          <table:table-cell table:formula="of:=['patched-nolom'.AB106]" office:value-type="float" office:value="107904" calcext:value-type="float">
            <text:p>107904</text:p>
          </table:table-cell>
          <table:table-cell table:formula="of:=['patched-nolom'.AC106]" office:value-type="float" office:value="99279" calcext:value-type="float">
            <text:p>99279</text:p>
          </table:table-cell>
          <table:table-cell table:formula="of:=['patched-nolom'.O106]" office:value-type="float" office:value="254104" calcext:value-type="float">
            <text:p>254104</text:p>
          </table:table-cell>
          <table:table-cell table:formula="of:=['patched-lom'.AB106]" office:value-type="float" office:value="107904" calcext:value-type="float">
            <text:p>107904</text:p>
          </table:table-cell>
          <table:table-cell table:formula="of:=['patched-lom'.AC106]" office:value-type="float" office:value="98656" calcext:value-type="float">
            <text:p>98656</text:p>
          </table:table-cell>
          <table:table-cell table:formula="of:=['patched-lom'.O106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7]" office:value-type="float" office:value="378260" calcext:value-type="float">
            <text:p>378260</text:p>
          </table:table-cell>
          <table:table-cell table:formula="of:=[original.AC107]" office:value-type="float" office:value="99416" calcext:value-type="float">
            <text:p>99416</text:p>
          </table:table-cell>
          <table:table-cell table:formula="of:=[original.O107]" office:value-type="float" office:value="508180" calcext:value-type="float">
            <text:p>508180</text:p>
          </table:table-cell>
          <table:table-cell table:formula="of:=['patched-nolom'.AB107]" office:value-type="float" office:value="107904" calcext:value-type="float">
            <text:p>107904</text:p>
          </table:table-cell>
          <table:table-cell table:formula="of:=['patched-nolom'.AC107]" office:value-type="float" office:value="99279" calcext:value-type="float">
            <text:p>99279</text:p>
          </table:table-cell>
          <table:table-cell table:formula="of:=['patched-nolom'.O107]" office:value-type="float" office:value="254104" calcext:value-type="float">
            <text:p>254104</text:p>
          </table:table-cell>
          <table:table-cell table:formula="of:=['patched-lom'.AB107]" office:value-type="float" office:value="107904" calcext:value-type="float">
            <text:p>107904</text:p>
          </table:table-cell>
          <table:table-cell table:formula="of:=['patched-lom'.AC107]" office:value-type="float" office:value="98656" calcext:value-type="float">
            <text:p>98656</text:p>
          </table:table-cell>
          <table:table-cell table:formula="of:=['patched-lom'.O107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8]" office:value-type="float" office:value="378260" calcext:value-type="float">
            <text:p>378260</text:p>
          </table:table-cell>
          <table:table-cell table:formula="of:=[original.AC108]" office:value-type="float" office:value="99416" calcext:value-type="float">
            <text:p>99416</text:p>
          </table:table-cell>
          <table:table-cell table:formula="of:=[original.O108]" office:value-type="float" office:value="508180" calcext:value-type="float">
            <text:p>508180</text:p>
          </table:table-cell>
          <table:table-cell table:formula="of:=['patched-nolom'.AB108]" office:value-type="float" office:value="107904" calcext:value-type="float">
            <text:p>107904</text:p>
          </table:table-cell>
          <table:table-cell table:formula="of:=['patched-nolom'.AC108]" office:value-type="float" office:value="99279" calcext:value-type="float">
            <text:p>99279</text:p>
          </table:table-cell>
          <table:table-cell table:formula="of:=['patched-nolom'.O108]" office:value-type="float" office:value="254104" calcext:value-type="float">
            <text:p>254104</text:p>
          </table:table-cell>
          <table:table-cell table:formula="of:=['patched-lom'.AB108]" office:value-type="float" office:value="107904" calcext:value-type="float">
            <text:p>107904</text:p>
          </table:table-cell>
          <table:table-cell table:formula="of:=['patched-lom'.AC108]" office:value-type="float" office:value="98656" calcext:value-type="float">
            <text:p>98656</text:p>
          </table:table-cell>
          <table:table-cell table:formula="of:=['patched-lom'.O108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09]" office:value-type="float" office:value="378260" calcext:value-type="float">
            <text:p>378260</text:p>
          </table:table-cell>
          <table:table-cell table:formula="of:=[original.AC109]" office:value-type="float" office:value="99416" calcext:value-type="float">
            <text:p>99416</text:p>
          </table:table-cell>
          <table:table-cell table:formula="of:=[original.O109]" office:value-type="float" office:value="508180" calcext:value-type="float">
            <text:p>508180</text:p>
          </table:table-cell>
          <table:table-cell table:formula="of:=['patched-nolom'.AB109]" office:value-type="float" office:value="107904" calcext:value-type="float">
            <text:p>107904</text:p>
          </table:table-cell>
          <table:table-cell table:formula="of:=['patched-nolom'.AC109]" office:value-type="float" office:value="99279" calcext:value-type="float">
            <text:p>99279</text:p>
          </table:table-cell>
          <table:table-cell table:formula="of:=['patched-nolom'.O109]" office:value-type="float" office:value="254104" calcext:value-type="float">
            <text:p>254104</text:p>
          </table:table-cell>
          <table:table-cell table:formula="of:=['patched-lom'.AB109]" office:value-type="float" office:value="107904" calcext:value-type="float">
            <text:p>107904</text:p>
          </table:table-cell>
          <table:table-cell table:formula="of:=['patched-lom'.AC109]" office:value-type="float" office:value="98656" calcext:value-type="float">
            <text:p>98656</text:p>
          </table:table-cell>
          <table:table-cell table:formula="of:=['patched-lom'.O109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10]" office:value-type="float" office:value="378260" calcext:value-type="float">
            <text:p>378260</text:p>
          </table:table-cell>
          <table:table-cell table:formula="of:=[original.AC110]" office:value-type="float" office:value="99416" calcext:value-type="float">
            <text:p>99416</text:p>
          </table:table-cell>
          <table:table-cell table:formula="of:=[original.O110]" office:value-type="float" office:value="508180" calcext:value-type="float">
            <text:p>508180</text:p>
          </table:table-cell>
          <table:table-cell table:formula="of:=['patched-nolom'.AB110]" office:value-type="float" office:value="107904" calcext:value-type="float">
            <text:p>107904</text:p>
          </table:table-cell>
          <table:table-cell table:formula="of:=['patched-nolom'.AC110]" office:value-type="float" office:value="99279" calcext:value-type="float">
            <text:p>99279</text:p>
          </table:table-cell>
          <table:table-cell table:formula="of:=['patched-nolom'.O110]" office:value-type="float" office:value="254104" calcext:value-type="float">
            <text:p>254104</text:p>
          </table:table-cell>
          <table:table-cell table:formula="of:=['patched-lom'.AB110]" office:value-type="float" office:value="107904" calcext:value-type="float">
            <text:p>107904</text:p>
          </table:table-cell>
          <table:table-cell table:formula="of:=['patched-lom'.AC110]" office:value-type="float" office:value="98656" calcext:value-type="float">
            <text:p>98656</text:p>
          </table:table-cell>
          <table:table-cell table:formula="of:=['patched-lom'.O110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11]" office:value-type="float" office:value="378260" calcext:value-type="float">
            <text:p>378260</text:p>
          </table:table-cell>
          <table:table-cell table:formula="of:=[original.AC111]" office:value-type="float" office:value="122307" calcext:value-type="float">
            <text:p>122307</text:p>
          </table:table-cell>
          <table:table-cell table:formula="of:=[original.O111]" office:value-type="float" office:value="508696" calcext:value-type="float">
            <text:p>508696</text:p>
          </table:table-cell>
          <table:table-cell table:formula="of:=['patched-nolom'.AB111]" office:value-type="float" office:value="107904" calcext:value-type="float">
            <text:p>107904</text:p>
          </table:table-cell>
          <table:table-cell table:formula="of:=['patched-nolom'.AC111]" office:value-type="float" office:value="101652" calcext:value-type="float">
            <text:p>101652</text:p>
          </table:table-cell>
          <table:table-cell table:formula="of:=['patched-nolom'.O111]" office:value-type="float" office:value="254104" calcext:value-type="float">
            <text:p>254104</text:p>
          </table:table-cell>
          <table:table-cell table:formula="of:=['patched-lom'.AB111]" office:value-type="float" office:value="107904" calcext:value-type="float">
            <text:p>107904</text:p>
          </table:table-cell>
          <table:table-cell table:formula="of:=['patched-lom'.AC111]" office:value-type="float" office:value="98656" calcext:value-type="float">
            <text:p>98656</text:p>
          </table:table-cell>
          <table:table-cell table:formula="of:=['patched-lom'.O111]" office:value-type="float" office:value="254488" calcext:value-type="float">
            <text:p>254488</text:p>
          </table:table-cell>
        </table:table-row>
        <table:table-row table:style-name="ro1">
          <table:table-cell table:formula="of:=[original.AB112]" office:value-type="float" office:value="378260" calcext:value-type="float">
            <text:p>378260</text:p>
          </table:table-cell>
          <table:table-cell table:formula="of:=[original.AC112]" office:value-type="float" office:value="246092" calcext:value-type="float">
            <text:p>246092</text:p>
          </table:table-cell>
          <table:table-cell table:formula="of:=[original.O112]" office:value-type="float" office:value="512128" calcext:value-type="float">
            <text:p>512128</text:p>
          </table:table-cell>
          <table:table-cell table:formula="of:=['patched-nolom'.AB112]" office:value-type="float" office:value="219520" calcext:value-type="float">
            <text:p>219520</text:p>
          </table:table-cell>
          <table:table-cell table:formula="of:=['patched-nolom'.AC112]" office:value-type="float" office:value="217405" calcext:value-type="float">
            <text:p>217405</text:p>
          </table:table-cell>
          <table:table-cell table:formula="of:=['patched-nolom'.O112]" office:value-type="float" office:value="365520" calcext:value-type="float">
            <text:p>365520</text:p>
          </table:table-cell>
          <table:table-cell table:formula="of:=['patched-lom'.AB112]" office:value-type="float" office:value="203008" calcext:value-type="float">
            <text:p>203008</text:p>
          </table:table-cell>
          <table:table-cell table:formula="of:=['patched-lom'.AC112]" office:value-type="float" office:value="199602" calcext:value-type="float">
            <text:p>199602</text:p>
          </table:table-cell>
          <table:table-cell table:formula="of:=['patched-lom'.O112]" office:value-type="float" office:value="349108" calcext:value-type="float">
            <text:p>349108</text:p>
          </table:table-cell>
        </table:table-row>
        <table:table-row table:style-name="ro1">
          <table:table-cell table:formula="of:=[original.AB113]" office:value-type="float" office:value="394644" calcext:value-type="float">
            <text:p>394644</text:p>
          </table:table-cell>
          <table:table-cell table:formula="of:=[original.AC113]" office:value-type="float" office:value="364039" calcext:value-type="float">
            <text:p>364039</text:p>
          </table:table-cell>
          <table:table-cell table:formula="of:=[original.O113]" office:value-type="float" office:value="531748" calcext:value-type="float">
            <text:p>531748</text:p>
          </table:table-cell>
          <table:table-cell table:formula="of:=['patched-nolom'.AB113]" office:value-type="float" office:value="332352" calcext:value-type="float">
            <text:p>332352</text:p>
          </table:table-cell>
          <table:table-cell table:formula="of:=['patched-nolom'.AC113]" office:value-type="float" office:value="329289" calcext:value-type="float">
            <text:p>329289</text:p>
          </table:table-cell>
          <table:table-cell table:formula="of:=['patched-nolom'.O113]" office:value-type="float" office:value="477980" calcext:value-type="float">
            <text:p>477980</text:p>
          </table:table-cell>
          <table:table-cell table:formula="of:=['patched-lom'.AB113]" office:value-type="float" office:value="315648" calcext:value-type="float">
            <text:p>315648</text:p>
          </table:table-cell>
          <table:table-cell table:formula="of:=['patched-lom'.AC113]" office:value-type="float" office:value="310465" calcext:value-type="float">
            <text:p>310465</text:p>
          </table:table-cell>
          <table:table-cell table:formula="of:=['patched-lom'.O113]" office:value-type="float" office:value="460540" calcext:value-type="float">
            <text:p>460540</text:p>
          </table:table-cell>
        </table:table-row>
        <table:table-row table:style-name="ro1">
          <table:table-cell table:formula="of:=[original.AB114]" office:value-type="float" office:value="510740" calcext:value-type="float">
            <text:p>510740</text:p>
          </table:table-cell>
          <table:table-cell table:formula="of:=[original.AC114]" office:value-type="float" office:value="481207" calcext:value-type="float">
            <text:p>481207</text:p>
          </table:table-cell>
          <table:table-cell table:formula="of:=[original.O114]" office:value-type="float" office:value="646968" calcext:value-type="float">
            <text:p>646968</text:p>
          </table:table-cell>
          <table:table-cell table:formula="of:=['patched-nolom'.AB114]" office:value-type="float" office:value="447296" calcext:value-type="float">
            <text:p>447296</text:p>
          </table:table-cell>
          <table:table-cell table:formula="of:=['patched-nolom'.AC114]" office:value-type="float" office:value="443215" calcext:value-type="float">
            <text:p>443215</text:p>
          </table:table-cell>
          <table:table-cell table:formula="of:=['patched-nolom'.O114]" office:value-type="float" office:value="592436" calcext:value-type="float">
            <text:p>592436</text:p>
          </table:table-cell>
          <table:table-cell table:formula="of:=['patched-lom'.AB114]" office:value-type="float" office:value="429056" calcext:value-type="float">
            <text:p>429056</text:p>
          </table:table-cell>
          <table:table-cell table:formula="of:=['patched-lom'.AC114]" office:value-type="float" office:value="422042" calcext:value-type="float">
            <text:p>422042</text:p>
          </table:table-cell>
          <table:table-cell table:formula="of:=['patched-lom'.O114]" office:value-type="float" office:value="572820" calcext:value-type="float">
            <text:p>572820</text:p>
          </table:table-cell>
        </table:table-row>
        <table:table-row table:style-name="ro1">
          <table:table-cell table:formula="of:=[original.AB115]" office:value-type="float" office:value="563988" calcext:value-type="float">
            <text:p>563988</text:p>
          </table:table-cell>
          <table:table-cell table:formula="of:=[original.AC115]" office:value-type="float" office:value="531484" calcext:value-type="float">
            <text:p>531484</text:p>
          </table:table-cell>
          <table:table-cell table:formula="of:=[original.O115]" office:value-type="float" office:value="698452" calcext:value-type="float">
            <text:p>698452</text:p>
          </table:table-cell>
          <table:table-cell table:formula="of:=['patched-nolom'.AB115]" office:value-type="float" office:value="535552" calcext:value-type="float">
            <text:p>535552</text:p>
          </table:table-cell>
          <table:table-cell table:formula="of:=['patched-nolom'.AC115]" office:value-type="float" office:value="530671" calcext:value-type="float">
            <text:p>530671</text:p>
          </table:table-cell>
          <table:table-cell table:formula="of:=['patched-nolom'.O115]" office:value-type="float" office:value="682456" calcext:value-type="float">
            <text:p>682456</text:p>
          </table:table-cell>
          <table:table-cell table:formula="of:=['patched-lom'.AB115]" office:value-type="float" office:value="535552" calcext:value-type="float">
            <text:p>535552</text:p>
          </table:table-cell>
          <table:table-cell table:formula="of:=['patched-lom'.AC115]" office:value-type="float" office:value="526753" calcext:value-type="float">
            <text:p>526753</text:p>
          </table:table-cell>
          <table:table-cell table:formula="of:=['patched-lom'.O115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16]" office:value-type="float" office:value="563988" calcext:value-type="float">
            <text:p>563988</text:p>
          </table:table-cell>
          <table:table-cell table:formula="of:=[original.AC116]" office:value-type="float" office:value="531484" calcext:value-type="float">
            <text:p>531484</text:p>
          </table:table-cell>
          <table:table-cell table:formula="of:=[original.O116]" office:value-type="float" office:value="698452" calcext:value-type="float">
            <text:p>698452</text:p>
          </table:table-cell>
          <table:table-cell table:formula="of:=['patched-nolom'.AB116]" office:value-type="float" office:value="535552" calcext:value-type="float">
            <text:p>535552</text:p>
          </table:table-cell>
          <table:table-cell table:formula="of:=['patched-nolom'.AC116]" office:value-type="float" office:value="530671" calcext:value-type="float">
            <text:p>530671</text:p>
          </table:table-cell>
          <table:table-cell table:formula="of:=['patched-nolom'.O116]" office:value-type="float" office:value="682456" calcext:value-type="float">
            <text:p>682456</text:p>
          </table:table-cell>
          <table:table-cell table:formula="of:=['patched-lom'.AB116]" office:value-type="float" office:value="535552" calcext:value-type="float">
            <text:p>535552</text:p>
          </table:table-cell>
          <table:table-cell table:formula="of:=['patched-lom'.AC116]" office:value-type="float" office:value="526753" calcext:value-type="float">
            <text:p>526753</text:p>
          </table:table-cell>
          <table:table-cell table:formula="of:=['patched-lom'.O116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17]" office:value-type="float" office:value="563988" calcext:value-type="float">
            <text:p>563988</text:p>
          </table:table-cell>
          <table:table-cell table:formula="of:=[original.AC117]" office:value-type="float" office:value="531484" calcext:value-type="float">
            <text:p>531484</text:p>
          </table:table-cell>
          <table:table-cell table:formula="of:=[original.O117]" office:value-type="float" office:value="698452" calcext:value-type="float">
            <text:p>698452</text:p>
          </table:table-cell>
          <table:table-cell table:formula="of:=['patched-nolom'.AB117]" office:value-type="float" office:value="535552" calcext:value-type="float">
            <text:p>535552</text:p>
          </table:table-cell>
          <table:table-cell table:formula="of:=['patched-nolom'.AC117]" office:value-type="float" office:value="530671" calcext:value-type="float">
            <text:p>530671</text:p>
          </table:table-cell>
          <table:table-cell table:formula="of:=['patched-nolom'.O117]" office:value-type="float" office:value="682456" calcext:value-type="float">
            <text:p>682456</text:p>
          </table:table-cell>
          <table:table-cell table:formula="of:=['patched-lom'.AB117]" office:value-type="float" office:value="535552" calcext:value-type="float">
            <text:p>535552</text:p>
          </table:table-cell>
          <table:table-cell table:formula="of:=['patched-lom'.AC117]" office:value-type="float" office:value="526753" calcext:value-type="float">
            <text:p>526753</text:p>
          </table:table-cell>
          <table:table-cell table:formula="of:=['patched-lom'.O117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18]" office:value-type="float" office:value="563988" calcext:value-type="float">
            <text:p>563988</text:p>
          </table:table-cell>
          <table:table-cell table:formula="of:=[original.AC118]" office:value-type="float" office:value="531484" calcext:value-type="float">
            <text:p>531484</text:p>
          </table:table-cell>
          <table:table-cell table:formula="of:=[original.O118]" office:value-type="float" office:value="698452" calcext:value-type="float">
            <text:p>698452</text:p>
          </table:table-cell>
          <table:table-cell table:formula="of:=['patched-nolom'.AB118]" office:value-type="float" office:value="535552" calcext:value-type="float">
            <text:p>535552</text:p>
          </table:table-cell>
          <table:table-cell table:formula="of:=['patched-nolom'.AC118]" office:value-type="float" office:value="530671" calcext:value-type="float">
            <text:p>530671</text:p>
          </table:table-cell>
          <table:table-cell table:formula="of:=['patched-nolom'.O118]" office:value-type="float" office:value="682456" calcext:value-type="float">
            <text:p>682456</text:p>
          </table:table-cell>
          <table:table-cell table:formula="of:=['patched-lom'.AB118]" office:value-type="float" office:value="535552" calcext:value-type="float">
            <text:p>535552</text:p>
          </table:table-cell>
          <table:table-cell table:formula="of:=['patched-lom'.AC118]" office:value-type="float" office:value="526753" calcext:value-type="float">
            <text:p>526753</text:p>
          </table:table-cell>
          <table:table-cell table:formula="of:=['patched-lom'.O118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19]" office:value-type="float" office:value="563988" calcext:value-type="float">
            <text:p>563988</text:p>
          </table:table-cell>
          <table:table-cell table:formula="of:=[original.AC119]" office:value-type="float" office:value="531484" calcext:value-type="float">
            <text:p>531484</text:p>
          </table:table-cell>
          <table:table-cell table:formula="of:=[original.O119]" office:value-type="float" office:value="698452" calcext:value-type="float">
            <text:p>698452</text:p>
          </table:table-cell>
          <table:table-cell table:formula="of:=['patched-nolom'.AB119]" office:value-type="float" office:value="535552" calcext:value-type="float">
            <text:p>535552</text:p>
          </table:table-cell>
          <table:table-cell table:formula="of:=['patched-nolom'.AC119]" office:value-type="float" office:value="530671" calcext:value-type="float">
            <text:p>530671</text:p>
          </table:table-cell>
          <table:table-cell table:formula="of:=['patched-nolom'.O119]" office:value-type="float" office:value="682456" calcext:value-type="float">
            <text:p>682456</text:p>
          </table:table-cell>
          <table:table-cell table:formula="of:=['patched-lom'.AB119]" office:value-type="float" office:value="535552" calcext:value-type="float">
            <text:p>535552</text:p>
          </table:table-cell>
          <table:table-cell table:formula="of:=['patched-lom'.AC119]" office:value-type="float" office:value="526753" calcext:value-type="float">
            <text:p>526753</text:p>
          </table:table-cell>
          <table:table-cell table:formula="of:=['patched-lom'.O119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20]" office:value-type="float" office:value="563988" calcext:value-type="float">
            <text:p>563988</text:p>
          </table:table-cell>
          <table:table-cell table:formula="of:=[original.AC120]" office:value-type="float" office:value="531484" calcext:value-type="float">
            <text:p>531484</text:p>
          </table:table-cell>
          <table:table-cell table:formula="of:=[original.O120]" office:value-type="float" office:value="698452" calcext:value-type="float">
            <text:p>698452</text:p>
          </table:table-cell>
          <table:table-cell table:formula="of:=['patched-nolom'.AB120]" office:value-type="float" office:value="535552" calcext:value-type="float">
            <text:p>535552</text:p>
          </table:table-cell>
          <table:table-cell table:formula="of:=['patched-nolom'.AC120]" office:value-type="float" office:value="530671" calcext:value-type="float">
            <text:p>530671</text:p>
          </table:table-cell>
          <table:table-cell table:formula="of:=['patched-nolom'.O120]" office:value-type="float" office:value="682456" calcext:value-type="float">
            <text:p>682456</text:p>
          </table:table-cell>
          <table:table-cell table:formula="of:=['patched-lom'.AB120]" office:value-type="float" office:value="535552" calcext:value-type="float">
            <text:p>535552</text:p>
          </table:table-cell>
          <table:table-cell table:formula="of:=['patched-lom'.AC120]" office:value-type="float" office:value="526753" calcext:value-type="float">
            <text:p>526753</text:p>
          </table:table-cell>
          <table:table-cell table:formula="of:=['patched-lom'.O120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21]" office:value-type="float" office:value="563988" calcext:value-type="float">
            <text:p>563988</text:p>
          </table:table-cell>
          <table:table-cell table:formula="of:=[original.AC121]" office:value-type="float" office:value="531484" calcext:value-type="float">
            <text:p>531484</text:p>
          </table:table-cell>
          <table:table-cell table:formula="of:=[original.O121]" office:value-type="float" office:value="698452" calcext:value-type="float">
            <text:p>698452</text:p>
          </table:table-cell>
          <table:table-cell table:formula="of:=['patched-nolom'.AB121]" office:value-type="float" office:value="535552" calcext:value-type="float">
            <text:p>535552</text:p>
          </table:table-cell>
          <table:table-cell table:formula="of:=['patched-nolom'.AC121]" office:value-type="float" office:value="530671" calcext:value-type="float">
            <text:p>530671</text:p>
          </table:table-cell>
          <table:table-cell table:formula="of:=['patched-nolom'.O121]" office:value-type="float" office:value="682456" calcext:value-type="float">
            <text:p>682456</text:p>
          </table:table-cell>
          <table:table-cell table:formula="of:=['patched-lom'.AB121]" office:value-type="float" office:value="535552" calcext:value-type="float">
            <text:p>535552</text:p>
          </table:table-cell>
          <table:table-cell table:formula="of:=['patched-lom'.AC121]" office:value-type="float" office:value="526753" calcext:value-type="float">
            <text:p>526753</text:p>
          </table:table-cell>
          <table:table-cell table:formula="of:=['patched-lom'.O121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22]" office:value-type="float" office:value="563988" calcext:value-type="float">
            <text:p>563988</text:p>
          </table:table-cell>
          <table:table-cell table:formula="of:=[original.AC122]" office:value-type="float" office:value="531484" calcext:value-type="float">
            <text:p>531484</text:p>
          </table:table-cell>
          <table:table-cell table:formula="of:=[original.O122]" office:value-type="float" office:value="698452" calcext:value-type="float">
            <text:p>698452</text:p>
          </table:table-cell>
          <table:table-cell table:formula="of:=['patched-nolom'.AB122]" office:value-type="float" office:value="535552" calcext:value-type="float">
            <text:p>535552</text:p>
          </table:table-cell>
          <table:table-cell table:formula="of:=['patched-nolom'.AC122]" office:value-type="float" office:value="530671" calcext:value-type="float">
            <text:p>530671</text:p>
          </table:table-cell>
          <table:table-cell table:formula="of:=['patched-nolom'.O122]" office:value-type="float" office:value="682456" calcext:value-type="float">
            <text:p>682456</text:p>
          </table:table-cell>
          <table:table-cell table:formula="of:=['patched-lom'.AB122]" office:value-type="float" office:value="535552" calcext:value-type="float">
            <text:p>535552</text:p>
          </table:table-cell>
          <table:table-cell table:formula="of:=['patched-lom'.AC122]" office:value-type="float" office:value="526753" calcext:value-type="float">
            <text:p>526753</text:p>
          </table:table-cell>
          <table:table-cell table:formula="of:=['patched-lom'.O122]" office:value-type="float" office:value="680644" calcext:value-type="float">
            <text:p>680644</text:p>
          </table:table-cell>
        </table:table-row>
        <table:table-row table:style-name="ro1">
          <table:table-cell table:formula="of:=[original.AB123]" office:value-type="float" office:value="563988" calcext:value-type="float">
            <text:p>563988</text:p>
          </table:table-cell>
          <table:table-cell table:formula="of:=[original.AC123]" office:value-type="float" office:value="445071" calcext:value-type="float">
            <text:p>445071</text:p>
          </table:table-cell>
          <table:table-cell table:formula="of:=[original.O123]" office:value-type="float" office:value="698580" calcext:value-type="float">
            <text:p>698580</text:p>
          </table:table-cell>
          <table:table-cell table:formula="of:=['patched-nolom'.AB123]" office:value-type="float" office:value="456320" calcext:value-type="float">
            <text:p>456320</text:p>
          </table:table-cell>
          <table:table-cell table:formula="of:=['patched-nolom'.AC123]" office:value-type="float" office:value="444393" calcext:value-type="float">
            <text:p>444393</text:p>
          </table:table-cell>
          <table:table-cell table:formula="of:=['patched-nolom'.O123]" office:value-type="float" office:value="602268" calcext:value-type="float">
            <text:p>602268</text:p>
          </table:table-cell>
          <table:table-cell table:formula="of:=['patched-lom'.AB123]" office:value-type="float" office:value="456320" calcext:value-type="float">
            <text:p>456320</text:p>
          </table:table-cell>
          <table:table-cell table:formula="of:=['patched-lom'.AC123]" office:value-type="float" office:value="441134" calcext:value-type="float">
            <text:p>441134</text:p>
          </table:table-cell>
          <table:table-cell table:formula="of:=['patched-lom'.O123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24]" office:value-type="float" office:value="563988" calcext:value-type="float">
            <text:p>563988</text:p>
          </table:table-cell>
          <table:table-cell table:formula="of:=[original.AC124]" office:value-type="float" office:value="445071" calcext:value-type="float">
            <text:p>445071</text:p>
          </table:table-cell>
          <table:table-cell table:formula="of:=[original.O124]" office:value-type="float" office:value="698580" calcext:value-type="float">
            <text:p>698580</text:p>
          </table:table-cell>
          <table:table-cell table:formula="of:=['patched-nolom'.AB124]" office:value-type="float" office:value="456320" calcext:value-type="float">
            <text:p>456320</text:p>
          </table:table-cell>
          <table:table-cell table:formula="of:=['patched-nolom'.AC124]" office:value-type="float" office:value="444393" calcext:value-type="float">
            <text:p>444393</text:p>
          </table:table-cell>
          <table:table-cell table:formula="of:=['patched-nolom'.O124]" office:value-type="float" office:value="602268" calcext:value-type="float">
            <text:p>602268</text:p>
          </table:table-cell>
          <table:table-cell table:formula="of:=['patched-lom'.AB124]" office:value-type="float" office:value="456320" calcext:value-type="float">
            <text:p>456320</text:p>
          </table:table-cell>
          <table:table-cell table:formula="of:=['patched-lom'.AC124]" office:value-type="float" office:value="441134" calcext:value-type="float">
            <text:p>441134</text:p>
          </table:table-cell>
          <table:table-cell table:formula="of:=['patched-lom'.O124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25]" office:value-type="float" office:value="563988" calcext:value-type="float">
            <text:p>563988</text:p>
          </table:table-cell>
          <table:table-cell table:formula="of:=[original.AC125]" office:value-type="float" office:value="445071" calcext:value-type="float">
            <text:p>445071</text:p>
          </table:table-cell>
          <table:table-cell table:formula="of:=[original.O125]" office:value-type="float" office:value="698580" calcext:value-type="float">
            <text:p>698580</text:p>
          </table:table-cell>
          <table:table-cell table:formula="of:=['patched-nolom'.AB125]" office:value-type="float" office:value="456320" calcext:value-type="float">
            <text:p>456320</text:p>
          </table:table-cell>
          <table:table-cell table:formula="of:=['patched-nolom'.AC125]" office:value-type="float" office:value="444393" calcext:value-type="float">
            <text:p>444393</text:p>
          </table:table-cell>
          <table:table-cell table:formula="of:=['patched-nolom'.O125]" office:value-type="float" office:value="602268" calcext:value-type="float">
            <text:p>602268</text:p>
          </table:table-cell>
          <table:table-cell table:formula="of:=['patched-lom'.AB125]" office:value-type="float" office:value="456320" calcext:value-type="float">
            <text:p>456320</text:p>
          </table:table-cell>
          <table:table-cell table:formula="of:=['patched-lom'.AC125]" office:value-type="float" office:value="441134" calcext:value-type="float">
            <text:p>441134</text:p>
          </table:table-cell>
          <table:table-cell table:formula="of:=['patched-lom'.O125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26]" office:value-type="float" office:value="563988" calcext:value-type="float">
            <text:p>563988</text:p>
          </table:table-cell>
          <table:table-cell table:formula="of:=[original.AC126]" office:value-type="float" office:value="445071" calcext:value-type="float">
            <text:p>445071</text:p>
          </table:table-cell>
          <table:table-cell table:formula="of:=[original.O126]" office:value-type="float" office:value="698580" calcext:value-type="float">
            <text:p>698580</text:p>
          </table:table-cell>
          <table:table-cell table:formula="of:=['patched-nolom'.AB126]" office:value-type="float" office:value="456320" calcext:value-type="float">
            <text:p>456320</text:p>
          </table:table-cell>
          <table:table-cell table:formula="of:=['patched-nolom'.AC126]" office:value-type="float" office:value="444393" calcext:value-type="float">
            <text:p>444393</text:p>
          </table:table-cell>
          <table:table-cell table:formula="of:=['patched-nolom'.O126]" office:value-type="float" office:value="602268" calcext:value-type="float">
            <text:p>602268</text:p>
          </table:table-cell>
          <table:table-cell table:formula="of:=['patched-lom'.AB126]" office:value-type="float" office:value="456320" calcext:value-type="float">
            <text:p>456320</text:p>
          </table:table-cell>
          <table:table-cell table:formula="of:=['patched-lom'.AC126]" office:value-type="float" office:value="441134" calcext:value-type="float">
            <text:p>441134</text:p>
          </table:table-cell>
          <table:table-cell table:formula="of:=['patched-lom'.O126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27]" office:value-type="float" office:value="563988" calcext:value-type="float">
            <text:p>563988</text:p>
          </table:table-cell>
          <table:table-cell table:formula="of:=[original.AC127]" office:value-type="float" office:value="445071" calcext:value-type="float">
            <text:p>445071</text:p>
          </table:table-cell>
          <table:table-cell table:formula="of:=[original.O127]" office:value-type="float" office:value="698580" calcext:value-type="float">
            <text:p>698580</text:p>
          </table:table-cell>
          <table:table-cell table:formula="of:=['patched-nolom'.AB127]" office:value-type="float" office:value="456320" calcext:value-type="float">
            <text:p>456320</text:p>
          </table:table-cell>
          <table:table-cell table:formula="of:=['patched-nolom'.AC127]" office:value-type="float" office:value="444393" calcext:value-type="float">
            <text:p>444393</text:p>
          </table:table-cell>
          <table:table-cell table:formula="of:=['patched-nolom'.O127]" office:value-type="float" office:value="602268" calcext:value-type="float">
            <text:p>602268</text:p>
          </table:table-cell>
          <table:table-cell table:formula="of:=['patched-lom'.AB127]" office:value-type="float" office:value="456320" calcext:value-type="float">
            <text:p>456320</text:p>
          </table:table-cell>
          <table:table-cell table:formula="of:=['patched-lom'.AC127]" office:value-type="float" office:value="441134" calcext:value-type="float">
            <text:p>441134</text:p>
          </table:table-cell>
          <table:table-cell table:formula="of:=['patched-lom'.O127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28]" office:value-type="float" office:value="563988" calcext:value-type="float">
            <text:p>563988</text:p>
          </table:table-cell>
          <table:table-cell table:formula="of:=[original.AC128]" office:value-type="float" office:value="445071" calcext:value-type="float">
            <text:p>445071</text:p>
          </table:table-cell>
          <table:table-cell table:formula="of:=[original.O128]" office:value-type="float" office:value="698580" calcext:value-type="float">
            <text:p>698580</text:p>
          </table:table-cell>
          <table:table-cell table:formula="of:=['patched-nolom'.AB128]" office:value-type="float" office:value="456320" calcext:value-type="float">
            <text:p>456320</text:p>
          </table:table-cell>
          <table:table-cell table:formula="of:=['patched-nolom'.AC128]" office:value-type="float" office:value="444393" calcext:value-type="float">
            <text:p>444393</text:p>
          </table:table-cell>
          <table:table-cell table:formula="of:=['patched-nolom'.O128]" office:value-type="float" office:value="602268" calcext:value-type="float">
            <text:p>602268</text:p>
          </table:table-cell>
          <table:table-cell table:formula="of:=['patched-lom'.AB128]" office:value-type="float" office:value="456320" calcext:value-type="float">
            <text:p>456320</text:p>
          </table:table-cell>
          <table:table-cell table:formula="of:=['patched-lom'.AC128]" office:value-type="float" office:value="441134" calcext:value-type="float">
            <text:p>441134</text:p>
          </table:table-cell>
          <table:table-cell table:formula="of:=['patched-lom'.O128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29]" office:value-type="float" office:value="563988" calcext:value-type="float">
            <text:p>563988</text:p>
          </table:table-cell>
          <table:table-cell table:formula="of:=[original.AC129]" office:value-type="float" office:value="445071" calcext:value-type="float">
            <text:p>445071</text:p>
          </table:table-cell>
          <table:table-cell table:formula="of:=[original.O129]" office:value-type="float" office:value="698580" calcext:value-type="float">
            <text:p>698580</text:p>
          </table:table-cell>
          <table:table-cell table:formula="of:=['patched-nolom'.AB129]" office:value-type="float" office:value="456320" calcext:value-type="float">
            <text:p>456320</text:p>
          </table:table-cell>
          <table:table-cell table:formula="of:=['patched-nolom'.AC129]" office:value-type="float" office:value="444393" calcext:value-type="float">
            <text:p>444393</text:p>
          </table:table-cell>
          <table:table-cell table:formula="of:=['patched-nolom'.O129]" office:value-type="float" office:value="602268" calcext:value-type="float">
            <text:p>602268</text:p>
          </table:table-cell>
          <table:table-cell table:formula="of:=['patched-lom'.AB129]" office:value-type="float" office:value="456320" calcext:value-type="float">
            <text:p>456320</text:p>
          </table:table-cell>
          <table:table-cell table:formula="of:=['patched-lom'.AC129]" office:value-type="float" office:value="441134" calcext:value-type="float">
            <text:p>441134</text:p>
          </table:table-cell>
          <table:table-cell table:formula="of:=['patched-lom'.O129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30]" office:value-type="float" office:value="563988" calcext:value-type="float">
            <text:p>563988</text:p>
          </table:table-cell>
          <table:table-cell table:formula="of:=[original.AC130]" office:value-type="float" office:value="445071" calcext:value-type="float">
            <text:p>445071</text:p>
          </table:table-cell>
          <table:table-cell table:formula="of:=[original.O130]" office:value-type="float" office:value="698580" calcext:value-type="float">
            <text:p>698580</text:p>
          </table:table-cell>
          <table:table-cell table:formula="of:=['patched-nolom'.AB130]" office:value-type="float" office:value="456320" calcext:value-type="float">
            <text:p>456320</text:p>
          </table:table-cell>
          <table:table-cell table:formula="of:=['patched-nolom'.AC130]" office:value-type="float" office:value="444393" calcext:value-type="float">
            <text:p>444393</text:p>
          </table:table-cell>
          <table:table-cell table:formula="of:=['patched-nolom'.O130]" office:value-type="float" office:value="602268" calcext:value-type="float">
            <text:p>602268</text:p>
          </table:table-cell>
          <table:table-cell table:formula="of:=['patched-lom'.AB130]" office:value-type="float" office:value="456320" calcext:value-type="float">
            <text:p>456320</text:p>
          </table:table-cell>
          <table:table-cell table:formula="of:=['patched-lom'.AC130]" office:value-type="float" office:value="441134" calcext:value-type="float">
            <text:p>441134</text:p>
          </table:table-cell>
          <table:table-cell table:formula="of:=['patched-lom'.O130]" office:value-type="float" office:value="601944" calcext:value-type="float">
            <text:p>601944</text:p>
          </table:table-cell>
        </table:table-row>
        <table:table-row table:style-name="ro1">
          <table:table-cell table:formula="of:=[original.AB131]" office:value-type="float" office:value="563988" calcext:value-type="float">
            <text:p>563988</text:p>
          </table:table-cell>
          <table:table-cell table:formula="of:=[original.AC131]" office:value-type="float" office:value="358658" calcext:value-type="float">
            <text:p>358658</text:p>
          </table:table-cell>
          <table:table-cell table:formula="of:=[original.O131]" office:value-type="float" office:value="698492" calcext:value-type="float">
            <text:p>698492</text:p>
          </table:table-cell>
          <table:table-cell table:formula="of:=['patched-nolom'.AB131]" office:value-type="float" office:value="370816" calcext:value-type="float">
            <text:p>370816</text:p>
          </table:table-cell>
          <table:table-cell table:formula="of:=['patched-nolom'.AC131]" office:value-type="float" office:value="358115" calcext:value-type="float">
            <text:p>358115</text:p>
          </table:table-cell>
          <table:table-cell table:formula="of:=['patched-nolom'.O131]" office:value-type="float" office:value="517068" calcext:value-type="float">
            <text:p>517068</text:p>
          </table:table-cell>
          <table:table-cell table:formula="of:=['patched-lom'.AB131]" office:value-type="float" office:value="370816" calcext:value-type="float">
            <text:p>370816</text:p>
          </table:table-cell>
          <table:table-cell table:formula="of:=['patched-lom'.AC131]" office:value-type="float" office:value="355515" calcext:value-type="float">
            <text:p>355515</text:p>
          </table:table-cell>
          <table:table-cell table:formula="of:=['patched-lom'.O131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2]" office:value-type="float" office:value="563988" calcext:value-type="float">
            <text:p>563988</text:p>
          </table:table-cell>
          <table:table-cell table:formula="of:=[original.AC132]" office:value-type="float" office:value="358658" calcext:value-type="float">
            <text:p>358658</text:p>
          </table:table-cell>
          <table:table-cell table:formula="of:=[original.O132]" office:value-type="float" office:value="698492" calcext:value-type="float">
            <text:p>698492</text:p>
          </table:table-cell>
          <table:table-cell table:formula="of:=['patched-nolom'.AB132]" office:value-type="float" office:value="370816" calcext:value-type="float">
            <text:p>370816</text:p>
          </table:table-cell>
          <table:table-cell table:formula="of:=['patched-nolom'.AC132]" office:value-type="float" office:value="358115" calcext:value-type="float">
            <text:p>358115</text:p>
          </table:table-cell>
          <table:table-cell table:formula="of:=['patched-nolom'.O132]" office:value-type="float" office:value="517068" calcext:value-type="float">
            <text:p>517068</text:p>
          </table:table-cell>
          <table:table-cell table:formula="of:=['patched-lom'.AB132]" office:value-type="float" office:value="370816" calcext:value-type="float">
            <text:p>370816</text:p>
          </table:table-cell>
          <table:table-cell table:formula="of:=['patched-lom'.AC132]" office:value-type="float" office:value="355515" calcext:value-type="float">
            <text:p>355515</text:p>
          </table:table-cell>
          <table:table-cell table:formula="of:=['patched-lom'.O132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3]" office:value-type="float" office:value="563988" calcext:value-type="float">
            <text:p>563988</text:p>
          </table:table-cell>
          <table:table-cell table:formula="of:=[original.AC133]" office:value-type="float" office:value="358658" calcext:value-type="float">
            <text:p>358658</text:p>
          </table:table-cell>
          <table:table-cell table:formula="of:=[original.O133]" office:value-type="float" office:value="698492" calcext:value-type="float">
            <text:p>698492</text:p>
          </table:table-cell>
          <table:table-cell table:formula="of:=['patched-nolom'.AB133]" office:value-type="float" office:value="370816" calcext:value-type="float">
            <text:p>370816</text:p>
          </table:table-cell>
          <table:table-cell table:formula="of:=['patched-nolom'.AC133]" office:value-type="float" office:value="358115" calcext:value-type="float">
            <text:p>358115</text:p>
          </table:table-cell>
          <table:table-cell table:formula="of:=['patched-nolom'.O133]" office:value-type="float" office:value="517068" calcext:value-type="float">
            <text:p>517068</text:p>
          </table:table-cell>
          <table:table-cell table:formula="of:=['patched-lom'.AB133]" office:value-type="float" office:value="370816" calcext:value-type="float">
            <text:p>370816</text:p>
          </table:table-cell>
          <table:table-cell table:formula="of:=['patched-lom'.AC133]" office:value-type="float" office:value="355515" calcext:value-type="float">
            <text:p>355515</text:p>
          </table:table-cell>
          <table:table-cell table:formula="of:=['patched-lom'.O133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4]" office:value-type="float" office:value="563988" calcext:value-type="float">
            <text:p>563988</text:p>
          </table:table-cell>
          <table:table-cell table:formula="of:=[original.AC134]" office:value-type="float" office:value="358658" calcext:value-type="float">
            <text:p>358658</text:p>
          </table:table-cell>
          <table:table-cell table:formula="of:=[original.O134]" office:value-type="float" office:value="698492" calcext:value-type="float">
            <text:p>698492</text:p>
          </table:table-cell>
          <table:table-cell table:formula="of:=['patched-nolom'.AB134]" office:value-type="float" office:value="370816" calcext:value-type="float">
            <text:p>370816</text:p>
          </table:table-cell>
          <table:table-cell table:formula="of:=['patched-nolom'.AC134]" office:value-type="float" office:value="358115" calcext:value-type="float">
            <text:p>358115</text:p>
          </table:table-cell>
          <table:table-cell table:formula="of:=['patched-nolom'.O134]" office:value-type="float" office:value="517068" calcext:value-type="float">
            <text:p>517068</text:p>
          </table:table-cell>
          <table:table-cell table:formula="of:=['patched-lom'.AB134]" office:value-type="float" office:value="370816" calcext:value-type="float">
            <text:p>370816</text:p>
          </table:table-cell>
          <table:table-cell table:formula="of:=['patched-lom'.AC134]" office:value-type="float" office:value="355515" calcext:value-type="float">
            <text:p>355515</text:p>
          </table:table-cell>
          <table:table-cell table:formula="of:=['patched-lom'.O134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5]" office:value-type="float" office:value="563988" calcext:value-type="float">
            <text:p>563988</text:p>
          </table:table-cell>
          <table:table-cell table:formula="of:=[original.AC135]" office:value-type="float" office:value="358658" calcext:value-type="float">
            <text:p>358658</text:p>
          </table:table-cell>
          <table:table-cell table:formula="of:=[original.O135]" office:value-type="float" office:value="698492" calcext:value-type="float">
            <text:p>698492</text:p>
          </table:table-cell>
          <table:table-cell table:formula="of:=['patched-nolom'.AB135]" office:value-type="float" office:value="370816" calcext:value-type="float">
            <text:p>370816</text:p>
          </table:table-cell>
          <table:table-cell table:formula="of:=['patched-nolom'.AC135]" office:value-type="float" office:value="358115" calcext:value-type="float">
            <text:p>358115</text:p>
          </table:table-cell>
          <table:table-cell table:formula="of:=['patched-nolom'.O135]" office:value-type="float" office:value="517068" calcext:value-type="float">
            <text:p>517068</text:p>
          </table:table-cell>
          <table:table-cell table:formula="of:=['patched-lom'.AB135]" office:value-type="float" office:value="370816" calcext:value-type="float">
            <text:p>370816</text:p>
          </table:table-cell>
          <table:table-cell table:formula="of:=['patched-lom'.AC135]" office:value-type="float" office:value="355515" calcext:value-type="float">
            <text:p>355515</text:p>
          </table:table-cell>
          <table:table-cell table:formula="of:=['patched-lom'.O135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6]" office:value-type="float" office:value="563988" calcext:value-type="float">
            <text:p>563988</text:p>
          </table:table-cell>
          <table:table-cell table:formula="of:=[original.AC136]" office:value-type="float" office:value="358658" calcext:value-type="float">
            <text:p>358658</text:p>
          </table:table-cell>
          <table:table-cell table:formula="of:=[original.O136]" office:value-type="float" office:value="698492" calcext:value-type="float">
            <text:p>698492</text:p>
          </table:table-cell>
          <table:table-cell table:formula="of:=['patched-nolom'.AB136]" office:value-type="float" office:value="370816" calcext:value-type="float">
            <text:p>370816</text:p>
          </table:table-cell>
          <table:table-cell table:formula="of:=['patched-nolom'.AC136]" office:value-type="float" office:value="358115" calcext:value-type="float">
            <text:p>358115</text:p>
          </table:table-cell>
          <table:table-cell table:formula="of:=['patched-nolom'.O136]" office:value-type="float" office:value="517068" calcext:value-type="float">
            <text:p>517068</text:p>
          </table:table-cell>
          <table:table-cell table:formula="of:=['patched-lom'.AB136]" office:value-type="float" office:value="370816" calcext:value-type="float">
            <text:p>370816</text:p>
          </table:table-cell>
          <table:table-cell table:formula="of:=['patched-lom'.AC136]" office:value-type="float" office:value="355515" calcext:value-type="float">
            <text:p>355515</text:p>
          </table:table-cell>
          <table:table-cell table:formula="of:=['patched-lom'.O136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7]" office:value-type="float" office:value="563988" calcext:value-type="float">
            <text:p>563988</text:p>
          </table:table-cell>
          <table:table-cell table:formula="of:=[original.AC137]" office:value-type="float" office:value="358658" calcext:value-type="float">
            <text:p>358658</text:p>
          </table:table-cell>
          <table:table-cell table:formula="of:=[original.O137]" office:value-type="float" office:value="698492" calcext:value-type="float">
            <text:p>698492</text:p>
          </table:table-cell>
          <table:table-cell table:formula="of:=['patched-nolom'.AB137]" office:value-type="float" office:value="370816" calcext:value-type="float">
            <text:p>370816</text:p>
          </table:table-cell>
          <table:table-cell table:formula="of:=['patched-nolom'.AC137]" office:value-type="float" office:value="358115" calcext:value-type="float">
            <text:p>358115</text:p>
          </table:table-cell>
          <table:table-cell table:formula="of:=['patched-nolom'.O137]" office:value-type="float" office:value="517068" calcext:value-type="float">
            <text:p>517068</text:p>
          </table:table-cell>
          <table:table-cell table:formula="of:=['patched-lom'.AB137]" office:value-type="float" office:value="370816" calcext:value-type="float">
            <text:p>370816</text:p>
          </table:table-cell>
          <table:table-cell table:formula="of:=['patched-lom'.AC137]" office:value-type="float" office:value="355515" calcext:value-type="float">
            <text:p>355515</text:p>
          </table:table-cell>
          <table:table-cell table:formula="of:=['patched-lom'.O137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8]" office:value-type="float" office:value="563988" calcext:value-type="float">
            <text:p>563988</text:p>
          </table:table-cell>
          <table:table-cell table:formula="of:=[original.AC138]" office:value-type="float" office:value="358658" calcext:value-type="float">
            <text:p>358658</text:p>
          </table:table-cell>
          <table:table-cell table:formula="of:=[original.O138]" office:value-type="float" office:value="698492" calcext:value-type="float">
            <text:p>698492</text:p>
          </table:table-cell>
          <table:table-cell table:formula="of:=['patched-nolom'.AB138]" office:value-type="float" office:value="370816" calcext:value-type="float">
            <text:p>370816</text:p>
          </table:table-cell>
          <table:table-cell table:formula="of:=['patched-nolom'.AC138]" office:value-type="float" office:value="358115" calcext:value-type="float">
            <text:p>358115</text:p>
          </table:table-cell>
          <table:table-cell table:formula="of:=['patched-nolom'.O138]" office:value-type="float" office:value="517068" calcext:value-type="float">
            <text:p>517068</text:p>
          </table:table-cell>
          <table:table-cell table:formula="of:=['patched-lom'.AB138]" office:value-type="float" office:value="370816" calcext:value-type="float">
            <text:p>370816</text:p>
          </table:table-cell>
          <table:table-cell table:formula="of:=['patched-lom'.AC138]" office:value-type="float" office:value="355515" calcext:value-type="float">
            <text:p>355515</text:p>
          </table:table-cell>
          <table:table-cell table:formula="of:=['patched-lom'.O138]" office:value-type="float" office:value="517628" calcext:value-type="float">
            <text:p>517628</text:p>
          </table:table-cell>
        </table:table-row>
        <table:table-row table:style-name="ro1">
          <table:table-cell table:formula="of:=[original.AB139]" office:value-type="float" office:value="541460" calcext:value-type="float">
            <text:p>541460</text:p>
          </table:table-cell>
          <table:table-cell table:formula="of:=[original.AC139]" office:value-type="float" office:value="272245" calcext:value-type="float">
            <text:p>272245</text:p>
          </table:table-cell>
          <table:table-cell table:formula="of:=[original.O139]" office:value-type="float" office:value="676956" calcext:value-type="float">
            <text:p>676956</text:p>
          </table:table-cell>
          <table:table-cell table:formula="of:=['patched-nolom'.AB139]" office:value-type="float" office:value="285504" calcext:value-type="float">
            <text:p>285504</text:p>
          </table:table-cell>
          <table:table-cell table:formula="of:=['patched-nolom'.AC139]" office:value-type="float" office:value="271837" calcext:value-type="float">
            <text:p>271837</text:p>
          </table:table-cell>
          <table:table-cell table:formula="of:=['patched-nolom'.O139]" office:value-type="float" office:value="432044" calcext:value-type="float">
            <text:p>432044</text:p>
          </table:table-cell>
          <table:table-cell table:formula="of:=['patched-lom'.AB139]" office:value-type="float" office:value="285504" calcext:value-type="float">
            <text:p>285504</text:p>
          </table:table-cell>
          <table:table-cell table:formula="of:=['patched-lom'.AC139]" office:value-type="float" office:value="269896" calcext:value-type="float">
            <text:p>269896</text:p>
          </table:table-cell>
          <table:table-cell table:formula="of:=['patched-lom'.O139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0]" office:value-type="float" office:value="541460" calcext:value-type="float">
            <text:p>541460</text:p>
          </table:table-cell>
          <table:table-cell table:formula="of:=[original.AC140]" office:value-type="float" office:value="272245" calcext:value-type="float">
            <text:p>272245</text:p>
          </table:table-cell>
          <table:table-cell table:formula="of:=[original.O140]" office:value-type="float" office:value="676956" calcext:value-type="float">
            <text:p>676956</text:p>
          </table:table-cell>
          <table:table-cell table:formula="of:=['patched-nolom'.AB140]" office:value-type="float" office:value="285504" calcext:value-type="float">
            <text:p>285504</text:p>
          </table:table-cell>
          <table:table-cell table:formula="of:=['patched-nolom'.AC140]" office:value-type="float" office:value="271837" calcext:value-type="float">
            <text:p>271837</text:p>
          </table:table-cell>
          <table:table-cell table:formula="of:=['patched-nolom'.O140]" office:value-type="float" office:value="432044" calcext:value-type="float">
            <text:p>432044</text:p>
          </table:table-cell>
          <table:table-cell table:formula="of:=['patched-lom'.AB140]" office:value-type="float" office:value="285504" calcext:value-type="float">
            <text:p>285504</text:p>
          </table:table-cell>
          <table:table-cell table:formula="of:=['patched-lom'.AC140]" office:value-type="float" office:value="269896" calcext:value-type="float">
            <text:p>269896</text:p>
          </table:table-cell>
          <table:table-cell table:formula="of:=['patched-lom'.O140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1]" office:value-type="float" office:value="541460" calcext:value-type="float">
            <text:p>541460</text:p>
          </table:table-cell>
          <table:table-cell table:formula="of:=[original.AC141]" office:value-type="float" office:value="272245" calcext:value-type="float">
            <text:p>272245</text:p>
          </table:table-cell>
          <table:table-cell table:formula="of:=[original.O141]" office:value-type="float" office:value="676956" calcext:value-type="float">
            <text:p>676956</text:p>
          </table:table-cell>
          <table:table-cell table:formula="of:=['patched-nolom'.AB141]" office:value-type="float" office:value="285504" calcext:value-type="float">
            <text:p>285504</text:p>
          </table:table-cell>
          <table:table-cell table:formula="of:=['patched-nolom'.AC141]" office:value-type="float" office:value="271837" calcext:value-type="float">
            <text:p>271837</text:p>
          </table:table-cell>
          <table:table-cell table:formula="of:=['patched-nolom'.O141]" office:value-type="float" office:value="432044" calcext:value-type="float">
            <text:p>432044</text:p>
          </table:table-cell>
          <table:table-cell table:formula="of:=['patched-lom'.AB141]" office:value-type="float" office:value="285504" calcext:value-type="float">
            <text:p>285504</text:p>
          </table:table-cell>
          <table:table-cell table:formula="of:=['patched-lom'.AC141]" office:value-type="float" office:value="269896" calcext:value-type="float">
            <text:p>269896</text:p>
          </table:table-cell>
          <table:table-cell table:formula="of:=['patched-lom'.O141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2]" office:value-type="float" office:value="541460" calcext:value-type="float">
            <text:p>541460</text:p>
          </table:table-cell>
          <table:table-cell table:formula="of:=[original.AC142]" office:value-type="float" office:value="272245" calcext:value-type="float">
            <text:p>272245</text:p>
          </table:table-cell>
          <table:table-cell table:formula="of:=[original.O142]" office:value-type="float" office:value="676956" calcext:value-type="float">
            <text:p>676956</text:p>
          </table:table-cell>
          <table:table-cell table:formula="of:=['patched-nolom'.AB142]" office:value-type="float" office:value="285504" calcext:value-type="float">
            <text:p>285504</text:p>
          </table:table-cell>
          <table:table-cell table:formula="of:=['patched-nolom'.AC142]" office:value-type="float" office:value="271837" calcext:value-type="float">
            <text:p>271837</text:p>
          </table:table-cell>
          <table:table-cell table:formula="of:=['patched-nolom'.O142]" office:value-type="float" office:value="432044" calcext:value-type="float">
            <text:p>432044</text:p>
          </table:table-cell>
          <table:table-cell table:formula="of:=['patched-lom'.AB142]" office:value-type="float" office:value="285504" calcext:value-type="float">
            <text:p>285504</text:p>
          </table:table-cell>
          <table:table-cell table:formula="of:=['patched-lom'.AC142]" office:value-type="float" office:value="269896" calcext:value-type="float">
            <text:p>269896</text:p>
          </table:table-cell>
          <table:table-cell table:formula="of:=['patched-lom'.O142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3]" office:value-type="float" office:value="541460" calcext:value-type="float">
            <text:p>541460</text:p>
          </table:table-cell>
          <table:table-cell table:formula="of:=[original.AC143]" office:value-type="float" office:value="272246" calcext:value-type="float">
            <text:p>272246</text:p>
          </table:table-cell>
          <table:table-cell table:formula="of:=[original.O143]" office:value-type="float" office:value="676956" calcext:value-type="float">
            <text:p>676956</text:p>
          </table:table-cell>
          <table:table-cell table:formula="of:=['patched-nolom'.AB143]" office:value-type="float" office:value="285504" calcext:value-type="float">
            <text:p>285504</text:p>
          </table:table-cell>
          <table:table-cell table:formula="of:=['patched-nolom'.AC143]" office:value-type="float" office:value="271838" calcext:value-type="float">
            <text:p>271838</text:p>
          </table:table-cell>
          <table:table-cell table:formula="of:=['patched-nolom'.O143]" office:value-type="float" office:value="432044" calcext:value-type="float">
            <text:p>432044</text:p>
          </table:table-cell>
          <table:table-cell table:formula="of:=['patched-lom'.AB143]" office:value-type="float" office:value="285504" calcext:value-type="float">
            <text:p>285504</text:p>
          </table:table-cell>
          <table:table-cell table:formula="of:=['patched-lom'.AC143]" office:value-type="float" office:value="269897" calcext:value-type="float">
            <text:p>269897</text:p>
          </table:table-cell>
          <table:table-cell table:formula="of:=['patched-lom'.O143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4]" office:value-type="float" office:value="541460" calcext:value-type="float">
            <text:p>541460</text:p>
          </table:table-cell>
          <table:table-cell table:formula="of:=[original.AC144]" office:value-type="float" office:value="272246" calcext:value-type="float">
            <text:p>272246</text:p>
          </table:table-cell>
          <table:table-cell table:formula="of:=[original.O144]" office:value-type="float" office:value="676956" calcext:value-type="float">
            <text:p>676956</text:p>
          </table:table-cell>
          <table:table-cell table:formula="of:=['patched-nolom'.AB144]" office:value-type="float" office:value="285504" calcext:value-type="float">
            <text:p>285504</text:p>
          </table:table-cell>
          <table:table-cell table:formula="of:=['patched-nolom'.AC144]" office:value-type="float" office:value="271838" calcext:value-type="float">
            <text:p>271838</text:p>
          </table:table-cell>
          <table:table-cell table:formula="of:=['patched-nolom'.O144]" office:value-type="float" office:value="432044" calcext:value-type="float">
            <text:p>432044</text:p>
          </table:table-cell>
          <table:table-cell table:formula="of:=['patched-lom'.AB144]" office:value-type="float" office:value="285504" calcext:value-type="float">
            <text:p>285504</text:p>
          </table:table-cell>
          <table:table-cell table:formula="of:=['patched-lom'.AC144]" office:value-type="float" office:value="269897" calcext:value-type="float">
            <text:p>269897</text:p>
          </table:table-cell>
          <table:table-cell table:formula="of:=['patched-lom'.O144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5]" office:value-type="float" office:value="541460" calcext:value-type="float">
            <text:p>541460</text:p>
          </table:table-cell>
          <table:table-cell table:formula="of:=[original.AC145]" office:value-type="float" office:value="272246" calcext:value-type="float">
            <text:p>272246</text:p>
          </table:table-cell>
          <table:table-cell table:formula="of:=[original.O145]" office:value-type="float" office:value="676956" calcext:value-type="float">
            <text:p>676956</text:p>
          </table:table-cell>
          <table:table-cell table:formula="of:=['patched-nolom'.AB145]" office:value-type="float" office:value="285504" calcext:value-type="float">
            <text:p>285504</text:p>
          </table:table-cell>
          <table:table-cell table:formula="of:=['patched-nolom'.AC145]" office:value-type="float" office:value="271838" calcext:value-type="float">
            <text:p>271838</text:p>
          </table:table-cell>
          <table:table-cell table:formula="of:=['patched-nolom'.O145]" office:value-type="float" office:value="432044" calcext:value-type="float">
            <text:p>432044</text:p>
          </table:table-cell>
          <table:table-cell table:formula="of:=['patched-lom'.AB145]" office:value-type="float" office:value="285504" calcext:value-type="float">
            <text:p>285504</text:p>
          </table:table-cell>
          <table:table-cell table:formula="of:=['patched-lom'.AC145]" office:value-type="float" office:value="269897" calcext:value-type="float">
            <text:p>269897</text:p>
          </table:table-cell>
          <table:table-cell table:formula="of:=['patched-lom'.O145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6]" office:value-type="float" office:value="541460" calcext:value-type="float">
            <text:p>541460</text:p>
          </table:table-cell>
          <table:table-cell table:formula="of:=[original.AC146]" office:value-type="float" office:value="272246" calcext:value-type="float">
            <text:p>272246</text:p>
          </table:table-cell>
          <table:table-cell table:formula="of:=[original.O146]" office:value-type="float" office:value="676956" calcext:value-type="float">
            <text:p>676956</text:p>
          </table:table-cell>
          <table:table-cell table:formula="of:=['patched-nolom'.AB146]" office:value-type="float" office:value="285504" calcext:value-type="float">
            <text:p>285504</text:p>
          </table:table-cell>
          <table:table-cell table:formula="of:=['patched-nolom'.AC146]" office:value-type="float" office:value="271838" calcext:value-type="float">
            <text:p>271838</text:p>
          </table:table-cell>
          <table:table-cell table:formula="of:=['patched-nolom'.O146]" office:value-type="float" office:value="432044" calcext:value-type="float">
            <text:p>432044</text:p>
          </table:table-cell>
          <table:table-cell table:formula="of:=['patched-lom'.AB146]" office:value-type="float" office:value="285504" calcext:value-type="float">
            <text:p>285504</text:p>
          </table:table-cell>
          <table:table-cell table:formula="of:=['patched-lom'.AC146]" office:value-type="float" office:value="269897" calcext:value-type="float">
            <text:p>269897</text:p>
          </table:table-cell>
          <table:table-cell table:formula="of:=['patched-lom'.O146]" office:value-type="float" office:value="433240" calcext:value-type="float">
            <text:p>433240</text:p>
          </table:table-cell>
        </table:table-row>
        <table:table-row table:style-name="ro1">
          <table:table-cell table:formula="of:=[original.AB147]" office:value-type="float" office:value="518932" calcext:value-type="float">
            <text:p>518932</text:p>
          </table:table-cell>
          <table:table-cell table:formula="of:=[original.AC147]" office:value-type="float" office:value="185842" calcext:value-type="float">
            <text:p>185842</text:p>
          </table:table-cell>
          <table:table-cell table:formula="of:=[original.O147]" office:value-type="float" office:value="655284" calcext:value-type="float">
            <text:p>655284</text:p>
          </table:table-cell>
          <table:table-cell table:formula="of:=['patched-nolom'.AB147]" office:value-type="float" office:value="200256" calcext:value-type="float">
            <text:p>200256</text:p>
          </table:table-cell>
          <table:table-cell table:formula="of:=['patched-nolom'.AC147]" office:value-type="float" office:value="185561" calcext:value-type="float">
            <text:p>185561</text:p>
          </table:table-cell>
          <table:table-cell table:formula="of:=['patched-nolom'.O147]" office:value-type="float" office:value="347152" calcext:value-type="float">
            <text:p>347152</text:p>
          </table:table-cell>
          <table:table-cell table:formula="of:=['patched-lom'.AB147]" office:value-type="float" office:value="200256" calcext:value-type="float">
            <text:p>200256</text:p>
          </table:table-cell>
          <table:table-cell table:formula="of:=['patched-lom'.AC147]" office:value-type="float" office:value="184279" calcext:value-type="float">
            <text:p>184279</text:p>
          </table:table-cell>
          <table:table-cell table:formula="of:=['patched-lom'.O147]" office:value-type="float" office:value="348880" calcext:value-type="float">
            <text:p>348880</text:p>
          </table:table-cell>
        </table:table-row>
        <table:table-row table:style-name="ro1">
          <table:table-cell table:formula="of:=[original.AB148]" office:value-type="float" office:value="518932" calcext:value-type="float">
            <text:p>518932</text:p>
          </table:table-cell>
          <table:table-cell table:formula="of:=[original.AC148]" office:value-type="float" office:value="185842" calcext:value-type="float">
            <text:p>185842</text:p>
          </table:table-cell>
          <table:table-cell table:formula="of:=[original.O148]" office:value-type="float" office:value="655284" calcext:value-type="float">
            <text:p>655284</text:p>
          </table:table-cell>
          <table:table-cell table:formula="of:=['patched-nolom'.AB148]" office:value-type="float" office:value="200256" calcext:value-type="float">
            <text:p>200256</text:p>
          </table:table-cell>
          <table:table-cell table:formula="of:=['patched-nolom'.AC148]" office:value-type="float" office:value="185569" calcext:value-type="float">
            <text:p>185569</text:p>
          </table:table-cell>
          <table:table-cell table:formula="of:=['patched-nolom'.O148]" office:value-type="float" office:value="347152" calcext:value-type="float">
            <text:p>347152</text:p>
          </table:table-cell>
          <table:table-cell table:formula="of:=['patched-lom'.AB148]" office:value-type="float" office:value="200320" calcext:value-type="float">
            <text:p>200320</text:p>
          </table:table-cell>
          <table:table-cell table:formula="of:=['patched-lom'.AC148]" office:value-type="float" office:value="184288" calcext:value-type="float">
            <text:p>184288</text:p>
          </table:table-cell>
          <table:table-cell table:formula="of:=['patched-lom'.O148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49]" office:value-type="float" office:value="518932" calcext:value-type="float">
            <text:p>518932</text:p>
          </table:table-cell>
          <table:table-cell table:formula="of:=[original.AC149]" office:value-type="float" office:value="185842" calcext:value-type="float">
            <text:p>185842</text:p>
          </table:table-cell>
          <table:table-cell table:formula="of:=[original.O149]" office:value-type="float" office:value="655284" calcext:value-type="float">
            <text:p>655284</text:p>
          </table:table-cell>
          <table:table-cell table:formula="of:=['patched-nolom'.AB149]" office:value-type="float" office:value="200256" calcext:value-type="float">
            <text:p>200256</text:p>
          </table:table-cell>
          <table:table-cell table:formula="of:=['patched-nolom'.AC149]" office:value-type="float" office:value="185569" calcext:value-type="float">
            <text:p>185569</text:p>
          </table:table-cell>
          <table:table-cell table:formula="of:=['patched-nolom'.O149]" office:value-type="float" office:value="347152" calcext:value-type="float">
            <text:p>347152</text:p>
          </table:table-cell>
          <table:table-cell table:formula="of:=['patched-lom'.AB149]" office:value-type="float" office:value="200320" calcext:value-type="float">
            <text:p>200320</text:p>
          </table:table-cell>
          <table:table-cell table:formula="of:=['patched-lom'.AC149]" office:value-type="float" office:value="184288" calcext:value-type="float">
            <text:p>184288</text:p>
          </table:table-cell>
          <table:table-cell table:formula="of:=['patched-lom'.O149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0]" office:value-type="float" office:value="518932" calcext:value-type="float">
            <text:p>518932</text:p>
          </table:table-cell>
          <table:table-cell table:formula="of:=[original.AC150]" office:value-type="float" office:value="185842" calcext:value-type="float">
            <text:p>185842</text:p>
          </table:table-cell>
          <table:table-cell table:formula="of:=[original.O150]" office:value-type="float" office:value="655284" calcext:value-type="float">
            <text:p>655284</text:p>
          </table:table-cell>
          <table:table-cell table:formula="of:=['patched-nolom'.AB150]" office:value-type="float" office:value="200256" calcext:value-type="float">
            <text:p>200256</text:p>
          </table:table-cell>
          <table:table-cell table:formula="of:=['patched-nolom'.AC150]" office:value-type="float" office:value="185569" calcext:value-type="float">
            <text:p>185569</text:p>
          </table:table-cell>
          <table:table-cell table:formula="of:=['patched-nolom'.O150]" office:value-type="float" office:value="347152" calcext:value-type="float">
            <text:p>347152</text:p>
          </table:table-cell>
          <table:table-cell table:formula="of:=['patched-lom'.AB150]" office:value-type="float" office:value="200320" calcext:value-type="float">
            <text:p>200320</text:p>
          </table:table-cell>
          <table:table-cell table:formula="of:=['patched-lom'.AC150]" office:value-type="float" office:value="184288" calcext:value-type="float">
            <text:p>184288</text:p>
          </table:table-cell>
          <table:table-cell table:formula="of:=['patched-lom'.O150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1]" office:value-type="float" office:value="518932" calcext:value-type="float">
            <text:p>518932</text:p>
          </table:table-cell>
          <table:table-cell table:formula="of:=[original.AC151]" office:value-type="float" office:value="185842" calcext:value-type="float">
            <text:p>185842</text:p>
          </table:table-cell>
          <table:table-cell table:formula="of:=[original.O151]" office:value-type="float" office:value="655284" calcext:value-type="float">
            <text:p>655284</text:p>
          </table:table-cell>
          <table:table-cell table:formula="of:=['patched-nolom'.AB151]" office:value-type="float" office:value="200256" calcext:value-type="float">
            <text:p>200256</text:p>
          </table:table-cell>
          <table:table-cell table:formula="of:=['patched-nolom'.AC151]" office:value-type="float" office:value="185569" calcext:value-type="float">
            <text:p>185569</text:p>
          </table:table-cell>
          <table:table-cell table:formula="of:=['patched-nolom'.O151]" office:value-type="float" office:value="347152" calcext:value-type="float">
            <text:p>347152</text:p>
          </table:table-cell>
          <table:table-cell table:formula="of:=['patched-lom'.AB151]" office:value-type="float" office:value="200320" calcext:value-type="float">
            <text:p>200320</text:p>
          </table:table-cell>
          <table:table-cell table:formula="of:=['patched-lom'.AC151]" office:value-type="float" office:value="184288" calcext:value-type="float">
            <text:p>184288</text:p>
          </table:table-cell>
          <table:table-cell table:formula="of:=['patched-lom'.O151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2]" office:value-type="float" office:value="518932" calcext:value-type="float">
            <text:p>518932</text:p>
          </table:table-cell>
          <table:table-cell table:formula="of:=[original.AC152]" office:value-type="float" office:value="185842" calcext:value-type="float">
            <text:p>185842</text:p>
          </table:table-cell>
          <table:table-cell table:formula="of:=[original.O152]" office:value-type="float" office:value="655284" calcext:value-type="float">
            <text:p>655284</text:p>
          </table:table-cell>
          <table:table-cell table:formula="of:=['patched-nolom'.AB152]" office:value-type="float" office:value="200256" calcext:value-type="float">
            <text:p>200256</text:p>
          </table:table-cell>
          <table:table-cell table:formula="of:=['patched-nolom'.AC152]" office:value-type="float" office:value="185569" calcext:value-type="float">
            <text:p>185569</text:p>
          </table:table-cell>
          <table:table-cell table:formula="of:=['patched-nolom'.O152]" office:value-type="float" office:value="347152" calcext:value-type="float">
            <text:p>347152</text:p>
          </table:table-cell>
          <table:table-cell table:formula="of:=['patched-lom'.AB152]" office:value-type="float" office:value="200320" calcext:value-type="float">
            <text:p>200320</text:p>
          </table:table-cell>
          <table:table-cell table:formula="of:=['patched-lom'.AC152]" office:value-type="float" office:value="184288" calcext:value-type="float">
            <text:p>184288</text:p>
          </table:table-cell>
          <table:table-cell table:formula="of:=['patched-lom'.O152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3]" office:value-type="float" office:value="518932" calcext:value-type="float">
            <text:p>518932</text:p>
          </table:table-cell>
          <table:table-cell table:formula="of:=[original.AC153]" office:value-type="float" office:value="185842" calcext:value-type="float">
            <text:p>185842</text:p>
          </table:table-cell>
          <table:table-cell table:formula="of:=[original.O153]" office:value-type="float" office:value="655284" calcext:value-type="float">
            <text:p>655284</text:p>
          </table:table-cell>
          <table:table-cell table:formula="of:=['patched-nolom'.AB153]" office:value-type="float" office:value="200256" calcext:value-type="float">
            <text:p>200256</text:p>
          </table:table-cell>
          <table:table-cell table:formula="of:=['patched-nolom'.AC153]" office:value-type="float" office:value="185569" calcext:value-type="float">
            <text:p>185569</text:p>
          </table:table-cell>
          <table:table-cell table:formula="of:=['patched-nolom'.O153]" office:value-type="float" office:value="347152" calcext:value-type="float">
            <text:p>347152</text:p>
          </table:table-cell>
          <table:table-cell table:formula="of:=['patched-lom'.AB153]" office:value-type="float" office:value="200320" calcext:value-type="float">
            <text:p>200320</text:p>
          </table:table-cell>
          <table:table-cell table:formula="of:=['patched-lom'.AC153]" office:value-type="float" office:value="184288" calcext:value-type="float">
            <text:p>184288</text:p>
          </table:table-cell>
          <table:table-cell table:formula="of:=['patched-lom'.O153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4]" office:value-type="float" office:value="518932" calcext:value-type="float">
            <text:p>518932</text:p>
          </table:table-cell>
          <table:table-cell table:formula="of:=[original.AC154]" office:value-type="float" office:value="185842" calcext:value-type="float">
            <text:p>185842</text:p>
          </table:table-cell>
          <table:table-cell table:formula="of:=[original.O154]" office:value-type="float" office:value="655284" calcext:value-type="float">
            <text:p>655284</text:p>
          </table:table-cell>
          <table:table-cell table:formula="of:=['patched-nolom'.AB154]" office:value-type="float" office:value="200256" calcext:value-type="float">
            <text:p>200256</text:p>
          </table:table-cell>
          <table:table-cell table:formula="of:=['patched-nolom'.AC154]" office:value-type="float" office:value="185569" calcext:value-type="float">
            <text:p>185569</text:p>
          </table:table-cell>
          <table:table-cell table:formula="of:=['patched-nolom'.O154]" office:value-type="float" office:value="347152" calcext:value-type="float">
            <text:p>347152</text:p>
          </table:table-cell>
          <table:table-cell table:formula="of:=['patched-lom'.AB154]" office:value-type="float" office:value="200320" calcext:value-type="float">
            <text:p>200320</text:p>
          </table:table-cell>
          <table:table-cell table:formula="of:=['patched-lom'.AC154]" office:value-type="float" office:value="184288" calcext:value-type="float">
            <text:p>184288</text:p>
          </table:table-cell>
          <table:table-cell table:formula="of:=['patched-lom'.O154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5]" office:value-type="float" office:value="66432" calcext:value-type="float">
            <text:p>66432</text:p>
          </table:table-cell>
          <table:table-cell table:formula="of:=[original.AC155]" office:value-type="float" office:value="13015" calcext:value-type="float">
            <text:p>13015</text:p>
          </table:table-cell>
          <table:table-cell table:formula="of:=[original.O155]" office:value-type="float" office:value="205448" calcext:value-type="float">
            <text:p>205448</text:p>
          </table:table-cell>
          <table:table-cell table:formula="of:=['patched-nolom'.AB155]" office:value-type="float" office:value="200256" calcext:value-type="float">
            <text:p>200256</text:p>
          </table:table-cell>
          <table:table-cell table:formula="of:=['patched-nolom'.AC155]" office:value-type="float" office:value="185569" calcext:value-type="float">
            <text:p>185569</text:p>
          </table:table-cell>
          <table:table-cell table:formula="of:=['patched-nolom'.O155]" office:value-type="float" office:value="347152" calcext:value-type="float">
            <text:p>347152</text:p>
          </table:table-cell>
          <table:table-cell table:formula="of:=['patched-lom'.AB155]" office:value-type="float" office:value="200320" calcext:value-type="float">
            <text:p>200320</text:p>
          </table:table-cell>
          <table:table-cell table:formula="of:=['patched-lom'.AC155]" office:value-type="float" office:value="184288" calcext:value-type="float">
            <text:p>184288</text:p>
          </table:table-cell>
          <table:table-cell table:formula="of:=['patched-lom'.O155]" office:value-type="float" office:value="348756" calcext:value-type="float">
            <text:p>348756</text:p>
          </table:table-cell>
        </table:table-row>
        <table:table-row table:style-name="ro1">
          <table:table-cell table:formula="of:=[original.AB156]" office:value-type="float" office:value="66432" calcext:value-type="float">
            <text:p>66432</text:p>
          </table:table-cell>
          <table:table-cell table:formula="of:=[original.AC156]" office:value-type="float" office:value="13015" calcext:value-type="float">
            <text:p>13015</text:p>
          </table:table-cell>
          <table:table-cell table:formula="of:=[original.O156]" office:value-type="float" office:value="205448" calcext:value-type="float">
            <text:p>205448</text:p>
          </table:table-cell>
          <table:table-cell table:formula="of:=['patched-nolom'.AB156]" office:value-type="float" office:value="13312" calcext:value-type="float">
            <text:p>13312</text:p>
          </table:table-cell>
          <table:table-cell table:formula="of:=['patched-nolom'.AC156]" office:value-type="float" office:value="13013" calcext:value-type="float">
            <text:p>13013</text:p>
          </table:table-cell>
          <table:table-cell table:formula="of:=['patched-nolom'.O156]" office:value-type="float" office:value="157888" calcext:value-type="float">
            <text:p>157888</text:p>
          </table:table-cell>
          <table:table-cell table:formula="of:=['patched-lom'.AB156]" office:value-type="float" office:value="13376" calcext:value-type="float">
            <text:p>13376</text:p>
          </table:table-cell>
          <table:table-cell table:formula="of:=['patched-lom'.AC156]" office:value-type="float" office:value="13050" calcext:value-type="float">
            <text:p>13050</text:p>
          </table:table-cell>
          <table:table-cell table:formula="of:=['patched-lom'.O156]" office:value-type="float" office:value="159144" calcext:value-type="float">
            <text:p>159144</text:p>
          </table:table-cell>
        </table:table-row>
        <table:table-row table:style-name="ro1">
          <table:table-cell table:formula="of:=[original.AB157]" office:value-type="float" office:value="66432" calcext:value-type="float">
            <text:p>66432</text:p>
          </table:table-cell>
          <table:table-cell table:formula="of:=[original.AC157]" office:value-type="float" office:value="13015" calcext:value-type="float">
            <text:p>13015</text:p>
          </table:table-cell>
          <table:table-cell table:formula="of:=[original.O157]" office:value-type="float" office:value="205448" calcext:value-type="float">
            <text:p>205448</text:p>
          </table:table-cell>
          <table:table-cell table:formula="of:=['patched-nolom'.AB157]" office:value-type="float" office:value="13312" calcext:value-type="float">
            <text:p>13312</text:p>
          </table:table-cell>
          <table:table-cell table:formula="of:=['patched-nolom'.AC157]" office:value-type="float" office:value="13013" calcext:value-type="float">
            <text:p>13013</text:p>
          </table:table-cell>
          <table:table-cell table:formula="of:=['patched-nolom'.O157]" office:value-type="float" office:value="157888" calcext:value-type="float">
            <text:p>157888</text:p>
          </table:table-cell>
          <table:table-cell table:formula="of:=['patched-lom'.AB157]" office:value-type="float" office:value="13376" calcext:value-type="float">
            <text:p>13376</text:p>
          </table:table-cell>
          <table:table-cell table:formula="of:=['patched-lom'.AC157]" office:value-type="float" office:value="13050" calcext:value-type="float">
            <text:p>13050</text:p>
          </table:table-cell>
          <table:table-cell table:formula="of:=['patched-lom'.O157]" office:value-type="float" office:value="159144" calcext:value-type="float">
            <text:p>159144</text:p>
          </table:table-cell>
        </table:table-row>
        <table:table-row table:style-name="ro1">
          <table:table-cell table:formula="of:=[original.AB158]" office:value-type="float" office:value="66432" calcext:value-type="float">
            <text:p>66432</text:p>
          </table:table-cell>
          <table:table-cell table:formula="of:=[original.AC158]" office:value-type="float" office:value="13015" calcext:value-type="float">
            <text:p>13015</text:p>
          </table:table-cell>
          <table:table-cell table:formula="of:=[original.O158]" office:value-type="float" office:value="205448" calcext:value-type="float">
            <text:p>205448</text:p>
          </table:table-cell>
          <table:table-cell table:formula="of:=['patched-nolom'.AB158]" office:value-type="float" office:value="13312" calcext:value-type="float">
            <text:p>13312</text:p>
          </table:table-cell>
          <table:table-cell table:formula="of:=['patched-nolom'.AC158]" office:value-type="float" office:value="13013" calcext:value-type="float">
            <text:p>13013</text:p>
          </table:table-cell>
          <table:table-cell table:formula="of:=['patched-nolom'.O158]" office:value-type="float" office:value="157888" calcext:value-type="float">
            <text:p>157888</text:p>
          </table:table-cell>
          <table:table-cell table:formula="of:=['patched-lom'.AB158]" office:value-type="float" office:value="13376" calcext:value-type="float">
            <text:p>13376</text:p>
          </table:table-cell>
          <table:table-cell table:formula="of:=['patched-lom'.AC158]" office:value-type="float" office:value="13050" calcext:value-type="float">
            <text:p>13050</text:p>
          </table:table-cell>
          <table:table-cell table:formula="of:=['patched-lom'.O158]" office:value-type="float" office:value="159144" calcext:value-type="float">
            <text:p>159144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nolom'.AB159]" office:value-type="float" office:value="13312" calcext:value-type="float">
            <text:p>13312</text:p>
          </table:table-cell>
          <table:table-cell table:formula="of:=['patched-nolom'.AC159]" office:value-type="float" office:value="13013" calcext:value-type="float">
            <text:p>13013</text:p>
          </table:table-cell>
          <table:table-cell table:formula="of:=['patched-nolom'.O159]" office:value-type="float" office:value="157888" calcext:value-type="float">
            <text:p>157888</text:p>
          </table:table-cell>
          <table:table-cell table:formula="of:=['patched-lom'.AB159]" office:value-type="float" office:value="13376" calcext:value-type="float">
            <text:p>13376</text:p>
          </table:table-cell>
          <table:table-cell table:formula="of:=['patched-lom'.AC159]" office:value-type="float" office:value="13050" calcext:value-type="float">
            <text:p>13050</text:p>
          </table:table-cell>
          <table:table-cell table:formula="of:=['patched-lom'.O159]" office:value-type="float" office:value="159144" calcext:value-type="float">
            <text:p>159144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nolom'.AB160]" office:value-type="float" office:value="0" calcext:value-type="float">
            <text:p>0</text:p>
          </table:table-cell>
          <table:table-cell table:formula="of:=['patched-nolom'.AC160]" office:value-type="float" office:value="0" calcext:value-type="float">
            <text:p>0</text:p>
          </table:table-cell>
          <table:table-cell table:formula="of:=['patched-nolom'.O160]" office:value-type="float" office:value="0" calcext:value-type="float">
            <text:p>0</text:p>
          </table:table-cell>
          <table:table-cell table:formula="of:=['patched-lom'.AB160]" office:value-type="float" office:value="0" calcext:value-type="float">
            <text:p>0</text:p>
          </table:table-cell>
          <table:table-cell table:formula="of:=['patched-lom'.AC160]" office:value-type="float" office:value="0" calcext:value-type="float">
            <text:p>0</text:p>
          </table:table-cell>
          <table:table-cell table:formula="of:=['patched-lom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nolom'.AB161]" office:value-type="float" office:value="0" calcext:value-type="float">
            <text:p>0</text:p>
          </table:table-cell>
          <table:table-cell table:formula="of:=['patched-nolom'.AC161]" office:value-type="float" office:value="0" calcext:value-type="float">
            <text:p>0</text:p>
          </table:table-cell>
          <table:table-cell table:formula="of:=['patched-nolom'.O161]" office:value-type="float" office:value="0" calcext:value-type="float">
            <text:p>0</text:p>
          </table:table-cell>
          <table:table-cell table:formula="of:=['patched-lom'.AB161]" office:value-type="float" office:value="0" calcext:value-type="float">
            <text:p>0</text:p>
          </table:table-cell>
          <table:table-cell table:formula="of:=['patched-lom'.AC161]" office:value-type="float" office:value="0" calcext:value-type="float">
            <text:p>0</text:p>
          </table:table-cell>
          <table:table-cell table:formula="of:=['patched-lom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nolom'.AB162]" office:value-type="float" office:value="0" calcext:value-type="float">
            <text:p>0</text:p>
          </table:table-cell>
          <table:table-cell table:formula="of:=['patched-nolom'.AC162]" office:value-type="float" office:value="0" calcext:value-type="float">
            <text:p>0</text:p>
          </table:table-cell>
          <table:table-cell table:formula="of:=['patched-nolom'.O162]" office:value-type="float" office:value="0" calcext:value-type="float">
            <text:p>0</text:p>
          </table:table-cell>
          <table:table-cell table:formula="of:=['patched-lom'.AB162]" office:value-type="float" office:value="0" calcext:value-type="float">
            <text:p>0</text:p>
          </table:table-cell>
          <table:table-cell table:formula="of:=['patched-lom'.AC162]" office:value-type="float" office:value="0" calcext:value-type="float">
            <text:p>0</text:p>
          </table:table-cell>
          <table:table-cell table:formula="of:=['patched-lom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nolom'.AB163]" office:value-type="float" office:value="0" calcext:value-type="float">
            <text:p>0</text:p>
          </table:table-cell>
          <table:table-cell table:formula="of:=['patched-nolom'.AC163]" office:value-type="float" office:value="0" calcext:value-type="float">
            <text:p>0</text:p>
          </table:table-cell>
          <table:table-cell table:formula="of:=['patched-nolom'.O163]" office:value-type="float" office:value="0" calcext:value-type="float">
            <text:p>0</text:p>
          </table:table-cell>
          <table:table-cell table:formula="of:=['patched-lom'.AB163]" office:value-type="float" office:value="0" calcext:value-type="float">
            <text:p>0</text:p>
          </table:table-cell>
          <table:table-cell table:formula="of:=['patched-lom'.AC163]" office:value-type="float" office:value="0" calcext:value-type="float">
            <text:p>0</text:p>
          </table:table-cell>
          <table:table-cell table:formula="of:=['patched-lom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nolom'.AB164]" office:value-type="float" office:value="0" calcext:value-type="float">
            <text:p>0</text:p>
          </table:table-cell>
          <table:table-cell table:formula="of:=['patched-nolom'.AC164]" office:value-type="float" office:value="0" calcext:value-type="float">
            <text:p>0</text:p>
          </table:table-cell>
          <table:table-cell table:formula="of:=['patched-nolom'.O164]" office:value-type="float" office:value="0" calcext:value-type="float">
            <text:p>0</text:p>
          </table:table-cell>
          <table:table-cell table:formula="of:=['patched-lom'.AB164]" office:value-type="float" office:value="0" calcext:value-type="float">
            <text:p>0</text:p>
          </table:table-cell>
          <table:table-cell table:formula="of:=['patched-lom'.AC164]" office:value-type="float" office:value="0" calcext:value-type="float">
            <text:p>0</text:p>
          </table:table-cell>
          <table:table-cell table:formula="of:=['patched-lom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nolom'.AB165]" office:value-type="float" office:value="0" calcext:value-type="float">
            <text:p>0</text:p>
          </table:table-cell>
          <table:table-cell table:formula="of:=['patched-nolom'.AC165]" office:value-type="float" office:value="0" calcext:value-type="float">
            <text:p>0</text:p>
          </table:table-cell>
          <table:table-cell table:formula="of:=['patched-nolom'.O165]" office:value-type="float" office:value="0" calcext:value-type="float">
            <text:p>0</text:p>
          </table:table-cell>
          <table:table-cell table:formula="of:=['patched-lom'.AB165]" office:value-type="float" office:value="0" calcext:value-type="float">
            <text:p>0</text:p>
          </table:table-cell>
          <table:table-cell table:formula="of:=['patched-lom'.AC165]" office:value-type="float" office:value="0" calcext:value-type="float">
            <text:p>0</text:p>
          </table:table-cell>
          <table:table-cell table:formula="of:=['patched-lom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nolom'.AB166]" office:value-type="float" office:value="0" calcext:value-type="float">
            <text:p>0</text:p>
          </table:table-cell>
          <table:table-cell table:formula="of:=['patched-nolom'.AC166]" office:value-type="float" office:value="0" calcext:value-type="float">
            <text:p>0</text:p>
          </table:table-cell>
          <table:table-cell table:formula="of:=['patched-nolom'.O166]" office:value-type="float" office:value="0" calcext:value-type="float">
            <text:p>0</text:p>
          </table:table-cell>
          <table:table-cell table:formula="of:=['patched-lom'.AB166]" office:value-type="float" office:value="0" calcext:value-type="float">
            <text:p>0</text:p>
          </table:table-cell>
          <table:table-cell table:formula="of:=['patched-lom'.AC166]" office:value-type="float" office:value="0" calcext:value-type="float">
            <text:p>0</text:p>
          </table:table-cell>
          <table:table-cell table:formula="of:=['patched-lom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nolom'.AB167]" office:value-type="float" office:value="0" calcext:value-type="float">
            <text:p>0</text:p>
          </table:table-cell>
          <table:table-cell table:formula="of:=['patched-nolom'.AC167]" office:value-type="float" office:value="0" calcext:value-type="float">
            <text:p>0</text:p>
          </table:table-cell>
          <table:table-cell table:formula="of:=['patched-nolom'.O167]" office:value-type="float" office:value="0" calcext:value-type="float">
            <text:p>0</text:p>
          </table:table-cell>
          <table:table-cell table:formula="of:=['patched-lom'.AB167]" office:value-type="float" office:value="0" calcext:value-type="float">
            <text:p>0</text:p>
          </table:table-cell>
          <table:table-cell table:formula="of:=['patched-lom'.AC167]" office:value-type="float" office:value="0" calcext:value-type="float">
            <text:p>0</text:p>
          </table:table-cell>
          <table:table-cell table:formula="of:=['patched-lom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nolom'.AB168]" office:value-type="float" office:value="0" calcext:value-type="float">
            <text:p>0</text:p>
          </table:table-cell>
          <table:table-cell table:formula="of:=['patched-nolom'.AC168]" office:value-type="float" office:value="0" calcext:value-type="float">
            <text:p>0</text:p>
          </table:table-cell>
          <table:table-cell table:formula="of:=['patched-nolom'.O168]" office:value-type="float" office:value="0" calcext:value-type="float">
            <text:p>0</text:p>
          </table:table-cell>
          <table:table-cell table:formula="of:=['patched-lom'.AB168]" office:value-type="float" office:value="0" calcext:value-type="float">
            <text:p>0</text:p>
          </table:table-cell>
          <table:table-cell table:formula="of:=['patched-lom'.AC168]" office:value-type="float" office:value="0" calcext:value-type="float">
            <text:p>0</text:p>
          </table:table-cell>
          <table:table-cell table:formula="of:=['patched-lom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nolom'.AB169]" office:value-type="float" office:value="0" calcext:value-type="float">
            <text:p>0</text:p>
          </table:table-cell>
          <table:table-cell table:formula="of:=['patched-nolom'.AC169]" office:value-type="float" office:value="0" calcext:value-type="float">
            <text:p>0</text:p>
          </table:table-cell>
          <table:table-cell table:formula="of:=['patched-nolom'.O169]" office:value-type="float" office:value="0" calcext:value-type="float">
            <text:p>0</text:p>
          </table:table-cell>
          <table:table-cell table:formula="of:=['patched-lom'.AB169]" office:value-type="float" office:value="0" calcext:value-type="float">
            <text:p>0</text:p>
          </table:table-cell>
          <table:table-cell table:formula="of:=['patched-lom'.AC169]" office:value-type="float" office:value="0" calcext:value-type="float">
            <text:p>0</text:p>
          </table:table-cell>
          <table:table-cell table:formula="of:=['patched-lom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nolom'.AB170]" office:value-type="float" office:value="0" calcext:value-type="float">
            <text:p>0</text:p>
          </table:table-cell>
          <table:table-cell table:formula="of:=['patched-nolom'.AC170]" office:value-type="float" office:value="0" calcext:value-type="float">
            <text:p>0</text:p>
          </table:table-cell>
          <table:table-cell table:formula="of:=['patched-nolom'.O170]" office:value-type="float" office:value="0" calcext:value-type="float">
            <text:p>0</text:p>
          </table:table-cell>
          <table:table-cell table:formula="of:=['patched-lom'.AB170]" office:value-type="float" office:value="0" calcext:value-type="float">
            <text:p>0</text:p>
          </table:table-cell>
          <table:table-cell table:formula="of:=['patched-lom'.AC170]" office:value-type="float" office:value="0" calcext:value-type="float">
            <text:p>0</text:p>
          </table:table-cell>
          <table:table-cell table:formula="of:=['patched-lom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nolom'.AB171]" office:value-type="float" office:value="0" calcext:value-type="float">
            <text:p>0</text:p>
          </table:table-cell>
          <table:table-cell table:formula="of:=['patched-nolom'.AC171]" office:value-type="float" office:value="0" calcext:value-type="float">
            <text:p>0</text:p>
          </table:table-cell>
          <table:table-cell table:formula="of:=['patched-nolom'.O171]" office:value-type="float" office:value="0" calcext:value-type="float">
            <text:p>0</text:p>
          </table:table-cell>
          <table:table-cell table:formula="of:=['patched-lom'.AB171]" office:value-type="float" office:value="0" calcext:value-type="float">
            <text:p>0</text:p>
          </table:table-cell>
          <table:table-cell table:formula="of:=['patched-lom'.AC171]" office:value-type="float" office:value="0" calcext:value-type="float">
            <text:p>0</text:p>
          </table:table-cell>
          <table:table-cell table:formula="of:=['patched-lom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nolom'.AB172]" office:value-type="float" office:value="0" calcext:value-type="float">
            <text:p>0</text:p>
          </table:table-cell>
          <table:table-cell table:formula="of:=['patched-nolom'.AC172]" office:value-type="float" office:value="0" calcext:value-type="float">
            <text:p>0</text:p>
          </table:table-cell>
          <table:table-cell table:formula="of:=['patched-nolom'.O172]" office:value-type="float" office:value="0" calcext:value-type="float">
            <text:p>0</text:p>
          </table:table-cell>
          <table:table-cell table:formula="of:=['patched-lom'.AB172]" office:value-type="float" office:value="0" calcext:value-type="float">
            <text:p>0</text:p>
          </table:table-cell>
          <table:table-cell table:formula="of:=['patched-lom'.AC172]" office:value-type="float" office:value="0" calcext:value-type="float">
            <text:p>0</text:p>
          </table:table-cell>
          <table:table-cell table:formula="of:=['patched-lom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nolom'.AB173]" office:value-type="float" office:value="0" calcext:value-type="float">
            <text:p>0</text:p>
          </table:table-cell>
          <table:table-cell table:formula="of:=['patched-nolom'.AC173]" office:value-type="float" office:value="0" calcext:value-type="float">
            <text:p>0</text:p>
          </table:table-cell>
          <table:table-cell table:formula="of:=['patched-nolom'.O173]" office:value-type="float" office:value="0" calcext:value-type="float">
            <text:p>0</text:p>
          </table:table-cell>
          <table:table-cell table:formula="of:=['patched-lom'.AB173]" office:value-type="float" office:value="0" calcext:value-type="float">
            <text:p>0</text:p>
          </table:table-cell>
          <table:table-cell table:formula="of:=['patched-lom'.AC173]" office:value-type="float" office:value="0" calcext:value-type="float">
            <text:p>0</text:p>
          </table:table-cell>
          <table:table-cell table:formula="of:=['patched-lom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nolom'.AB174]" office:value-type="float" office:value="0" calcext:value-type="float">
            <text:p>0</text:p>
          </table:table-cell>
          <table:table-cell table:formula="of:=['patched-nolom'.AC174]" office:value-type="float" office:value="0" calcext:value-type="float">
            <text:p>0</text:p>
          </table:table-cell>
          <table:table-cell table:formula="of:=['patched-nolom'.O174]" office:value-type="float" office:value="0" calcext:value-type="float">
            <text:p>0</text:p>
          </table:table-cell>
          <table:table-cell table:formula="of:=['patched-lom'.AB174]" office:value-type="float" office:value="0" calcext:value-type="float">
            <text:p>0</text:p>
          </table:table-cell>
          <table:table-cell table:formula="of:=['patched-lom'.AC174]" office:value-type="float" office:value="0" calcext:value-type="float">
            <text:p>0</text:p>
          </table:table-cell>
          <table:table-cell table:formula="of:=['patched-lom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nolom'.AB175]" office:value-type="float" office:value="0" calcext:value-type="float">
            <text:p>0</text:p>
          </table:table-cell>
          <table:table-cell table:formula="of:=['patched-nolom'.AC175]" office:value-type="float" office:value="0" calcext:value-type="float">
            <text:p>0</text:p>
          </table:table-cell>
          <table:table-cell table:formula="of:=['patched-nolom'.O175]" office:value-type="float" office:value="0" calcext:value-type="float">
            <text:p>0</text:p>
          </table:table-cell>
          <table:table-cell table:formula="of:=['patched-lom'.AB175]" office:value-type="float" office:value="0" calcext:value-type="float">
            <text:p>0</text:p>
          </table:table-cell>
          <table:table-cell table:formula="of:=['patched-lom'.AC175]" office:value-type="float" office:value="0" calcext:value-type="float">
            <text:p>0</text:p>
          </table:table-cell>
          <table:table-cell table:formula="of:=['patched-lom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nolom'.AB176]" office:value-type="float" office:value="0" calcext:value-type="float">
            <text:p>0</text:p>
          </table:table-cell>
          <table:table-cell table:formula="of:=['patched-nolom'.AC176]" office:value-type="float" office:value="0" calcext:value-type="float">
            <text:p>0</text:p>
          </table:table-cell>
          <table:table-cell table:formula="of:=['patched-nolom'.O176]" office:value-type="float" office:value="0" calcext:value-type="float">
            <text:p>0</text:p>
          </table:table-cell>
          <table:table-cell table:formula="of:=['patched-lom'.AB176]" office:value-type="float" office:value="0" calcext:value-type="float">
            <text:p>0</text:p>
          </table:table-cell>
          <table:table-cell table:formula="of:=['patched-lom'.AC176]" office:value-type="float" office:value="0" calcext:value-type="float">
            <text:p>0</text:p>
          </table:table-cell>
          <table:table-cell table:formula="of:=['patched-lom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nolom'.AB177]" office:value-type="float" office:value="0" calcext:value-type="float">
            <text:p>0</text:p>
          </table:table-cell>
          <table:table-cell table:formula="of:=['patched-nolom'.AC177]" office:value-type="float" office:value="0" calcext:value-type="float">
            <text:p>0</text:p>
          </table:table-cell>
          <table:table-cell table:formula="of:=['patched-nolom'.O177]" office:value-type="float" office:value="0" calcext:value-type="float">
            <text:p>0</text:p>
          </table:table-cell>
          <table:table-cell table:formula="of:=['patched-lom'.AB177]" office:value-type="float" office:value="0" calcext:value-type="float">
            <text:p>0</text:p>
          </table:table-cell>
          <table:table-cell table:formula="of:=['patched-lom'.AC177]" office:value-type="float" office:value="0" calcext:value-type="float">
            <text:p>0</text:p>
          </table:table-cell>
          <table:table-cell table:formula="of:=['patched-lom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nolom'.AB178]" office:value-type="float" office:value="0" calcext:value-type="float">
            <text:p>0</text:p>
          </table:table-cell>
          <table:table-cell table:formula="of:=['patched-nolom'.AC178]" office:value-type="float" office:value="0" calcext:value-type="float">
            <text:p>0</text:p>
          </table:table-cell>
          <table:table-cell table:formula="of:=['patched-nolom'.O178]" office:value-type="float" office:value="0" calcext:value-type="float">
            <text:p>0</text:p>
          </table:table-cell>
          <table:table-cell table:formula="of:=['patched-lom'.AB178]" office:value-type="float" office:value="0" calcext:value-type="float">
            <text:p>0</text:p>
          </table:table-cell>
          <table:table-cell table:formula="of:=['patched-lom'.AC178]" office:value-type="float" office:value="0" calcext:value-type="float">
            <text:p>0</text:p>
          </table:table-cell>
          <table:table-cell table:formula="of:=['patched-lom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nolom'.AB179]" office:value-type="float" office:value="0" calcext:value-type="float">
            <text:p>0</text:p>
          </table:table-cell>
          <table:table-cell table:formula="of:=['patched-nolom'.AC179]" office:value-type="float" office:value="0" calcext:value-type="float">
            <text:p>0</text:p>
          </table:table-cell>
          <table:table-cell table:formula="of:=['patched-nolom'.O179]" office:value-type="float" office:value="0" calcext:value-type="float">
            <text:p>0</text:p>
          </table:table-cell>
          <table:table-cell table:formula="of:=['patched-lom'.AB179]" office:value-type="float" office:value="0" calcext:value-type="float">
            <text:p>0</text:p>
          </table:table-cell>
          <table:table-cell table:formula="of:=['patched-lom'.AC179]" office:value-type="float" office:value="0" calcext:value-type="float">
            <text:p>0</text:p>
          </table:table-cell>
          <table:table-cell table:formula="of:=['patched-lom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nolom'.AB180]" office:value-type="float" office:value="0" calcext:value-type="float">
            <text:p>0</text:p>
          </table:table-cell>
          <table:table-cell table:formula="of:=['patched-nolom'.AC180]" office:value-type="float" office:value="0" calcext:value-type="float">
            <text:p>0</text:p>
          </table:table-cell>
          <table:table-cell table:formula="of:=['patched-nolom'.O180]" office:value-type="float" office:value="0" calcext:value-type="float">
            <text:p>0</text:p>
          </table:table-cell>
          <table:table-cell table:formula="of:=['patched-lom'.AB180]" office:value-type="float" office:value="0" calcext:value-type="float">
            <text:p>0</text:p>
          </table:table-cell>
          <table:table-cell table:formula="of:=['patched-lom'.AC180]" office:value-type="float" office:value="0" calcext:value-type="float">
            <text:p>0</text:p>
          </table:table-cell>
          <table:table-cell table:formula="of:=['patched-lom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lom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lom vs nolom, meta-committed" table:style-name="ta1">
        <table:shapes>
          <draw:frame draw:z-index="0" draw:style-name="gr1" draw:text-style-name="P1" svg:width="832.99pt" svg:height="583.46pt" svg:x="-1.59pt" svg:y="42.24pt">
            <loext:p draw:notify-on-update-of-ranges="Sheet3.A2:Sheet3.A3 Sheet3.A4:Sheet3.A180 Sheet3.D2:Sheet3.D3 Sheet3.D4:Sheet3.D180 Sheet3.G2:Sheet3.G3 Sheet3.G4:Sheet3.G18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lom vs nolom, meta-used" table:style-name="ta1">
        <table:shapes>
          <draw:frame draw:z-index="0" draw:style-name="gr1" draw:text-style-name="P1" svg:width="829.11pt" svg:height="624.19pt" svg:x="-1.59pt" svg:y="0pt">
            <loext:p draw:notify-on-update-of-ranges="Sheet3.B2:Sheet3.B3 Sheet3.B4:Sheet3.B180 Sheet3.E2:Sheet3.E3 Sheet3.E4:Sheet3.E180 Sheet3.H2:Sheet3.H3 Sheet3.H4:Sheet3.H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09:50:14.090552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1-11T09:51:25.825647261</dc:date>
    <meta:editing-duration>PT1H12M15S</meta:editing-duration>
    <meta:editing-cycles>41</meta:editing-cycles>
    <meta:generator>LibreOffice/5.1.6.2$Linux_X86_64 LibreOffice_project/10m0$Build-2</meta:generator>
    <meta:document-statistic meta:table-count="9" meta:cell-count="2166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6cm" svg:y="3.703cm" style:legend-expansion="high" chart:style-name="ch2"/>
        <chart:plot-area chart:style-name="ch3" table:cell-range-address="Sheet3.A2:Sheet3.A180 Sheet3.D2:Sheet3.D180 Sheet3.G2:Sheet3.G180" chart:data-source-has-labels="row" svg:x="0.32cm" svg:y="0.18cm" svg:width="9.836cm" svg:height="8.64cm">
          <chartooo:coordinate-region svg:x="1.682cm" svg:y="0.301cm" svg:width="8.47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series chart:style-name="ch8" chart:values-cell-range-address="Sheet3.G4:Sheet3.G180" chart:label-cell-address="Sheet3.G2:Sheet3.G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lom meta-comm</text:p>
                <text:list>
                  <text:list-item>
                    <text:p>patched-lom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92">
                <text:p>14592</text:p>
              </table:table-cell>
              <table:table-cell office:value-type="float" office:value="12800">
                <text:p>12800</text:p>
              </table:table-cell>
              <table:table-cell office:value-type="float" office:value="12864">
                <text:p>12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48">
                <text:p>14848</text:p>
              </table:table-cell>
              <table:table-cell office:value-type="float" office:value="13312">
                <text:p>1331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92">
                <text:p>35192</text:p>
              </table:table-cell>
              <table:table-cell office:value-type="float" office:value="13440">
                <text:p>13440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768">
                <text:p>155768</text:p>
              </table:table-cell>
              <table:table-cell office:value-type="float" office:value="124288">
                <text:p>124288</text:p>
              </table:table-cell>
              <table:table-cell office:value-type="float" office:value="146688">
                <text:p>146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520">
                <text:p>278520</text:p>
              </table:table-cell>
              <table:table-cell office:value-type="float" office:value="238080">
                <text:p>238080</text:p>
              </table:table-cell>
              <table:table-cell office:value-type="float" office:value="260480">
                <text:p>260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640">
                <text:p>395640</text:p>
              </table:table-cell>
              <table:table-cell office:value-type="float" office:value="345536">
                <text:p>345536</text:p>
              </table:table-cell>
              <table:table-cell office:value-type="float" office:value="369728">
                <text:p>369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60">
                <text:p>472460</text:p>
              </table:table-cell>
              <table:table-cell office:value-type="float" office:value="448512">
                <text:p>448512</text:p>
              </table:table-cell>
              <table:table-cell office:value-type="float" office:value="448576">
                <text:p>448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60">
                <text:p>472460</text:p>
              </table:table-cell>
              <table:table-cell office:value-type="float" office:value="369088">
                <text:p>369088</text:p>
              </table:table-cell>
              <table:table-cell office:value-type="float" office:value="369088">
                <text:p>369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60">
                <text:p>472460</text:p>
              </table:table-cell>
              <table:table-cell office:value-type="float" office:value="282048">
                <text:p>282048</text:p>
              </table:table-cell>
              <table:table-cell office:value-type="float" office:value="282048">
                <text:p>282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404">
                <text:p>427404</text:p>
              </table:table-cell>
              <table:table-cell office:value-type="float" office:value="195008">
                <text:p>195008</text:p>
              </table:table-cell>
              <table:table-cell office:value-type="float" office:value="195008">
                <text:p>195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396">
                <text:p>384396</text:p>
              </table:table-cell>
              <table:table-cell office:value-type="float" office:value="195008">
                <text:p>19500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4396">
                <text:p>384396</text:p>
              </table:table-cell>
              <table:table-cell office:value-type="float" office:value="107968">
                <text:p>107968</text:p>
              </table:table-cell>
              <table:table-cell office:value-type="float" office:value="107968">
                <text:p>107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396">
                <text:p>384396</text:p>
              </table:table-cell>
              <table:table-cell office:value-type="float" office:value="210112">
                <text:p>210112</text:p>
              </table:table-cell>
              <table:table-cell office:value-type="float" office:value="220736">
                <text:p>220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4396">
                <text:p>384396</text:p>
              </table:table-cell>
              <table:table-cell office:value-type="float" office:value="322432">
                <text:p>322432</text:p>
              </table:table-cell>
              <table:table-cell office:value-type="float" office:value="334720">
                <text:p>3347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8572">
                <text:p>498572</text:p>
              </table:table-cell>
              <table:table-cell office:value-type="float" office:value="437248">
                <text:p>437248</text:p>
              </table:table-cell>
              <table:table-cell office:value-type="float" office:value="450816">
                <text:p>450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3980">
                <text:p>563980</text:p>
              </table:table-cell>
              <table:table-cell office:value-type="float" office:value="535616">
                <text:p>535616</text:p>
              </table:table-cell>
              <table:table-cell office:value-type="float" office:value="535616">
                <text:p>535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3980">
                <text:p>563980</text:p>
              </table:table-cell>
              <table:table-cell office:value-type="float" office:value="456448">
                <text:p>456448</text:p>
              </table:table-cell>
              <table:table-cell office:value-type="float" office:value="456384">
                <text:p>456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3980">
                <text:p>563980</text:p>
              </table:table-cell>
              <table:table-cell office:value-type="float" office:value="370944">
                <text:p>370944</text:p>
              </table:table-cell>
              <table:table-cell office:value-type="float" office:value="370880">
                <text:p>370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9404">
                <text:p>539404</text:p>
              </table:table-cell>
              <table:table-cell office:value-type="float" office:value="370944">
                <text:p>370944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9404">
                <text:p>539404</text:p>
              </table:table-cell>
              <table:table-cell office:value-type="float" office:value="285696">
                <text:p>285696</text:p>
              </table:table-cell>
              <table:table-cell office:value-type="float" office:value="285632">
                <text:p>285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0972">
                <text:p>520972</text:p>
              </table:table-cell>
              <table:table-cell office:value-type="float" office:value="285696">
                <text:p>285696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972">
                <text:p>520972</text:p>
              </table:table-cell>
              <table:table-cell office:value-type="float" office:value="200448">
                <text:p>200448</text:p>
              </table:table-cell>
              <table:table-cell office:value-type="float" office:value="200384">
                <text:p>2003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88">
                <text:p>66688</text:p>
              </table:table-cell>
              <table:table-cell office:value-type="float" office:value="200448">
                <text:p>200448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88">
                <text:p>66688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88">
                <text:p>66688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88">
                <text:p>66688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376">
                <text:p>133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92">
                <text:p>14592</text:p>
              </table:table-cell>
              <table:table-cell office:value-type="float" office:value="12509">
                <text:p>12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48">
                <text:p>14848</text:p>
              </table:table-cell>
              <table:table-cell office:value-type="float" office:value="13012">
                <text:p>13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92">
                <text:p>35192</text:p>
              </table:table-cell>
              <table:table-cell office:value-type="float" office:value="31747">
                <text:p>31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768">
                <text:p>155768</text:p>
              </table:table-cell>
              <table:table-cell office:value-type="float" office:value="146009">
                <text:p>146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520">
                <text:p>278520</text:p>
              </table:table-cell>
              <table:table-cell office:value-type="float" office:value="261822">
                <text:p>261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640">
                <text:p>395640</text:p>
              </table:table-cell>
              <table:table-cell office:value-type="float" office:value="372500">
                <text:p>372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460">
                <text:p>472460</text:p>
              </table:table-cell>
              <table:table-cell office:value-type="float" office:value="445106">
                <text:p>445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460">
                <text:p>472460</text:p>
              </table:table-cell>
              <table:table-cell office:value-type="float" office:value="358693">
                <text:p>358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460">
                <text:p>472460</text:p>
              </table:table-cell>
              <table:table-cell office:value-type="float" office:value="272280">
                <text:p>272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2460">
                <text:p>472460</text:p>
              </table:table-cell>
              <table:table-cell office:value-type="float" office:value="272281">
                <text:p>2722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7404">
                <text:p>427404</text:p>
              </table:table-cell>
              <table:table-cell office:value-type="float" office:value="185868">
                <text:p>185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396">
                <text:p>384396</text:p>
              </table:table-cell>
              <table:table-cell office:value-type="float" office:value="99455">
                <text:p>99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4396">
                <text:p>384396</text:p>
              </table:table-cell>
              <table:table-cell office:value-type="float" office:value="111526">
                <text:p>111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4396">
                <text:p>384396</text:p>
              </table:table-cell>
              <table:table-cell office:value-type="float" office:value="234823">
                <text:p>234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4396">
                <text:p>384396</text:p>
              </table:table-cell>
              <table:table-cell office:value-type="float" office:value="353015">
                <text:p>353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8572">
                <text:p>498572</text:p>
              </table:table-cell>
              <table:table-cell office:value-type="float" office:value="469855">
                <text:p>4698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3980">
                <text:p>563980</text:p>
              </table:table-cell>
              <table:table-cell office:value-type="float" office:value="531523">
                <text:p>5315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3980">
                <text:p>563980</text:p>
              </table:table-cell>
              <table:table-cell office:value-type="float" office:value="445110">
                <text:p>4451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3980">
                <text:p>563980</text:p>
              </table:table-cell>
              <table:table-cell office:value-type="float" office:value="358697">
                <text:p>358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404">
                <text:p>539404</text:p>
              </table:table-cell>
              <table:table-cell office:value-type="float" office:value="272283">
                <text:p>272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9404">
                <text:p>539404</text:p>
              </table:table-cell>
              <table:table-cell office:value-type="float" office:value="272284">
                <text:p>272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0972">
                <text:p>520972</text:p>
              </table:table-cell>
              <table:table-cell office:value-type="float" office:value="185880">
                <text:p>1858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688">
                <text:p>6668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6.167cm" svg:y="10.515cm" style:legend-expansion="high" chart:style-name="ch2"/>
        <chart:plot-area chart:style-name="ch3" table:cell-range-address="Sheet3.D2:Sheet3.E180" chart:data-source-has-labels="row" svg:x="0.633cm" svg:y="0.442cm" svg:width="24.901cm" svg:height="21.242cm">
          <chartooo:coordinate-region svg:x="1.995cm" svg:y="0.563cm" svg:width="23.532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0">
                <text:p>12800</text:p>
              </table:table-cell>
              <table:table-cell office:value-type="float" office:value="12515">
                <text:p>12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2">
                <text:p>13312</text:p>
              </table:table-cell>
              <table:table-cell office:value-type="float" office:value="13015">
                <text:p>1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12">
                <text:p>13312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40">
                <text:p>13440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288">
                <text:p>124288</text:p>
              </table:table-cell>
              <table:table-cell office:value-type="float" office:value="123067">
                <text:p>123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8080">
                <text:p>238080</text:p>
              </table:table-cell>
              <table:table-cell office:value-type="float" office:value="235832">
                <text:p>235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536">
                <text:p>345536</text:p>
              </table:table-cell>
              <table:table-cell office:value-type="float" office:value="342367">
                <text:p>342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512">
                <text:p>448512</text:p>
              </table:table-cell>
              <table:table-cell office:value-type="float" office:value="444433">
                <text:p>4444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088">
                <text:p>369088</text:p>
              </table:table-cell>
              <table:table-cell office:value-type="float" office:value="358156">
                <text:p>358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048">
                <text:p>282048</text:p>
              </table:table-cell>
              <table:table-cell office:value-type="float" office:value="271878">
                <text:p>271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048">
                <text:p>282048</text:p>
              </table:table-cell>
              <table:table-cell office:value-type="float" office:value="271879">
                <text:p>271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008">
                <text:p>195008</text:p>
              </table:table-cell>
              <table:table-cell office:value-type="float" office:value="185601">
                <text:p>185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68">
                <text:p>107968</text:p>
              </table:table-cell>
              <table:table-cell office:value-type="float" office:value="99323">
                <text:p>99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0112">
                <text:p>210112</text:p>
              </table:table-cell>
              <table:table-cell office:value-type="float" office:value="208087">
                <text:p>2080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2432">
                <text:p>322432</text:p>
              </table:table-cell>
              <table:table-cell office:value-type="float" office:value="319344">
                <text:p>319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7248">
                <text:p>437248</text:p>
              </table:table-cell>
              <table:table-cell office:value-type="float" office:value="433157">
                <text:p>433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616">
                <text:p>535616</text:p>
              </table:table-cell>
              <table:table-cell office:value-type="float" office:value="530715">
                <text:p>530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448">
                <text:p>456448</text:p>
              </table:table-cell>
              <table:table-cell office:value-type="float" office:value="444437">
                <text:p>444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944">
                <text:p>370944</text:p>
              </table:table-cell>
              <table:table-cell office:value-type="float" office:value="358160">
                <text:p>3581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5696">
                <text:p>285696</text:p>
              </table:table-cell>
              <table:table-cell office:value-type="float" office:value="271882">
                <text:p>2718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448">
                <text:p>200448</text:p>
              </table:table-cell>
              <table:table-cell office:value-type="float" office:value="185614">
                <text:p>185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76">
                <text:p>13376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372cm" svg:y="10.448cm" style:legend-expansion="high" chart:style-name="ch2"/>
        <chart:plot-area chart:style-name="ch3" table:cell-range-address="Sheet3.G2:Sheet3.H180" chart:data-source-has-labels="row" svg:x="0.63cm" svg:y="0.439cm" svg:width="25.112cm" svg:height="21.115cm">
          <chartooo:coordinate-region svg:x="1.992cm" svg:y="0.56cm" svg:width="23.74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lom meta-comm</text:p>
                <text:list>
                  <text:list-item>
                    <text:p>patched-lom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lom meta-used</text:p>
                <text:list>
                  <text:list-item>
                    <text:p>Patched-lom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64">
                <text:p>12864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12">
                <text:p>13312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68">
                <text:p>34368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688">
                <text:p>146688</text:p>
              </table:table-cell>
              <table:table-cell office:value-type="float" office:value="144167">
                <text:p>14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80">
                <text:p>260480</text:p>
              </table:table-cell>
              <table:table-cell office:value-type="float" office:value="256125">
                <text:p>2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728">
                <text:p>369728</text:p>
              </table:table-cell>
              <table:table-cell office:value-type="float" office:value="363591">
                <text:p>36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576">
                <text:p>448576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088">
                <text:p>369088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048">
                <text:p>28204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048">
                <text:p>282048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008">
                <text:p>195008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968">
                <text:p>107968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68">
                <text:p>107968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736">
                <text:p>220736</text:p>
              </table:table-cell>
              <table:table-cell office:value-type="float" office:value="217056">
                <text:p>217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4720">
                <text:p>334720</text:p>
              </table:table-cell>
              <table:table-cell office:value-type="float" office:value="329189">
                <text:p>329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0816">
                <text:p>450816</text:p>
              </table:table-cell>
              <table:table-cell office:value-type="float" office:value="443391">
                <text:p>44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616">
                <text:p>535616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384">
                <text:p>456384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880">
                <text:p>37088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632">
                <text:p>28563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632">
                <text:p>28563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384">
                <text:p>200384</text:p>
              </table:table-cell>
              <table:table-cell office:value-type="float" office:value="184279">
                <text:p>184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384">
                <text:p>20038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76">
                <text:p>13376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76">
                <text:p>13376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49cm" svg:height="11.53cm" xlink:href=".." xlink:type="simple" chart:class="chart:line" chart:style-name="ch1">
        <chart:legend chart:legend-position="end" svg:x="10.483cm" svg:y="4.968cm" style:legend-expansion="high" chart:style-name="ch2"/>
        <chart:plot-area chart:style-name="ch3" table:cell-range-address="Sheet3.B2:Sheet3.B180 Sheet3.E2:Sheet3.E180 Sheet3.H2:Sheet3.H180" chart:data-source-has-labels="row" svg:x="-1.362cm" svg:y="-0.199cm" svg:width="12.244cm" svg:height="11.493cm">
          <chartooo:coordinate-region svg:x="0cm" svg:y="-0.001cm" svg:width="10.882cm" svg:height="10.3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180" chart:label-cell-address="Sheet3.B2:Sheet3.B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series chart:style-name="ch8" chart:values-cell-range-address="Sheet3.H4:Sheet3.H180" chart:label-cell-address="Sheet3.H2:Sheet3.H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  <table:table-cell office:value-type="string">
                <text:p>Patched-lom meta-used</text:p>
                <text:list>
                  <text:list-item>
                    <text:p>Patched-lom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9">
                <text:p>12509</text:p>
              </table:table-cell>
              <table:table-cell office:value-type="float" office:value="12515">
                <text:p>12515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2">
                <text:p>13012</text:p>
              </table:table-cell>
              <table:table-cell office:value-type="float" office:value="13015">
                <text:p>1301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47">
                <text:p>31747</text:p>
              </table:table-cell>
              <table:table-cell office:value-type="float" office:value="13105">
                <text:p>13105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09">
                <text:p>146009</text:p>
              </table:table-cell>
              <table:table-cell office:value-type="float" office:value="123067">
                <text:p>123067</text:p>
              </table:table-cell>
              <table:table-cell office:value-type="float" office:value="144167">
                <text:p>14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822">
                <text:p>261822</text:p>
              </table:table-cell>
              <table:table-cell office:value-type="float" office:value="235832">
                <text:p>235832</text:p>
              </table:table-cell>
              <table:table-cell office:value-type="float" office:value="256125">
                <text:p>2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500">
                <text:p>372500</text:p>
              </table:table-cell>
              <table:table-cell office:value-type="float" office:value="342367">
                <text:p>342367</text:p>
              </table:table-cell>
              <table:table-cell office:value-type="float" office:value="363591">
                <text:p>36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455">
                <text:p>99455</text:p>
              </table:table-cell>
              <table:table-cell office:value-type="float" office:value="185601">
                <text:p>185601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526">
                <text:p>111526</text:p>
              </table:table-cell>
              <table:table-cell office:value-type="float" office:value="99323">
                <text:p>99323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823">
                <text:p>234823</text:p>
              </table:table-cell>
              <table:table-cell office:value-type="float" office:value="208087">
                <text:p>208087</text:p>
              </table:table-cell>
              <table:table-cell office:value-type="float" office:value="217056">
                <text:p>217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3015">
                <text:p>353015</text:p>
              </table:table-cell>
              <table:table-cell office:value-type="float" office:value="319344">
                <text:p>319344</text:p>
              </table:table-cell>
              <table:table-cell office:value-type="float" office:value="329189">
                <text:p>329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9855">
                <text:p>469855</text:p>
              </table:table-cell>
              <table:table-cell office:value-type="float" office:value="433157">
                <text:p>433157</text:p>
              </table:table-cell>
              <table:table-cell office:value-type="float" office:value="443391">
                <text:p>44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283">
                <text:p>272283</text:p>
              </table:table-cell>
              <table:table-cell office:value-type="float" office:value="358160">
                <text:p>358160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5880">
                <text:p>185880</text:p>
              </table:table-cell>
              <table:table-cell office:value-type="float" office:value="271882">
                <text:p>271882</text:p>
              </table:table-cell>
              <table:table-cell office:value-type="float" office:value="184279">
                <text:p>184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54">
                <text:p>13054</text:p>
              </table:table-cell>
              <table:table-cell office:value-type="float" office:value="185614">
                <text:p>185614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058">
                <text:p>13058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5cm" svg:height="22.021cm" xlink:href=".." xlink:type="simple" chart:class="chart:line" chart:style-name="ch1">
        <chart:legend chart:legend-position="end" svg:x="23.884cm" svg:y="10.213cm" style:legend-expansion="high" chart:style-name="ch2"/>
        <chart:plot-area chart:style-name="ch3" table:cell-range-address="Sheet3.B2:Sheet3.B180 Sheet3.E2:Sheet3.E180 Sheet3.H2:Sheet3.H180" chart:data-source-has-labels="row" svg:x="-1.362cm" svg:y="-0.198cm" svg:width="21.471cm" svg:height="20.929cm">
          <chartooo:coordinate-region svg:x="0cm" svg:y="0cm" svg:width="20.083cm" svg:height="19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180" chart:label-cell-address="Sheet3.B2:Sheet3.B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series chart:style-name="ch8" chart:values-cell-range-address="Sheet3.H4:Sheet3.H180" chart:label-cell-address="Sheet3.H2:Sheet3.H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  <table:table-cell office:value-type="string">
                <text:p>Patched-nolom meta-used</text:p>
                <text:list>
                  <text:list-item>
                    <text:p>Patched-nolom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  <table:table-cell office:value-type="string">
                <text:p>Patched-lom meta-used</text:p>
                <text:list>
                  <text:list-item>
                    <text:p>Patched-lom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9">
                <text:p>12509</text:p>
              </table:table-cell>
              <table:table-cell office:value-type="float" office:value="12515">
                <text:p>12515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2">
                <text:p>13012</text:p>
              </table:table-cell>
              <table:table-cell office:value-type="float" office:value="13015">
                <text:p>1301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12">
                <text:p>13012</text:p>
              </table:table-cell>
              <table:table-cell office:value-type="float" office:value="13016">
                <text:p>13016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47">
                <text:p>31747</text:p>
              </table:table-cell>
              <table:table-cell office:value-type="float" office:value="13105">
                <text:p>13105</text:p>
              </table:table-cell>
              <table:table-cell office:value-type="float" office:value="33722">
                <text:p>3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009">
                <text:p>146009</text:p>
              </table:table-cell>
              <table:table-cell office:value-type="float" office:value="123067">
                <text:p>123067</text:p>
              </table:table-cell>
              <table:table-cell office:value-type="float" office:value="144167">
                <text:p>14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822">
                <text:p>261822</text:p>
              </table:table-cell>
              <table:table-cell office:value-type="float" office:value="235832">
                <text:p>235832</text:p>
              </table:table-cell>
              <table:table-cell office:value-type="float" office:value="256125">
                <text:p>25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500">
                <text:p>372500</text:p>
              </table:table-cell>
              <table:table-cell office:value-type="float" office:value="342367">
                <text:p>342367</text:p>
              </table:table-cell>
              <table:table-cell office:value-type="float" office:value="363591">
                <text:p>36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5106">
                <text:p>445106</text:p>
              </table:table-cell>
              <table:table-cell office:value-type="float" office:value="444433">
                <text:p>444433</text:p>
              </table:table-cell>
              <table:table-cell office:value-type="float" office:value="441129">
                <text:p>441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693">
                <text:p>358693</text:p>
              </table:table-cell>
              <table:table-cell office:value-type="float" office:value="358156">
                <text:p>358156</text:p>
              </table:table-cell>
              <table:table-cell office:value-type="float" office:value="355511">
                <text:p>355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280">
                <text:p>272280</text:p>
              </table:table-cell>
              <table:table-cell office:value-type="float" office:value="271878">
                <text:p>271878</text:p>
              </table:table-cell>
              <table:table-cell office:value-type="float" office:value="269892">
                <text:p>26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81">
                <text:p>272281</text:p>
              </table:table-cell>
              <table:table-cell office:value-type="float" office:value="271879">
                <text:p>271879</text:p>
              </table:table-cell>
              <table:table-cell office:value-type="float" office:value="269893">
                <text:p>269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868">
                <text:p>185868</text:p>
              </table:table-cell>
              <table:table-cell office:value-type="float" office:value="185601">
                <text:p>185601</text:p>
              </table:table-cell>
              <table:table-cell office:value-type="float" office:value="184274">
                <text:p>184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455">
                <text:p>99455</text:p>
              </table:table-cell>
              <table:table-cell office:value-type="float" office:value="185601">
                <text:p>185601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455">
                <text:p>99455</text:p>
              </table:table-cell>
              <table:table-cell office:value-type="float" office:value="99323">
                <text:p>99323</text:p>
              </table:table-cell>
              <table:table-cell office:value-type="float" office:value="98656">
                <text:p>986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526">
                <text:p>111526</text:p>
              </table:table-cell>
              <table:table-cell office:value-type="float" office:value="99323">
                <text:p>99323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4823">
                <text:p>234823</text:p>
              </table:table-cell>
              <table:table-cell office:value-type="float" office:value="208087">
                <text:p>208087</text:p>
              </table:table-cell>
              <table:table-cell office:value-type="float" office:value="217056">
                <text:p>217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3015">
                <text:p>353015</text:p>
              </table:table-cell>
              <table:table-cell office:value-type="float" office:value="319344">
                <text:p>319344</text:p>
              </table:table-cell>
              <table:table-cell office:value-type="float" office:value="329189">
                <text:p>329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9855">
                <text:p>469855</text:p>
              </table:table-cell>
              <table:table-cell office:value-type="float" office:value="433157">
                <text:p>433157</text:p>
              </table:table-cell>
              <table:table-cell office:value-type="float" office:value="443391">
                <text:p>44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1523">
                <text:p>531523</text:p>
              </table:table-cell>
              <table:table-cell office:value-type="float" office:value="530715">
                <text:p>530715</text:p>
              </table:table-cell>
              <table:table-cell office:value-type="float" office:value="526753">
                <text:p>526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5110">
                <text:p>445110</text:p>
              </table:table-cell>
              <table:table-cell office:value-type="float" office:value="444437">
                <text:p>444437</text:p>
              </table:table-cell>
              <table:table-cell office:value-type="float" office:value="441134">
                <text:p>441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697">
                <text:p>358697</text:p>
              </table:table-cell>
              <table:table-cell office:value-type="float" office:value="358160">
                <text:p>358160</text:p>
              </table:table-cell>
              <table:table-cell office:value-type="float" office:value="355515">
                <text:p>355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283">
                <text:p>272283</text:p>
              </table:table-cell>
              <table:table-cell office:value-type="float" office:value="358160">
                <text:p>358160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2283">
                <text:p>272283</text:p>
              </table:table-cell>
              <table:table-cell office:value-type="float" office:value="271882">
                <text:p>271882</text:p>
              </table:table-cell>
              <table:table-cell office:value-type="float" office:value="269896">
                <text:p>26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284">
                <text:p>272284</text:p>
              </table:table-cell>
              <table:table-cell office:value-type="float" office:value="271882">
                <text:p>271882</text:p>
              </table:table-cell>
              <table:table-cell office:value-type="float" office:value="269897">
                <text:p>269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5880">
                <text:p>185880</text:p>
              </table:table-cell>
              <table:table-cell office:value-type="float" office:value="271882">
                <text:p>271882</text:p>
              </table:table-cell>
              <table:table-cell office:value-type="float" office:value="184279">
                <text:p>1842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880">
                <text:p>185880</text:p>
              </table:table-cell>
              <table:table-cell office:value-type="float" office:value="185614">
                <text:p>185614</text:p>
              </table:table-cell>
              <table:table-cell office:value-type="float" office:value="184287">
                <text:p>184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54">
                <text:p>13054</text:p>
              </table:table-cell>
              <table:table-cell office:value-type="float" office:value="185614">
                <text:p>185614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054">
                <text:p>13054</text:p>
              </table:table-cell>
              <table:table-cell office:value-type="float" office:value="13058">
                <text:p>13058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058">
                <text:p>13058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87cm" svg:height="20.584cm" xlink:href=".." xlink:type="simple" chart:class="chart:line" chart:style-name="ch1">
        <chart:legend chart:legend-position="end" svg:x="23.863cm" svg:y="9.495cm" style:legend-expansion="high" chart:style-name="ch2"/>
        <chart:plot-area chart:style-name="ch3" table:cell-range-address="Sheet3.A2:Sheet3.A180 Sheet3.D2:Sheet3.D180 Sheet3.G2:Sheet3.G180" chart:data-source-has-labels="row" svg:x="0.587cm" svg:y="0.411cm" svg:width="22.689cm" svg:height="19.762cm">
          <chartooo:coordinate-region svg:x="1.949cm" svg:y="0.532cm" svg:width="21.308cm" svg:height="18.6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series chart:style-name="ch8" chart:values-cell-range-address="Sheet3.G4:Sheet3.G180" chart:label-cell-address="Sheet3.G2:Sheet3.G3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nolom meta-comm</text:p>
                <text:list>
                  <text:list-item>
                    <text:p>patched-nolom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-lom meta-comm</text:p>
                <text:list>
                  <text:list-item>
                    <text:p>patched-lom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12">
                <text:p>13312</text:p>
              </table:table-cell>
              <table:table-cell office:value-type="float" office:value="11456">
                <text:p>11456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140">
                <text:p>81140</text:p>
              </table:table-cell>
              <table:table-cell office:value-type="float" office:value="75968">
                <text:p>75968</text:p>
              </table:table-cell>
              <table:table-cell office:value-type="float" office:value="74304">
                <text:p>74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220">
                <text:p>207220</text:p>
              </table:table-cell>
              <table:table-cell office:value-type="float" office:value="198976">
                <text:p>198976</text:p>
              </table:table-cell>
              <table:table-cell office:value-type="float" office:value="197440">
                <text:p>1974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5372">
                <text:p>335372</text:p>
              </table:table-cell>
              <table:table-cell office:value-type="float" office:value="322560">
                <text:p>322560</text:p>
              </table:table-cell>
              <table:table-cell office:value-type="float" office:value="321344">
                <text:p>32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860">
                <text:p>462860</text:p>
              </table:table-cell>
              <table:table-cell office:value-type="float" office:value="448576">
                <text:p>448576</text:p>
              </table:table-cell>
              <table:table-cell office:value-type="float" office:value="448000">
                <text:p>44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3324">
                <text:p>573324</text:p>
              </table:table-cell>
              <table:table-cell office:value-type="float" office:value="569920">
                <text:p>569920</text:p>
              </table:table-cell>
              <table:table-cell office:value-type="float" office:value="569344">
                <text:p>56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324">
                <text:p>573324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1308">
                <text:p>631308</text:p>
              </table:table-cell>
              <table:table-cell office:value-type="float" office:value="571520">
                <text:p>571520</text:p>
              </table:table-cell>
              <table:table-cell office:value-type="float" office:value="571456">
                <text:p>5714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324">
                <text:p>68532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884">
                <text:p>111884</text:p>
              </table:table-cell>
              <table:table-cell office:value-type="float" office:value="683520">
                <text:p>683520</text:p>
              </table:table-cell>
              <table:table-cell office:value-type="float" office:value="683456">
                <text:p>683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884">
                <text:p>111884</text:p>
              </table:table-cell>
              <table:table-cell office:value-type="float" office:value="11520">
                <text:p>1152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